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doacoes_entregues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ENDERECO</text:p>
          </table:table-cell>
          <table:table-cell office:value-type="string">
            <text:p>id</text:p>
          </table:table-cell>
          <table:table-cell office:value-type="string">
            <text:p>nome_ap</text:p>
          </table:table-cell>
          <table:table-cell office:value-type="string">
            <text:p>instituica</text:p>
          </table:table-cell>
        </table:table-row>
        <table:table-row>
          <table:table-cell office:value-type="string">
            <text:p>Avenida Dos sertanistas, 200, Jardim Santo Andr�</text:p>
          </table:table-cell>
          <table:table-cell office:value-type="string">
            <text:p>301868</text:p>
          </table:table-cell>
          <table:table-cell office:value-type="string">
            <text:p>Bairro Jardim Santo Andr� e Jardim S�o Francisc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Soneto da Fidelidade 14. Jardim Maraca</text:p>
          </table:table-cell>
          <table:table-cell office:value-type="string">
            <text:p>301975</text:p>
          </table:table-cell>
          <table:table-cell office:value-type="string">
            <text:p>Bairros do Cap�o Redon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 safra, 415, Conjunto Habitacional Instituto Adventista</text:p>
          </table:table-cell>
          <table:table-cell office:value-type="string">
            <text:p>301871</text:p>
          </table:table-cell>
          <table:table-cell office:value-type="string">
            <text:p>Rua da safra 415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Windsor, 10, Jardim do Alto - S�o Paulo</text:p>
          </table:table-cell>
          <table:table-cell office:value-type="string">
            <text:p>301899</text:p>
          </table:table-cell>
          <table:table-cell office:value-type="string">
            <text:p>Varginha, Parelheiros, Graja�, Jardim Herplin e P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garap� Santa Cruz, 32 Conjunto Habitacional Inacio Monteiro</text:p>
          </table:table-cell>
          <table:table-cell office:value-type="string">
            <text:p>301915</text:p>
          </table:table-cell>
          <table:table-cell office:value-type="string">
            <text:p>Conjunto Habitacional In�cio Monteiro, Cohab Juc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Hilda Prudente Teixeira, 44. Conj. Hab. Nova Uni�o. Jardim Bras�lia</text:p>
          </table:table-cell>
          <table:table-cell office:value-type="string">
            <text:p>300907</text:p>
          </table:table-cell>
          <table:table-cell office:value-type="string">
            <text:p>Jardim Paquet�  - Zona No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ra Verde, 91 - Vila Silvia</text:p>
          </table:table-cell>
          <table:table-cell office:value-type="string">
            <text:p>300901</text:p>
          </table:table-cell>
          <table:table-cell office:value-type="string">
            <text:p>Vila Silvia - S�o Paulo - 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Flamiano Costa, 582 - Jardim Penha</text:p>
          </table:table-cell>
          <table:table-cell office:value-type="string">
            <text:p>301060</text:p>
          </table:table-cell>
          <table:table-cell office:value-type="string">
            <text:p>Comunidades no Cangaiba/SP e Ermelino Matarazzo/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Miguel Achiole da Fonseca, 399 - Jardim S�o Paulo (Zona Leste), S�o Paulo - SP</text:p>
          </table:table-cell>
          <table:table-cell office:value-type="string">
            <text:p>300963</text:p>
          </table:table-cell>
          <table:table-cell office:value-type="string">
            <text:p>Jd S�o Paulo, comunidade da Igreja Extreme em Gua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cente Prado, 93 - Bela Vista - S�o Paulo/SP</text:p>
          </table:table-cell>
          <table:table-cell office:value-type="string">
            <text:p>300976</text:p>
          </table:table-cell>
          <table:table-cell office:value-type="string">
            <text:p>Corti�os e Ocupa��es do Centro da cidade S�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riente, 505 - Galeria - Loja 2 - Br�s</text:p>
          </table:table-cell>
          <table:table-cell office:value-type="string">
            <text:p>300884</text:p>
          </table:table-cell>
          <table:table-cell office:value-type="string">
            <text:p>Favela de cidade Tiradentes,  Favela Tijuco Preto,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Francisco de Santa Maria, 1256 - Jardim Colonial</text:p>
          </table:table-cell>
          <table:table-cell office:value-type="string">
            <text:p>300936</text:p>
          </table:table-cell>
          <table:table-cell office:value-type="string">
            <text:p>Jd Colonial S�o Mateus e adjac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elipe Carillo Puerto, 96</text:p>
          </table:table-cell>
          <table:table-cell office:value-type="string">
            <text:p>300920</text:p>
          </table:table-cell>
          <table:table-cell office:value-type="string">
            <text:p>Atendemos diversas fam�lias na regi�o do Cap�o Re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afim Ponte Grande, 167 - Jardim Am�lia</text:p>
          </table:table-cell>
          <table:table-cell office:value-type="string">
            <text:p>301096</text:p>
          </table:table-cell>
          <table:table-cell office:value-type="string">
            <text:p>JD Magdalena e Parque Fernan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jeta n�mero 27 ch�cara  Bananal Vila calu</text:p>
          </table:table-cell>
          <table:table-cell office:value-type="string">
            <text:p>300863</text:p>
          </table:table-cell>
          <table:table-cell office:value-type="string">
            <text:p>S�o 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icinio Felini, 97, Ch�cara Fl�rida</text:p>
          </table:table-cell>
          <table:table-cell office:value-type="string">
            <text:p>300959</text:p>
          </table:table-cell>
          <table:table-cell office:value-type="string">
            <text:p>Jardim Aracati, Chacara Bandeirantes, Favela Muri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TOB� REIMBERG, 1C</text:p>
          </table:table-cell>
          <table:table-cell office:value-type="string">
            <text:p>300950</text:p>
          </table:table-cell>
          <table:table-cell office:value-type="string">
            <text:p>RUAS PAINEIRA REIMBERG, RUA JATOB� REIMBERG, RUA F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d�lia da Silva Mendes, 706 - Parque Cocaia</text:p>
          </table:table-cell>
          <table:table-cell office:value-type="string">
            <text:p>301012</text:p>
          </table:table-cell>
          <table:table-cell office:value-type="string">
            <text:p>Comunidade do Parque Coca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na Lu�sa de Jesus, 350 - Jardim Novo Paralheiros - Cep: 04890.530</text:p>
          </table:table-cell>
          <table:table-cell office:value-type="string">
            <text:p>300991</text:p>
          </table:table-cell>
          <table:table-cell office:value-type="string">
            <text:p>Jardim Novo Parelheir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Largo Do Paissand�, 132, CJ 22, Centro</text:p>
          </table:table-cell>
          <table:table-cell office:value-type="string">
            <text:p>300874</text:p>
          </table:table-cell>
          <table:table-cell office:value-type="string">
            <text:p>S�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NAD� N�73 - JARDIM DA CONQUISTA - S�O PAULO - SP</text:p>
          </table:table-cell>
          <table:table-cell office:value-type="string">
            <text:p>300966</text:p>
          </table:table-cell>
          <table:table-cell office:value-type="string">
            <text:p>PER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ugostin Lubert, 1053</text:p>
          </table:table-cell>
          <table:table-cell office:value-type="string">
            <text:p>301005</text:p>
          </table:table-cell>
          <table:table-cell office:value-type="string">
            <text:p>Comunidade Fazenda da Ju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enente Godofredo Cerqueira Leite,300- Mascarenhas de Moraes</text:p>
          </table:table-cell>
          <table:table-cell office:value-type="string">
            <text:p>301007</text:p>
          </table:table-cell>
          <table:table-cell office:value-type="string">
            <text:p>Comuni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nta Marcelina, 991, Vila Carmosina</text:p>
          </table:table-cell>
          <table:table-cell office:value-type="string">
            <text:p>300071</text:p>
          </table:table-cell>
          <table:table-cell office:value-type="string">
            <text:p>Jardim Maraba e adjac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M'Boi Gua�u, 622</text:p>
          </table:table-cell>
          <table:table-cell office:value-type="string">
            <text:p>300431</text:p>
          </table:table-cell>
          <table:table-cell office:value-type="string">
            <text:p>Av m boi Gua�u n�mero 622 cep 04949_00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m Jo�o Nery, 3201 - Jardim Nazareth</text:p>
          </table:table-cell>
          <table:table-cell office:value-type="string">
            <text:p>300789</text:p>
          </table:table-cell>
          <table:table-cell office:value-type="string">
            <text:p>Associa��o  unidos do jangadri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Padre Estanislau de Campos, 379 - COHAB I</text:p>
          </table:table-cell>
          <table:table-cell office:value-type="string">
            <text:p>300330</text:p>
          </table:table-cell>
          <table:table-cell office:value-type="string">
            <text:p>COHAB I, COHAB II, Jardim Sinh�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capeguara, 84 - Jardim Umarizal</text:p>
          </table:table-cell>
          <table:table-cell office:value-type="string">
            <text:p>300824</text:p>
          </table:table-cell>
          <table:table-cell office:value-type="string">
            <text:p>S�O PAULO - FAM�LIAS CAR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st�rias 325, Imirim</text:p>
          </table:table-cell>
          <table:table-cell office:value-type="string">
            <text:p>300310</text:p>
          </table:table-cell>
          <table:table-cell office:value-type="string">
            <text:p>Favela do p�, Jd Vista Alegre,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orrea Vasquez, 52</text:p>
          </table:table-cell>
          <table:table-cell office:value-type="string">
            <text:p>300714</text:p>
          </table:table-cell>
          <table:table-cell office:value-type="string">
            <text:p>Associa��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Bento Guelf, 2280 - Jardim da Laranjeira</text:p>
          </table:table-cell>
          <table:table-cell office:value-type="string">
            <text:p>300230</text:p>
          </table:table-cell>
          <table:table-cell office:value-type="string">
            <text:p>Jd pinheirinho 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u D Arco Roxo, 167</text:p>
          </table:table-cell>
          <table:table-cell office:value-type="string">
            <text:p>300311</text:p>
          </table:table-cell>
          <table:table-cell office:value-type="string">
            <text:p>Vila Jacui e  S�o Migu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e Schreittmiller, 149 - Trememb�</text:p>
          </table:table-cell>
          <table:table-cell office:value-type="string">
            <text:p>300497</text:p>
          </table:table-cell>
          <table:table-cell office:value-type="string">
            <text:p>Vila albertina , Jardim tremembe ,Jardim S�o Jo�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ago Mandiore, 37 A, Jardim Camrgo Novo</text:p>
          </table:table-cell>
          <table:table-cell office:value-type="string">
            <text:p>300364</text:p>
          </table:table-cell>
          <table:table-cell office:value-type="string">
            <text:p>Rua Lago Mandiore  n 37 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ugusto Cavalcanti, 84, sala 02, Conjunto Habitacional Jos� Bonif�cio</text:p>
          </table:table-cell>
          <table:table-cell office:value-type="string">
            <text:p>300394</text:p>
          </table:table-cell>
          <table:table-cell office:value-type="string">
            <text:p>Favelas, igreja e todos assistidos pela institui��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enente Odilon Raposo, 01</text:p>
          </table:table-cell>
          <table:table-cell office:value-type="string">
            <text:p>300630</text:p>
          </table:table-cell>
          <table:table-cell office:value-type="string">
            <text:p>Sociedade Amigos Unidos Jd. 3 Cora��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agoa Da Serra, 82,  Garagem Jd Paulistano.</text:p>
          </table:table-cell>
          <table:table-cell office:value-type="string">
            <text:p>300514</text:p>
          </table:table-cell>
          <table:table-cell office:value-type="string">
            <text:p>Jd Paulistano/ Jd Carumb�/ Jd Guarani (Capad�cia,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cira Artacho, 47 - Canga�ba</text:p>
          </table:table-cell>
          <table:table-cell office:value-type="string">
            <text:p>300491</text:p>
          </table:table-cell>
          <table:table-cell office:value-type="string">
            <text:p>Favela do Bato, Caixa D�gu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Metalurgicos 1065, sl. 10, Cidade Tiradentes</text:p>
          </table:table-cell>
          <table:table-cell office:value-type="string">
            <text:p>300821</text:p>
          </table:table-cell>
          <table:table-cell office:value-type="string">
            <text:p>Av metalurgicos 1065 cid Tirad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centi.Mazetti 128</text:p>
          </table:table-cell>
          <table:table-cell office:value-type="string">
            <text:p>300595</text:p>
          </table:table-cell>
          <table:table-cell office:value-type="string">
            <text:p>COMPLEXO IPANEMA  JARAGU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nedito Vieira da Silva, 98 - Jardim S�o Benedito</text:p>
          </table:table-cell>
          <table:table-cell office:value-type="string">
            <text:p>301249</text:p>
          </table:table-cell>
          <table:table-cell office:value-type="string">
            <text:p>Jardim S�o Benedito (tubo 1 e 2) e bairros adjace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laudio Monte Verde n�02,  Jardim Myrna</text:p>
          </table:table-cell>
          <table:table-cell office:value-type="string">
            <text:p>301159</text:p>
          </table:table-cell>
          <table:table-cell office:value-type="string">
            <text:p>Rua Dr Juvenal Hudson Ferreira S/N� (Pra�a Pago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ubens Facchini, 108 - Jardim Anchieta</text:p>
          </table:table-cell>
          <table:table-cell office:value-type="string">
            <text:p>301290</text:p>
          </table:table-cell>
          <table:table-cell office:value-type="string">
            <text:p>Associa��o de Moradores do Jardim Anchie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Carlos Decort, 220 - Jardim S�o Jorge</text:p>
          </table:table-cell>
          <table:table-cell office:value-type="string">
            <text:p>301234</text:p>
          </table:table-cell>
          <table:table-cell office:value-type="string">
            <text:p>JARDIM  S�O JORGE, JARDIM DOMITILA, JARDIM S�O C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Travezane, 26 Vila Rodrigues</text:p>
          </table:table-cell>
          <table:table-cell office:value-type="string">
            <text:p>301356</text:p>
          </table:table-cell>
          <table:table-cell office:value-type="string">
            <text:p>extremo sul de s�o paulo, Fund�o, vila rodrigues 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scaz Natal, 130 - Vila Natal</text:p>
          </table:table-cell>
          <table:table-cell office:value-type="string">
            <text:p>301324</text:p>
          </table:table-cell>
          <table:table-cell office:value-type="string">
            <text:p>Vila natal zona sul s�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Newton Braga, 24 - Jardim Jau - Penha</text:p>
          </table:table-cell>
          <table:table-cell office:value-type="string">
            <text:p>301205</text:p>
          </table:table-cell>
          <table:table-cell office:value-type="string">
            <text:p>Rua Coronel Newton Braga n 24 Jd. Jau Penha/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oefgrem, 1729 - Vila Clementino</text:p>
          </table:table-cell>
          <table:table-cell office:value-type="string">
            <text:p>301297</text:p>
          </table:table-cell>
          <table:table-cell office:value-type="string">
            <text:p>Estamos atendendo comunidades em vulnerabilidade 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Pacificador, 288 - Heli�polis</text:p>
          </table:table-cell>
          <table:table-cell office:value-type="string">
            <text:p>301219</text:p>
          </table:table-cell>
          <table:table-cell office:value-type="string">
            <text:p>Heli�polis 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�o Florencio Pereira, 247 - Jardim Nardini</text:p>
          </table:table-cell>
          <table:table-cell office:value-type="string">
            <text:p>301160</text:p>
          </table:table-cell>
          <table:table-cell office:value-type="string">
            <text:p>Jd.Nardini -Piritu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mapor� 76, Itaim paulista</text:p>
          </table:table-cell>
          <table:table-cell office:value-type="string">
            <text:p>301334</text:p>
          </table:table-cell>
          <table:table-cell office:value-type="string">
            <text:p>Favela Agua Vermelha JD.Robru Itaim Paulista  - F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Peri Mirim</text:p>
          </table:table-cell>
          <table:table-cell office:value-type="string">
            <text:p>301370</text:p>
          </table:table-cell>
          <table:table-cell office:value-type="string">
            <text:p>Comunidade de Peri Miri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UNO ZABALA,67 - CONJUNTO RESIDENCIAL JOS� BONIF�CIO</text:p>
          </table:table-cell>
          <table:table-cell office:value-type="string">
            <text:p>301134</text:p>
          </table:table-cell>
          <table:table-cell office:value-type="string">
            <text:p>ASSOCIA��O DOS CIDAD�OS UNIDOS DA ZONA LES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rge Jones, 380 - Vila Curu�a</text:p>
          </table:table-cell>
          <table:table-cell office:value-type="string">
            <text:p>301361</text:p>
          </table:table-cell>
          <table:table-cell office:value-type="string">
            <text:p>Jd Pantan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�nego Jos� Maria Fernandes, 356 - Vila Fl�via - S�o Matheus</text:p>
          </table:table-cell>
          <table:table-cell office:value-type="string">
            <text:p>301258</text:p>
          </table:table-cell>
          <table:table-cell office:value-type="string">
            <text:p>Comunidade Vila Fl�via em S�o Matheus - S�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nri Amiel, 95 e 306 -</text:p>
          </table:table-cell>
          <table:table-cell office:value-type="string">
            <text:p>301612</text:p>
          </table:table-cell>
          <table:table-cell office:value-type="string">
            <text:p>Recanto Santo Ant�nio, Jardim Let�cia, Jardim S�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Guaruj�, 311</text:p>
          </table:table-cell>
          <table:table-cell office:value-type="string">
            <text:p>301710</text:p>
          </table:table-cell>
          <table:table-cell office:value-type="string">
            <text:p>Bairro do Jardim Guaruj� e adjac�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rast�o, 197</text:p>
          </table:table-cell>
          <table:table-cell office:value-type="string">
            <text:p>301755</text:p>
          </table:table-cell>
          <table:table-cell office:value-type="string">
            <text:p>Fam�lias da regi�o do Jardim Planalto, Parque 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latina, 1525, Vila Carr�o</text:p>
          </table:table-cell>
          <table:table-cell office:value-type="string">
            <text:p>301490</text:p>
          </table:table-cell>
          <table:table-cell office:value-type="string">
            <text:p>Jd Santo Eduardo e Jd Sinh� Z/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or da Madrugada, 40</text:p>
          </table:table-cell>
          <table:table-cell office:value-type="string">
            <text:p>301432</text:p>
          </table:table-cell>
          <table:table-cell office:value-type="string">
            <text:p>Instituto Formando Atletas Bons de Bola  COHAB Te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 Cavalgada, 527 - Jardim Julieta</text:p>
          </table:table-cell>
          <table:table-cell office:value-type="string">
            <text:p>301675</text:p>
          </table:table-cell>
          <table:table-cell office:value-type="string">
            <text:p>Rua da Cavalgada, 527 Jd. Julieta CEP 02161-030 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garap� Serra Encantada, 218, Conjunto Habitacional Inacio Monteiro</text:p>
          </table:table-cell>
          <table:table-cell office:value-type="string">
            <text:p>301699</text:p>
          </table:table-cell>
          <table:table-cell office:value-type="string">
            <text:p>Rua: Guaianases, Jd N�lia conj habitacional, parq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n��o Agalopada, 204 - Conjunto Habitacional Ant�nio Estev�o de Carvalho</text:p>
          </table:table-cell>
          <table:table-cell office:value-type="string">
            <text:p>301730</text:p>
          </table:table-cell>
          <table:table-cell office:value-type="string">
            <text:p>Itaque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iogo Gon�alves La�o 136 - Jardim Romano</text:p>
          </table:table-cell>
          <table:table-cell office:value-type="string">
            <text:p>301609</text:p>
          </table:table-cell>
          <table:table-cell office:value-type="string">
            <text:p>Jardim Romano. S�o Paulo.700 fam�l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�o Barbosa Rabelo, 48, Casa 2, Jardim Romano</text:p>
          </table:table-cell>
          <table:table-cell office:value-type="string">
            <text:p>301795</text:p>
          </table:table-cell>
          <table:table-cell office:value-type="string">
            <text:p>Jardim Rom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stavo paiva, 31</text:p>
          </table:table-cell>
          <table:table-cell office:value-type="string">
            <text:p>302200</text:p>
          </table:table-cell>
          <table:table-cell office:value-type="string">
            <text:p>comunidade loc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rgento Luiz Rodrigues Filho, 100 -  Mascarenhas de Moraes</text:p>
          </table:table-cell>
          <table:table-cell office:value-type="string">
            <text:p>302437</text:p>
          </table:table-cell>
          <table:table-cell office:value-type="string">
            <text:p>Mascarenhas de Moraes e Fazenda da Ju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Otaviano Alves de Lima, 1881</text:p>
          </table:table-cell>
          <table:table-cell office:value-type="string">
            <text:p>302367</text:p>
          </table:table-cell>
          <table:table-cell office:value-type="string">
            <text:p>Comunidade do Pique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Dep. Emilio Carlos, 3774, Vl. nova Cachoeirinha</text:p>
          </table:table-cell>
          <table:table-cell office:value-type="string">
            <text:p>302425</text:p>
          </table:table-cell>
          <table:table-cell office:value-type="string">
            <text:p>Direitos Humanos,Engeheiro Caetano e adjec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bel Tavares, 1564 - Ermelino Matarazzo</text:p>
          </table:table-cell>
          <table:table-cell office:value-type="string">
            <text:p>302133</text:p>
          </table:table-cell>
          <table:table-cell office:value-type="string">
            <text:p>Ermelino Matarazzo, S�o Miguel Paulista, Itaim Pa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� Pessota, 14-B - Pq. Santa Rita em frente ao n� 625.</text:p>
          </table:table-cell>
          <table:table-cell office:value-type="string">
            <text:p>302284</text:p>
          </table:table-cell>
          <table:table-cell office:value-type="string">
            <text:p>zona Les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ime Fingerman, 25, Pq. Santo Antonio</text:p>
          </table:table-cell>
          <table:table-cell office:value-type="string">
            <text:p>302615</text:p>
          </table:table-cell>
          <table:table-cell office:value-type="string">
            <text:p>Jardim Aracati - Ch�cara Flo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rnardo Pires Silva, 149, Jardim Bras�lia</text:p>
          </table:table-cell>
          <table:table-cell office:value-type="string">
            <text:p>302627</text:p>
          </table:table-cell>
          <table:table-cell office:value-type="string">
            <text:p>COMUNIDADE JARDIM BRASI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13, 68 - MONTE VERDE</text:p>
          </table:table-cell>
          <table:table-cell office:value-type="string">
            <text:p>11212</text:p>
          </table:table-cell>
          <table:table-cell office:value-type="string">
            <text:p>MONTE VERD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IGUEL DE IN�CIO CURY, 36 - ITAQUERA</text:p>
          </table:table-cell>
          <table:table-cell office:value-type="string">
            <text:p>11213</text:p>
          </table:table-cell>
          <table:table-cell office:value-type="string">
            <text:p>FAVELA DA PA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os Metal�rgicos, 1065 - Cidade Tiradentes</text:p>
          </table:table-cell>
          <table:table-cell office:value-type="string">
            <text:p>11214</text:p>
          </table:table-cell>
          <table:table-cell office:value-type="string">
            <text:p>VILMA FLO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Itatiba do  Sul, 750 - Vista Alegre</text:p>
          </table:table-cell>
          <table:table-cell office:value-type="string">
            <text:p>11215</text:p>
          </table:table-cell>
          <table:table-cell office:value-type="string">
            <text:p>COMUNIDADE JARDIM VISTA ALEGR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Naylor de Oliveira, 94 - Cidade Tiradentes</text:p>
          </table:table-cell>
          <table:table-cell office:value-type="string">
            <text:p>11216</text:p>
          </table:table-cell>
          <table:table-cell office:value-type="string">
            <text:p>JARDIM MARAVILH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Natal Bazille, 2118</text:p>
          </table:table-cell>
          <table:table-cell office:value-type="string">
            <text:p>11217</text:p>
          </table:table-cell>
          <table:table-cell office:value-type="string">
            <text:p>CHAPARRAL (14 BLOCOS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Kampala, 200 - Penha</text:p>
          </table:table-cell>
          <table:table-cell office:value-type="string">
            <text:p>11218</text:p>
          </table:table-cell>
          <table:table-cell office:value-type="string">
            <text:p>TIQUATIRA I E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adre Nildo do Amaral, 720</text:p>
          </table:table-cell>
          <table:table-cell office:value-type="string">
            <text:p>11219</text:p>
          </table:table-cell>
          <table:table-cell office:value-type="string">
            <text:p>BOTUCAT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�o Carlos Ferreira, 525 - Boa Esperan�a</text:p>
          </table:table-cell>
          <table:table-cell office:value-type="string">
            <text:p>11220</text:p>
          </table:table-cell>
          <table:table-cell office:value-type="string">
            <text:p>RESIDENCIAL LUCI VALEN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iguel de In�cio Cury, 36 - Itaquera</text:p>
          </table:table-cell>
          <table:table-cell office:value-type="string">
            <text:p>11221</text:p>
          </table:table-cell>
          <table:table-cell office:value-type="string">
            <text:p>MIGUEL IN�CIO CURY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Sapopemba, 2908</text:p>
          </table:table-cell>
          <table:table-cell office:value-type="string">
            <text:p>11222</text:p>
          </table:table-cell>
          <table:table-cell office:value-type="string">
            <text:p>TERCEIRA DIVISA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Tiro ao Pombo,231-Trav. Raimundo de Bezerra Lima, 100</text:p>
          </table:table-cell>
          <table:table-cell office:value-type="string">
            <text:p>11223</text:p>
          </table:table-cell>
          <table:table-cell office:value-type="string">
            <text:p>TIRO AO POMBO / MOSSOB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Jose da Costa, 110 - Parque Dorot�ia</text:p>
          </table:table-cell>
          <table:table-cell office:value-type="string">
            <text:p>11224</text:p>
          </table:table-cell>
          <table:table-cell office:value-type="string">
            <text:p>JARDIM RUBILEN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Travessa Somos Todos Iguais, 330  - Jardim da Conquista</text:p>
          </table:table-cell>
          <table:table-cell office:value-type="string">
            <text:p>11225</text:p>
          </table:table-cell>
          <table:table-cell office:value-type="string">
            <text:p>Jardim Nova Conquist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Travessa Somos Todos Iguais, 330  - Jardim da Conquista</text:p>
          </table:table-cell>
          <table:table-cell office:value-type="string">
            <text:p>11225</text:p>
          </table:table-cell>
          <table:table-cell office:value-type="string">
            <text:p>Jardim Nova Conquist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dr� Dias, 83, Jardim Boa Vista</text:p>
          </table:table-cell>
          <table:table-cell office:value-type="string">
            <text:p>11226</text:p>
          </table:table-cell>
          <table:table-cell office:value-type="string">
            <text:p>Jardim Boa Vista - Butant�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Osorio Franco Vilhene, 1099 - Vila Nova Curu�a</text:p>
          </table:table-cell>
          <table:table-cell office:value-type="string">
            <text:p>11227</text:p>
          </table:table-cell>
          <table:table-cell office:value-type="string">
            <text:p>Osorio C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ma Entre Verdes, 129 - Vila Nova Curu��</text:p>
          </table:table-cell>
          <table:table-cell office:value-type="string">
            <text:p>11228</text:p>
          </table:table-cell>
          <table:table-cell office:value-type="string">
            <text:p>Osorio D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eon Maria Gacceone, 279 - Rio Pequeno</text:p>
          </table:table-cell>
          <table:table-cell office:value-type="string">
            <text:p>11229</text:p>
          </table:table-cell>
          <table:table-cell office:value-type="string">
            <text:p>Favela 101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o Poeta, 26, Jardim Julieta</text:p>
          </table:table-cell>
          <table:table-cell office:value-type="string">
            <text:p>11230</text:p>
          </table:table-cell>
          <table:table-cell office:value-type="string">
            <text:p>Comunidade do Viol�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Wilson, 701, Parais�polis</text:p>
          </table:table-cell>
          <table:table-cell office:value-type="string">
            <text:p>1178</text:p>
          </table:table-cell>
          <table:table-cell office:value-type="string">
            <text:p>Condom�nio M - PARAIS�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�o amos Comenius, 449, Jardim S�o Bernardo</text:p>
          </table:table-cell>
          <table:table-cell office:value-type="string">
            <text:p>11231</text:p>
          </table:table-cell>
          <table:table-cell office:value-type="string">
            <text:p>Jardim Sao Bernard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ra�a Machacaris, n 59, Vila aymor�, Itaim Paulista</text:p>
          </table:table-cell>
          <table:table-cell office:value-type="string">
            <text:p>11232</text:p>
          </table:table-cell>
          <table:table-cell office:value-type="string">
            <text:p>Vila Aimor�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t�nio Pav�o 175</text:p>
          </table:table-cell>
          <table:table-cell office:value-type="string">
            <text:p>1131</text:p>
          </table:table-cell>
          <table:table-cell office:value-type="string">
            <text:p>Chafariz de Pedra A B C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t�nio Pav�o 185</text:p>
          </table:table-cell>
          <table:table-cell office:value-type="string">
            <text:p>1131</text:p>
          </table:table-cell>
          <table:table-cell office:value-type="string">
            <text:p>Chafariz de Pedra A B C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edro Leme 55</text:p>
          </table:table-cell>
          <table:table-cell office:value-type="string">
            <text:p>1131</text:p>
          </table:table-cell>
          <table:table-cell office:value-type="string">
            <text:p>Chafariz de Pedra A B C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tonio Burlini, s/n</text:p>
          </table:table-cell>
          <table:table-cell office:value-type="string">
            <text:p>11233</text:p>
          </table:table-cell>
          <table:table-cell office:value-type="string">
            <text:p>Jardim S�o Judas Tade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dorinha, 04</text:p>
          </table:table-cell>
          <table:table-cell office:value-type="string">
            <text:p>11234</text:p>
          </table:table-cell>
          <table:table-cell office:value-type="string">
            <text:p>Comunidade do Port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ONDE DE S�O JOAQUIM, 179 - BELA VISTA</text:p>
          </table:table-cell>
          <table:table-cell office:value-type="string">
            <text:p>12113</text:p>
          </table:table-cell>
          <table:table-cell office:value-type="string">
            <text:p>Centro da Mulher Imigrante e Refugiada - CEMIR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�rio, 292 - Rep�blica</text:p>
          </table:table-cell>
          <table:table-cell office:value-type="string">
            <text:p>12131</text:p>
          </table:table-cell>
          <table:table-cell office:value-type="string">
            <text:p>PELA VID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PARQUE, 134 - SACOM�</text:p>
          </table:table-cell>
          <table:table-cell office:value-type="string">
            <text:p>12132</text:p>
          </table:table-cell>
          <table:table-cell office:value-type="string">
            <text:p>GARMIC - Grupo de Articula��o para a Conquista da Moradia do Idoso da Capita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� BONIF�CIO, 395 - CENTRO HIST�RICO</text:p>
          </table:table-cell>
          <table:table-cell office:value-type="string">
            <text:p>12145</text:p>
          </table:table-cell>
          <table:table-cell office:value-type="string">
            <text:p>MOVIMENTO ESTADUAL DA POPULA��O EM SITUA��O DE RU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Nothmann, 485 - Campos El�seos</text:p>
          </table:table-cell>
          <table:table-cell office:value-type="string">
            <text:p>12108</text:p>
          </table:table-cell>
          <table:table-cell office:value-type="string">
            <text:p>CAMI - Centro de Apoio e Pastoral do Migrant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EIRA MARTINS, 115 - S�</text:p>
          </table:table-cell>
          <table:table-cell office:value-type="string">
            <text:p>12101</text:p>
          </table:table-cell>
          <table:table-cell office:value-type="string">
            <text:p>�frica do Cora��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Glic�rio, 225 - Liberdade</text:p>
          </table:table-cell>
          <table:table-cell office:value-type="string">
            <text:p>12117</text:p>
          </table:table-cell>
          <table:table-cell office:value-type="string">
            <text:p>Pia Sociedade dos Mission�rios de S�o Carlos - Miss�o Paz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ASSOCIA��O SENEGALESA S�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�o de Itapetininga, 255 - Conjunto 104 - Rep�blica</text:p>
          </table:table-cell>
          <table:table-cell office:value-type="string">
            <text:p>12133</text:p>
          </table:table-cell>
          <table:table-cell office:value-type="string">
            <text:p>Associa��o dos Angolanos em S�o Paulo Palanca Negr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�o Teodoro, 1052 - Br�s</text:p>
          </table:table-cell>
          <table:table-cell office:value-type="string">
            <text:p>12135</text:p>
          </table:table-cell>
          <table:table-cell office:value-type="string">
            <text:p>FLACS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RRA BRASILEIRA, 265 - CIDADE ANT�NIO ESTEV�O DE CARVALHO</text:p>
          </table:table-cell>
          <table:table-cell office:value-type="string">
            <text:p>12105</text:p>
          </table:table-cell>
          <table:table-cell office:value-type="string">
            <text:p>ASSOCIA��O BENEFICENTE ESPORTE, CULTURA E LAZER NOSSO SONHO</text:p>
          </table:table-cell>
          <table:table-cell office:value-type="string">
            <text:p>SMDHC</text:p>
          </table:table-cell>
        </table:table-row>
        <table:table-row>
          <table:table-cell/>
          <table:table-cell office:value-type="string">
            <text:p>12118</text:p>
          </table:table-cell>
          <table:table-cell office:value-type="string">
            <text:p>Popula��o Cigana da Zona Su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campamento Cigano na Av. Br�s da Rocha Cardoso refer�ncia esta��o CPTM DO ITAIM PAULISTA</text:p>
          </table:table-cell>
          <table:table-cell office:value-type="string">
            <text:p>12119</text:p>
          </table:table-cell>
          <table:table-cell office:value-type="string">
            <text:p>Popula��o Cigana do Itaim Paul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ovo Oriente do Piau�, 160, Vila Silvia, Canga�ba</text:p>
          </table:table-cell>
          <table:table-cell office:value-type="string">
            <text:p>12124</text:p>
          </table:table-cell>
          <table:table-cell office:value-type="string">
            <text:p>Grupo da Melhor Idade do Jardim Popular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� de Queiroz Matos, 216, Jd. Grimaldi</text:p>
          </table:table-cell>
          <table:table-cell office:value-type="string">
            <text:p>12134</text:p>
          </table:table-cell>
          <table:table-cell office:value-type="string">
            <text:p>Associa��o dos Idosos de Sapopemb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BERTO LUPO, 521 - PARQUE DOS BANC�RIOS</text:p>
          </table:table-cell>
          <table:table-cell office:value-type="string">
            <text:p>12147</text:p>
          </table:table-cell>
          <table:table-cell office:value-type="string">
            <text:p>ASSOCIA��O JAIME AB�LIO DE S�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ainha do Bosque , 06 - Vila Santa In�s</text:p>
          </table:table-cell>
          <table:table-cell office:value-type="string">
            <text:p>12155</text:p>
          </table:table-cell>
          <table:table-cell office:value-type="string">
            <text:p>A��o Educativa, Assessoria, Pesquisa e Informa��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General Jer�nimo Furtado, 796 - Jardim Modelo</text:p>
          </table:table-cell>
          <table:table-cell office:value-type="string">
            <text:p>12156</text:p>
          </table:table-cell>
          <table:table-cell office:value-type="string">
            <text:p>Associa��o Social, Educacional e Cultural Novos Rumos - Comunidade Jardim Modelo Favela da Pont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� Dias da Costa , Jardim Colombo</text:p>
          </table:table-cell>
          <table:table-cell office:value-type="string">
            <text:p>12111</text:p>
          </table:table-cell>
          <table:table-cell office:value-type="string">
            <text:p>CDC Prestes Maia (Clube da Comunidade Pref Francisco)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�RIO DE CAMPOS, 191 - AMERICAN�POLIS</text:p>
          </table:table-cell>
          <table:table-cell office:value-type="string">
            <text:p>12116</text:p>
          </table:table-cell>
          <table:table-cell office:value-type="string">
            <text:p>PAR�QUIA S�O BENT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RIA TEREZA DE ANDRADE, 14 - S�TIO REPRESA</text:p>
          </table:table-cell>
          <table:table-cell office:value-type="string">
            <text:p>12136</text:p>
          </table:table-cell>
          <table:table-cell office:value-type="string">
            <text:p>ASSOCIA��O BENEFICENTE CANTINHO DA TERCEIRA IDAD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aulo Guilguer Reimberg, 7003 - Ch�cara Santo Amaro</text:p>
          </table:table-cell>
          <table:table-cell office:value-type="string">
            <text:p>12138</text:p>
          </table:table-cell>
          <table:table-cell office:value-type="string">
            <text:p>Associa��o Beneficente Guilhermina Maria de Jesu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�O ROMAN WIRKUS, 53 - RIO PEQUENO</text:p>
          </table:table-cell>
          <table:table-cell office:value-type="string">
            <text:p>12153</text:p>
          </table:table-cell>
          <table:table-cell office:value-type="string">
            <text:p>INSTITUTO SOCIAL CATIVEI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Tur�stica do Jaragu�, 3750 - Vila Jaragu�, S�o Paulo</text:p>
          </table:table-cell>
          <table:table-cell office:value-type="string">
            <text:p>12157</text:p>
          </table:table-cell>
          <table:table-cell office:value-type="string">
            <text:p>Territ�rio Indigena do Jaragu�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Jo�o Lang, 153 - Cip� do Meio, S�o Paulo - SP</text:p>
          </table:table-cell>
          <table:table-cell office:value-type="string">
            <text:p>12158</text:p>
          </table:table-cell>
          <table:table-cell office:value-type="string">
            <text:p>Territ�rio Indigena do Tenond� Por� - Parelheir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Territ�rio Ind�gena Aldeia Tekoa Yyrex�k� - Estrada Engenheiro Marsilac</text:p>
          </table:table-cell>
          <table:table-cell office:value-type="string">
            <text:p>12159</text:p>
          </table:table-cell>
          <table:table-cell office:value-type="string">
            <text:p>Territ�rio Indigena de Tekoa Yyrex�k� - Marsilac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�o de Itapetininga, 255 - Conjunto 104 - Rep�blica</text:p>
          </table:table-cell>
          <table:table-cell office:value-type="string">
            <text:p>12133</text:p>
          </table:table-cell>
          <table:table-cell office:value-type="string">
            <text:p>Associa��o dos Angolanos em S�o Paulo Palanca Negr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erqueira Cesar, 185 - Santo Amaro</text:p>
          </table:table-cell>
          <table:table-cell office:value-type="string">
            <text:p>12154</text:p>
          </table:table-cell>
          <table:table-cell office:value-type="string">
            <text:p>Associa��o Cultural Corrente Libertador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S�O JOAQUIM, 179 - BELA VISTA</text:p>
          </table:table-cell>
          <table:table-cell office:value-type="string">
            <text:p>12113</text:p>
          </table:table-cell>
          <table:table-cell office:value-type="string">
            <text:p>Centro da Mulher Imigrante e Refugiada - CEMIR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�o Teodoro, 1052 - Br�s</text:p>
          </table:table-cell>
          <table:table-cell office:value-type="string">
            <text:p>12135</text:p>
          </table:table-cell>
          <table:table-cell office:value-type="string">
            <text:p>FLACS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�rio, 292 - Rep�blica</text:p>
          </table:table-cell>
          <table:table-cell office:value-type="string">
            <text:p>12131</text:p>
          </table:table-cell>
          <table:table-cell office:value-type="string">
            <text:p>PELA VID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� BONIF�CIO, 395 - CENTRO HIST�RICO</text:p>
          </table:table-cell>
          <table:table-cell office:value-type="string">
            <text:p>12145</text:p>
          </table:table-cell>
          <table:table-cell office:value-type="string">
            <text:p>MOVIMENTO ESTADUAL DA POPULA��O EM SITUA��O DE RU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olidonio Leite, 1890,  Vila Ivone</text:p>
          </table:table-cell>
          <table:table-cell office:value-type="string">
            <text:p>12160</text:p>
          </table:table-cell>
          <table:table-cell office:value-type="string">
            <text:p>Associa��o Comunit�ria M�o Ami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Nothmann, 485 - Campos El�seos</text:p>
          </table:table-cell>
          <table:table-cell office:value-type="string">
            <text:p>12108</text:p>
          </table:table-cell>
          <table:table-cell office:value-type="string">
            <text:p>CAMI - Centro de Apoio e Pastoral do Migrant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EIRA MARTINS, 115 - S�</text:p>
          </table:table-cell>
          <table:table-cell office:value-type="string">
            <text:p>12101</text:p>
          </table:table-cell>
          <table:table-cell office:value-type="string">
            <text:p>�frica do Cora��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Glic�rio, 225 - Liberdade</text:p>
          </table:table-cell>
          <table:table-cell office:value-type="string">
            <text:p>12117</text:p>
          </table:table-cell>
          <table:table-cell office:value-type="string">
            <text:p>Pia Sociedade dos Mission�rios de S�o Carlos - Miss�o Paz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DIOGO, 834 - BELA VISTA</text:p>
          </table:table-cell>
          <table:table-cell office:value-type="string">
            <text:p>12146</text:p>
          </table:table-cell>
          <table:table-cell office:value-type="string">
            <text:p>SERVI�O FRANCISCANO DE SOLIDARIEDADE - SEFRA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ASSOCIA��O SENEGALESA S�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ASSOCIA��O SENEGALESA S�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bel Tavares, 1564 - Ermelino Matarazzo</text:p>
          </table:table-cell>
          <table:table-cell office:value-type="string">
            <text:p>12152</text:p>
          </table:table-cell>
          <table:table-cell office:value-type="string">
            <text:p>CENTRO DE PROMO��O HUMANA LAR VICENTINO ERMELINO MATARAZZ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a Pinto, 423 - Bom Retiro</text:p>
          </table:table-cell>
          <table:table-cell office:value-type="string">
            <text:p>12130</text:p>
          </table:table-cell>
          <table:table-cell office:value-type="string">
            <text:p>Associa��o Feira Kantu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 - Cerqueira C�sar, Ed. Jorge Azem, 4o andar, CEP 01419-002</text:p>
          </table:table-cell>
          <table:table-cell office:value-type="string">
            <text:p>12143</text:p>
          </table:table-cell>
          <table:table-cell office:value-type="string">
            <text:p>Consulado-Geral do Equador em S�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ra do Sirinhaen, 289 - Jardim Guarani</text:p>
          </table:table-cell>
          <table:table-cell office:value-type="string">
            <text:p>12114</text:p>
          </table:table-cell>
          <table:table-cell office:value-type="string">
            <text:p>Grupo Melhor Idade Raz�o e Emo��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Museu da Imigra��o. Endere�o: R. Visc. de Parna�ba, 1316 - Mooca, S�o Paulo - SP, 03164-300 Sala das Comunidades</text:p>
          </table:table-cell>
          <table:table-cell office:value-type="string">
            <text:p>12123</text:p>
          </table:table-cell>
          <table:table-cell office:value-type="string">
            <text:p>Presen�a da Am�rica Latina-PA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ainha do Bosque , 06 - Vila Santa In�s</text:p>
          </table:table-cell>
          <table:table-cell office:value-type="string">
            <text:p>12155</text:p>
          </table:table-cell>
          <table:table-cell office:value-type="string">
            <text:p>A��o Educativa, Assessoria, Pesquisa e Informa��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FRANCISCO JUSTINO AZEVEDO, 79 - ACLIMA��O</text:p>
          </table:table-cell>
          <table:table-cell office:value-type="string">
            <text:p>13156</text:p>
          </table:table-cell>
          <table:table-cell office:value-type="string">
            <text:p>SASF (SAS S� / CAMBUCI)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INIRA POL�NIO, 371 - CONJUNTO PROMORAR RIO CLARO</text:p>
          </table:table-cell>
          <table:table-cell office:value-type="string">
            <text:p>13157</text:p>
          </table:table-cell>
          <table:table-cell office:value-type="string">
            <text:p>SASF S�O RAFA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DIREITOS HUMANOS, 701 - LAUZANE PAULISTA</text:p>
          </table:table-cell>
          <table:table-cell office:value-type="string">
            <text:p>13158</text:p>
          </table:table-cell>
          <table:table-cell office:value-type="string">
            <text:p>SASF DOM M�RIO GURG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ACARAND� PRETO, 233 - JARDIM PANORAMA</text:p>
          </table:table-cell>
          <table:table-cell office:value-type="string">
            <text:p>13159</text:p>
          </table:table-cell>
          <table:table-cell office:value-type="string">
            <text:p>SASF S�O LUCA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io Graco, 421/423 - Vila Romana</text:p>
          </table:table-cell>
          <table:table-cell office:value-type="string">
            <text:p>13201</text:p>
          </table:table-cell>
          <table:table-cell office:value-type="string">
            <text:p>CRAS LAP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ert�rio, 175 - Tatuap�</text:p>
          </table:table-cell>
          <table:table-cell office:value-type="string">
            <text:p>13202</text:p>
          </table:table-cell>
          <table:table-cell office:value-type="string">
            <text:p>CRAS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iero Tricca, 27 - Jardim Santa F�</text:p>
          </table:table-cell>
          <table:table-cell office:value-type="string">
            <text:p>13203</text:p>
          </table:table-cell>
          <table:table-cell office:value-type="string">
            <text:p>CRAS ANHANG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Manuel Campello, 40 - Vila Inacio</text:p>
          </table:table-cell>
          <table:table-cell office:value-type="string">
            <text:p>13204</text:p>
          </table:table-cell>
          <table:table-cell office:value-type="string">
            <text:p>CRAS PERU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Mourato Coelho,106, Pinheiros</text:p>
          </table:table-cell>
          <table:table-cell office:value-type="string">
            <text:p>13205</text:p>
          </table:table-cell>
          <table:table-cell office:value-type="string">
            <text:p>CRAS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� de Anchieta, 802, Santo Amaro</text:p>
          </table:table-cell>
          <table:table-cell office:value-type="string">
            <text:p>13206</text:p>
          </table:table-cell>
          <table:table-cell office:value-type="string">
            <text:p>CRAS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, Vila Clementino</text:p>
          </table:table-cell>
          <table:table-cell office:value-type="string">
            <text:p>13207</text:p>
          </table:table-cell>
          <table:table-cell office:value-type="string">
            <text:p>CRAS VILA MARI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nesto Gould, 406, Cidade Tiradentes</text:p>
          </table:table-cell>
          <table:table-cell office:value-type="string">
            <text:p>13117</text:p>
          </table:table-cell>
          <table:table-cell office:value-type="string">
            <text:p>SASF CIDADE TIRADENT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erilo da Fonseca Neves, 87 - S�tio dos Pereiras</text:p>
          </table:table-cell>
          <table:table-cell office:value-type="string">
            <text:p>13118</text:p>
          </table:table-cell>
          <table:table-cell office:value-type="string">
            <text:p>SASF UBUNTU - CASA DA HUMANIDA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RASILUSO LOPES, 25-D - JARDIM PERI</text:p>
          </table:table-cell>
          <table:table-cell office:value-type="string">
            <text:p>13119</text:p>
          </table:table-cell>
          <table:table-cell office:value-type="string">
            <text:p>SASF CACHOEIR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ONIO FORTUNATO, 627 - BURGO PAULISTA</text:p>
          </table:table-cell>
          <table:table-cell office:value-type="string">
            <text:p>13120</text:p>
          </table:table-cell>
          <table:table-cell office:value-type="string">
            <text:p>SASF PONTE RAS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�O FRANCISCO DO HUMAIT�, 107 - PARQUE TIET�</text:p>
          </table:table-cell>
          <table:table-cell office:value-type="string">
            <text:p>13121</text:p>
          </table:table-cell>
          <table:table-cell office:value-type="string">
            <text:p>SASF ELISA MAR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ESTRADA DE PO�, 1740 - VILA S�O GERALDO</text:p>
          </table:table-cell>
          <table:table-cell office:value-type="string">
            <text:p>13122</text:p>
          </table:table-cell>
          <table:table-cell office:value-type="string">
            <text:p>SASF GUAIANASES PROJE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ERRA DAS ARARAS, 410 - VILA IOLANDA</text:p>
          </table:table-cell>
          <table:table-cell office:value-type="string">
            <text:p>13123</text:p>
          </table:table-cell>
          <table:table-cell office:value-type="string">
            <text:p>SASF AVIB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N��O DO EX�LIO, 210 - JARDIM S�O SAV�RIO</text:p>
          </table:table-cell>
          <table:table-cell office:value-type="string">
            <text:p>13124</text:p>
          </table:table-cell>
          <table:table-cell office:value-type="string">
            <text:p>SASF CHICO MENDES - UNA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tarina Lopes, 345 - Vila Regina</text:p>
          </table:table-cell>
          <table:table-cell office:value-type="string">
            <text:p>13125</text:p>
          </table:table-cell>
          <table:table-cell office:value-type="string">
            <text:p>SASF ITAQ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ayde de Souza Costa, 276 - Jos� Bonif�cio</text:p>
          </table:table-cell>
          <table:table-cell office:value-type="string">
            <text:p>13126</text:p>
          </table:table-cell>
          <table:table-cell office:value-type="string">
            <text:p>SASF JOS� BONIF�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Tranchesi, 483</text:p>
          </table:table-cell>
          <table:table-cell office:value-type="string">
            <text:p>13127</text:p>
          </table:table-cell>
          <table:table-cell office:value-type="string">
            <text:p>SASF PARQUE DO CARMO � BEATO LUIS BIRAGH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r. Almiro Leal da Costa, 22 - Jd. Das Oliveiras, Itaim Paulista</text:p>
          </table:table-cell>
          <table:table-cell office:value-type="string">
            <text:p>13128</text:p>
          </table:table-cell>
          <table:table-cell office:value-type="string">
            <text:p>SASF ITAIM PAULIST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apuirana, 63 - Jardim S�o Luis, Itaim Paulista</text:p>
          </table:table-cell>
          <table:table-cell office:value-type="string">
            <text:p>13129</text:p>
          </table:table-cell>
          <table:table-cell office:value-type="string">
            <text:p>SASF ITAIM PAULISTA 2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lanque, 40 - Vila Curu�� Velha</text:p>
          </table:table-cell>
          <table:table-cell office:value-type="string">
            <text:p>13130</text:p>
          </table:table-cell>
          <table:table-cell office:value-type="string">
            <text:p>SASF CURU��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�sio da Silveira Machado, 441 - Jardim Robru</text:p>
          </table:table-cell>
          <table:table-cell office:value-type="string">
            <text:p>13131</text:p>
          </table:table-cell>
          <table:table-cell office:value-type="string">
            <text:p>SASF CURU�� - CASA DA FAM�L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Eul�lia, 278 - Vila Fachinni</text:p>
          </table:table-cell>
          <table:table-cell office:value-type="string">
            <text:p>13132</text:p>
          </table:table-cell>
          <table:table-cell office:value-type="string">
            <text:p>SASF AM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ibal Augusto Sardinha, 88, Ja�an�</text:p>
          </table:table-cell>
          <table:table-cell office:value-type="string">
            <text:p>13133</text:p>
          </table:table-cell>
          <table:table-cell office:value-type="string">
            <text:p>SASF JA�AN�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ntenegro, 18 - Jd. Felicidade, Trememb�</text:p>
          </table:table-cell>
          <table:table-cell office:value-type="string">
            <text:p>13134</text:p>
          </table:table-cell>
          <table:table-cell office:value-type="string">
            <text:p>SASF TREMEMB�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Nicolau Borboni, 215 - Jd. Vera Cruz - Jd Angela</text:p>
          </table:table-cell>
          <table:table-cell office:value-type="string">
            <text:p>13135</text:p>
          </table:table-cell>
          <table:table-cell office:value-type="string">
            <text:p>SASF JARDIM �NGELA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Taquandava, 17 - CIidade Ipava - Jd Angela</text:p>
          </table:table-cell>
          <table:table-cell office:value-type="string">
            <text:p>13136</text:p>
          </table:table-cell>
          <table:table-cell office:value-type="string">
            <text:p>SASF JARDIM �NGEL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Comendador Santana, 1932 - Jd. S�o Jos� - Jd Angela</text:p>
          </table:table-cell>
          <table:table-cell office:value-type="string">
            <text:p>13137</text:p>
          </table:table-cell>
          <table:table-cell office:value-type="string">
            <text:p>SASF JARDIM �NGELA IV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arcelino Coelho, 284, Jardim Angela</text:p>
          </table:table-cell>
          <table:table-cell office:value-type="string">
            <text:p>13138</text:p>
          </table:table-cell>
          <table:table-cell office:value-type="string">
            <text:p>SASF JARDIM �NGELA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NT�NIO DE FRANCO, 22 - JARDIM S�O LUIZ</text:p>
          </table:table-cell>
          <table:table-cell office:value-type="string">
            <text:p>13139</text:p>
          </table:table-cell>
          <table:table-cell office:value-type="string">
            <text:p>SASF S�O LUIZ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URVAL GUERRA DE AZEVEDO, 531 - PARQUE SANTO ANT�NIO</text:p>
          </table:table-cell>
          <table:table-cell office:value-type="string">
            <text:p>13140</text:p>
          </table:table-cell>
          <table:table-cell office:value-type="string">
            <text:p>SASF JARDIM S�O LUIZ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ANDD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HADDOCK LOBO, 1307 - CONJ. 181 - CERQUEIRA C�SAR</text:p>
          </table:table-cell>
          <table:table-cell office:value-type="string">
            <text:p>14126</text:p>
          </table:table-cell>
          <table:table-cell office:value-type="string">
            <text:p>INSTITUTO OLGA K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DRE CARESIA, 126 - JAGUAR�</text:p>
          </table:table-cell>
          <table:table-cell office:value-type="string">
            <text:p>14151</text:p>
          </table:table-cell>
          <table:table-cell office:value-type="string">
            <text:p>INSTITUTO SIMBORA G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st�v�o Montebello, 556 - Freguesia do �</text:p>
          </table:table-cell>
          <table:table-cell office:value-type="string">
            <text:p>14170</text:p>
          </table:table-cell>
          <table:table-cell office:value-type="string">
            <text:p>APAJE - Associa��o de Pais Diretos e Indiretos do Tribunal de Justi�a do Estado de S�o Paul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ABIA LARANJEIRA, 758 - S�O MIGUEL PAULISTA</text:p>
          </table:table-cell>
          <table:table-cell office:value-type="string">
            <text:p>14145</text:p>
          </table:table-cell>
          <table:table-cell office:value-type="string">
            <text:p>ASSOCIA��O SEMPRE JUNT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reira de Godoi, 456 - Ipiranga</text:p>
          </table:table-cell>
          <table:table-cell office:value-type="string">
            <text:p>14184</text:p>
          </table:table-cell>
          <table:table-cell office:value-type="string">
            <text:p>INSTITUTO DE CEGOS PADRE CHIC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UREMA, 661 - VILA SANTO HENRIQUE</text:p>
          </table:table-cell>
          <table:table-cell office:value-type="string">
            <text:p>14190</text:p>
          </table:table-cell>
          <table:table-cell office:value-type="string">
            <text:p>ASSOCIA��O DE MORADORES DA VILA SANTO HENRI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ASSOCIA��O NOVA PROJETO EDUCA��O E TRABALHO PARA PESSOA ESPE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187</text:p>
          </table:table-cell>
          <table:table-cell office:value-type="string">
            <text:p>ASSOCIA��O LIDER S�O SEBASTI�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VALHO ARAUJO, 6 - JARDIM BELCITO</text:p>
          </table:table-cell>
          <table:table-cell office:value-type="string">
            <text:p>14210</text:p>
          </table:table-cell>
          <table:table-cell office:value-type="string">
            <text:p>ASSOCIA��O COMUNIT�RIA VASCONCELOS BARR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nsenhor Bas�lio Pereira, 115 04343-090 - Jabaquara - S�o Paulo/SP</text:p>
          </table:table-cell>
          <table:table-cell office:value-type="string">
            <text:p>14138</text:p>
          </table:table-cell>
          <table:table-cell office:value-type="string">
            <text:p>Associa��o de Surdos do Estado de SP - Vem Sonh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utor Armando da Silva Prado, 191 - Jardim B�lgica</text:p>
          </table:table-cell>
          <table:table-cell office:value-type="string">
            <text:p>14211</text:p>
          </table:table-cell>
          <table:table-cell office:value-type="string">
            <text:p>ASSOCIA��O SUI�O BRASILEIRA DE AJUDA � CRIAN�A - BRASCR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�o Samuel, 174 - Vila Mariana</text:p>
          </table:table-cell>
          <table:table-cell office:value-type="string">
            <text:p>14212</text:p>
          </table:table-cell>
          <table:table-cell office:value-type="string">
            <text:p>ASSOCIA��O DE DEFICIENTES VISUAIS E AMIGOS - ADEV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iz Carlos Gentile de Laet, 1736 - Vila Rosa</text:p>
          </table:table-cell>
          <table:table-cell office:value-type="string">
            <text:p>14213</text:p>
          </table:table-cell>
          <table:table-cell office:value-type="string">
            <text:p>AOSSC � Associa��o Obras Sociais Santa Cruz � Recanto Nossa Senhora de Lourdes - S�o Luis Guanella - unidade Educacional (CEFAI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iz Carlos Gentile de Laet, 1736 - Vila Rosa</text:p>
          </table:table-cell>
          <table:table-cell office:value-type="string">
            <text:p>14214</text:p>
          </table:table-cell>
          <table:table-cell office:value-type="string">
            <text:p>NAIS TREMEMB� - S�o Luis Ganella - ASSOCIA��O OBRAS SOCIAIS SANTA CRUZ unidade assisten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aul Lino, 34 - Jardim S�o Bento Novo</text:p>
          </table:table-cell>
          <table:table-cell office:value-type="string">
            <text:p>14215</text:p>
          </table:table-cell>
          <table:table-cell office:value-type="string">
            <text:p>CASA DA VOV�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a. Neide Aparecida solito, 435 - Vila Clementino</text:p>
          </table:table-cell>
          <table:table-cell office:value-type="string">
            <text:p>14148</text:p>
          </table:table-cell>
          <table:table-cell office:value-type="string">
            <text:p>DERDIC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�, 184 - Vila Mariana</text:p>
          </table:table-cell>
          <table:table-cell office:value-type="string">
            <text:p>14166</text:p>
          </table:table-cell>
          <table:table-cell office:value-type="string">
            <text:p>ABSW - ASSOCIA��O BRASILEIRA DE S�NDROME DE WILLIAM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. Diogo de Faria, 695 - Vl. Clementino</text:p>
          </table:table-cell>
          <table:table-cell office:value-type="string">
            <text:p>14216</text:p>
          </table:table-cell>
          <table:table-cell office:value-type="string">
            <text:p>ASSOCIA��O CRUZ VERD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orvan Dias de Figueiredo, 2.801 - Vila Guilherme</text:p>
          </table:table-cell>
          <table:table-cell office:value-type="string">
            <text:p>14164</text:p>
          </table:table-cell>
          <table:table-cell office:value-type="string">
            <text:p>ABADS - ASSOCIA��O BRASILEIRA DE ASSIST�NCIA E DESENVOLVIMENTO SO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jor Maragliano, 241 - Vila Mariana</text:p>
          </table:table-cell>
          <table:table-cell office:value-type="string">
            <text:p>14199</text:p>
          </table:table-cell>
          <table:table-cell office:value-type="string">
            <text:p>PROGRAMA INSERI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Indian�polis, 2752</text:p>
          </table:table-cell>
          <table:table-cell office:value-type="string">
            <text:p>14217</text:p>
          </table:table-cell>
          <table:table-cell office:value-type="string">
            <text:p>ABEM Associa��o Brasileira de Esclerose M�ltipl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ABIA LARANJEIRA, 758 - S�O MIGUEL PAULISTA</text:p>
          </table:table-cell>
          <table:table-cell office:value-type="string">
            <text:p>14145</text:p>
          </table:table-cell>
          <table:table-cell office:value-type="string">
            <text:p>ASSOCIA��O SEMPRE JUNT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reira de Godoi, 456 - Ipiranga</text:p>
          </table:table-cell>
          <table:table-cell office:value-type="string">
            <text:p>14184</text:p>
          </table:table-cell>
          <table:table-cell office:value-type="string">
            <text:p>INSTITUTO DE CEGOS PADRE CHIC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Bar�o do Rego Barros, 179 - Campo Belo.</text:p>
          </table:table-cell>
          <table:table-cell office:value-type="string">
            <text:p>14218</text:p>
          </table:table-cell>
          <table:table-cell office:value-type="string">
            <text:p>Associa��o Lares de inclus�o So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Junquilhos, 480 - Vila Alpina</text:p>
          </table:table-cell>
          <table:table-cell office:value-type="string">
            <text:p>14168</text:p>
          </table:table-cell>
          <table:table-cell office:value-type="string">
            <text:p>ASSOCIA��O BRASILEIRA DE EPILEPS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187</text:p>
          </table:table-cell>
          <table:table-cell office:value-type="string">
            <text:p>ASSOCIA��O LIDER S�O SEBASTI�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VALHO ARAUJO, 6 - JARDIM BELCITO</text:p>
          </table:table-cell>
          <table:table-cell office:value-type="string">
            <text:p>14210</text:p>
          </table:table-cell>
          <table:table-cell office:value-type="string">
            <text:p>ASSOCIA��O COMUNIT�RIA VASCONCELOS BARR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�, 131</text:p>
          </table:table-cell>
          <table:table-cell office:value-type="string">
            <text:p>14157</text:p>
          </table:table-cell>
          <table:table-cell office:value-type="string">
            <text:p>Instituto Escu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, 286 - Ipiranga</text:p>
          </table:table-cell>
          <table:table-cell office:value-type="string">
            <text:p>14158</text:p>
          </table:table-cell>
          <table:table-cell office:value-type="string">
            <text:p>ADEFAV- Centro de Refer�ncia nas �reas da Surdocegueira, Defici�ncia M�ltipla e Defici�ncia Visual</text:p>
          </table:table-cell>
          <table:table-cell/>
        </table:table-row>
        <table:table-row>
          <table:table-cell office:value-type="string">
            <text:p>Avenida Satelite, 298/308 - Cidade Satelite Santa Barbara</text:p>
          </table:table-cell>
          <table:table-cell office:value-type="string">
            <text:p>14159</text:p>
          </table:table-cell>
          <table:table-cell office:value-type="string">
            <text:p>ILPI - Institui��o de Longa Permanencia para Idosos S�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RARA, 255 - CIDADE ANT�NIO ESTEVAO DE CARVALHO</text:p>
          </table:table-cell>
          <table:table-cell office:value-type="string">
            <text:p>14161</text:p>
          </table:table-cell>
          <table:table-cell office:value-type="string">
            <text:p>ASSOCIA��O BENEFICENTE COMUNIT�RIA EDUCAR PARA VI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Fagundes Filho, 596 - Apto 113 - Vila Monte Alegre</text:p>
          </table:table-cell>
          <table:table-cell office:value-type="string">
            <text:p>14183</text:p>
          </table:table-cell>
          <table:table-cell office:value-type="string">
            <text:p>ASSOCIA��O PARADESPORTIVA JR-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UREMA, 661 - VILA SANTO HENRIQUE</text:p>
          </table:table-cell>
          <table:table-cell office:value-type="string">
            <text:p>14190</text:p>
          </table:table-cell>
          <table:table-cell office:value-type="string">
            <text:p>ASSOCIA��O DE MORADORES DA VILA SANTO HENRI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lmeira de Leque, 66 - Jardim Pedro Jos� Nunes</text:p>
          </table:table-cell>
          <table:table-cell office:value-type="string">
            <text:p>14219</text:p>
          </table:table-cell>
          <table:table-cell office:value-type="string">
            <text:p>Instituto Mais Convivi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Pedro Augusto do Amaral 103</text:p>
          </table:table-cell>
          <table:table-cell office:value-type="string">
            <text:p>14220</text:p>
          </table:table-cell>
          <table:table-cell office:value-type="string">
            <text:p>Associa��o Comunitaria Dos Moradores Da Cidade Kemel Itaim Paulista E Ajacenc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. Brotero, 338 (Barra Funda)</text:p>
          </table:table-cell>
          <table:table-cell office:value-type="string">
            <text:p>14108</text:p>
          </table:table-cell>
          <table:table-cell office:value-type="string">
            <text:p>LARAMARA - PROCEJ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� 180 - Vila Mariana</text:p>
          </table:table-cell>
          <table:table-cell office:value-type="string">
            <text:p>14141</text:p>
          </table:table-cell>
          <table:table-cell office:value-type="string">
            <text:p>Grupo Brasil de Apoio ao Surdocego e ao M�ltiplo Deficiente Sensor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� 202.212.216 - Vila Mariana</text:p>
          </table:table-cell>
          <table:table-cell office:value-type="string">
            <text:p>14142</text:p>
          </table:table-cell>
          <table:table-cell office:value-type="string">
            <text:p>Ahimsa Associa��o Educacional para M�ltipla Defici�nc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Gabriela Mistral, 635 � Penha</text:p>
          </table:table-cell>
          <table:table-cell office:value-type="string">
            <text:p>14174</text:p>
          </table:table-cell>
          <table:table-cell office:value-type="string">
            <text:p>Associa��o Batista da Penh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Associa��o de amigos dos Excepcionais do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n�ncio Aires, 793, casa 3 - Vila Pomp�ia</text:p>
          </table:table-cell>
          <table:table-cell office:value-type="string">
            <text:p>14160</text:p>
          </table:table-cell>
          <table:table-cell office:value-type="string">
            <text:p>INSTITUTO DE ARTES E EDUCA��O DE RODAS PARA O 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rapes, 864 -Brooklin</text:p>
          </table:table-cell>
          <table:table-cell office:value-type="string">
            <text:p>14171</text:p>
          </table:table-cell>
          <table:table-cell office:value-type="string">
            <text:p>ADID - Associa��o para o Desenvolvimento integral do Dow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lor de �ndio 89 - S�o Miguel Paulista</text:p>
          </table:table-cell>
          <table:table-cell office:value-type="string">
            <text:p>14172</text:p>
          </table:table-cell>
          <table:table-cell office:value-type="string">
            <text:p>Associa��o Nego Nag�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los Vivaldi, 575- S�o Mateus</text:p>
          </table:table-cell>
          <table:table-cell office:value-type="string">
            <text:p>14197</text:p>
          </table:table-cell>
          <table:table-cell office:value-type="string">
            <text:p>RESID�NCIA INCLUSIVA S�O MATEUS II - ASSOCIA��O COMUNIT�RIA E BENEFICENTE PADRE JOS� AUGUSTO MACHADO (CASA 2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tto Barros, 445, VI Santo Stefano, S�o Paulo.</text:p>
          </table:table-cell>
          <table:table-cell office:value-type="string">
            <text:p>14125</text:p>
          </table:table-cell>
          <table:table-cell office:value-type="string">
            <text:p>Instituto Mara Gabrill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BAIXADOR ILDEFONSO FALC�O, 90 - CIDADE S�O MATEUS</text:p>
          </table:table-cell>
          <table:table-cell office:value-type="string">
            <text:p>14162</text:p>
          </table:table-cell>
          <table:table-cell office:value-type="string">
            <text:p>RESID�NCIA INCLUSIVA S�O MATEUS II - ASSOCIA��O COMUNIT�RIA E BENEFICENTE PADRE JOS� AUGUSTO MACHAD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rroio Chui 176 -S�o Miguel Paulista</text:p>
          </table:table-cell>
          <table:table-cell office:value-type="string">
            <text:p>14176</text:p>
          </table:table-cell>
          <table:table-cell office:value-type="string">
            <text:p>ASSOCIA��O MESSAGESOU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S SIM�ES, 90 - VILA SUZANO</text:p>
          </table:table-cell>
          <table:table-cell office:value-type="string">
            <text:p>14185</text:p>
          </table:table-cell>
          <table:table-cell office:value-type="string">
            <text:p>INSTITUTO CONTEMPLO - EDUCA��O, SA�DE E LOGEVIDAD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OD�SIA, 234 - SUMAREZINHO</text:p>
          </table:table-cell>
          <table:table-cell office:value-type="string">
            <text:p>14191</text:p>
          </table:table-cell>
          <table:table-cell office:value-type="string">
            <text:p>LADO B DA VIL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�sar Zama, 257 - Mandaqui</text:p>
          </table:table-cell>
          <table:table-cell office:value-type="string">
            <text:p>14201</text:p>
          </table:table-cell>
          <table:table-cell office:value-type="string">
            <text:p>ASSOCIA��O DOS AMIGOS DA CRIAN�A AUTISTA - AUM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rapes, 864 -Brooklin</text:p>
          </table:table-cell>
          <table:table-cell office:value-type="string">
            <text:p>14171</text:p>
          </table:table-cell>
          <table:table-cell office:value-type="string">
            <text:p>ADID - Associa��o para o Desenvolvimento integral do Dow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afael Alvarez, 79 - Vila do Sol</text:p>
          </table:table-cell>
          <table:table-cell office:value-type="string">
            <text:p>14181</text:p>
          </table:table-cell>
          <table:table-cell office:value-type="string">
            <text:p>ASSOCIA��O PROJETO BATUTINHAS E ADJAC�NC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ASSOCIA��O NOVA PROJETO EDUCA��O E TRABALHO PARA PESSOA ESPE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nsenhor Bas�lio Pereira, 115 04343-090 - Jabaquara - S�o Paulo/SP</text:p>
          </table:table-cell>
          <table:table-cell office:value-type="string">
            <text:p>14138</text:p>
          </table:table-cell>
          <table:table-cell office:value-type="string">
            <text:p>Associa��o de Surdos do Estado de SP - Vem Sonh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DRE CARESIA, 126 - JAGUAR�</text:p>
          </table:table-cell>
          <table:table-cell office:value-type="string">
            <text:p>14151</text:p>
          </table:table-cell>
          <table:table-cell office:value-type="string">
            <text:p>INSTITUTO SIMBORA G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IZ PIRES DE MINAS, 716 - JARDIM IMPERADOR</text:p>
          </table:table-cell>
          <table:table-cell office:value-type="string">
            <text:p>14194</text:p>
          </table:table-cell>
          <table:table-cell office:value-type="string">
            <text:p>INSTITUTO MATER DEI DAS PEQUENAS IRM�S MISSION�R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rma Pia, 78 - Jaguar�.</text:p>
          </table:table-cell>
          <table:table-cell office:value-type="string">
            <text:p>14221</text:p>
          </table:table-cell>
          <table:table-cell office:value-type="string">
            <text:p>CIAM - Centro Israelita de Apoio Multidiciplin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Hassegawa, 1198 - CP 250 Itaquera - S�o Paulo - SP CEP 08260-090 Telefone:  11 2521-6437/ 2521-8369</text:p>
          </table:table-cell>
          <table:table-cell office:value-type="string">
            <text:p>14116</text:p>
          </table:table-cell>
          <table:table-cell office:value-type="string">
            <text:p>ASSOCIA��O PR�-EXCEPCIONAIS KODOMO NO SO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rge Pires Ramalho 71 - Vila Isabel</text:p>
          </table:table-cell>
          <table:table-cell office:value-type="string">
            <text:p>14222</text:p>
          </table:table-cell>
          <table:table-cell office:value-type="string">
            <text:p>Associa��o Cantarei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RAINHA DA RECICLAGEM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Marina Ciufuli Zanfelice, 289 - Lapa</text:p>
          </table:table-cell>
          <table:table-cell office:value-type="string">
            <text:p>15104</text:p>
          </table:table-cell>
          <table:table-cell office:value-type="string">
            <text:p>CRESCER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RENATO SERRA - JARDIM JULIANA</text:p>
          </table:table-cell>
          <table:table-cell office:value-type="string">
            <text:p>18145</text:p>
          </table:table-cell>
          <table:table-cell office:value-type="string">
            <text:p>OCUPA��O FERN�O DIA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Ministro Luiz Esparano, 309, Jardim Santa Adelia</text:p>
          </table:table-cell>
          <table:table-cell office:value-type="string">
            <text:p>18146</text:p>
          </table:table-cell>
          <table:table-cell office:value-type="string">
            <text:p>Liga de Futebol Amador de S�o Mateu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Pierre Janssen, 44A, Jardim Coimbra</text:p>
          </table:table-cell>
          <table:table-cell office:value-type="string">
            <text:p>18147</text:p>
          </table:table-cell>
          <table:table-cell office:value-type="string">
            <text:p>Clube da comunidade �guia de Hai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Pierre Janssen, 44A, Jardim Coimbra</text:p>
          </table:table-cell>
          <table:table-cell office:value-type="string">
            <text:p>18148</text:p>
          </table:table-cell>
          <table:table-cell office:value-type="string">
            <text:p>Associa��o Esportiva Cultural Folha Sec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Francisco de S� Peixoto, 01, Jardim Aimor�</text:p>
          </table:table-cell>
          <table:table-cell office:value-type="string">
            <text:p>18149</text:p>
          </table:table-cell>
          <table:table-cell office:value-type="string">
            <text:p>UNIAO INTERNACIONAL DE MINISTROS E IGREJAS EVANGELICA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NBANOPOLIS, 20</text:p>
          </table:table-cell>
          <table:table-cell office:value-type="string">
            <text:p>23444</text:p>
          </table:table-cell>
          <table:table-cell office:value-type="string">
            <text:p>FAVELA ARTHUR ALVIM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ESQUIVEL NAVARRO, 677 - CONJUNTO HABITACIONAL TEOT�NIO VILELA</text:p>
          </table:table-cell>
          <table:table-cell office:value-type="string">
            <text:p>23445</text:p>
          </table:table-cell>
          <table:table-cell office:value-type="string">
            <text:p>S�O PATRICI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ISRAEL FERREIRO FERRO - JARDIM CARUMB�</text:p>
          </table:table-cell>
          <table:table-cell office:value-type="string">
            <text:p>23446</text:p>
          </table:table-cell>
          <table:table-cell office:value-type="string">
            <text:p>FAVELA ISRAEL FERREIRA FERR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Israel Ferreira Ferro</text:p>
          </table:table-cell>
          <table:table-cell office:value-type="string">
            <text:p>23447</text:p>
          </table:table-cell>
          <table:table-cell office:value-type="string">
            <text:p>BURACO DO SAP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23 DE NOVEMBRO</text:p>
          </table:table-cell>
          <table:table-cell office:value-type="string">
            <text:p>23448</text:p>
          </table:table-cell>
          <table:table-cell office:value-type="string">
            <text:p>VIELA BOA V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49</text:p>
          </table:table-cell>
          <table:table-cell office:value-type="string">
            <text:p>Rua 13 de Maio, 342 - RUA TREZE DE MAIO, 342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50</text:p>
          </table:table-cell>
          <table:table-cell office:value-type="string">
            <text:p>Rua Professor Batista De Andrade, 76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51</text:p>
          </table:table-cell>
          <table:table-cell office:value-type="string">
            <text:p>Rua Guilherme Maw, 96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52</text:p>
          </table:table-cell>
          <table:table-cell office:value-type="string">
            <text:p>Rua Guilherme Maw, 62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53</text:p>
          </table:table-cell>
          <table:table-cell office:value-type="string">
            <text:p>Rua Jo�o Teodoro, 366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54</text:p>
          </table:table-cell>
          <table:table-cell office:value-type="string">
            <text:p>Rua Conselheiro Carr�o, 155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55</text:p>
          </table:table-cell>
          <table:table-cell office:value-type="string">
            <text:p>Do Ricardo Batista, 67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56</text:p>
          </table:table-cell>
          <table:table-cell office:value-type="string">
            <text:p>Rua Conselheiro Carr�o, N� 638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57</text:p>
          </table:table-cell>
          <table:table-cell office:value-type="string">
            <text:p>Rua Conselheiro Ramalho, N� 578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58</text:p>
          </table:table-cell>
          <table:table-cell office:value-type="string">
            <text:p>Rua Almirante Marques de Le�o, N� 21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59</text:p>
          </table:table-cell>
          <table:table-cell office:value-type="string">
            <text:p>Rua conselheiro Ramalho, N� 466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60</text:p>
          </table:table-cell>
          <table:table-cell office:value-type="string">
            <text:p>Rua conselheiro ramalho, N� 978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61</text:p>
          </table:table-cell>
          <table:table-cell office:value-type="string">
            <text:p>Rua Bar�o de campina, N� 515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62</text:p>
          </table:table-cell>
          <table:table-cell office:value-type="string">
            <text:p>Rua Travessa dos Arquitetos, N� 22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63</text:p>
          </table:table-cell>
          <table:table-cell office:value-type="string">
            <text:p>Rua 13 de Maio, N� 1051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64</text:p>
          </table:table-cell>
          <table:table-cell office:value-type="string">
            <text:p>Rua 13 de Maio, N� 1037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SANTO DIAS, 12 - CIDADE NITRO OPER�RIA</text:p>
          </table:table-cell>
          <table:table-cell office:value-type="string">
            <text:p>23465</text:p>
          </table:table-cell>
          <table:table-cell office:value-type="string">
            <text:p>Capad�ci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Avenida Ana Fel�cia, 01- Ch�cara do Conde - Graja�</text:p>
          </table:table-cell>
          <table:table-cell office:value-type="string">
            <text:p>23393</text:p>
          </table:table-cell>
          <table:table-cell office:value-type="string">
            <text:p>Associacao Morar e preservar Chacara do Conde Fase um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Av. Parada Pinto, 1770 - Lauzane Paulista</text:p>
          </table:table-cell>
          <table:table-cell office:value-type="string">
            <text:p>23394</text:p>
          </table:table-cell>
          <table:table-cell office:value-type="string">
            <text:p>Comunidade Fazendinha/ Vista Alegre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Lauro Jos� do santos 27</text:p>
          </table:table-cell>
          <table:table-cell office:value-type="string">
            <text:p>23466</text:p>
          </table:table-cell>
          <table:table-cell office:value-type="string">
            <text:p>Comunidade Laur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Doutor M�rio Moura - Vila Progresso</text:p>
          </table:table-cell>
          <table:table-cell office:value-type="string">
            <text:p>23467</text:p>
          </table:table-cell>
          <table:table-cell office:value-type="string">
            <text:p>Viela Mauro Mour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491</text:p>
          </table:table-cell>
          <table:table-cell office:value-type="string">
            <text:p>RECANTO DOS HUMILDE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18 DE ABRIL, 830 - CIDADE ANT�NIO ESTEV�O DE CARVALHO</text:p>
          </table:table-cell>
          <table:table-cell office:value-type="string">
            <text:p>24508</text:p>
          </table:table-cell>
          <table:table-cell office:value-type="string">
            <text:p>A. E. CARVALH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NARCISO CASTELO BRANCO, 13 A - JARDIM RINC�O</text:p>
          </table:table-cell>
          <table:table-cell office:value-type="string">
            <text:p>24516</text:p>
          </table:table-cell>
          <table:table-cell office:value-type="string">
            <text:p>JARDIM DON�R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9 - JARDIM �NGELA</text:p>
          </table:table-cell>
          <table:table-cell office:value-type="string">
            <text:p>24527</text:p>
          </table:table-cell>
          <table:table-cell office:value-type="string">
            <text:p>INDEPEND�NC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RENATO SERRA</text:p>
          </table:table-cell>
          <table:table-cell office:value-type="string">
            <text:p>24528</text:p>
          </table:table-cell>
          <table:table-cell office:value-type="string">
            <text:p>PARQUE NOVO MUND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N - JARDIM �NGELA</text:p>
          </table:table-cell>
          <table:table-cell office:value-type="string">
            <text:p>24529</text:p>
          </table:table-cell>
          <table:table-cell office:value-type="string">
            <text:p>RANIERI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RAQUEL ALVES MOREIRA, 823 - PARQUE SANTO ANT�NIO</text:p>
          </table:table-cell>
          <table:table-cell office:value-type="string">
            <text:p>24530</text:p>
          </table:table-cell>
          <table:table-cell office:value-type="string">
            <text:p>S�O LUIZ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chaiera, 12B</text:p>
          </table:table-cell>
          <table:table-cell office:value-type="string">
            <text:p>24531</text:p>
          </table:table-cell>
          <table:table-cell office:value-type="string">
            <text:p>NOVO SANTO AMAR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146 - Parque do Carmo</text:p>
          </table:table-cell>
          <table:table-cell office:value-type="string">
            <text:p>24532</text:p>
          </table:table-cell>
          <table:table-cell office:value-type="string">
            <text:p>JARDIM LAUR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9 - JARDIM �NGELA</text:p>
          </table:table-cell>
          <table:table-cell office:value-type="string">
            <text:p>24533</text:p>
          </table:table-cell>
          <table:table-cell office:value-type="string">
            <text:p>KAGOHAR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9 - JARDIM �NGELA</text:p>
          </table:table-cell>
          <table:table-cell office:value-type="string">
            <text:p>24534</text:p>
          </table:table-cell>
          <table:table-cell office:value-type="string">
            <text:p>CEREJEIRA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9 - JARDIM �NGELA</text:p>
          </table:table-cell>
          <table:table-cell office:value-type="string">
            <text:p>24535</text:p>
          </table:table-cell>
          <table:table-cell office:value-type="string">
            <text:p>SANTA L�C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146 - PARQUE DO CARMO</text:p>
          </table:table-cell>
          <table:table-cell office:value-type="string">
            <text:p>24479</text:p>
          </table:table-cell>
          <table:table-cell office:value-type="string">
            <text:p>JARDIM COLONIA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536</text:p>
          </table:table-cell>
          <table:table-cell office:value-type="string">
            <text:p>Jardim da Paz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das Flores N�1</text:p>
          </table:table-cell>
          <table:table-cell office:value-type="string">
            <text:p>24537</text:p>
          </table:table-cell>
          <table:table-cell office:value-type="string">
            <text:p>Horizonte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Sagaris,101</text:p>
          </table:table-cell>
          <table:table-cell office:value-type="string">
            <text:p>24537</text:p>
          </table:table-cell>
          <table:table-cell office:value-type="string">
            <text:p>Renato Locchi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chaeira 12 B</text:p>
          </table:table-cell>
          <table:table-cell office:value-type="string">
            <text:p>24538</text:p>
          </table:table-cell>
          <table:table-cell office:value-type="string">
            <text:p>Costa do Valad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146, Parque do Carmo</text:p>
          </table:table-cell>
          <table:table-cell office:value-type="string">
            <text:p>24539</text:p>
          </table:table-cell>
          <table:table-cell office:value-type="string">
            <text:p>Conquist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EDRO PIASSI, 173 - JARDIM NOSSA SENHORA DO CARMO</text:p>
          </table:table-cell>
          <table:table-cell office:value-type="string">
            <text:p>25507</text:p>
          </table:table-cell>
          <table:table-cell office:value-type="string">
            <text:p>OCUPA��O PISCIN�O BENTO GUELFI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, 173 - JARDIM NOSSA SENHORA DO CARMO</text:p>
          </table:table-cell>
          <table:table-cell office:value-type="string">
            <text:p>25507</text:p>
          </table:table-cell>
          <table:table-cell office:value-type="string">
            <text:p>OCUPA��O PISCIN�O BENTO GUELFI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AULO BOULROU, 120 - BOX 6 - REAL PARQUE</text:p>
          </table:table-cell>
          <table:table-cell office:value-type="string">
            <text:p>26132</text:p>
          </table:table-cell>
          <table:table-cell office:value-type="string">
            <text:p>REAL PARQUE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ALBERTINA DE MEDEIROS, 1287 - A, VILA DANUBIO AZUL</text:p>
          </table:table-cell>
          <table:table-cell office:value-type="string">
            <text:p>26485</text:p>
          </table:table-cell>
          <table:table-cell office:value-type="string">
            <text:p>VILA PROGRESSO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MANUEL GUILHERME DOS REIS, 491 - PARQUE GRAJA�</text:p>
          </table:table-cell>
          <table:table-cell office:value-type="string">
            <text:p>26123</text:p>
          </table:table-cell>
          <table:table-cell office:value-type="string">
            <text:p>COMUNIDADE DA ILH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DOUTOR DANTE COSTA, 104 - VILA CRIST�LIA</text:p>
          </table:table-cell>
          <table:table-cell office:value-type="string">
            <text:p>26137</text:p>
          </table:table-cell>
          <table:table-cell office:value-type="string">
            <text:p>VILA ARAPU� - HELI�POLIS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Nossa Senhora de Nazar�, 51 - Bairro Cidade Dutra</text:p>
          </table:table-cell>
          <table:table-cell office:value-type="string">
            <text:p>26547</text:p>
          </table:table-cell>
          <table:table-cell office:value-type="string">
            <text:p>CIDADE DUTR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Travessa Canal da Cruz, 01 A - Jardim Limoeiro</text:p>
          </table:table-cell>
          <table:table-cell office:value-type="string">
            <text:p>26484</text:p>
          </table:table-cell>
          <table:table-cell office:value-type="string">
            <text:p>JARDIM LIMOEIRO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MANUEL GUILHERME DOS REIS, 491 - PARQUE GRAJA�</text:p>
          </table:table-cell>
          <table:table-cell office:value-type="string">
            <text:p>26123</text:p>
          </table:table-cell>
          <table:table-cell office:value-type="string">
            <text:p>COMUNIDADE DA ILH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. ANERCY ROCHA, 1502</text:p>
          </table:table-cell>
          <table:table-cell office:value-type="string">
            <text:p>26153</text:p>
          </table:table-cell>
          <table:table-cell office:value-type="string">
            <text:p>NOVA VIT�RIA</text:p>
          </table:table-cell>
          <table:table-cell office:value-type="string">
            <text:p>Nova Vit�ria</text:p>
          </table:table-cell>
        </table:table-row>
        <table:table-row>
          <table:table-cell office:value-type="string">
            <text:p>RUA PEDRO DE MEDEIROS, 521 - VILA BELA</text:p>
          </table:table-cell>
          <table:table-cell office:value-type="string">
            <text:p>26540</text:p>
          </table:table-cell>
          <table:table-cell office:value-type="string">
            <text:p>VILA BEL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SERRA DE CAPIVARU�U, 274 - VILA RENATO</text:p>
          </table:table-cell>
          <table:table-cell office:value-type="string">
            <text:p>26487</text:p>
          </table:table-cell>
          <table:table-cell office:value-type="string">
            <text:p>JARDIM ELB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VIEIRA DE MARTINS, 2A - BRESSER</text:p>
          </table:table-cell>
          <table:table-cell office:value-type="string">
            <text:p>27181</text:p>
          </table:table-cell>
          <table:table-cell office:value-type="string">
            <text:p>Cintra Gordinh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lexandre Benig, altura do n�mero 19</text:p>
          </table:table-cell>
          <table:table-cell office:value-type="string">
            <text:p>27248</text:p>
          </table:table-cell>
          <table:table-cell office:value-type="string">
            <text:p>Morro da Lu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, 26 A - COHAB BRIGADEIRO FARIA LIMA</text:p>
          </table:table-cell>
          <table:table-cell office:value-type="string">
            <text:p>27549</text:p>
          </table:table-cell>
          <table:table-cell office:value-type="string">
            <text:p>Favela CDHU Brasil�nd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UM, JARDIM JOMAR - JARDIM APUAN�</text:p>
          </table:table-cell>
          <table:table-cell office:value-type="string">
            <text:p>27241</text:p>
          </table:table-cell>
          <table:table-cell office:value-type="string">
            <text:p>JARDIM APUAN� - JD. APUAN�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s�  Pereira Cruz, 81 - Parque Bristol</text:p>
          </table:table-cell>
          <table:table-cell office:value-type="string">
            <text:p>27259</text:p>
          </table:table-cell>
          <table:table-cell office:value-type="string">
            <text:p>Passagem 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ESSA ALVORADA DO PORTO, 54</text:p>
          </table:table-cell>
          <table:table-cell office:value-type="string">
            <text:p>27261</text:p>
          </table:table-cell>
          <table:table-cell office:value-type="string">
            <text:p>Porto Velh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�O ANTUNES MACIEL, 720 - PARQUE S�O RAFAEL</text:p>
          </table:table-cell>
          <table:table-cell office:value-type="string">
            <text:p>27615</text:p>
          </table:table-cell>
          <table:table-cell office:value-type="string">
            <text:p>PARQUE S�O RAFA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�lio de Moura Lacerda, 05, Jd Guarani</text:p>
          </table:table-cell>
          <table:table-cell office:value-type="string">
            <text:p>27573</text:p>
          </table:table-cell>
          <table:table-cell office:value-type="string">
            <text:p>JARDIM GUARANI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indamonhangaba, 224</text:p>
          </table:table-cell>
          <table:table-cell office:value-type="string">
            <text:p>27616</text:p>
          </table:table-cell>
          <table:table-cell office:value-type="string">
            <text:p>ILHA DAS COBR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rlos Farias, 525 - Jardim Raposo Tavares</text:p>
          </table:table-cell>
          <table:table-cell office:value-type="string">
            <text:p>27617</text:p>
          </table:table-cell>
          <table:table-cell office:value-type="string">
            <text:p>FAVELA DA PAZ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aulo argentino 900</text:p>
          </table:table-cell>
          <table:table-cell office:value-type="string">
            <text:p>27182</text:p>
          </table:table-cell>
          <table:table-cell office:value-type="string">
            <text:p>City jaragu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cente Franco Tolentino, 45 - Parque Santa Madalena</text:p>
          </table:table-cell>
          <table:table-cell office:value-type="string">
            <text:p>27235</text:p>
          </table:table-cell>
          <table:table-cell office:value-type="string">
            <text:p>Jd Sinh�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cente Franco Tolentino, 45 - Parque Santa Madalena</text:p>
          </table:table-cell>
          <table:table-cell office:value-type="string">
            <text:p>27306</text:p>
          </table:table-cell>
          <table:table-cell office:value-type="string">
            <text:p>PARQUE SANTA MADALEN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. Dr. Guilherme de Abreu Sodr�, 751 - Conj. Res. Prestes Maia</text:p>
          </table:table-cell>
          <table:table-cell office:value-type="string">
            <text:p>27220</text:p>
          </table:table-cell>
          <table:table-cell office:value-type="string">
            <text:p>INACIO MONTEI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lexandre Benig, altura do n�mero 19</text:p>
          </table:table-cell>
          <table:table-cell office:value-type="string">
            <text:p>27248</text:p>
          </table:table-cell>
          <table:table-cell office:value-type="string">
            <text:p>Morro da Lu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RUTA DAS PRINCESAS, 115 - VILA ITAIM</text:p>
          </table:table-cell>
          <table:table-cell office:value-type="string">
            <text:p>27569</text:p>
          </table:table-cell>
          <table:table-cell office:value-type="string">
            <text:p>JARDIM ROMANO / VILA ITAIM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 Antonio Duni, 30  - Patamar 5 - Pro Morar Rio Claro</text:p>
          </table:table-cell>
          <table:table-cell office:value-type="string">
            <text:p>27570</text:p>
          </table:table-cell>
          <table:table-cell office:value-type="string">
            <text:p>Pro Morar Rio Cla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Engenheiro Heitor Eiras Garcia, 7800</text:p>
          </table:table-cell>
          <table:table-cell office:value-type="string">
            <text:p>27225</text:p>
          </table:table-cell>
          <table:table-cell office:value-type="string">
            <text:p>Jardim Esmerald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Natal, 112  jardim papai noel</text:p>
          </table:table-cell>
          <table:table-cell office:value-type="string">
            <text:p>27230</text:p>
          </table:table-cell>
          <table:table-cell office:value-type="string">
            <text:p>Jardim Papai No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�o Henrique da Silva, n� 550, Vlia Jaragu�</text:p>
          </table:table-cell>
          <table:table-cell office:value-type="string">
            <text:p>27318</text:p>
          </table:table-cell>
          <table:table-cell office:value-type="string">
            <text:p>Vila Atlantic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INDAMONHANGABA, 225 - QUINTA DA PAINEIRA</text:p>
          </table:table-cell>
          <table:table-cell office:value-type="string">
            <text:p>27328</text:p>
          </table:table-cell>
          <table:table-cell office:value-type="string">
            <text:p>VILA PRUDENTE - RUA DIAN�POLI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CHOEIRA DAS GRA�AS, 79 - CONJUNTO HABITACIONAL S�TIO CONCEI��O</text:p>
          </table:table-cell>
          <table:table-cell office:value-type="string">
            <text:p>27614</text:p>
          </table:table-cell>
          <table:table-cell office:value-type="string">
            <text:p>CACHOEIRA DAS GRA�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CISCO JOS� ALVES, 185 - CIDADE TIRADENTES</text:p>
          </table:table-cell>
          <table:table-cell office:value-type="string">
            <text:p>27326</text:p>
          </table:table-cell>
          <table:table-cell office:value-type="string">
            <text:p>Vila Paulist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Estr. Canal de Cocaia, 4112 - Grajau, Capela do Socorro</text:p>
          </table:table-cell>
          <table:table-cell office:value-type="string">
            <text:p>27186</text:p>
          </table:table-cell>
          <table:table-cell office:value-type="string">
            <text:p>Comunidade do gaivot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�o Saverio</text:p>
          </table:table-cell>
          <table:table-cell office:value-type="string">
            <text:p>27210</text:p>
          </table:table-cell>
          <table:table-cell office:value-type="string">
            <text:p>Favelas Santo Antonio e S�o Ped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�O ANTUNES MACIEL, 720 - PARQUE S�O RAFAEL</text:p>
          </table:table-cell>
          <table:table-cell office:value-type="string">
            <text:p>27615</text:p>
          </table:table-cell>
          <table:table-cell office:value-type="string">
            <text:p>PARQUE S�O RAFA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TRAVESSA DO LAURO DA BEIRA, 37 - COHAB ADVENTISTA</text:p>
          </table:table-cell>
          <table:table-cell office:value-type="string">
            <text:p>28107</text:p>
          </table:table-cell>
          <table:table-cell office:value-type="string">
            <text:p>COHAB ADVENTIST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FRANCISCO PRISCO, 100 - JARDIM ITAMB�</text:p>
          </table:table-cell>
          <table:table-cell office:value-type="string">
            <text:p>28114</text:p>
          </table:table-cell>
          <table:table-cell office:value-type="string">
            <text:p>MARISTEL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CULTURA POPULAR, 119 - GRAJA�</text:p>
          </table:table-cell>
          <table:table-cell office:value-type="string">
            <text:p>28115</text:p>
          </table:table-cell>
          <table:table-cell office:value-type="string">
            <text:p>GRAJA�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TARDE DE BRISA, JARDIM DO LESTE</text:p>
          </table:table-cell>
          <table:table-cell office:value-type="string">
            <text:p>28121</text:p>
          </table:table-cell>
          <table:table-cell office:value-type="string">
            <text:p>VILA DANDA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OUTOR N�LTON SILVA, 70 - VILA SANTA TERESA</text:p>
          </table:table-cell>
          <table:table-cell office:value-type="string">
            <text:p>28577</text:p>
          </table:table-cell>
          <table:table-cell office:value-type="string">
            <text:p>PITANGUEI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URORA DO NORTE, 167 - JARDIM PIRITUBA</text:p>
          </table:table-cell>
          <table:table-cell office:value-type="string">
            <text:p>28578</text:p>
          </table:table-cell>
          <table:table-cell office:value-type="string">
            <text:p>CH�CARA SONHO AZUL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Emilio Ares, 80 - Jos� Bonifacio</text:p>
          </table:table-cell>
          <table:table-cell office:value-type="string">
            <text:p>28579</text:p>
          </table:table-cell>
          <table:table-cell office:value-type="string">
            <text:p>ITAQUE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rroio Real, 54 - Vila S�o Nicolau</text:p>
          </table:table-cell>
          <table:table-cell office:value-type="string">
            <text:p>28580</text:p>
          </table:table-cell>
          <table:table-cell office:value-type="string">
            <text:p>S�O NICOLAU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ntonio Vitor de Oliveira, 300 - Jardim Copacabana</text:p>
          </table:table-cell>
          <table:table-cell office:value-type="string">
            <text:p>28581</text:p>
          </table:table-cell>
          <table:table-cell office:value-type="string">
            <text:p>TUPI / PINHEIRAL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PRESIDENTE WILSON, 2168</text:p>
          </table:table-cell>
          <table:table-cell office:value-type="string">
            <text:p>28116</text:p>
          </table:table-cell>
          <table:table-cell office:value-type="string">
            <text:p>MOOC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GUARAPIRANGA, 3658</text:p>
          </table:table-cell>
          <table:table-cell office:value-type="string">
            <text:p>28117</text:p>
          </table:table-cell>
          <table:table-cell office:value-type="string">
            <text:p>QUIMILI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Cabral do Nascimento, 82, Alto do Riviera</text:p>
          </table:table-cell>
          <table:table-cell office:value-type="string">
            <text:p>28557</text:p>
          </table:table-cell>
          <table:table-cell office:value-type="string">
            <text:p>ALTO DO RIVIE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r. Nuno Guerne de Almeida, 111</text:p>
          </table:table-cell>
          <table:table-cell office:value-type="string">
            <text:p>28571</text:p>
          </table:table-cell>
          <table:table-cell office:value-type="string">
            <text:p>GRAJA�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Jo�o de Barros 72, Jd. Novo S�o Noberto</text:p>
          </table:table-cell>
          <table:table-cell office:value-type="string">
            <text:p>28582</text:p>
          </table:table-cell>
          <table:table-cell office:value-type="string">
            <text:p>S�O NORBERT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Maria Trevisani, 1002</text:p>
          </table:table-cell>
          <table:table-cell office:value-type="string">
            <text:p>28583</text:p>
          </table:table-cell>
          <table:table-cell office:value-type="string">
            <text:p>VERA CRUZ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Jos� Ferreira Dantas, 06, Jd. Boa Vista</text:p>
          </table:table-cell>
          <table:table-cell office:value-type="string">
            <text:p>28584</text:p>
          </table:table-cell>
          <table:table-cell office:value-type="string">
            <text:p>CH�CARA SANTAN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urora do Norte, 167 - Jardim Pirituba</text:p>
          </table:table-cell>
          <table:table-cell office:value-type="string">
            <text:p>29520</text:p>
          </table:table-cell>
          <table:table-cell office:value-type="string">
            <text:p>PORTO AREI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9521</text:p>
          </table:table-cell>
          <table:table-cell office:value-type="string">
            <text:p>QUIMILI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9522</text:p>
          </table:table-cell>
          <table:table-cell office:value-type="string">
            <text:p>CAI CAI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Travessa do Carteiro,  Jd. S�o Luis</text:p>
          </table:table-cell>
          <table:table-cell office:value-type="string">
            <text:p>29523</text:p>
          </table:table-cell>
          <table:table-cell office:value-type="string">
            <text:p>Jd. Felicidade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NAZIR MIGUEL</text:p>
          </table:table-cell>
          <table:table-cell office:value-type="string">
            <text:p>18124</text:p>
          </table:table-cell>
          <table:table-cell office:value-type="string">
            <text:p>CEU CEI UIRAPURU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CANTOS DO AMANHECER</text:p>
          </table:table-cell>
          <table:table-cell office:value-type="string">
            <text:p>18109</text:p>
          </table:table-cell>
          <table:table-cell office:value-type="string">
            <text:p>CEU CEI CANTOS DO AMANHECER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BARONESA  1120</text:p>
          </table:table-cell>
          <table:table-cell office:value-type="string">
            <text:p>18112</text:p>
          </table:table-cell>
          <table:table-cell office:value-type="string">
            <text:p>CEU CEI GUARAPIRANG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BERNARDO JOSE DE LORENA</text:p>
          </table:table-cell>
          <table:table-cell office:value-type="string">
            <text:p>18104</text:p>
          </table:table-cell>
          <table:table-cell office:value-type="string">
            <text:p>CEU CEI PERU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PERA-MARMELO  226</text:p>
          </table:table-cell>
          <table:table-cell office:value-type="string">
            <text:p>18105</text:p>
          </table:table-cell>
          <table:table-cell office:value-type="string">
            <text:p>CEU CEI PERA MARMEL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HEITOR ANTONIO EIRAS GARCIA ENGENHEIRO 1870</text:p>
          </table:table-cell>
          <table:table-cell office:value-type="string">
            <text:p>18125</text:p>
          </table:table-cell>
          <table:table-cell office:value-type="string">
            <text:p>CEU CEI BUTANT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KENKITI SIMOMOTO</text:p>
          </table:table-cell>
          <table:table-cell office:value-type="string">
            <text:p>18126</text:p>
          </table:table-cell>
          <table:table-cell office:value-type="string">
            <text:p>CEU CEI JAGUARE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JOSE PEDRO DE BORBA  20</text:p>
          </table:table-cell>
          <table:table-cell office:value-type="string">
            <text:p>18113</text:p>
          </table:table-cell>
          <table:table-cell office:value-type="string">
            <text:p>CEU CEI PARELHEIRO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PARECIDA DO TABOADO</text:p>
          </table:table-cell>
          <table:table-cell office:value-type="string">
            <text:p>18102</text:p>
          </table:table-cell>
          <table:table-cell office:value-type="string">
            <text:p>CEU CEI JARDIM PAULISTAN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DOMINGOS TARROSO  101</text:p>
          </table:table-cell>
          <table:table-cell office:value-type="string">
            <text:p>18110</text:p>
          </table:table-cell>
          <table:table-cell office:value-type="string">
            <text:p>CEU CEI VILA RUBI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DANIEL CERRI  1549</text:p>
          </table:table-cell>
          <table:table-cell office:value-type="string">
            <text:p>18103</text:p>
          </table:table-cell>
          <table:table-cell office:value-type="string">
            <text:p>CEU CEI PAZ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LVARENGA</text:p>
          </table:table-cell>
          <table:table-cell office:value-type="string">
            <text:p>18111</text:p>
          </table:table-cell>
          <table:table-cell office:value-type="string">
            <text:p>CEU CEI ALVARENG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RMANDO DE ARRUDA PEREIRA ENGENHEIRO 5080</text:p>
          </table:table-cell>
          <table:table-cell office:value-type="string">
            <text:p>18108</text:p>
          </table:table-cell>
          <table:table-cell office:value-type="string">
            <text:p>CEU CEI CAMINHO DO MAR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RTUR PRIMAVESI PROFESSOR</text:p>
          </table:table-cell>
          <table:table-cell office:value-type="string">
            <text:p>18106</text:p>
          </table:table-cell>
          <table:table-cell office:value-type="string">
            <text:p>CEU CEI PARQUE BRISTOL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FRANCISCA ESPOSITO TONETTI</text:p>
          </table:table-cell>
          <table:table-cell office:value-type="string">
            <text:p>18101</text:p>
          </table:table-cell>
          <table:table-cell office:value-type="string">
            <text:p>CEU CEI JACAN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BARBINOS  111</text:p>
          </table:table-cell>
          <table:table-cell office:value-type="string">
            <text:p>18107</text:p>
          </table:table-cell>
          <table:table-cell office:value-type="string">
            <text:p>CEU CEI MENINO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CONDESSA ELISABETH ROBIANO</text:p>
          </table:table-cell>
          <table:table-cell office:value-type="string">
            <text:p>18115</text:p>
          </table:table-cell>
          <table:table-cell office:value-type="string">
            <text:p>CEU CEI WALTER DE ANDRADE PROF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MANOEL FERREIRA PIRES</text:p>
          </table:table-cell>
          <table:table-cell office:value-type="string">
            <text:p>18114</text:p>
          </table:table-cell>
          <table:table-cell office:value-type="string">
            <text:p>CEU CEI ADELAIDE TERESA LOPES CIMONARI PROF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CLARA PETRELA  113</text:p>
          </table:table-cell>
          <table:table-cell office:value-type="string">
            <text:p>18117</text:p>
          </table:table-cell>
          <table:table-cell office:value-type="string">
            <text:p>CEU CEI ROSA DA CHIN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LUIZ IMPARATO  564</text:p>
          </table:table-cell>
          <table:table-cell office:value-type="string">
            <text:p>18116</text:p>
          </table:table-cell>
          <table:table-cell office:value-type="string">
            <text:p>CEU CEI QUINTA DO SOL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CLAREAR  141</text:p>
          </table:table-cell>
          <table:table-cell office:value-type="string">
            <text:p>18123</text:p>
          </table:table-cell>
          <table:table-cell office:value-type="string">
            <text:p>CEU CEI PARQUE SAO CARLO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ERNESTO SOUZA CRUZ  2171</text:p>
          </table:table-cell>
          <table:table-cell office:value-type="string">
            <text:p>18121</text:p>
          </table:table-cell>
          <table:table-cell office:value-type="string">
            <text:p>CEU CEI AZUL DA COR DO MAR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CURUMATIM  201</text:p>
          </table:table-cell>
          <table:table-cell office:value-type="string">
            <text:p>18122</text:p>
          </table:table-cell>
          <table:table-cell office:value-type="string">
            <text:p>CEU CEI SAO MATEU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FLORES DO JAMBEIRO</text:p>
          </table:table-cell>
          <table:table-cell office:value-type="string">
            <text:p>18119</text:p>
          </table:table-cell>
          <table:table-cell office:value-type="string">
            <text:p>CEU CEI EVANIR APARECIDA HILARIO PROF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TITO MARECHAL 3400</text:p>
          </table:table-cell>
          <table:table-cell office:value-type="string">
            <text:p>18120</text:p>
          </table:table-cell>
          <table:table-cell office:value-type="string">
            <text:p>CEU CEI ANA LUCIA DE HOLANDA GAMBOA PROF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DOS METALURGICOS</text:p>
          </table:table-cell>
          <table:table-cell office:value-type="string">
            <text:p>18118</text:p>
          </table:table-cell>
          <table:table-cell office:value-type="string">
            <text:p>CEU CEI AGUA AZUL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 VERGUEIRO, 1.000</text:p>
          </table:table-cell>
          <table:table-cell office:value-type="string">
            <text:p>18130</text:p>
          </table:table-cell>
          <table:table-cell office:value-type="string">
            <text:p>CENTRO CULTURAL SAO PAULO</text:p>
          </table:table-cell>
          <table:table-cell/>
        </table:table-row>
        <table:table-row>
          <table:table-cell office:value-type="string">
            <text:p>PC FRANCISCO FERREIRA LOPES, 434</text:p>
          </table:table-cell>
          <table:table-cell office:value-type="string">
            <text:p>18131</text:p>
          </table:table-cell>
          <table:table-cell office:value-type="string">
            <text:p>CC DE SANTO AMARO</text:p>
          </table:table-cell>
          <table:table-cell/>
        </table:table-row>
        <table:table-row>
          <table:table-cell office:value-type="string">
            <text:p>AV SAO JOAO, 281</text:p>
          </table:table-cell>
          <table:table-cell office:value-type="string">
            <text:p>18128</text:p>
          </table:table-cell>
          <table:table-cell office:value-type="string">
            <text:p>PRACA DAS ARTES</text:p>
          </table:table-cell>
          <table:table-cell/>
        </table:table-row>
        <table:table-row>
          <table:table-cell office:value-type="string">
            <text:p>AV SANTOS DUMONT, 1.770</text:p>
          </table:table-cell>
          <table:table-cell office:value-type="string">
            <text:p>18127</text:p>
          </table:table-cell>
          <table:table-cell office:value-type="string">
            <text:p>TEATRO ALFREDO MESQUITA</text:p>
          </table:table-cell>
          <table:table-cell/>
        </table:table-row>
        <table:table-row>
          <table:table-cell office:value-type="string">
            <text:p>R DA CONSOLACAO, 94</text:p>
          </table:table-cell>
          <table:table-cell office:value-type="string">
            <text:p>18129</text:p>
          </table:table-cell>
          <table:table-cell office:value-type="string">
            <text:p>BIBLIOTECA MARIO DE ANDRADE</text:p>
          </table:table-cell>
          <table:table-cell/>
        </table:table-row>
        <table:table-row>
          <table:table-cell office:value-type="string">
            <text:p>Rua Euclides de Jesus , 60</text:p>
          </table:table-cell>
          <table:table-cell office:value-type="string">
            <text:p>301547</text:p>
          </table:table-cell>
          <table:table-cell office:value-type="string">
            <text:p>Instituto Esperanca de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Victor Bouquet, 4</text:p>
          </table:table-cell>
          <table:table-cell office:value-type="string">
            <text:p>300524</text:p>
          </table:table-cell>
          <table:table-cell office:value-type="string">
            <text:p>G.R.C.R.Escola de Samba Boemios da Vi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Emb. Macedo Soares, 1018</text:p>
          </table:table-cell>
          <table:table-cell office:value-type="string">
            <text:p>302502</text:p>
          </table:table-cell>
          <table:table-cell office:value-type="string">
            <text:p>Nucleo Espirita Maos Dad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Teodoro Bernardo do Nascimento, 425, Jardim Robru</text:p>
          </table:table-cell>
          <table:table-cell office:value-type="string">
            <text:p>301980</text:p>
          </table:table-cell>
          <table:table-cell office:value-type="string">
            <text:p>Associa??o de Lutas e Promo??o Soci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berania divina s/n</text:p>
          </table:table-cell>
          <table:table-cell office:value-type="string">
            <text:p>301992</text:p>
          </table:table-cell>
          <table:table-cell office:value-type="string">
            <text:p>Uni?o Popular da Vila Simon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lvador do Vale, 09</text:p>
          </table:table-cell>
          <table:table-cell office:value-type="string">
            <text:p>301952</text:p>
          </table:table-cell>
          <table:table-cell office:value-type="string">
            <text:p>Funda??o Comunidade da Gra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o Manoel Alves 59, Vila Itaim</text:p>
          </table:table-cell>
          <table:table-cell office:value-type="string">
            <text:p>300958</text:p>
          </table:table-cell>
          <table:table-cell office:value-type="string">
            <text:p>Centro de Educa??o Popular Ambiental e Integra?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?o Br?s do Sua?u?, 300 cep 08090 290</text:p>
          </table:table-cell>
          <table:table-cell office:value-type="string">
            <text:p>301068</text:p>
          </table:table-cell>
          <table:table-cell office:value-type="string">
            <text:p>ASSOCIACAO BENEFICENTE AMIGOS DO ERICAO - DIVINA A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s? Pereira Cruz, 81, Pq. Bristol</text:p>
          </table:table-cell>
          <table:table-cell office:value-type="string">
            <text:p>300902</text:p>
          </table:table-cell>
          <table:table-cell office:value-type="string">
            <text:p>Associa??o dos Moradores da Vila Cristina e Vila da Pa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t?nio anunziato 57, Jd. Patente</text:p>
          </table:table-cell>
          <table:table-cell office:value-type="string">
            <text:p>300997</text:p>
          </table:table-cell>
          <table:table-cell office:value-type="string">
            <text:p>Clube da Comunidade Jardim Pat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cartun 15B esquina com a rua Maria do carmo</text:p>
          </table:table-cell>
          <table:table-cell office:value-type="string">
            <text:p>301001</text:p>
          </table:table-cell>
          <table:table-cell office:value-type="string">
            <text:p>Ong pilar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Arlindo dos Santos, 31, Jd. Novo Horizonte</text:p>
          </table:table-cell>
          <table:table-cell office:value-type="string">
            <text:p>300876</text:p>
          </table:table-cell>
          <table:table-cell office:value-type="string">
            <text:p>ASSOCIA??O DOS MORADORES DO JARDIM DOS EUCALIPT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as Palmeiras,112/114 - Vargem Grande</text:p>
          </table:table-cell>
          <table:table-cell office:value-type="string">
            <text:p>300865</text:p>
          </table:table-cell>
          <table:table-cell office:value-type="string">
            <text:p>Instituto de Cultura e Cidadania Crescer e Conviv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 Rep?blica de San Marino, 59 - Burgo Paulista</text:p>
          </table:table-cell>
          <table:table-cell office:value-type="string">
            <text:p>300323</text:p>
          </table:table-cell>
          <table:table-cell office:value-type="string">
            <text:p>ONG Amor e Caridade Dr Bezerra de Menez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hea, 150</text:p>
          </table:table-cell>
          <table:table-cell office:value-type="string">
            <text:p>300269</text:p>
          </table:table-cell>
          <table:table-cell office:value-type="string">
            <text:p>Ong Lar da Paz - Casa de Idos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stor Agenor Caldeira Diniz, 495</text:p>
          </table:table-cell>
          <table:table-cell office:value-type="string">
            <text:p>300718</text:p>
          </table:table-cell>
          <table:table-cell office:value-type="string">
            <text:p>Casa do Caminho IRM? SHEI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ijuape n?mero 596 , Jd. Tamoio</text:p>
          </table:table-cell>
          <table:table-cell office:value-type="string">
            <text:p>300260</text:p>
          </table:table-cell>
          <table:table-cell office:value-type="string">
            <text:p>Associa??o Beneficente esportiva apocalips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elho Lousada, 1.000 - Parque Novo Santo Amaro</text:p>
          </table:table-cell>
          <table:table-cell office:value-type="string">
            <text:p>300438</text:p>
          </table:table-cell>
          <table:table-cell office:value-type="string">
            <text:p>Associacao Parque Novo Santo Ama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Herculano Jos? dos Santos, 40B, Morro Doce, CEP 05267-190</text:p>
          </table:table-cell>
          <table:table-cell office:value-type="string">
            <text:p>300557</text:p>
          </table:table-cell>
          <table:table-cell office:value-type="string">
            <text:p>Clube da comunidade coronel Jos? gladiado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poti, 20 - Jardim Aeroporto - S?o Paulo - Cep: 04615-040</text:p>
          </table:table-cell>
          <table:table-cell office:value-type="string">
            <text:p>300424</text:p>
          </table:table-cell>
          <table:table-cell office:value-type="string">
            <text:p>INSTITUTO MUDA BRASI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dreia de Firenze 71</text:p>
          </table:table-cell>
          <table:table-cell office:value-type="string">
            <text:p>300651</text:p>
          </table:table-cell>
          <table:table-cell office:value-type="string">
            <text:p>Associa??o vila nova Pirajussa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fonso Dias 54 Jd Pirauama</text:p>
          </table:table-cell>
          <table:table-cell office:value-type="string">
            <text:p>300150</text:p>
          </table:table-cell>
          <table:table-cell office:value-type="string">
            <text:p>Associa??o dos moradores do Jardim Piracuam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Louren?o Cabreira altura do n?mero 756 cep 04812-010 obs. Na quadra da pra?a Jo?o bei?ola</text:p>
          </table:table-cell>
          <table:table-cell office:value-type="string">
            <text:p>300478</text:p>
          </table:table-cell>
          <table:table-cell office:value-type="string">
            <text:p>Gr?mio recreativo cultural esportivo e social Unidos do Jardim Primave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eonor Alvim,243 Interlagos S?o Paulo</text:p>
          </table:table-cell>
          <table:table-cell office:value-type="string">
            <text:p>300358</text:p>
          </table:table-cell>
          <table:table-cell office:value-type="string">
            <text:p>Instituto Hera Artemisu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mingos Tarroso, 632</text:p>
          </table:table-cell>
          <table:table-cell office:value-type="string">
            <text:p>300419</text:p>
          </table:table-cell>
          <table:table-cell office:value-type="string">
            <text:p>Associa??o de moradores da vila rub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ulg?ncio vertelo 24, Pq. Alto do Rio Bonito</text:p>
          </table:table-cell>
          <table:table-cell office:value-type="string">
            <text:p>300759</text:p>
          </table:table-cell>
          <table:table-cell office:value-type="string">
            <text:p>Inovha instituto nacional de valoriza??o humana, 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S Pedreiros, 74, Cid. Tiradentes</text:p>
          </table:table-cell>
          <table:table-cell office:value-type="string">
            <text:p>300501</text:p>
          </table:table-cell>
          <table:table-cell office:value-type="string">
            <text:p>Associa??o de Capoeira Uni?o Arte e Cultu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mpos do Jord?o, 38, Recanto Alegre</text:p>
          </table:table-cell>
          <table:table-cell office:value-type="string">
            <text:p>300487</text:p>
          </table:table-cell>
          <table:table-cell office:value-type="string">
            <text:p>Associa??o Fam?lia em Foco - Integra??o Social e Educacional 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se alves de sena 120 Jardim iguatemi</text:p>
          </table:table-cell>
          <table:table-cell office:value-type="string">
            <text:p>300853</text:p>
          </table:table-cell>
          <table:table-cell office:value-type="string">
            <text:p>Uni?o pelos Direitos dos Moradores do Jd das Ros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?o Pires Monteiro, 401, S?o Mateus</text:p>
          </table:table-cell>
          <table:table-cell office:value-type="string">
            <text:p>300675</text:p>
          </table:table-cell>
          <table:table-cell office:value-type="string">
            <text:p>IGREJA MINIST?RIO SIQU?M 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strada de Itaquera a Guaianazes, 2782</text:p>
          </table:table-cell>
          <table:table-cell office:value-type="string">
            <text:p>300530</text:p>
          </table:table-cell>
          <table:table-cell office:value-type="string">
            <text:p>Associa??o Beneficente Pero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as Romanzeiras, 114, Ermelino Matarazzo</text:p>
          </table:table-cell>
          <table:table-cell office:value-type="string">
            <text:p>300643</text:p>
          </table:table-cell>
          <table:table-cell office:value-type="string">
            <text:p>Centro de Atendimento e Solidariedade S?o Tiag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utas de Santo Amaro, 65, Heliopolis</text:p>
          </table:table-cell>
          <table:table-cell office:value-type="string">
            <text:p>300428</text:p>
          </table:table-cell>
          <table:table-cell office:value-type="string">
            <text:p>N?cleo Maio (movimento das associa??es independentes organizadas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utas de Santo Amaro, 65 A</text:p>
          </table:table-cell>
          <table:table-cell office:value-type="string">
            <text:p>300253</text:p>
          </table:table-cell>
          <table:table-cell office:value-type="string">
            <text:p>Associa??o radcom Miss?es e cidadania em Heli?poli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ania, 26, Jd. S?o Francisco</text:p>
          </table:table-cell>
          <table:table-cell office:value-type="string">
            <text:p>300164</text:p>
          </table:table-cell>
          <table:table-cell office:value-type="string">
            <text:p>Associa??o de Moradores Nossa Senhora Aparec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odrigues Caldas, 142, Jardim Vera Cruz SP.</text:p>
          </table:table-cell>
          <table:table-cell office:value-type="string">
            <text:p>300655</text:p>
          </table:table-cell>
          <table:table-cell office:value-type="string">
            <text:p>Associa??o Esp?rita O Caminho da Pa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Pra?a Bar?o de Itaqui 685, Vl. Carr?o</text:p>
          </table:table-cell>
          <table:table-cell office:value-type="string">
            <text:p>300499</text:p>
          </table:table-cell>
          <table:table-cell office:value-type="string">
            <text:p>Conselho Coordenador da Entidades Habitacionais de SP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exandre Archipenko, 251</text:p>
          </table:table-cell>
          <table:table-cell office:value-type="string">
            <text:p>300154</text:p>
          </table:table-cell>
          <table:table-cell office:value-type="string">
            <text:p>Associa??o dos Moradores da Vila Andra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aimundo de Paula Freitas  Rua Romualdo de Sousa Brito</text:p>
          </table:table-cell>
          <table:table-cell office:value-type="string">
            <text:p>300155</text:p>
          </table:table-cell>
          <table:table-cell office:value-type="string">
            <text:p>Clube de Maes Alieta -Adjacentes Pq Paulista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ig Boys, 356, Jardim Bartira cep 08152100</text:p>
          </table:table-cell>
          <table:table-cell office:value-type="string">
            <text:p>300355</text:p>
          </table:table-cell>
          <table:table-cell office:value-type="string">
            <text:p>Associa??o Rosa de Saron Cristo e a Solu?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valdo Calabrez, 1647</text:p>
          </table:table-cell>
          <table:table-cell office:value-type="string">
            <text:p>300191</text:p>
          </table:table-cell>
          <table:table-cell office:value-type="string">
            <text:p>Associa??o Comunit?ria Haab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odolfo Albino Silva, 49</text:p>
          </table:table-cell>
          <table:table-cell office:value-type="string">
            <text:p>300035</text:p>
          </table:table-cell>
          <table:table-cell office:value-type="string">
            <text:p>Sociedade Amigos do Jardim S?o Jos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ason Xavier de Barros 185, Jardim das Oliveiras</text:p>
          </table:table-cell>
          <table:table-cell office:value-type="string">
            <text:p>300082</text:p>
          </table:table-cell>
          <table:table-cell office:value-type="string">
            <text:p>Entende CLUBE DE M?ES CORA??O DE JES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fredo Moreira Pinto,  56</text:p>
          </table:table-cell>
          <table:table-cell office:value-type="string">
            <text:p>300299</text:p>
          </table:table-cell>
          <table:table-cell office:value-type="string">
            <text:p>Associa??o dos Empres?rios do Itaim Paulista AEIP 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afael correia da silva 84 - Placa Colorida ONG Esperan?a viva</text:p>
          </table:table-cell>
          <table:table-cell office:value-type="string">
            <text:p>300747</text:p>
          </table:table-cell>
          <table:table-cell office:value-type="string">
            <text:p>Instituto beneficente Recanto da crian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Canal de Tutoia, 12 - A jd.camargo novo - Itaim Paulista</text:p>
          </table:table-cell>
          <table:table-cell office:value-type="string">
            <text:p>300626</text:p>
          </table:table-cell>
          <table:table-cell office:value-type="string">
            <text:p>Associa??o Beneficente CAMARGO NOVO e Adjac?nc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utor Azevedo Lima, 86 - CEP 02238-130 - Jardim Modelo</text:p>
          </table:table-cell>
          <table:table-cell office:value-type="string">
            <text:p>300620</text:p>
          </table:table-cell>
          <table:table-cell office:value-type="string">
            <text:p>Cooperativa amantes da naturez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tim Correia de S? n? 134 - CEP: 08451-090</text:p>
          </table:table-cell>
          <table:table-cell office:value-type="string">
            <text:p>300288</text:p>
          </table:table-cell>
          <table:table-cell office:value-type="string">
            <text:p>Associa??o dos Moradores do Jardim ?ure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:S?o L?zaro de Jerusal?m,  11, Jardim Irene -  Guaianases</text:p>
          </table:table-cell>
          <table:table-cell office:value-type="string">
            <text:p>300226</text:p>
          </table:table-cell>
          <table:table-cell office:value-type="string">
            <text:p>Igreja Assembleia de DEUS Restaurando o Ferido - Projeto Semea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Muzambinho, 221 - American?polis</text:p>
          </table:table-cell>
          <table:table-cell office:value-type="string">
            <text:p>300568</text:p>
          </table:table-cell>
          <table:table-cell office:value-type="string">
            <text:p>Associa??o Esportiva Social Traves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stevan de Araujo Almeida, 674, Parada XV de novembro</text:p>
          </table:table-cell>
          <table:table-cell office:value-type="string">
            <text:p>300412</text:p>
          </table:table-cell>
          <table:table-cell office:value-type="string">
            <text:p>Associa??o faz um idoso feli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ayde de Souza Costa, 612</text:p>
          </table:table-cell>
          <table:table-cell office:value-type="string">
            <text:p>300550</text:p>
          </table:table-cell>
          <table:table-cell office:value-type="string">
            <text:p>Assoados dos Moradores do jardim Redil e Adjac?ncias-VIVAPA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ayde de Souza Costa, 612</text:p>
          </table:table-cell>
          <table:table-cell office:value-type="string">
            <text:p>300268</text:p>
          </table:table-cell>
          <table:table-cell office:value-type="string">
            <text:p>Assoc de defesa e orienta??o ao consumidor/contribuinte de S?o Paulo ADOCC-SP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mpinas do Piaui, 330, CEP 08210-000 - Itaquera</text:p>
          </table:table-cell>
          <table:table-cell office:value-type="string">
            <text:p>300638</text:p>
          </table:table-cell>
          <table:table-cell office:value-type="string">
            <text:p>Associa??o dos Pequenos Pescadores de Assis- APP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ei Francisco, 226. Jardim Helena. Escrit?rio da Ong</text:p>
          </table:table-cell>
          <table:table-cell office:value-type="string">
            <text:p>300811</text:p>
          </table:table-cell>
          <table:table-cell office:value-type="string">
            <text:p>Associa??o Beneficente dos Empregados e Desempregados do Estado de S?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nacio Maciel 311, Vila Jacu?</text:p>
          </table:table-cell>
          <table:table-cell office:value-type="string">
            <text:p>300743</text:p>
          </table:table-cell>
          <table:table-cell office:value-type="string">
            <text:p>casa de cultura afro descendentes filhos de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gelo Antonelli,12- Jardim Auri Verde</text:p>
          </table:table-cell>
          <table:table-cell office:value-type="string">
            <text:p>300456</text:p>
          </table:table-cell>
          <table:table-cell office:value-type="string">
            <text:p>Associa??o Comunit?ria Auri Verde - 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leiades na 126 - Jd Maria Amalia</text:p>
          </table:table-cell>
          <table:table-cell office:value-type="string">
            <text:p>300174</text:p>
          </table:table-cell>
          <table:table-cell office:value-type="string">
            <text:p>Associa??o dos Moradores do Jardim Maria Am?l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?rio Wilches,12 b , Pq. Maria Fernandes</text:p>
          </table:table-cell>
          <table:table-cell office:value-type="string">
            <text:p>300627</text:p>
          </table:table-cell>
          <table:table-cell office:value-type="string">
            <text:p>Associa??o de moradia e habita??o portas abert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ui Barbosa, 647</text:p>
          </table:table-cell>
          <table:table-cell office:value-type="string">
            <text:p>300206</text:p>
          </table:table-cell>
          <table:table-cell office:value-type="string">
            <text:p>Instituto Omindar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elem, numero 4 b, jd. Papai Noel</text:p>
          </table:table-cell>
          <table:table-cell office:value-type="string">
            <text:p>300030</text:p>
          </table:table-cell>
          <table:table-cell office:value-type="string">
            <text:p>Associacao unidos comunitaria do jardim papai no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milio Castro 114, Jardim Damasceno</text:p>
          </table:table-cell>
          <table:table-cell office:value-type="string">
            <text:p>300080</text:p>
          </table:table-cell>
          <table:table-cell office:value-type="string">
            <text:p>Associa??o Familia unida em Cristo - FUE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erafin Augusto Lopes, 63, Jardim Piratininga, Penha CEP 03717-080</text:p>
          </table:table-cell>
          <table:table-cell office:value-type="string">
            <text:p>300572</text:p>
          </table:table-cell>
          <table:table-cell office:value-type="string">
            <text:p>SOCIEDADE BENEFICENTE AMIGOS DO JARDIM PIRATININGA F. 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osa Ch?, 10 - Canga?ba</text:p>
          </table:table-cell>
          <table:table-cell office:value-type="string">
            <text:p>300337</text:p>
          </table:table-cell>
          <table:table-cell office:value-type="string">
            <text:p>Associa??o da Cidade Azul e Adjacentes - ACAAD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Jos? Higino Neves, Na 1624</text:p>
          </table:table-cell>
          <table:table-cell office:value-type="string">
            <text:p>300282</text:p>
          </table:table-cell>
          <table:table-cell office:value-type="string">
            <text:p>Associa??o Grupo de M?es Novo Amanhec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xpedito Ribeiro de Souza, 30, Jd. Paulistano</text:p>
          </table:table-cell>
          <table:table-cell office:value-type="string">
            <text:p>300252</text:p>
          </table:table-cell>
          <table:table-cell office:value-type="string">
            <text:p>Instituto O Pequeno Searei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nterativa, 99,  AP 41 B 05</text:p>
          </table:table-cell>
          <table:table-cell office:value-type="string">
            <text:p>300149</text:p>
          </table:table-cell>
          <table:table-cell office:value-type="string">
            <text:p>ONG NAMASTE ESP?RITA FILHOS DE C?RITAS - NAESFI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o Sammarco, 22, Jardim Nelia</text:p>
          </table:table-cell>
          <table:table-cell office:value-type="string">
            <text:p>300022</text:p>
          </table:table-cell>
          <table:table-cell office:value-type="string">
            <text:p>ASSOCIA??O BENEFICENTE FAZENDA ITAIM - 2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Tancredi, 540, Pq. Paulistano</text:p>
          </table:table-cell>
          <table:table-cell office:value-type="string">
            <text:p>300756</text:p>
          </table:table-cell>
          <table:table-cell office:value-type="string">
            <text:p>Oasis Organiza??o de Assist?ncia Social para Inclus?o 2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Benedita Rodrigues, 184,  05851-280</text:p>
          </table:table-cell>
          <table:table-cell office:value-type="string">
            <text:p>300776</text:p>
          </table:table-cell>
          <table:table-cell office:value-type="string">
            <text:p>Gr?mio Recreativo Cultural Escola de Samba Cacique do Parqu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Am?lia Gouv?ia Andr?, 01, Pq. Sto. Antonio</text:p>
          </table:table-cell>
          <table:table-cell office:value-type="string">
            <text:p>300297</text:p>
          </table:table-cell>
          <table:table-cell office:value-type="string">
            <text:p>Associa??o do Movimento por Moradia Vida Nov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Am?lia Gouveia Andr? 158, Pq. Sto. Antonio</text:p>
          </table:table-cell>
          <table:table-cell office:value-type="string">
            <text:p>300663</text:p>
          </table:table-cell>
          <table:table-cell office:value-type="string">
            <text:p>Associa??o Unidos de campo de fora e Parque Santo Ant?n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rn?lio Z?lia 187 promorar Jd S?o Luiz</text:p>
          </table:table-cell>
          <table:table-cell office:value-type="string">
            <text:p>300464</text:p>
          </table:table-cell>
          <table:table-cell office:value-type="string">
            <text:p>Associa?ao de Moradores da Nova Uni?o Jardim S?a Lui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Nova do Tuparoquera 1750</text:p>
          </table:table-cell>
          <table:table-cell office:value-type="string">
            <text:p>300784</text:p>
          </table:table-cell>
          <table:table-cell office:value-type="string">
            <text:p>ASSOCIA??O DE MORADORES JARDIM LETIC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?o de Santana, 17, Chacara Santana</text:p>
          </table:table-cell>
          <table:table-cell office:value-type="string">
            <text:p>300715</text:p>
          </table:table-cell>
          <table:table-cell office:value-type="string">
            <text:p>UNI?O DE M?ES E FILHOS DO PARQUE SANTO ANTON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Quimili 511</text:p>
          </table:table-cell>
          <table:table-cell office:value-type="string">
            <text:p>300640</text:p>
          </table:table-cell>
          <table:table-cell office:value-type="string">
            <text:p>Associa??o dos Moradores do Jardim Alfre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aspar do Rego Figueiredo,       518 - CEP                     04915-140</text:p>
          </table:table-cell>
          <table:table-cell office:value-type="string">
            <text:p>300605</text:p>
          </table:table-cell>
          <table:table-cell office:value-type="string">
            <text:p>Associa??o dos Amigos de Bairro Daniel Klein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Antonio de Salles Penteado, 224, Jardim Tab?o - Campo Limpo</text:p>
          </table:table-cell>
          <table:table-cell office:value-type="string">
            <text:p>301331</text:p>
          </table:table-cell>
          <table:table-cell office:value-type="string">
            <text:p>INSTITUTO DE BALLET SHIRLEI BENeVID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S?o Vicente de Paula 73, Heliopolis</text:p>
          </table:table-cell>
          <table:table-cell office:value-type="string">
            <text:p>301106</text:p>
          </table:table-cell>
          <table:table-cell office:value-type="string">
            <text:p>Associa??o comercial de Heli?polis e regi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Henry Fuzeli, 49, Pq. Banc?rio</text:p>
          </table:table-cell>
          <table:table-cell office:value-type="string">
            <text:p>301359</text:p>
          </table:table-cell>
          <table:table-cell office:value-type="string">
            <text:p>Mitra Arquidiocesani Vozes da Periferia -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edro de Castro Velho, 349 - Jardim Iva</text:p>
          </table:table-cell>
          <table:table-cell office:value-type="string">
            <text:p>301285</text:p>
          </table:table-cell>
          <table:table-cell office:value-type="string">
            <text:p>ABVC - Associa??o Beneficente Vem Comig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presidente Altino 2858</text:p>
          </table:table-cell>
          <table:table-cell office:value-type="string">
            <text:p>301185</text:p>
          </table:table-cell>
          <table:table-cell office:value-type="string">
            <text:p>Amaje - Moradores do Arei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. ARAUJO DE CASTRO, 127 D, Jd. Peri Alto</text:p>
          </table:table-cell>
          <table:table-cell office:value-type="string">
            <text:p>301319</text:p>
          </table:table-cell>
          <table:table-cell office:value-type="string">
            <text:p>ASSOCIA??O BENEFICIENTE UN??O E GLO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Parque Novo Mundo, na Rua: Arai, 31 - entrada port?o azul</text:p>
          </table:table-cell>
          <table:table-cell office:value-type="string">
            <text:p>301296</text:p>
          </table:table-cell>
          <table:table-cell office:value-type="string">
            <text:p>AGAPE - Associa??o Deus ? De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RNESTINA LONEZ, 34, Jd. Britania, cep 05269-090</text:p>
          </table:table-cell>
          <table:table-cell office:value-type="string">
            <text:p>301363</text:p>
          </table:table-cell>
          <table:table-cell office:value-type="string">
            <text:p>SOCIEDADE AMIGOS DE JARDIM BRITANIA E VILA JARAGUA - SABRIJ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?rmore, 30 - Parque Central</text:p>
          </table:table-cell>
          <table:table-cell office:value-type="string">
            <text:p>301124</text:p>
          </table:table-cell>
          <table:table-cell office:value-type="string">
            <text:p>Institui??o Aquare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: Salve A Mocidade na 110 jardim da conquista -SP</text:p>
          </table:table-cell>
          <table:table-cell office:value-type="string">
            <text:p>301327</text:p>
          </table:table-cell>
          <table:table-cell office:value-type="string">
            <text:p>Igreja Assembleia de Deus Minist?rio Aos P?s do Altissim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S?o Jo?o, 588</text:p>
          </table:table-cell>
          <table:table-cell office:value-type="string">
            <text:p>301337</text:p>
          </table:table-cell>
          <table:table-cell office:value-type="string">
            <text:p>Instituto Clelia Angelon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uque de Caxias, 325 - 1a andar sala 2, Bom Retiro</text:p>
          </table:table-cell>
          <table:table-cell office:value-type="string">
            <text:p>301396</text:p>
          </table:table-cell>
          <table:table-cell office:value-type="string">
            <text:p>Instituto de Desenvolvimento de Projetos Sociais 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Jo?o Martins Eredia, 242 - Ipanema</text:p>
          </table:table-cell>
          <table:table-cell office:value-type="string">
            <text:p>301648</text:p>
          </table:table-cell>
          <table:table-cell office:value-type="string">
            <text:p>Igreja Videira Interlag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H?lio Lobo , 928 - Parque Jabaquara</text:p>
          </table:table-cell>
          <table:table-cell office:value-type="string">
            <text:p>301661</text:p>
          </table:table-cell>
          <table:table-cell office:value-type="string">
            <text:p>Associa??o Brau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Vig?rio Taques Bitencourt, 156 - Santo Amaro</text:p>
          </table:table-cell>
          <table:table-cell office:value-type="string">
            <text:p>301650</text:p>
          </table:table-cell>
          <table:table-cell office:value-type="string">
            <text:p>Igreja Videira Vila das Belez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bel Normando , 122 Marajoara</text:p>
          </table:table-cell>
          <table:table-cell office:value-type="string">
            <text:p>301564</text:p>
          </table:table-cell>
          <table:table-cell office:value-type="string">
            <text:p>Igreja Betesda de S?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agedo ,41 - Graja?</text:p>
          </table:table-cell>
          <table:table-cell office:value-type="string">
            <text:p>301646</text:p>
          </table:table-cell>
          <table:table-cell office:value-type="string">
            <text:p>Igreja Videira do Graja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m Jo?o Maria ,Ogno , 59 - Vila Matilde</text:p>
          </table:table-cell>
          <table:table-cell office:value-type="string">
            <text:p>301545</text:p>
          </table:table-cell>
          <table:table-cell office:value-type="string">
            <text:p>Corpor??o Alian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Carlota 1015 - Vila Esperan?a ( penha)</text:p>
          </table:table-cell>
          <table:table-cell office:value-type="string">
            <text:p>301668</text:p>
          </table:table-cell>
          <table:table-cell office:value-type="string">
            <text:p>Associa??o Moradores do Conjunto Rinc?o - AMCO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 Cangaiba n 1500</text:p>
          </table:table-cell>
          <table:table-cell office:value-type="string">
            <text:p>301663</text:p>
          </table:table-cell>
          <table:table-cell office:value-type="string">
            <text:p>Associa??o de Taekwondo Pr?ncipe da Pa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enedito Leal , 332 - Artur Alvim</text:p>
          </table:table-cell>
          <table:table-cell office:value-type="string">
            <text:p>301568</text:p>
          </table:table-cell>
          <table:table-cell office:value-type="string">
            <text:p>Igreja Primitiva Ato dos Apostol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Antonio Estev?o de Carvalho, 2960 ? Artur Alvim</text:p>
          </table:table-cell>
          <table:table-cell office:value-type="string">
            <text:p>301569</text:p>
          </table:table-cell>
          <table:table-cell office:value-type="string">
            <text:p>Igreja Evang?lica Monte Carme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cos Grotti Vidal, 170 - Jardim Assun??o, S?o Paulo - SP, 03547-030</text:p>
          </table:table-cell>
          <table:table-cell office:value-type="string">
            <text:p>301467</text:p>
          </table:table-cell>
          <table:table-cell office:value-type="string">
            <text:p>Igreja Batista Jd. Assun?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Padre Francisco de Tol?do, 605 - Artur Alvim, S?o Paulo - SP, 03567-000</text:p>
          </table:table-cell>
          <table:table-cell office:value-type="string">
            <text:p>301486</text:p>
          </table:table-cell>
          <table:table-cell office:value-type="string">
            <text:p>PIB Conjunto Habitacional Itaquera 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ur?lio de Campos 204</text:p>
          </table:table-cell>
          <table:table-cell office:value-type="string">
            <text:p>301726</text:p>
          </table:table-cell>
          <table:table-cell office:value-type="string">
            <text:p>Associa??o L?rio do Vale Fazenda da Jut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ula Rosa n? 366 - Pq Santa Madalena</text:p>
          </table:table-cell>
          <table:table-cell office:value-type="string">
            <text:p>301667</text:p>
          </table:table-cell>
          <table:table-cell office:value-type="string">
            <text:p>Associa??o Direitos e Igualdade para tod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Gen. Porf?rio da Paz, 237 - Vila Bancaria</text:p>
          </table:table-cell>
          <table:table-cell office:value-type="string">
            <text:p>301636</text:p>
          </table:table-cell>
          <table:table-cell office:value-type="string">
            <text:p>Comunidade Vida em Vila Ri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Carolina Maria de Jesus, 208 - Vila Tolstoi</text:p>
          </table:table-cell>
          <table:table-cell office:value-type="string">
            <text:p>301637</text:p>
          </table:table-cell>
          <table:table-cell office:value-type="string">
            <text:p>Igreja Batista Fonte ?gua Viv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inistro Modestino Deloy Gibson , 19 Vila Ema</text:p>
          </table:table-cell>
          <table:table-cell office:value-type="string">
            <text:p>301577</text:p>
          </table:table-cell>
          <table:table-cell office:value-type="string">
            <text:p>Comunidade Apost?lica e Prof?tica Peni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Secundino Domingues, 701 - Jardim Independ?ncia</text:p>
          </table:table-cell>
          <table:table-cell office:value-type="string">
            <text:p>301567</text:p>
          </table:table-cell>
          <table:table-cell office:value-type="string">
            <text:p>Igreja Evang?lica Minist?rio Internacional Torre For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Brumado de Minas , 698 - Jd Independ?ncia</text:p>
          </table:table-cell>
          <table:table-cell office:value-type="string">
            <text:p>301641</text:p>
          </table:table-cell>
          <table:table-cell office:value-type="string">
            <text:p>Igreja Batista Renovada Deus ? Fi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Padre Pedro Rota, 408 ? S?o Lucas</text:p>
          </table:table-cell>
          <table:table-cell office:value-type="string">
            <text:p>301570</text:p>
          </table:table-cell>
          <table:table-cell office:value-type="string">
            <text:p>Igreja Evang?lica Counidade de Crist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: Canan?ia 347 Vila Prudente</text:p>
          </table:table-cell>
          <table:table-cell office:value-type="string">
            <text:p>301666</text:p>
          </table:table-cell>
          <table:table-cell office:value-type="string">
            <text:p>Associa??o Cultural e Esportiva de Capoeira Express?o e Ar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Dedo de Deus, 113 - Vila Formosa, S?o Paulo - SP, 03363-100</text:p>
          </table:table-cell>
          <table:table-cell office:value-type="string">
            <text:p>301465</text:p>
          </table:table-cell>
          <table:table-cell office:value-type="string">
            <text:p>Abamsul - PIB Vila Formo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Valdemar D?ria, 44 - Belenzinho, S?o Paulo - SP, 03020-050</text:p>
          </table:table-cell>
          <table:table-cell office:value-type="string">
            <text:p>301581</text:p>
          </table:table-cell>
          <table:table-cell office:value-type="string">
            <text:p>Igreja Batista Unida do Br?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Heliodoro ?bano Pereira, 267</text:p>
          </table:table-cell>
          <table:table-cell office:value-type="string">
            <text:p>301633</text:p>
          </table:table-cell>
          <table:table-cell office:value-type="string">
            <text:p>Associa??o Beneficente Kyri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Mateo Forte, 259 - ?gua Branca,</text:p>
          </table:table-cell>
          <table:table-cell office:value-type="string">
            <text:p>301649</text:p>
          </table:table-cell>
          <table:table-cell office:value-type="string">
            <text:p>Igreja Videira Lap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Dr. Ara?jo de Castro, 445 ? Vila Nova Cachoeirinha</text:p>
          </table:table-cell>
          <table:table-cell office:value-type="string">
            <text:p>301653</text:p>
          </table:table-cell>
          <table:table-cell office:value-type="string">
            <text:p>Casa Apost?lica Renovo e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Jo?o Lopes de Amorim, 607 - Vila Nova Cachoeirinha, S?o Paulo - SP, 02613-050</text:p>
          </table:table-cell>
          <table:table-cell office:value-type="string">
            <text:p>301591</text:p>
          </table:table-cell>
          <table:table-cell office:value-type="string">
            <text:p>Igreja Metodista Vila Nova Cachoeirinha - 3a Regi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ares dos Reis , 19 - Lauzane Paulista</text:p>
          </table:table-cell>
          <table:table-cell office:value-type="string">
            <text:p>301727</text:p>
          </table:table-cell>
          <table:table-cell office:value-type="string">
            <text:p>Assembleia de Deus Lauzane Paulist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Rel?quia, 300 - Jardim das Laranjeiras,</text:p>
          </table:table-cell>
          <table:table-cell office:value-type="string">
            <text:p>301645</text:p>
          </table:table-cell>
          <table:table-cell office:value-type="string">
            <text:p>Igreja Videira Casa Ver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guas Virtuosas , 1177 - Pq Peruche</text:p>
          </table:table-cell>
          <table:table-cell office:value-type="string">
            <text:p>301671</text:p>
          </table:table-cell>
          <table:table-cell office:value-type="string">
            <text:p>Igreja Miss?o El Shadda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General Penha Brasil, 1926 - Vila Nova Cachoeirinha</text:p>
          </table:table-cell>
          <table:table-cell office:value-type="string">
            <text:p>301651</text:p>
          </table:table-cell>
          <table:table-cell office:value-type="string">
            <text:p>Minist?rio Prof?tico Curando Na??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s Sitiantes, 904 - Itaberaba</text:p>
          </table:table-cell>
          <table:table-cell office:value-type="string">
            <text:p>301647</text:p>
          </table:table-cell>
          <table:table-cell office:value-type="string">
            <text:p>Igreja Videira Fregues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El?sio Cordeiro de Siqueira, 910 - Jardim Santo Elias, S?o Paulo - SP, 05136-001</text:p>
          </table:table-cell>
          <table:table-cell office:value-type="string">
            <text:p>301655</text:p>
          </table:table-cell>
          <table:table-cell office:value-type="string">
            <text:p>Igreja Batista Menorah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Gen. Edgar Fac?, 835 - Vila Arcadia,</text:p>
          </table:table-cell>
          <table:table-cell office:value-type="string">
            <text:p>301541</text:p>
          </table:table-cell>
          <table:table-cell office:value-type="string">
            <text:p>Igreja Comunidade da Gra?a- Piritub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alv?o Bueno Trigueirinho, 301 - Jaragu?</text:p>
          </table:table-cell>
          <table:table-cell office:value-type="string">
            <text:p>301652</text:p>
          </table:table-cell>
          <table:table-cell office:value-type="string">
            <text:p>O Brasil para Cristo Jaragu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ilomena Fongaro , 208 Perus</text:p>
          </table:table-cell>
          <table:table-cell office:value-type="string">
            <text:p>301656</text:p>
          </table:table-cell>
          <table:table-cell office:value-type="string">
            <text:p>Igreja Internacional Agap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Tom?s Xavier de Almeida, 10</text:p>
          </table:table-cell>
          <table:table-cell office:value-type="string">
            <text:p>301657</text:p>
          </table:table-cell>
          <table:table-cell office:value-type="string">
            <text:p>O Brasil para Cristo Per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Alfredo Pujol, 242 - Santana, S?o Paulo - SP, 02017-000</text:p>
          </table:table-cell>
          <table:table-cell office:value-type="string">
            <text:p>301588</text:p>
          </table:table-cell>
          <table:table-cell office:value-type="string">
            <text:p>Igreja Batista Betel Santa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Dr. Francisco Ranieri, 115 - Mandaqui, S?o Paulo - SP, 02435-060</text:p>
          </table:table-cell>
          <table:table-cell office:value-type="string">
            <text:p>301582</text:p>
          </table:table-cell>
          <table:table-cell office:value-type="string">
            <text:p>Igreja Batista Filad?lfia em Lauzane Paulist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Ultramarino, 616 - Lauzane Paulista, S?o Paulo - SP, 02441-001</text:p>
          </table:table-cell>
          <table:table-cell office:value-type="string">
            <text:p>301583</text:p>
          </table:table-cell>
          <table:table-cell office:value-type="string">
            <text:p>O Brasil Para Cristo Mandaqu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uaran?sia , 995 - Vila Maria</text:p>
          </table:table-cell>
          <table:table-cell office:value-type="string">
            <text:p>301670</text:p>
          </table:table-cell>
          <table:table-cell office:value-type="string">
            <text:p>Igreja Adventista da Promessa Vila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bo Jo?o Monteiro da Rocha , 448 - Jardim Jap?o</text:p>
          </table:table-cell>
          <table:table-cell office:value-type="string">
            <text:p>301690</text:p>
          </table:table-cell>
          <table:table-cell office:value-type="string">
            <text:p>Escola de Samba Unidos de Vila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ldado Anesio Ant?o Ferreira , 31 - Jardim Jap?o</text:p>
          </table:table-cell>
          <table:table-cell office:value-type="string">
            <text:p>301691</text:p>
          </table:table-cell>
          <table:table-cell office:value-type="string">
            <text:p>Clube da Comunidade Cec?lia Meirel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Galv?o Bueno Trigueirinho, 301 - Jaragu?</text:p>
          </table:table-cell>
          <table:table-cell office:value-type="string">
            <text:p>301632</text:p>
          </table:table-cell>
          <table:table-cell office:value-type="string">
            <text:p>Assembleia de Deus Cana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Jerimanduba, 732 - Jaragu?,</text:p>
          </table:table-cell>
          <table:table-cell office:value-type="string">
            <text:p>301634</text:p>
          </table:table-cell>
          <table:table-cell office:value-type="string">
            <text:p>Associa??o Moradores e Amigos do Jaragu? e Regi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H?lio, 12 - Vila Nova Galv?o</text:p>
          </table:table-cell>
          <table:table-cell office:value-type="string">
            <text:p>301642</text:p>
          </table:table-cell>
          <table:table-cell office:value-type="string">
            <text:p>Igreja Videira Jova Rur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Wilma Fl?r, 516 - Guaianases</text:p>
          </table:table-cell>
          <table:table-cell office:value-type="string">
            <text:p>301537</text:p>
          </table:table-cell>
          <table:table-cell office:value-type="string">
            <text:p>Igreja Comunidade da Gra?a - Cidade Tiradent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r?o Antonio Benfica, 35          ( prox ao CEU In?cio Monteiro)</text:p>
          </table:table-cell>
          <table:table-cell office:value-type="string">
            <text:p>301750</text:p>
          </table:table-cell>
          <table:table-cell office:value-type="string">
            <text:p>associacao de moradores Benfica ambf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Boturussu, 1432 - Parque Boturussu, S?o Paulo - SP, 03802-000</text:p>
          </table:table-cell>
          <table:table-cell office:value-type="string">
            <text:p>301466</text:p>
          </table:table-cell>
          <table:table-cell office:value-type="string">
            <text:p>Igreja Batista da Gra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ubns Galv?o de Fran?a , 363 Ermelino Matarazzo</text:p>
          </table:table-cell>
          <table:table-cell office:value-type="string">
            <text:p>301659</text:p>
          </table:table-cell>
          <table:table-cell office:value-type="string">
            <text:p>Sociedade Amigos do Bairro do Parque Boturuss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Boturussu, 665 - Itaquera</text:p>
          </table:table-cell>
          <table:table-cell office:value-type="string">
            <text:p>301546</text:p>
          </table:table-cell>
          <table:table-cell office:value-type="string">
            <text:p>Igreja Ref?gio em Crist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Manoel Asson , 112 - Vila S?o Francisco</text:p>
          </table:table-cell>
          <table:table-cell office:value-type="string">
            <text:p>301658</text:p>
          </table:table-cell>
          <table:table-cell office:value-type="string">
            <text:p>Esporte Clube Amigos Jardim Tr?s Mar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Francisco Ant?nio Miranda, 219 - Jardim Belem, S?o Paulo - SP, 03809-130</text:p>
          </table:table-cell>
          <table:table-cell office:value-type="string">
            <text:p>301464</text:p>
          </table:table-cell>
          <table:table-cell office:value-type="string">
            <text:p>PIB de Errmelino Matarazz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papebus , 423 - Guaianazes</text:p>
          </table:table-cell>
          <table:table-cell office:value-type="string">
            <text:p>301548</text:p>
          </table:table-cell>
          <table:table-cell office:value-type="string">
            <text:p>Minist?rio Avivamento Betes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Rancho Queimado, 176 - Itaquera, S?o Paulo - SP, 08240-100</text:p>
          </table:table-cell>
          <table:table-cell office:value-type="string">
            <text:p>301469</text:p>
          </table:table-cell>
          <table:table-cell office:value-type="string">
            <text:p>PIB Itaque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pana , 36 - Itaquera</text:p>
          </table:table-cell>
          <table:table-cell office:value-type="string">
            <text:p>301669</text:p>
          </table:table-cell>
          <table:table-cell office:value-type="string">
            <text:p>Igreja Adventista da Promessa Itaque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fonso Saladin , 36 - Itaquera</text:p>
          </table:table-cell>
          <table:table-cell office:value-type="string">
            <text:p>301576</text:p>
          </table:table-cell>
          <table:table-cell office:value-type="string">
            <text:p>Associa??o Nasci para Venc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Lagoa da Barra, 157</text:p>
          </table:table-cell>
          <table:table-cell office:value-type="string">
            <text:p>301540</text:p>
          </table:table-cell>
          <table:table-cell office:value-type="string">
            <text:p>Igreja Comunidade da Gra?a - Jos? Bonif?c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iet?, 164</text:p>
          </table:table-cell>
          <table:table-cell office:value-type="string">
            <text:p>301723</text:p>
          </table:table-cell>
          <table:table-cell office:value-type="string">
            <text:p>Associa??o Clube da Alegria do Jardim Noem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oi?uaiba,239</text:p>
          </table:table-cell>
          <table:table-cell office:value-type="string">
            <text:p>301724</text:p>
          </table:table-cell>
          <table:table-cell office:value-type="string">
            <text:p>Associa??o de Amigos Jardim Hele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Uaranapu, 9</text:p>
          </table:table-cell>
          <table:table-cell office:value-type="string">
            <text:p>301725</text:p>
          </table:table-cell>
          <table:table-cell office:value-type="string">
            <text:p>Associa??o dos amigos Chacara Tr?s Menin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Ten. Laudelino F.do Amaral, 888 - Vila Jacu?</text:p>
          </table:table-cell>
          <table:table-cell office:value-type="string">
            <text:p>301639</text:p>
          </table:table-cell>
          <table:table-cell office:value-type="string">
            <text:p>Igreja O Brasil para Cristo - Jacu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l?r de Cachimbo, 4 - Jardim Santana, S?o Paulo - SP, 08050-040</text:p>
          </table:table-cell>
          <table:table-cell office:value-type="string">
            <text:p>301476</text:p>
          </table:table-cell>
          <table:table-cell office:value-type="string">
            <text:p>Igreja Batista Jd. Santa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Cubas de Mendon?a, 400 - Jardim Iguatemi,</text:p>
          </table:table-cell>
          <table:table-cell office:value-type="string">
            <text:p>301538</text:p>
          </table:table-cell>
          <table:table-cell office:value-type="string">
            <text:p>Igreja Comunidade da Gra?a - Jardim Iguatem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 DOS CRAVOS 117 Pq Flores</text:p>
          </table:table-cell>
          <table:table-cell office:value-type="string">
            <text:p>301662</text:p>
          </table:table-cell>
          <table:table-cell office:value-type="string">
            <text:p>PRIMEIRA IGREJA EVANGELICA BATISTA EM PARQUE DAS FLOR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Forte do Rio Branco, 854 S?o Mateus - Parque S?o Louren?o</text:p>
          </table:table-cell>
          <table:table-cell office:value-type="string">
            <text:p>301542</text:p>
          </table:table-cell>
          <table:table-cell office:value-type="string">
            <text:p>Igreja Comunidade da Gra?a - S?o Mate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Pra?a Dr. Jo?o Pereira Monteiro J?nior, 106 - ?gua Branca,</text:p>
          </table:table-cell>
          <table:table-cell office:value-type="string">
            <text:p>301640</text:p>
          </table:table-cell>
          <table:table-cell office:value-type="string">
            <text:p>Igreja O Brasil para Cristo - Pompe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Pedro Vicente, 98 - Luz,</text:p>
          </table:table-cell>
          <table:table-cell office:value-type="string">
            <text:p>301644</text:p>
          </table:table-cell>
          <table:table-cell office:value-type="string">
            <text:p>Igreja Videira Arm?n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uar do Sert?o, 07, Valo Velho- Cap?o Redondo</text:p>
          </table:table-cell>
          <table:table-cell office:value-type="string">
            <text:p>302162</text:p>
          </table:table-cell>
          <table:table-cell office:value-type="string">
            <text:p>Par?quia S?o Francisco de Assis - 3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Vapabussu, 860, Jardim Aeroporto</text:p>
          </table:table-cell>
          <table:table-cell office:value-type="string">
            <text:p>302332</text:p>
          </table:table-cell>
          <table:table-cell office:value-type="string">
            <text:p>IM ? Jardim Aeroport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da Luz Rodrigues Ramalho, 158, Santa Lucia</text:p>
          </table:table-cell>
          <table:table-cell office:value-type="string">
            <text:p>302337</text:p>
          </table:table-cell>
          <table:table-cell office:value-type="string">
            <text:p>IM ? Jardim ?nge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aparatuba, 588, S?o Jo?o Cl?maco</text:p>
          </table:table-cell>
          <table:table-cell office:value-type="string">
            <text:p>302336</text:p>
          </table:table-cell>
          <table:table-cell office:value-type="string">
            <text:p>IM ? Vila Con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raviola de Heli?polis, 103</text:p>
          </table:table-cell>
          <table:table-cell office:value-type="string">
            <text:p>302309</text:p>
          </table:table-cell>
          <table:table-cell office:value-type="string">
            <text:p>Associa??o Recome?o de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?lvaro Fragoso n? 313 - Vila Independ?ncia - Bairro - Ipiranga</text:p>
          </table:table-cell>
          <table:table-cell office:value-type="string">
            <text:p>302267</text:p>
          </table:table-cell>
          <table:table-cell office:value-type="string">
            <text:p>Uni?o M?tua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o Orat?rio, 4300 - Jardim Guairaca</text:p>
          </table:table-cell>
          <table:table-cell office:value-type="string">
            <text:p>302300</text:p>
          </table:table-cell>
          <table:table-cell office:value-type="string">
            <text:p>Comunidade Evang?lica Korban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celo M?ller, 1405, Jardim Independ?ncia</text:p>
          </table:table-cell>
          <table:table-cell office:value-type="string">
            <text:p>302327</text:p>
          </table:table-cell>
          <table:table-cell office:value-type="string">
            <text:p>IM ? Vila Alpi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eoneta , 84 - Vila Guarani</text:p>
          </table:table-cell>
          <table:table-cell office:value-type="string">
            <text:p>302299</text:p>
          </table:table-cell>
          <table:table-cell office:value-type="string">
            <text:p>Comunidade B?blica Formo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quim Floriano, 1153, Itaim Bibi</text:p>
          </table:table-cell>
          <table:table-cell office:value-type="string">
            <text:p>302335</text:p>
          </table:table-cell>
          <table:table-cell office:value-type="string">
            <text:p>IM ? Itaim Bib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: Jo?o Maur?cio da Costa jubim 322 Cep : 02866-110 Vila Penteado</text:p>
          </table:table-cell>
          <table:table-cell office:value-type="string">
            <text:p>302401</text:p>
          </table:table-cell>
          <table:table-cell office:value-type="string">
            <text:p>ASSOCIA??O MENINOS DA BRA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i?como Della Porta, 349, Jd. Guarani</text:p>
          </table:table-cell>
          <table:table-cell office:value-type="string">
            <text:p>302262</text:p>
          </table:table-cell>
          <table:table-cell office:value-type="string">
            <text:p>ASSOCIA??O BENEFICENTE AQUARE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?o Gon?alo do Abaet?, 468, Jardim Elisa Maria, Brasil?ndia</text:p>
          </table:table-cell>
          <table:table-cell office:value-type="string">
            <text:p>302340</text:p>
          </table:table-cell>
          <table:table-cell office:value-type="string">
            <text:p>IM ? Jardim Elisa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uiz Junqueira Freire, 163, Vila Penteado</text:p>
          </table:table-cell>
          <table:table-cell office:value-type="string">
            <text:p>302326</text:p>
          </table:table-cell>
          <table:table-cell office:value-type="string">
            <text:p>IM ? Vila Pentea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quim Ribeiro, 349</text:p>
          </table:table-cell>
          <table:table-cell office:value-type="string">
            <text:p>302323</text:p>
          </table:table-cell>
          <table:table-cell office:value-type="string">
            <text:p>IM ? Morro Gran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nto Antonio do Amparo, 93, Vila Renato</text:p>
          </table:table-cell>
          <table:table-cell office:value-type="string">
            <text:p>302349</text:p>
          </table:table-cell>
          <table:table-cell office:value-type="string">
            <text:p>IM ? Piritub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ciano Carneiro, 250 ? Trememb?</text:p>
          </table:table-cell>
          <table:table-cell office:value-type="string">
            <text:p>302343</text:p>
          </table:table-cell>
          <table:table-cell office:value-type="string">
            <text:p>IM em Vila Paulista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ilvio Leandro, 19, Vila Maria</text:p>
          </table:table-cell>
          <table:table-cell office:value-type="string">
            <text:p>302329</text:p>
          </table:table-cell>
          <table:table-cell office:value-type="string">
            <text:p>IM ? Vila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ra Kubitscheck, 221, Cj. Hab. Castro Alves</text:p>
          </table:table-cell>
          <table:table-cell office:value-type="string">
            <text:p>302263</text:p>
          </table:table-cell>
          <table:table-cell office:value-type="string">
            <text:p>Centro Comunit?rio Beneficente Conj. Habitacional Castro Alves e Adjac?nc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Utaro Kanai 546,</text:p>
          </table:table-cell>
          <table:table-cell office:value-type="string">
            <text:p>302293</text:p>
          </table:table-cell>
          <table:table-cell office:value-type="string">
            <text:p>Associa??o Atl?tica Cohab Jusceli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General Americano Freire, 300</text:p>
          </table:table-cell>
          <table:table-cell office:value-type="string">
            <text:p>302324</text:p>
          </table:table-cell>
          <table:table-cell office:value-type="string">
            <text:p>IM ? Guaianaz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edro de La Guardia, 106 ? Itaim Paulista</text:p>
          </table:table-cell>
          <table:table-cell office:value-type="string">
            <text:p>302322</text:p>
          </table:table-cell>
          <table:table-cell office:value-type="string">
            <text:p>IM ? Jd. Camargo Nov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Lider, 2995 - Cidade Lider</text:p>
          </table:table-cell>
          <table:table-cell office:value-type="string">
            <text:p>302298</text:p>
          </table:table-cell>
          <table:table-cell office:value-type="string">
            <text:p>Assoc. Igreja Metodista da Terceira Regi?o Eclesi?sti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L?der, 2995</text:p>
          </table:table-cell>
          <table:table-cell office:value-type="string">
            <text:p>302325</text:p>
          </table:table-cell>
          <table:table-cell office:value-type="string">
            <text:p>IM ? Cidade L?d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Alarico B?rgamo, 208</text:p>
          </table:table-cell>
          <table:table-cell office:value-type="string">
            <text:p>302341</text:p>
          </table:table-cell>
          <table:table-cell office:value-type="string">
            <text:p>IM em Itaque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Belarmino Ferreira, 111, Jardim Arisi</text:p>
          </table:table-cell>
          <table:table-cell office:value-type="string">
            <text:p>302334</text:p>
          </table:table-cell>
          <table:table-cell office:value-type="string">
            <text:p>IM ? Jardim Aris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v?ria, 105</text:p>
          </table:table-cell>
          <table:table-cell office:value-type="string">
            <text:p>302330</text:p>
          </table:table-cell>
          <table:table-cell office:value-type="string">
            <text:p>IM ? Jardim Ipanem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agundes, 97, Liberdade</text:p>
          </table:table-cell>
          <table:table-cell office:value-type="string">
            <text:p>302339</text:p>
          </table:table-cell>
          <table:table-cell office:value-type="string">
            <text:p>Catedral Metodista de S?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tajubaquara, 340 - Parais?polis, S?o Paulo - SP</text:p>
          </table:table-cell>
          <table:table-cell office:value-type="string">
            <text:p>302699</text:p>
          </table:table-cell>
          <table:table-cell office:value-type="string">
            <text:p>Associa??o sos fam?lia - Par?quia S?o Jos? Paraisopoli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esembargador Rodrigues Sette, 195</text:p>
          </table:table-cell>
          <table:table-cell office:value-type="string">
            <text:p>302513</text:p>
          </table:table-cell>
          <table:table-cell office:value-type="string">
            <text:p>ASSOCIACAO DE JUDO SENSEI DIVI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uzana de Goes, 72 ? Vila Carolina</text:p>
          </table:table-cell>
          <table:table-cell office:value-type="string">
            <text:p>302633</text:p>
          </table:table-cell>
          <table:table-cell office:value-type="string">
            <text:p>Associa??o Atl?tica Vila Caroli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ambari, 120, Casa verde</text:p>
          </table:table-cell>
          <table:table-cell office:value-type="string">
            <text:p>302577</text:p>
          </table:table-cell>
          <table:table-cell office:value-type="string">
            <text:p>Instituto A??o e Prote?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e?a Pastoral n 57 In?cio Monteiro Cidade Tiradentes - CEP 08472-562.</text:p>
          </table:table-cell>
          <table:table-cell office:value-type="string">
            <text:p>302624</text:p>
          </table:table-cell>
          <table:table-cell office:value-type="string">
            <text:p>Associa??o Le?es Unidos F.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o Estado, 300 - Canind???</text:p>
          </table:table-cell>
          <table:table-cell office:value-type="string">
            <text:p>15100</text:p>
          </table:table-cell>
          <table:table-cell office:value-type="string">
            <text:p>COOPERCAPS - PONTE PEQUENA
2A ENTREG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Capit???o Pacheco e Chaves, 108 - Vila Prudente</text:p>
          </table:table-cell>
          <table:table-cell office:value-type="string">
            <text:p>15105</text:p>
          </table:table-cell>
          <table:table-cell office:value-type="string">
            <text:p>RECIFAVELA
2A ENTREG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RAINHA DA RECICLAGEM
2A ENTREG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la
7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                       8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
9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Rio Madeira, 167</text:p>
          </table:table-cell>
          <table:table-cell office:value-type="string">
            <text:p>26489</text:p>
          </table:table-cell>
          <table:table-cell office:value-type="string">
            <text:p>Vila da Paz
2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
10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Rio Madeira, 167</text:p>
          </table:table-cell>
          <table:table-cell office:value-type="string">
            <text:p>26489</text:p>
          </table:table-cell>
          <table:table-cell office:value-type="string">
            <text:p>Vila da Paz
3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
11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da Mina, 38</text:p>
          </table:table-cell>
          <table:table-cell office:value-type="string">
            <text:p>26543</text:p>
          </table:table-cell>
          <table:table-cell office:value-type="string">
            <text:p>HELI?POLIS
2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 
12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Av. Pires do Rio, 3185 - Vila Progresso, 08240-370</text:p>
          </table:table-cell>
          <table:table-cell office:value-type="string">
            <text:p>28566</text:p>
          </table:table-cell>
          <table:table-cell office:value-type="string">
            <text:p>Amazonas/ Itaque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. Reinaldo Pereira, 1 - Parque Santo Amaro, 04932-340</text:p>
          </table:table-cell>
          <table:table-cell office:value-type="string">
            <text:p>28564</text:p>
          </table:table-cell>
          <table:table-cell office:value-type="string">
            <text:p>Coimb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r. Adalberto Pereira da Fonseca, 60, Pq. Independencia, 05875-250</text:p>
          </table:table-cell>
          <table:table-cell office:value-type="string">
            <text:p>28565</text:p>
          </table:table-cell>
          <table:table-cell office:value-type="string">
            <text:p>Morro do Indi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Guarapiranga, 3658, CEP 04911-005</text:p>
          </table:table-cell>
          <table:table-cell office:value-type="string">
            <text:p>28557</text:p>
          </table:table-cell>
          <table:table-cell office:value-type="string">
            <text:p>Alto do Riviera
2A ENTREG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In?cio dias da Silva s/n, 04913-180</text:p>
          </table:table-cell>
          <table:table-cell office:value-type="string">
            <text:p>28567</text:p>
          </table:table-cell>
          <table:table-cell office:value-type="string">
            <text:p>Figueira grande / M' Boi Mirim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lgard, 05885-680</text:p>
          </table:table-cell>
          <table:table-cell office:value-type="string">
            <text:p>28569</text:p>
          </table:table-cell>
          <table:table-cell office:value-type="string">
            <text:p>Cap???o Redond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Travessa  dos Bochimanos, 36, CEP 05890-470</text:p>
          </table:table-cell>
          <table:table-cell office:value-type="string">
            <text:p>28568</text:p>
          </table:table-cell>
          <table:table-cell office:value-type="string">
            <text:p>Cap???o Redond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Engenheiro Armando de Arruda Pereira, 5275, CEP  04308-001</text:p>
          </table:table-cell>
          <table:table-cell office:value-type="string">
            <text:p>28570</text:p>
          </table:table-cell>
          <table:table-cell office:value-type="string">
            <text:p>Vila Cla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lice candida da Silveira, 159, CEP  04872-050</text:p>
          </table:table-cell>
          <table:table-cell office:value-type="string">
            <text:p>28571</text:p>
          </table:table-cell>
          <table:table-cell office:value-type="string">
            <text:p>Graja?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Pedroso, 111, Bela Vista, 01322-010, Viaduto Pedroso</text:p>
          </table:table-cell>
          <table:table-cell office:value-type="string">
            <text:p>28573</text:p>
          </table:table-cell>
          <table:table-cell office:value-type="string">
            <text:p>Cracolandi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Professor Picarolo, 123, 01332-020, Bela Vista</text:p>
          </table:table-cell>
          <table:table-cell office:value-type="string">
            <text:p>28572</text:p>
          </table:table-cell>
          <table:table-cell office:value-type="string">
            <text:p>Bela Vist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. Itaberba, 4665, Vila Nova Cachoerinha, 02739-000</text:p>
          </table:table-cell>
          <table:table-cell office:value-type="string">
            <text:p>28574</text:p>
          </table:table-cell>
          <table:table-cell office:value-type="string">
            <text:p>Nova Cachoerinh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Francisco Prisco, 100, Jd. Imb???, 05863-110</text:p>
          </table:table-cell>
          <table:table-cell office:value-type="string">
            <text:p>28576</text:p>
          </table:table-cell>
          <table:table-cell office:value-type="string">
            <text:p>Cap???o Redond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In?cio Monteiro, 2131, Cidade Tiradentes, 08474-480</text:p>
          </table:table-cell>
          <table:table-cell office:value-type="string">
            <text:p>28575</text:p>
          </table:table-cell>
          <table:table-cell office:value-type="string">
            <text:p>Souza Ramos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Travessa Sabor de Mim, N? 333</text:p>
          </table:table-cell>
          <table:table-cell office:value-type="string">
            <text:p>23435</text:p>
          </table:table-cell>
          <table:table-cell office:value-type="string">
            <text:p>Comunidade JARDIM DA CONQU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Santo Dias, 12</text:p>
          </table:table-cell>
          <table:table-cell office:value-type="string">
            <text:p>23436</text:p>
          </table:table-cell>
          <table:table-cell office:value-type="string">
            <text:p>S?tio Carambi?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Flor do Pinhal 6 A (prox. Da estrada das lagrimas)</text:p>
          </table:table-cell>
          <table:table-cell office:value-type="string">
            <text:p>23437</text:p>
          </table:table-cell>
          <table:table-cell office:value-type="string">
            <text:p>Flor do Pinhal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Vale do sol, S?o Paulo</text:p>
          </table:table-cell>
          <table:table-cell office:value-type="string">
            <text:p>23438</text:p>
          </table:table-cell>
          <table:table-cell office:value-type="string">
            <text:p>Terra Prometid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Flor do Pinhal 6 A (prox. Da estrada das lagrimas)</text:p>
          </table:table-cell>
          <table:table-cell office:value-type="string">
            <text:p>23437</text:p>
          </table:table-cell>
          <table:table-cell office:value-type="string">
            <text:p>Flor do Pinhal                                              2A ENTREG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Vale do sol, S?o Paulo</text:p>
          </table:table-cell>
          <table:table-cell office:value-type="string">
            <text:p>23438</text:p>
          </table:table-cell>
          <table:table-cell office:value-type="string">
            <text:p>Terra Prometida 2A ENTREG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na Aslan, 999 Parque do engenho</text:p>
          </table:table-cell>
          <table:table-cell office:value-type="string">
            <text:p>23439</text:p>
          </table:table-cell>
          <table:table-cell office:value-type="string">
            <text:p>Olga Benari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Esquivel Navarro, 677</text:p>
          </table:table-cell>
          <table:table-cell office:value-type="string">
            <text:p>23440</text:p>
          </table:table-cell>
          <table:table-cell office:value-type="string">
            <text:p>Rua Esquivel Navarro, 677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da Floresta, 42 - PQ Taipas</text:p>
          </table:table-cell>
          <table:table-cell office:value-type="string">
            <text:p>23441</text:p>
          </table:table-cell>
          <table:table-cell office:value-type="string">
            <text:p>Taipas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rreia Arnau,  22A</text:p>
          </table:table-cell>
          <table:table-cell office:value-type="string">
            <text:p>23442</text:p>
          </table:table-cell>
          <table:table-cell office:value-type="string">
            <text:p>Favela Jardim Cinco de Julh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Santo dias, 12</text:p>
          </table:table-cell>
          <table:table-cell office:value-type="string">
            <text:p>23443</text:p>
          </table:table-cell>
          <table:table-cell office:value-type="string">
            <text:p>Favela da Paz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langanes 78. Jd Vale das virtudes</text:p>
          </table:table-cell>
          <table:table-cell office:value-type="string">
            <text:p>24510</text:p>
          </table:table-cell>
          <table:table-cell office:value-type="string">
            <text:p>Vale das Virtudes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NA LUCIA DE AMICIS, 425 - JARDIM VERA CRUZ - CEP: 04962-140</text:p>
          </table:table-cell>
          <table:table-cell office:value-type="string">
            <text:p>24517</text:p>
          </table:table-cell>
          <table:table-cell office:value-type="string">
            <text:p>Vera Cruz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429</text:p>
          </table:table-cell>
          <table:table-cell office:value-type="string">
            <text:p>Conquista (Norte)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Travessa Vereda Tropical, 287, 08343-565</text:p>
          </table:table-cell>
          <table:table-cell office:value-type="string">
            <text:p>24456</text:p>
          </table:table-cell>
          <table:table-cell office:value-type="string">
            <text:p>Conquista (Leste)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das Tr?s Marias, 809
Cep: 05874 -180</text:p>
          </table:table-cell>
          <table:table-cell office:value-type="string">
            <text:p>24518</text:p>
          </table:table-cell>
          <table:table-cell office:value-type="string">
            <text:p>Jardim dos Rei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cep 08370-530</text:p>
          </table:table-cell>
          <table:table-cell office:value-type="string">
            <text:p>24521</text:p>
          </table:table-cell>
          <table:table-cell office:value-type="string">
            <text:p>Vila Gi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20</text:p>
          </table:table-cell>
          <table:table-cell office:value-type="string">
            <text:p>Santa Mar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22</text:p>
          </table:table-cell>
          <table:table-cell office:value-type="string">
            <text:p>Vila Calu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s? Pinheiro Bezerra, 12</text:p>
          </table:table-cell>
          <table:table-cell office:value-type="string">
            <text:p>24519</text:p>
          </table:table-cell>
          <table:table-cell office:value-type="string">
            <text:p>BELENZINH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Pav?o, 106, Perus</text:p>
          </table:table-cell>
          <table:table-cell office:value-type="string">
            <text:p>24524</text:p>
          </table:table-cell>
          <table:table-cell office:value-type="string">
            <text:p>Conquist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09</text:p>
          </table:table-cell>
          <table:table-cell office:value-type="string">
            <text:p>24523</text:p>
          </table:table-cell>
          <table:table-cell office:value-type="string">
            <text:p>Herculan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491</text:p>
          </table:table-cell>
          <table:table-cell office:value-type="string">
            <text:p>Conquista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ineu Novais, 162</text:p>
          </table:table-cell>
          <table:table-cell office:value-type="string">
            <text:p>24521</text:p>
          </table:table-cell>
          <table:table-cell office:value-type="string">
            <text:p>Vila Gi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cep?08330-360</text:p>
          </table:table-cell>
          <table:table-cell office:value-type="string">
            <text:p>24511</text:p>
          </table:table-cell>
          <table:table-cell office:value-type="string">
            <text:p>Jardim Vila Carr???o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 09</text:p>
          </table:table-cell>
          <table:table-cell office:value-type="string">
            <text:p>24525</text:p>
          </table:table-cell>
          <table:table-cell office:value-type="string">
            <text:p>Morro do ???ndi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Narciso Castelo Branco 13 A</text:p>
          </table:table-cell>
          <table:table-cell office:value-type="string">
            <text:p>24516</text:p>
          </table:table-cell>
          <table:table-cell office:value-type="string">
            <text:p>Jardim Don?ria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26</text:p>
          </table:table-cell>
          <table:table-cell office:value-type="string">
            <text:p>Capel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In?cio Monteiro, 6100</text:p>
          </table:table-cell>
          <table:table-cell office:value-type="string">
            <text:p>24494</text:p>
          </table:table-cell>
          <table:table-cell office:value-type="string">
            <text:p>Vila Yolanda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Pav?o n 106, Perus.</text:p>
          </table:table-cell>
          <table:table-cell office:value-type="string">
            <text:p>24491</text:p>
          </table:table-cell>
          <table:table-cell office:value-type="string">
            <text:p>Recanto dos Humildes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Bernardo Rolim de Moura 270,</text:p>
          </table:table-cell>
          <table:table-cell office:value-type="string">
            <text:p>24499</text:p>
          </table:table-cell>
          <table:table-cell office:value-type="string">
            <text:p>Mirante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al?cio Monroe 34, Taipas</text:p>
          </table:table-cell>
          <table:table-cell office:value-type="string">
            <text:p>24493</text:p>
          </table:table-cell>
          <table:table-cell office:value-type="string">
            <text:p>Parque Taipas
4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146, Parque do Carmo, S???o Paulo-SP, 08265-040, Brasil</text:p>
          </table:table-cell>
          <table:table-cell office:value-type="string">
            <text:p>24508</text:p>
          </table:table-cell>
          <table:table-cell office:value-type="string">
            <text:p>A.E Carvalho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adre Vieira 138, Canind???.</text:p>
          </table:table-cell>
          <table:table-cell office:value-type="string">
            <text:p>24514</text:p>
          </table:table-cell>
          <table:table-cell office:value-type="string">
            <text:p>Canind??? 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Guarapiranga, 3658, 04911-005</text:p>
          </table:table-cell>
          <table:table-cell office:value-type="string">
            <text:p>29514</text:p>
          </table:table-cell>
          <table:table-cell office:value-type="string">
            <text:p>Figueira Grande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. Jos??? Ferreira Dantas, 06, Jardim Boa Vista, 05831-090</text:p>
          </table:table-cell>
          <table:table-cell office:value-type="string">
            <text:p>29513</text:p>
          </table:table-cell>
          <table:table-cell office:value-type="string">
            <text:p>Zacarias Mazel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Guarapiranga, 3658, CEP 04911-005</text:p>
          </table:table-cell>
          <table:table-cell office:value-type="string">
            <text:p>29515</text:p>
          </table:table-cell>
          <table:table-cell office:value-type="string">
            <text:p>Nakamur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Pandalhos, 17, Chac Santa Maria, 05876-100</text:p>
          </table:table-cell>
          <table:table-cell office:value-type="string">
            <text:p>29517</text:p>
          </table:table-cell>
          <table:table-cell office:value-type="string">
            <text:p>Chac Santa Mari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Dona Joaquina Francisca de Paiva, 102, Catumbi / Bel???m 03020-020</text:p>
          </table:table-cell>
          <table:table-cell office:value-type="string">
            <text:p>29511</text:p>
          </table:table-cell>
          <table:table-cell office:value-type="string">
            <text:p>Belenzinho
2A ENTREG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Ribeira Macabira, S?o Paulo</text:p>
          </table:table-cell>
          <table:table-cell office:value-type="string">
            <text:p>29518</text:p>
          </table:table-cell>
          <table:table-cell office:value-type="string">
            <text:p>S???o Nicolau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Inacio Parreiras Neves, 309, Jd. Nakamura, 04942-080</text:p>
          </table:table-cell>
          <table:table-cell office:value-type="string">
            <text:p>29515</text:p>
          </table:table-cell>
          <table:table-cell office:value-type="string">
            <text:p>Nakamura 
2A ENTREG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Eduardo Panade, 180 -</text:p>
          </table:table-cell>
          <table:table-cell office:value-type="string">
            <text:p>11197</text:p>
          </table:table-cell>
          <table:table-cell office:value-type="string">
            <text:p>Morro da USP - 2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duardo Panade, 180 -</text:p>
          </table:table-cell>
          <table:table-cell office:value-type="string">
            <text:p>11197</text:p>
          </table:table-cell>
          <table:table-cell office:value-type="string">
            <text:p>Morro da USP - 3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vid Perez,1187</text:p>
          </table:table-cell>
          <table:table-cell office:value-type="string">
            <text:p>11199</text:p>
          </table:table-cell>
          <table:table-cell office:value-type="string">
            <text:p>Paulist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duardo Panade, 180</text:p>
          </table:table-cell>
          <table:table-cell office:value-type="string">
            <text:p>11197</text:p>
          </table:table-cell>
          <table:table-cell office:value-type="string">
            <text:p>Morro da USP                                          4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eire Brayner, 121 
Heli?polis  04218-901</text:p>
          </table:table-cell>
          <table:table-cell office:value-type="string">
            <text:p>11200</text:p>
          </table:table-cell>
          <table:table-cell office:value-type="string">
            <text:p>Gleba F Heli?polis - 1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eire Brayner, 121 
Heli?polis  04218-901</text:p>
          </table:table-cell>
          <table:table-cell office:value-type="string">
            <text:p>11200</text:p>
          </table:table-cell>
          <table:table-cell office:value-type="string">
            <text:p>Gleba F Heli?polis - 2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Herculano Jos??? dos Santos</text:p>
          </table:table-cell>
          <table:table-cell office:value-type="string">
            <text:p>11093</text:p>
          </table:table-cell>
          <table:table-cell office:value-type="string">
            <text:p>Jardim Arnald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ilas, 76 Jardim Maria Estela
CEP 04181-160</text:p>
          </table:table-cell>
          <table:table-cell office:value-type="string">
            <text:p>11201</text:p>
          </table:table-cell>
          <table:table-cell office:value-type="string">
            <text:p>Jos??? Paulin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oa Vista, 44, s?o paulo</text:p>
          </table:table-cell>
          <table:table-cell office:value-type="string">
            <text:p>11203</text:p>
          </table:table-cell>
          <table:table-cell office:value-type="string">
            <text:p>Cantinho do C???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ilas, 76 Jardim Maria Estela
 04181-160</text:p>
          </table:table-cell>
          <table:table-cell office:value-type="string">
            <text:p>11201</text:p>
          </table:table-cell>
          <table:table-cell office:value-type="string">
            <text:p>Jos??? Paulino
2A ENTREG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e Carlos Heffner, 202</text:p>
          </table:table-cell>
          <table:table-cell office:value-type="string">
            <text:p>11204</text:p>
          </table:table-cell>
          <table:table-cell office:value-type="string">
            <text:p>Nova Grajau 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edra de Bendengo, 11 A- Jardim Monte Belo -Anhanguera</text:p>
          </table:table-cell>
          <table:table-cell office:value-type="string">
            <text:p>11207</text:p>
          </table:table-cell>
          <table:table-cell office:value-type="string">
            <text:p>Jardim Monte Belo/Morro Doc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otiguara, 28- Jardim Jaragu</text:p>
          </table:table-cell>
          <table:table-cell office:value-type="string">
            <text:p>11206</text:p>
          </table:table-cell>
          <table:table-cell office:value-type="string">
            <text:p>S?tio Formig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eixe de prata, 37</text:p>
          </table:table-cell>
          <table:table-cell office:value-type="string">
            <text:p>11208</text:p>
          </table:table-cell>
          <table:table-cell office:value-type="string">
            <text:p>Recanto do So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do Alvarenga, 3878 -</text:p>
          </table:table-cell>
          <table:table-cell office:value-type="string">
            <text:p>11090</text:p>
          </table:table-cell>
          <table:table-cell office:value-type="string">
            <text:p>Neblina/ Leblon
2A ENTREG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ortal Ecol?gico, 11</text:p>
          </table:table-cell>
          <table:table-cell office:value-type="string">
            <text:p>11091</text:p>
          </table:table-cell>
          <table:table-cell office:value-type="string">
            <text:p>Marginal 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rd?o Camargo de Oliveira, 144</text:p>
          </table:table-cell>
          <table:table-cell office:value-type="string">
            <text:p>11209</text:p>
          </table:table-cell>
          <table:table-cell office:value-type="string">
            <text:p>Jardim Ja???an??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de M?Boi Mirim, 130</text:p>
          </table:table-cell>
          <table:table-cell office:value-type="string">
            <text:p>11080</text:p>
          </table:table-cell>
          <table:table-cell office:value-type="string">
            <text:p>Condom?nio Ponte Baixa B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?sio Da Silveira Machado, 441 - Jd. Robru</text:p>
          </table:table-cell>
          <table:table-cell office:value-type="string">
            <text:p>30131</text:p>
          </table:table-cell>
          <table:table-cell office:value-type="string">
            <text:p>SASF Curu???? - Casa Da Fam?lia 2? entreg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lamenda Santos, 2313</text:p>
          </table:table-cell>
          <table:table-cell office:value-type="string">
            <text:p>12143</text:p>
          </table:table-cell>
          <table:table-cell office:value-type="string">
            <text:p>Consulado do Equador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???o de Itapetininga 255, conjunto 104 - Rep?blica</text:p>
          </table:table-cell>
          <table:table-cell office:value-type="string">
            <text:p>12133</text:p>
          </table:table-cell>
          <table:table-cell office:value-type="string">
            <text:p>Associa??????o dos Angolanos  Palanca Negra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??o Teodoro 1052</text:p>
          </table:table-cell>
          <table:table-cell office:value-type="string">
            <text:p>12144</text:p>
          </table:table-cell>
          <table:table-cell office:value-type="string">
            <text:p>Faculdade Latino-Americana de Ci??ncias Sociais (FLACSO)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Br?s da Rocha Cardoso</text:p>
          </table:table-cell>
          <table:table-cell office:value-type="string">
            <text:p>12119</text:p>
          </table:table-cell>
          <table:table-cell office:value-type="string">
            <text:p>Instituto Cigano do Brasi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General Olimpio da Silveira, 427, apto. 801, Santa Cec?lia Cep 0115-001</text:p>
          </table:table-cell>
          <table:table-cell office:value-type="string">
            <text:p>12107</text:p>
          </table:table-cell>
          <table:table-cell office:value-type="string">
            <text:p>Associa??????o Social, Educacional e Cultural Novos Rumos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S???o Joaquim, 179 - Bela Vista
 S???o Paulo</text:p>
          </table:table-cell>
          <table:table-cell office:value-type="string">
            <text:p>12113</text:p>
          </table:table-cell>
          <table:table-cell office:value-type="string">
            <text:p>CEMIR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Carmo, 115</text:p>
          </table:table-cell>
          <table:table-cell office:value-type="string">
            <text:p>12101</text:p>
          </table:table-cell>
          <table:table-cell office:value-type="string">
            <text:p>Africa do Coraca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Parque, 134, Sacom???</text:p>
          </table:table-cell>
          <table:table-cell office:value-type="string">
            <text:p>12132</text:p>
          </table:table-cell>
          <table:table-cell office:value-type="string">
            <text:p>GARMIC - Grupo de Articula??????o para a Conquista da Moradia do Idoso da Capital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 Bonif?cio, 395, S?o Paulo</text:p>
          </table:table-cell>
          <table:table-cell office:value-type="string">
            <text:p>12145</text:p>
          </table:table-cell>
          <table:table-cell office:value-type="string">
            <text:p>Movimento Estadual da Popula??????o em Situa??????o de Ru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?rio, 292</text:p>
          </table:table-cell>
          <table:table-cell office:value-type="string">
            <text:p>12131</text:p>
          </table:table-cell>
          <table:table-cell office:value-type="string">
            <text:p>Pela Vidda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Nothmann, 485 - Campos El?seos</text:p>
          </table:table-cell>
          <table:table-cell office:value-type="string">
            <text:p>12108</text:p>
          </table:table-cell>
          <table:table-cell office:value-type="string">
            <text:p>CAMI 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ra do Sirinhaen, 289, Jardim Guarani</text:p>
          </table:table-cell>
          <table:table-cell office:value-type="string">
            <text:p>12114</text:p>
          </table:table-cell>
          <table:table-cell office:value-type="string">
            <text:p>Grupo Melhor Idade Raz???o e Emo??????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Glic?rio, 225</text:p>
          </table:table-cell>
          <table:table-cell office:value-type="string">
            <text:p>12117</text:p>
          </table:table-cell>
          <table:table-cell office:value-type="string">
            <text:p>Miss???o Paz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Diogo, 834 - Bela Vista</text:p>
          </table:table-cell>
          <table:table-cell office:value-type="string">
            <text:p>12146</text:p>
          </table:table-cell>
          <table:table-cell office:value-type="string">
            <text:p>Servi???o Franciscano de Solidariedade - SEFRA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a Pinto, 423 bom retiro</text:p>
          </table:table-cell>
          <table:table-cell office:value-type="string">
            <text:p>12130</text:p>
          </table:table-cell>
          <table:table-cell office:value-type="string">
            <text:p>Associa??????o Feira Kantuta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 981 , cep 01209001</text:p>
          </table:table-cell>
          <table:table-cell office:value-type="string">
            <text:p>12106</text:p>
          </table:table-cell>
          <table:table-cell office:value-type="string">
            <text:p>Associa??????o Senegalesa S???o Paul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berto Lupo, 521, Parque dos Banc?rios</text:p>
          </table:table-cell>
          <table:table-cell office:value-type="string">
            <text:p>12147</text:p>
          </table:table-cell>
          <table:table-cell office:value-type="string">
            <text:p>Associa??????o Jaime Ab?lio de 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 981 , cep 01209001</text:p>
          </table:table-cell>
          <table:table-cell office:value-type="string">
            <text:p>12106</text:p>
          </table:table-cell>
          <table:table-cell office:value-type="string">
            <text:p>Associa??????o senegalesa 
4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?? de Queiroz Matos, 216, Jd. Grimaldi</text:p>
          </table:table-cell>
          <table:table-cell office:value-type="string">
            <text:p>12134</text:p>
          </table:table-cell>
          <table:table-cell office:value-type="string">
            <text:p>Associa??????o dos Idosos de Sapopemba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rra Brasileira, 265, Cidade Antonio Estev???o de Carvalho</text:p>
          </table:table-cell>
          <table:table-cell office:value-type="string">
            <text:p>12105</text:p>
          </table:table-cell>
          <table:table-cell office:value-type="string">
            <text:p>Associa??????o Beneficente Esporte, Cultura e Lazer Nosso Sonh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Visc. de Parna?ba, 1316 - Mooca, S???o Paulo - SP, 03164-300 Sala das Comunidades</text:p>
          </table:table-cell>
          <table:table-cell office:value-type="string">
            <text:p>12123</text:p>
          </table:table-cell>
          <table:table-cell office:value-type="string">
            <text:p>Presen???a da Am???rica Latina-PAL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27</text:p>
          </table:table-cell>
          <table:table-cell office:value-type="string">
            <text:p>ACILESP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48</text:p>
          </table:table-cell>
          <table:table-cell office:value-type="string">
            <text:p>Cultural Folcl?rica Bol?via Brasil (ACFBB)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Itaqui , 513 - Canind???</text:p>
          </table:table-cell>
          <table:table-cell office:value-type="string">
            <text:p>12104</text:p>
          </table:table-cell>
          <table:table-cell office:value-type="string">
            <text:p>Associa??????o de Residentes   Bolivianos - ADRB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 Nordestina 496, S???o Miguel</text:p>
          </table:table-cell>
          <table:table-cell office:value-type="string">
            <text:p>12149</text:p>
          </table:table-cell>
          <table:table-cell office:value-type="string">
            <text:p>Acesd/ Centro LGBTI Lest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CEP 02649-030</text:p>
          </table:table-cell>
          <table:table-cell office:value-type="string">
            <text:p>12150</text:p>
          </table:table-cell>
          <table:table-cell office:value-type="string">
            <text:p>Associa??????o Ile Ase Ewe Ajase e Caboclo Folha Verd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?? Francisco Chaves, Viela 4, n. 4, Jardim Paulistano, Cep 02812-020</text:p>
          </table:table-cell>
          <table:table-cell office:value-type="string">
            <text:p>12151</text:p>
          </table:table-cell>
          <table:table-cell office:value-type="string">
            <text:p>Il?? As? Ob? Onidaj??? Afonj?, Centro Comunit?rio Nossa Senhora Aparecid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Roland Garros, 1065 A - sala 2 - Vila Medeiros</text:p>
          </table:table-cell>
          <table:table-cell office:value-type="string">
            <text:p>12125</text:p>
          </table:table-cell>
          <table:table-cell office:value-type="string">
            <text:p>Uni???o Brasileira de Mulheres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Pra?a centen?rio, 43 - Casa Verde</text:p>
          </table:table-cell>
          <table:table-cell office:value-type="string">
            <text:p>12141</text:p>
          </table:table-cell>
          <table:table-cell office:value-type="string">
            <text:p>Acesd/ Centro LGBTI Norte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bel Tavares, 1564, Erm. Matarazzo</text:p>
          </table:table-cell>
          <table:table-cell office:value-type="string">
            <text:p>12152</text:p>
          </table:table-cell>
          <table:table-cell office:value-type="string">
            <text:p>CENTRO DE PROMO????O HUMANA LAR VICENTINO ERMELINO MATARAZZO - 2?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irante do Paranapanema, 196, Vila Banc?ria Munhoz, Cep 02758-040</text:p>
          </table:table-cell>
          <table:table-cell office:value-type="string">
            <text:p>12102</text:p>
          </table:table-cell>
          <table:table-cell office:value-type="string">
            <text:p>Templo de Umbanda Anjo Divino Salvador
5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Itauna, 673 - S?o paulo</text:p>
          </table:table-cell>
          <table:table-cell office:value-type="string">
            <text:p>12137</text:p>
          </table:table-cell>
          <table:table-cell office:value-type="string">
            <text:p>Unas/ Centro LGBTI Sul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arcisa Am?lia, 73, Lim???o, Cep 02558-020</text:p>
          </table:table-cell>
          <table:table-cell office:value-type="string">
            <text:p>12109</text:p>
          </table:table-cell>
          <table:table-cell office:value-type="string">
            <text:p>Casar???o Brasil - Associa??????o LGBTI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eolano?Durant, 30?(pr?ximo a Rua Cidade de Bagd?)</text:p>
          </table:table-cell>
          <table:table-cell office:value-type="string">
            <text:p>12103</text:p>
          </table:table-cell>
          <table:table-cell office:value-type="string">
            <text:p>Associa??????o Conquistando Um Espa???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uis Augusto Paschoal, 22</text:p>
          </table:table-cell>
          <table:table-cell office:value-type="string">
            <text:p>12112</text:p>
          </table:table-cell>
          <table:table-cell office:value-type="string">
            <text:p>Centro Comunit?rio e Social do Jardim Lourdes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 Paulo Guilguer Reimberg, 7003, Ch?cara Santo Amaro, 04858-570</text:p>
          </table:table-cell>
          <table:table-cell office:value-type="string">
            <text:p>12138</text:p>
          </table:table-cell>
          <table:table-cell office:value-type="string">
            <text:p>Associa??????o Beneficente Guilhermina Maria de Jesus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da barragem, s?o paulo</text:p>
          </table:table-cell>
          <table:table-cell office:value-type="string">
            <text:p>12139</text:p>
          </table:table-cell>
          <table:table-cell office:value-type="string">
            <text:p>Associa??????o Comunit?ria Marlene Moreira de Orienta??????o Cultural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r. Mario de Campos 191 (pr?ximo a Rua Cidade de Bagd?)??</text:p>
          </table:table-cell>
          <table:table-cell office:value-type="string">
            <text:p>12116</text:p>
          </table:table-cell>
          <table:table-cell office:value-type="string">
            <text:p>Par?quia S???o Bent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??o Roman Wirkus, 53 - Rio Pequeno</text:p>
          </table:table-cell>
          <table:table-cell office:value-type="string">
            <text:p>12153</text:p>
          </table:table-cell>
          <table:table-cell office:value-type="string">
            <text:p>Instituto Social Cativei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</text:p>
          </table:table-cell>
          <table:table-cell office:value-type="string">
            <text:p>12143</text:p>
          </table:table-cell>
          <table:table-cell office:value-type="string">
            <text:p>Consulado do Equador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???o de Itapetininga, 255 - Conjunto 104 - Rep?blica</text:p>
          </table:table-cell>
          <table:table-cell office:value-type="string">
            <text:p>12133</text:p>
          </table:table-cell>
          <table:table-cell office:value-type="string">
            <text:p>Associa??????o dos Angolanos em S???o Paulo Palanca Negra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erqueira Cesar, 185 - Santo Amaro</text:p>
          </table:table-cell>
          <table:table-cell office:value-type="string">
            <text:p>12154</text:p>
          </table:table-cell>
          <table:table-cell office:value-type="string">
            <text:p>Associa??????o Cultural Corrente Libertador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??o Teodoro, 1052</text:p>
          </table:table-cell>
          <table:table-cell office:value-type="string">
            <text:p>12135</text:p>
          </table:table-cell>
          <table:table-cell office:value-type="string">
            <text:p>FLACSO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ibero Badar?, 425 - Centro Hist?rico</text:p>
          </table:table-cell>
          <table:table-cell office:value-type="string">
            <text:p>14186</text:p>
          </table:table-cell>
          <table:table-cell office:value-type="string">
            <text:p>Secretaria Municipal da Pessoa com Defici??ncia - SMPE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 LUIZ CARLOS GENTILE DE LAET, 1736</text:p>
          </table:table-cell>
          <table:table-cell office:value-type="string">
            <text:p>14167</text:p>
          </table:table-cell>
          <table:table-cell office:value-type="string">
            <text:p>NAIS - RECANTO NOSSA SENHORA DE LOUR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dolfo Samuel, 14 - Parque Mandaqui CEP 02418-100</text:p>
          </table:table-cell>
          <table:table-cell office:value-type="string">
            <text:p>30189</text:p>
          </table:table-cell>
          <table:table-cell office:value-type="string">
            <text:p>APMDFESP - Associa??????o dos Policiais Militares Portadores de Defici??ncia dos Estado de S???o Paul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odesia, 234 - Sumarezinho</text:p>
          </table:table-cell>
          <table:table-cell office:value-type="string">
            <text:p>30191</text:p>
          </table:table-cell>
          <table:table-cell office:value-type="string">
            <text:p>Lado b da Vil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?o Salom?o, 27</text:p>
          </table:table-cell>
          <table:table-cell office:value-type="string">
            <text:p>14133</text:p>
          </table:table-cell>
          <table:table-cell office:value-type="string">
            <text:p>UNADEF - Uni???o Nacional de Deficientes F?sicos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anuel List, 96 - Ch?cara Fl?rida</text:p>
          </table:table-cell>
          <table:table-cell office:value-type="string">
            <text:p>14192</text:p>
          </table:table-cell>
          <table:table-cell office:value-type="string">
            <text:p>Associa??????o Beneficente Guainumb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?o Salom?o, 27</text:p>
          </table:table-cell>
          <table:table-cell office:value-type="string">
            <text:p>14133</text:p>
          </table:table-cell>
          <table:table-cell office:value-type="string">
            <text:p>UNADEF - Uni???o Nacional de Deficientes F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anuel List, 96 - Ch?cara Fl?rida</text:p>
          </table:table-cell>
          <table:table-cell office:value-type="string">
            <text:p>14192</text:p>
          </table:table-cell>
          <table:table-cell office:value-type="string">
            <text:p>Associa??????o Beneficente Guainumbi
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Luiz Pires de Minas, 716 Jd Imperador CEP 03933-070</text:p>
          </table:table-cell>
          <table:table-cell office:value-type="string">
            <text:p>14194</text:p>
          </table:table-cell>
          <table:table-cell office:value-type="string">
            <text:p>INSTITUTO MATER DEI DAS PEQUENAS IRM?S MISSION???R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. Brotero, 338 - Barra Funda</text:p>
          </table:table-cell>
          <table:table-cell office:value-type="string">
            <text:p>14108</text:p>
          </table:table-cell>
          <table:table-cell office:value-type="string">
            <text:p>LARAMARA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ao Pinto de Oliveira 104 Jd Guarani Brasilandia</text:p>
          </table:table-cell>
          <table:table-cell office:value-type="string">
            <text:p>14193</text:p>
          </table:table-cell>
          <table:table-cell office:value-type="string">
            <text:p>NAB - NUCLEO ASSISTENCIAL VILA BRASIL?ND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ob?lia, 59 - Jd Prud??ncia</text:p>
          </table:table-cell>
          <table:table-cell office:value-type="string">
            <text:p>14195</text:p>
          </table:table-cell>
          <table:table-cell office:value-type="string">
            <text:p>Associa??????o Beneficente Parsif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nsenhor Bas?lio Pereira, 115 
04343-090 - Jabaquara - S???o Paulo/SP</text:p>
          </table:table-cell>
          <table:table-cell office:value-type="string">
            <text:p>14138</text:p>
          </table:table-cell>
          <table:table-cell office:value-type="string">
            <text:p>Associa??????o de Surdos do Estado de S. Paulo - VEM SONHAR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ibero Badar?, 425 - Centro Hist?rico</text:p>
          </table:table-cell>
          <table:table-cell office:value-type="string">
            <text:p>14186</text:p>
          </table:table-cell>
          <table:table-cell office:value-type="string">
            <text:p>Secretaria Municipal da Pessoa com Defici??ncia - SMPE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mpante, 100</text:p>
          </table:table-cell>
          <table:table-cell office:value-type="string">
            <text:p>14136</text:p>
          </table:table-cell>
          <table:table-cell office:value-type="string">
            <text:p>Super M???es Especiais - 3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svaldo de Souza Pinto n?211 A - Morro Doce - Jd Anhanguera 
 05267220 (Igreja Nossa Senhora das Gra???as)</text:p>
          </table:table-cell>
          <table:table-cell office:value-type="string">
            <text:p>14104</text:p>
          </table:table-cell>
          <table:table-cell office:value-type="string">
            <text:p>IPDA - Instituto de Pessoas com Defici??ncia do Anhanguera - 3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ibero Badar?, 425 - Centro Hist?rico</text:p>
          </table:table-cell>
          <table:table-cell office:value-type="string">
            <text:p>14186</text:p>
          </table:table-cell>
          <table:table-cell office:value-type="string">
            <text:p>Secretaria Municipal da Pessoa com Defici??ncia - SMPE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?o Salom?o, 27</text:p>
          </table:table-cell>
          <table:table-cell office:value-type="string">
            <text:p>14133</text:p>
          </table:table-cell>
          <table:table-cell office:value-type="string">
            <text:p>UNADEF, Uni???o Nacional dos Deficientes F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?pios, 338 - Mirand?polis</text:p>
          </table:table-cell>
          <table:table-cell office:value-type="string">
            <text:p>14140</text:p>
          </table:table-cell>
          <table:table-cell office:value-type="string">
            <text:p>CADEVI - Clube de Apoio ao Deficiente Visual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Morvan Dias de Figueiredo, 2.801 - Vila Guilherme (Marginal Tiet??, ao lado do Makro Atacadista)</text:p>
          </table:table-cell>
          <table:table-cell office:value-type="string">
            <text:p>14164</text:p>
          </table:table-cell>
          <table:table-cell office:value-type="string">
            <text:p>ABADS - Associa??????o Brasileira de Assist??ncia e Desenvolvimento Social
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jor Maragliano, 241 - Vila Mariana (entrada do Hospital Dia - Departamento de Psiquiaria da Unifesp) procurar por Luciene Redondo</text:p>
          </table:table-cell>
          <table:table-cell office:value-type="string">
            <text:p>14199</text:p>
          </table:table-cell>
          <table:table-cell office:value-type="string">
            <text:p>Programa Inseri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avap???s, 1123 - Cambuci - CEP 01519-000</text:p>
          </table:table-cell>
          <table:table-cell office:value-type="string">
            <text:p>14147</text:p>
          </table:table-cell>
          <table:table-cell office:value-type="string">
            <text:p>AMA - Associa??????o de Amigos do Autista - Cambuc?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odovia Fern???o Dias, Km: 82- Parque Edu Chaves- S???o Paulo- SP. Cep: 02284-000</text:p>
          </table:table-cell>
          <table:table-cell office:value-type="string">
            <text:p>14102</text:p>
          </table:table-cell>
          <table:table-cell office:value-type="string">
            <text:p>Casa de David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 Bosque 855 - Barra Funda</text:p>
          </table:table-cell>
          <table:table-cell office:value-type="string">
            <text:p>14106</text:p>
          </table:table-cell>
          <table:table-cell office:value-type="string">
            <text:p>FIC - Fraternidade Irm??? Clara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Instituto Canto de Luz - 3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 142 - Artur Alvim. CEP: 03567030</text:p>
          </table:table-cell>
          <table:table-cell office:value-type="string">
            <text:p>14202</text:p>
          </table:table-cell>
          <table:table-cell office:value-type="string">
            <text:p>Associa??????o Mulheres em A??????o - 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???sar Zama, 257 - CEP: 02406-030 - Mandaqui - S???o Paulo (em frente ao edificio Gabriela)</text:p>
          </table:table-cell>
          <table:table-cell office:value-type="string">
            <text:p>14201</text:p>
          </table:table-cell>
          <table:table-cell office:value-type="string">
            <text:p>AUMA - Associa??????o dos Amigos da Crian???a Autista - 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Edgar Ruzzant, 561 casa 07 - Jardim Brasil</text:p>
          </table:table-cell>
          <table:table-cell office:value-type="string">
            <text:p>14206</text:p>
          </table:table-cell>
          <table:table-cell office:value-type="string">
            <text:p>ABRETE Associa??????o Brasileira de S?ndrome de Rett -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???nego Vicente Miguel Marino, 572 Barra Funda</text:p>
          </table:table-cell>
          <table:table-cell office:value-type="string">
            <text:p>14207</text:p>
          </table:table-cell>
          <table:table-cell office:value-type="string">
            <text:p>P???rolas do Bom Jesus - Casa 1 e 2 -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s Sim???es, 90 - Vila Suzano</text:p>
          </table:table-cell>
          <table:table-cell office:value-type="string">
            <text:p>14185</text:p>
          </table:table-cell>
          <table:table-cell office:value-type="string">
            <text:p>Instituto Contemplo - Educa??????o, Sa?de e Longevidade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ip?, 87 - Vila Leopoldina CEP 05089-001 (Perto do Extra do Anhanguera)</text:p>
          </table:table-cell>
          <table:table-cell office:value-type="string">
            <text:p>14180</text:p>
          </table:table-cell>
          <table:table-cell office:value-type="string">
            <text:p>Gente Feliz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lacete das ???guias, 753 - Vila Alexandria</text:p>
          </table:table-cell>
          <table:table-cell office:value-type="string">
            <text:p>14491</text:p>
          </table:table-cell>
          <table:table-cell office:value-type="string">
            <text:p>Instituto Gabi - 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Jardim Jap???o, 1029 - Jd Brasil</text:p>
          </table:table-cell>
          <table:table-cell office:value-type="string">
            <text:p>14169</text:p>
          </table:table-cell>
          <table:table-cell office:value-type="string">
            <text:p>Projeto Abra???a Edu Chaves - 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Luiz Pires de Minas, 716 Jd Imperador CEP 03933-070</text:p>
          </table:table-cell>
          <table:table-cell office:value-type="string">
            <text:p>14194</text:p>
          </table:table-cell>
          <table:table-cell office:value-type="string">
            <text:p>Instituto Mater Dei Das Pequenas Irm???s Mission?rias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incesa Isabel, 548 Brooklin CEP 04601-001</text:p>
          </table:table-cell>
          <table:table-cell office:value-type="string">
            <text:p>14111</text:p>
          </table:table-cell>
          <table:table-cell office:value-type="string">
            <text:p>ABRACE - Associa??????o Brasileira para o Adolescente e a Crian???a Especial -  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Zicardi, 420 - Jardim An?lia Franco</text:p>
          </table:table-cell>
          <table:table-cell office:value-type="string">
            <text:p>14129</text:p>
          </table:table-cell>
          <table:table-cell office:value-type="string">
            <text:p>LEMDA - Lar M???e do Divino Amor 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n?cio Cervantes, 630 - Parque Ip??. CEP: 05572-000</text:p>
          </table:table-cell>
          <table:table-cell office:value-type="string">
            <text:p>14107</text:p>
          </table:table-cell>
          <table:table-cell office:value-type="string">
            <text:p>Lar Ternura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dilon Chaves, 39 Jardim Nazar??? - Itaim Paulista CEP 08150-560</text:p>
          </table:table-cell>
          <table:table-cell office:value-type="string">
            <text:p>14120</text:p>
          </table:table-cell>
          <table:table-cell office:value-type="string">
            <text:p>Instituto Severino Fabrian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D?rio Ribeiro, 1386 - S?o Paulo</text:p>
          </table:table-cell>
          <table:table-cell office:value-type="string">
            <text:p>14208</text:p>
          </table:table-cell>
          <table:table-cell office:value-type="string">
            <text:p>Casa Jesus Amor e Caridade (Larzinho) -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oefgren, 2109 - Vila Clementino</text:p>
          </table:table-cell>
          <table:table-cell office:value-type="string">
            <text:p>14124</text:p>
          </table:table-cell>
          <table:table-cell office:value-type="string">
            <text:p>Instituto J??? Clemente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iruna, 1762 - Planalto Paulista</text:p>
          </table:table-cell>
          <table:table-cell office:value-type="string">
            <text:p>14139</text:p>
          </table:table-cell>
          <table:table-cell office:value-type="string">
            <text:p>Instituto RAFA - Instituto de Reabilita??????o e Apoio ???s fam?lias de Autistas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Altenfelder Silva, 55 - Vila Lageado</text:p>
          </table:table-cell>
          <table:table-cell office:value-type="string">
            <text:p>14109</text:p>
          </table:table-cell>
          <table:table-cell office:value-type="string">
            <text:p>Projeto Crian???a Feliz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Milagres, 48 - Parque Pirajussara</text:p>
          </table:table-cell>
          <table:table-cell office:value-type="string">
            <text:p>14209</text:p>
          </table:table-cell>
          <table:table-cell office:value-type="string">
            <text:p>ADEVEB - Associa??????o Deficientes Visuais Evang???licos Brasil -                                    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Satelite, 298/308 - S???o Mathues - CEP 08330-480</text:p>
          </table:table-cell>
          <table:table-cell office:value-type="string">
            <text:p>14159</text:p>
          </table:table-cell>
          <table:table-cell office:value-type="string">
            <text:p>ILPI - Institui??????o de Longa Permanencia para Idosos S???o Mateus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Clemente Pereira 286 - Ipiranga</text:p>
          </table:table-cell>
          <table:table-cell office:value-type="string">
            <text:p>14158</text:p>
          </table:table-cell>
          <table:table-cell office:value-type="string">
            <text:p>ADEFAV- Centro de Refer??ncia nas ?reas da Surdocegueira, Defici??ncia M?ltipla e Defici??ncia Visual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Desembargador Pedro Augusto do Amaral 103</text:p>
          </table:table-cell>
          <table:table-cell office:value-type="string">
            <text:p>14156</text:p>
          </table:table-cell>
          <table:table-cell office:value-type="string">
            <text:p>Associa??????o Comunitaria Dos Moradores Da Cidade Kemel Itaim Paulista E Ajacencias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Diogo Garcia 254 - Parque Boa Esperan???a</text:p>
          </table:table-cell>
          <table:table-cell office:value-type="string">
            <text:p>14143</text:p>
          </table:table-cell>
          <table:table-cell office:value-type="string">
            <text:p>Comunidade Cantinho da Paz II -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Embaixador Ildefonso Falc???o, 90 - S???o Mateus - Cep 03964-020</text:p>
          </table:table-cell>
          <table:table-cell office:value-type="string">
            <text:p>14162</text:p>
          </table:table-cell>
          <table:table-cell office:value-type="string">
            <text:p>Resid??ncia Inclusiva S???o Mateus II - Associa??????o Comunit?ria e Beneficente Padre Jos??? Augusto Machado Moreira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Irara 255 -Cidade A E Carvalho -CEP: 08220-200</text:p>
          </table:table-cell>
          <table:table-cell office:value-type="string">
            <text:p>14161</text:p>
          </table:table-cell>
          <table:table-cell office:value-type="string">
            <text:p>Associa??????o Beneficente Comunit?ria Educar Para Vida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J?lio C???sar Moreira, 274 - Jd. Rodolfo Pirani</text:p>
          </table:table-cell>
          <table:table-cell office:value-type="string">
            <text:p>14154</text:p>
          </table:table-cell>
          <table:table-cell office:value-type="string">
            <text:p>Comunidade Cantinho da Paz III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Baltazar Lisboa n? 180 - Vila Mariana</text:p>
          </table:table-cell>
          <table:table-cell office:value-type="string">
            <text:p>14141</text:p>
          </table:table-cell>
          <table:table-cell office:value-type="string">
            <text:p>Grupo Brasil de Apoio ao Surdocego e ao M?ltiplo Deficiente Sensorial -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Conde de Iraj?, 131,?S?o Paulo</text:p>
          </table:table-cell>
          <table:table-cell office:value-type="string">
            <text:p>14157</text:p>
          </table:table-cell>
          <table:table-cell office:value-type="string">
            <text:p>Instituto Escuta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Sabia Laranjeira , 758 - CEP 08081160 - S???o miguel Paulista</text:p>
          </table:table-cell>
          <table:table-cell office:value-type="string">
            <text:p>14145</text:p>
          </table:table-cell>
          <table:table-cell office:value-type="string">
            <text:p>Associa??????o Sempre Juntos -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Av Gabriela Mistral, 635 - Penha, S???o Paulo - SP - 03701-010</text:p>
          </table:table-cell>
          <table:table-cell office:value-type="string">
            <text:p>14174</text:p>
          </table:table-cell>
          <table:table-cell office:value-type="string">
            <text:p>Associa??????o Batista da Penha -                   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: Baetinga, 99 - Brooklin</text:p>
          </table:table-cell>
          <table:table-cell office:value-type="string">
            <text:p>14153</text:p>
          </table:table-cell>
          <table:table-cell office:value-type="string">
            <text:p>AAEB - Associa??????o de Amigos dos Excepcionais do Brooklin -               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Luiz Geraldo da Silva, 220
Vila Regente Feijo CEP 03345-060</text:p>
          </table:table-cell>
          <table:table-cell office:value-type="string">
            <text:p>14144</text:p>
          </table:table-cell>
          <table:table-cell office:value-type="string">
            <text:p>Lar Shekina -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Ven?ncio Aires, 793, casa 3, Vila Pomp???ia, 05024-030</text:p>
          </table:table-cell>
          <table:table-cell office:value-type="string">
            <text:p>14160</text:p>
          </table:table-cell>
          <table:table-cell office:value-type="string">
            <text:p>Instituto de Artes e Educa??????o de Rodas para o Ar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Curema , 661 - Vila Santo Henrique</text:p>
          </table:table-cell>
          <table:table-cell office:value-type="string">
            <text:p>30190</text:p>
          </table:table-cell>
          <table:table-cell office:value-type="string">
            <text:p>Associa??????o de Moradores da Vila Santo Henrique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: Coronel Carlos Dourado - Vila Marilene - Guaianzes</text:p>
          </table:table-cell>
          <table:table-cell office:value-type="string">
            <text:p>14152</text:p>
          </table:table-cell>
          <table:table-cell office:value-type="string">
            <text:p>Movimento Sao Paulo Inclui - 3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Afonso Porto 142 - Artur Alvim - CEP 03567-030</text:p>
          </table:table-cell>
          <table:table-cell office:value-type="string">
            <text:p>14176</text:p>
          </table:table-cell>
          <table:table-cell office:value-type="string">
            <text:p>Associa??????o Messagesoul - 2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Eug???nio Darodes - 32 - Itaim Paulista - CEP 08121-620</text:p>
          </table:table-cell>
          <table:table-cell office:value-type="string">
            <text:p>14172</text:p>
          </table:table-cell>
          <table:table-cell office:value-type="string">
            <text:p>Associa??????o Nego Nag??? - 2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Guararapes, 864 -Brooklin - CEP 04561-001</text:p>
          </table:table-cell>
          <table:table-cell office:value-type="string">
            <text:p>14171</text:p>
          </table:table-cell>
          <table:table-cell office:value-type="string">
            <text:p>ADID - Associa??????o para o Desenvolvimento integral do Down - 2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Afonso de Carvalho, 16 - Vila Progresso - CEP 02978-040</text:p>
          </table:table-cell>
          <table:table-cell office:value-type="string">
            <text:p>14196</text:p>
          </table:table-cell>
          <table:table-cell office:value-type="string">
            <text:p>Instituto Saci -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Carlos Vivaldi, 575- S???o Matheus - CEP 03965-030</text:p>
          </table:table-cell>
          <table:table-cell office:value-type="string">
            <text:p>14197</text:p>
          </table:table-cell>
          <table:table-cell office:value-type="string">
            <text:p>Resid??ncia Inclusiva S???o Mateus II - Associa??????o Comunit?ria e Beneficente Padre Jos??? Augusto Machado Moreira (CASA 2 ) - 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03959-000</text:p>
          </table:table-cell>
          <table:table-cell office:value-type="string">
            <text:p>14198</text:p>
          </table:table-cell>
          <table:table-cell office:value-type="string">
            <text:p>Resid??ncia Inclusiva S???o Mateus I  - 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. dos Junquilhos, 480 - Vila Alpina, S???o Paulo - SP, 03204-040</text:p>
          </table:table-cell>
          <table:table-cell office:value-type="string">
            <text:p>14168</text:p>
          </table:table-cell>
          <table:table-cell office:value-type="string">
            <text:p>Associa??????o Brasileira de Epilepsia
3A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das Pitombeiras, 296 - Vila Parque Jabaquara - CEP 04321-160</text:p>
          </table:table-cell>
          <table:table-cell office:value-type="string">
            <text:p>14200</text:p>
          </table:table-cell>
          <table:table-cell office:value-type="string">
            <text:p>ADD Associa??????o Desportiva para Deficientes -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Afonso Porto 142 - Artur Alvim - CEP 03567-030</text:p>
          </table:table-cell>
          <table:table-cell office:value-type="string">
            <text:p>14203</text:p>
          </table:table-cell>
          <table:table-cell office:value-type="string">
            <text:p>Semeando o Amanha - 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Jos??? Miguel Ackel, 280 - Vila Granada</text:p>
          </table:table-cell>
          <table:table-cell office:value-type="string">
            <text:p>14204</text:p>
          </table:table-cell>
          <table:table-cell office:value-type="string">
            <text:p>Associa??????o Com Mais Amor - 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Manuel da Maia, 131 - Parque Am???rica - CEP: 04822-120</text:p>
          </table:table-cell>
          <table:table-cell office:value-type="string">
            <text:p>14205</text:p>
          </table:table-cell>
          <table:table-cell office:value-type="string">
            <text:p>Comunidade Nova Civiliza??????o "Comunidade Cidad???"
2A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Av Cruzeiro do Sul, 3350 Santana</text:p>
          </table:table-cell>
          <table:table-cell office:value-type="string">
            <text:p>18134</text:p>
          </table:table-cell>
          <table:table-cell office:value-type="string">
            <text:p>Sipatei sindicato dos permission?rio ambulantes e trabalhadores na economia informal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Av Cruzeiro do Sul, 3350 Santana</text:p>
          </table:table-cell>
          <table:table-cell office:value-type="string">
            <text:p>18141</text:p>
          </table:table-cell>
          <table:table-cell office:value-type="string">
            <text:p>Uniao Nacional Trabalhadores Camelos, Ambulantes e Feirantes do Brasil - Unicab SP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 Arlindo Cola???o, 32 centro de S???o Miguel Paulista SP</text:p>
          </table:table-cell>
          <table:table-cell office:value-type="string">
            <text:p>18133</text:p>
          </table:table-cell>
          <table:table-cell office:value-type="string">
            <text:p>Sinpesp S???o Miguel Paulista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8136</text:p>
          </table:table-cell>
          <table:table-cell office:value-type="string">
            <text:p>Ambulantes imigrantes do centro/ Imigrantes Mama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 Miller, 488, sala 11 Br?s SP CEP 03011-010</text:p>
          </table:table-cell>
          <table:table-cell office:value-type="string">
            <text:p>18137</text:p>
          </table:table-cell>
          <table:table-cell office:value-type="string">
            <text:p>Associa??????o  dos Ambulantes do Br?s e da capital de SP - Abrasp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Frei Francisco De Sampaio 333 . Travessa da Ant???nio Gil</text:p>
          </table:table-cell>
          <table:table-cell office:value-type="string">
            <text:p>18144</text:p>
          </table:table-cell>
          <table:table-cell office:value-type="string">
            <text:p>Ambulantes da Concei??????o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General Carneiro 231, 4? andar, sala 43 S???o Paulo</text:p>
          </table:table-cell>
          <table:table-cell office:value-type="string">
            <text:p>18138</text:p>
          </table:table-cell>
          <table:table-cell office:value-type="string">
            <text:p>SODEVIBRA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Guaianazes, 45, Campos El?sios   CEP 01204-000</text:p>
          </table:table-cell>
          <table:table-cell office:value-type="string">
            <text:p>18135</text:p>
          </table:table-cell>
          <table:table-cell office:value-type="string">
            <text:p>Associa??????o Jaciara/Unicab SP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Pedro Piassi, 173</text:p>
          </table:table-cell>
          <table:table-cell office:value-type="string">
            <text:p>25507</text:p>
          </table:table-cell>
          <table:table-cell office:value-type="string">
            <text:p>Ocupa??????o Piscin???o Bento Guelfi
7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, 173</text:p>
          </table:table-cell>
          <table:table-cell office:value-type="string">
            <text:p>25507</text:p>
          </table:table-cell>
          <table:table-cell office:value-type="string">
            <text:p>Ocupa??????o Piscin???o Bento Guelfi
8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Av. Ernesto Souza Cruz, 757 - Jardim Vila Nova, S???o Paulo - SP, 08225-380</text:p>
          </table:table-cell>
          <table:table-cell office:value-type="string">
            <text:p>25508</text:p>
          </table:table-cell>
          <table:table-cell office:value-type="string">
            <text:p>Agua Vermelh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??????o Piscin???o Bento Guelfi 
9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Vale do Rio Doce, 26 A</text:p>
          </table:table-cell>
          <table:table-cell office:value-type="string">
            <text:p>27549</text:p>
          </table:table-cell>
          <table:table-cell office:value-type="string">
            <text:p>Favela CDHU Brasil??ndia
7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ernardo Antunes Rolim,  n? 12</text:p>
          </table:table-cell>
          <table:table-cell office:value-type="string">
            <text:p>27237</text:p>
          </table:table-cell>
          <table:table-cell office:value-type="string">
            <text:p>Jardim Laranjeiras  - 2?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</text:p>
          </table:table-cell>
          <table:table-cell office:value-type="string">
            <text:p>27195</text:p>
          </table:table-cell>
          <table:table-cell office:value-type="string">
            <text:p>Cruzeirinh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outort Nuno Guerner de Almeida, 184,</text:p>
          </table:table-cell>
          <table:table-cell office:value-type="string">
            <text:p>27308</text:p>
          </table:table-cell>
          <table:table-cell office:value-type="string">
            <text:p>COMUNIDADE TOC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Jacar??? 320 A</text:p>
          </table:table-cell>
          <table:table-cell office:value-type="string">
            <text:p>27551</text:p>
          </table:table-cell>
          <table:table-cell office:value-type="string">
            <text:p>Favela Barra do Jacar???.                          7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Jacar??? 320 A</text:p>
          </table:table-cell>
          <table:table-cell office:value-type="string">
            <text:p>27551</text:p>
          </table:table-cell>
          <table:table-cell office:value-type="string">
            <text:p>Favela Barra do Jacar???                                              8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l?udio ghirelli 559, s?o paulo</text:p>
          </table:table-cell>
          <table:table-cell office:value-type="string">
            <text:p>27552</text:p>
          </table:table-cell>
          <table:table-cell office:value-type="string">
            <text:p>Favela do P?
5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,     26 A.</text:p>
          </table:table-cell>
          <table:table-cell office:value-type="string">
            <text:p>27549</text:p>
          </table:table-cell>
          <table:table-cell office:value-type="string">
            <text:p>Favela CDHU Brasil??ndia
8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ACARAIPE, 224</text:p>
          </table:table-cell>
          <table:table-cell office:value-type="string">
            <text:p>27222</text:p>
          </table:table-cell>
          <table:table-cell office:value-type="string">
            <text:p>Jacaraip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choeira das Gar???as, 79 Cohab Sitio Concei??????o. -  -</text:p>
          </table:table-cell>
          <table:table-cell office:value-type="string">
            <text:p>27614</text:p>
          </table:table-cell>
          <table:table-cell office:value-type="string">
            <text:p>Cachoeira das Gar???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quina paiva 41,?S?o Paulo</text:p>
          </table:table-cell>
          <table:table-cell office:value-type="string">
            <text:p>27612</text:p>
          </table:table-cell>
          <table:table-cell office:value-type="string">
            <text:p>rua joaquina paiva 41 e corti???os pr?ximos 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</text:p>
          </table:table-cell>
          <table:table-cell office:value-type="string">
            <text:p>27224</text:p>
          </table:table-cell>
          <table:table-cell office:value-type="string">
            <text:p>Jd. Celeste -                                            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cisco Jose Alves, 194 - Cidade Tiradentes</text:p>
          </table:table-cell>
          <table:table-cell office:value-type="string">
            <text:p>27326</text:p>
          </table:table-cell>
          <table:table-cell office:value-type="string">
            <text:p>Vila Paulista 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de Barros, 76, Barra Funda</text:p>
          </table:table-cell>
          <table:table-cell office:value-type="string">
            <text:p>27173</text:p>
          </table:table-cell>
          <table:table-cell office:value-type="string">
            <text:p>Brasilandia B2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de Barros, 76, Barra Funda</text:p>
          </table:table-cell>
          <table:table-cell office:value-type="string">
            <text:p>27199</text:p>
          </table:table-cell>
          <table:table-cell office:value-type="string">
            <text:p>Escad???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de Barros, 76, Barra Funda</text:p>
          </table:table-cell>
          <table:table-cell office:value-type="string">
            <text:p>27565</text:p>
          </table:table-cell>
          <table:table-cell office:value-type="string">
            <text:p>Rua Lavradio - diverso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de Barros, 76, Barra Funda</text:p>
          </table:table-cell>
          <table:table-cell office:value-type="string">
            <text:p>27566</text:p>
          </table:table-cell>
          <table:table-cell office:value-type="string">
            <text:p>Rua Lopes Chaves - diverso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m?lia Cordeli Cardenuto 40 S???o Mateus</text:p>
          </table:table-cell>
          <table:table-cell office:value-type="string">
            <text:p>27183</text:p>
          </table:table-cell>
          <table:table-cell office:value-type="string">
            <text:p>Vergueirinho / Divineia 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RUTA DAS PRINCESAS, 115</text:p>
          </table:table-cell>
          <table:table-cell office:value-type="string">
            <text:p>27569</text:p>
          </table:table-cell>
          <table:table-cell office:value-type="string">
            <text:p>JARDIM ROMANO/ V. ITAIM
3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. Dr. Guilherme de Abreu Sodr???, 751 - Conj. Res. Prestes Maia</text:p>
          </table:table-cell>
          <table:table-cell office:value-type="string">
            <text:p>27220</text:p>
          </table:table-cell>
          <table:table-cell office:value-type="string">
            <text:p>Inacio  Monteirov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. Vicente Franco Tolentino, 45 - Parque Santa Madalena,</text:p>
          </table:table-cell>
          <table:table-cell office:value-type="string">
            <text:p>27306</text:p>
          </table:table-cell>
          <table:table-cell office:value-type="string">
            <text:p>Parque Santa Madalena
3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TOLOMEU, 900, SOCORRO</text:p>
          </table:table-cell>
          <table:table-cell office:value-type="string">
            <text:p>27165</text:p>
          </table:table-cell>
          <table:table-cell office:value-type="string">
            <text:p>Comunidade Pantana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R.  AM?NCIO DOMINGUES BUENO, 18 A</text:p>
          </table:table-cell>
          <table:table-cell office:value-type="string">
            <text:p>27567</text:p>
          </table:table-cell>
          <table:table-cell office:value-type="string">
            <text:p>VILA RUBI
3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???o Saverio</text:p>
          </table:table-cell>
          <table:table-cell office:value-type="string">
            <text:p>27209</text:p>
          </table:table-cell>
          <table:table-cell office:value-type="string">
            <text:p>Favela Paulo Roberto Trivelli
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indamonhangaba, 224</text:p>
          </table:table-cell>
          <table:table-cell office:value-type="string">
            <text:p>27328</text:p>
          </table:table-cell>
          <table:table-cell office:value-type="string">
            <text:p>Vila Pruden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RUTA DAS PRINCESAS, 115</text:p>
          </table:table-cell>
          <table:table-cell office:value-type="string">
            <text:p>27569</text:p>
          </table:table-cell>
          <table:table-cell office:value-type="string">
            <text:p>JARDIM ROMANO / VILA ITAIM
4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???o Saverio</text:p>
          </table:table-cell>
          <table:table-cell office:value-type="string">
            <text:p>27209</text:p>
          </table:table-cell>
          <table:table-cell office:value-type="string">
            <text:p>Favela Paulo Roberto Trivelli - 3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lameda Eduardo Prado - Campos El?seos, S???o Paulo - SP, 01218-011</text:p>
          </table:table-cell>
          <table:table-cell office:value-type="string">
            <text:p>301374</text:p>
          </table:table-cell>
          <table:table-cell office:value-type="string">
            <text:p>Favela do Moinho (SP Sem Fom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ldeia dos Machacalis, Jardim Etelvina</text:p>
          </table:table-cell>
          <table:table-cell office:value-type="string">
            <text:p>301374</text:p>
          </table:table-cell>
          <table:table-cell office:value-type="string">
            <text:p>Comunidade Morro do Acerto (institu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Alcantara Machado, 3402</text:p>
          </table:table-cell>
          <table:table-cell office:value-type="string">
            <text:p>301374</text:p>
          </table:table-cell>
          <table:table-cell office:value-type="string">
            <text:p>Guadalajara (Associa??????o Laudato S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Celso Garcia, 1724</text:p>
          </table:table-cell>
          <table:table-cell office:value-type="string">
            <text:p>301374</text:p>
          </table:table-cell>
          <table:table-cell office:value-type="string">
            <text:p>Comunidade Celso Garcia (Associa??????o Laudato S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Inajar de Souza, 6955</text:p>
          </table:table-cell>
          <table:table-cell office:value-type="string">
            <text:p>301374</text:p>
          </table:table-cell>
          <table:table-cell office:value-type="string">
            <text:p>Jardim dos Francos (M???os na Massa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Manoel Bandeira 211</text:p>
          </table:table-cell>
          <table:table-cell office:value-type="string">
            <text:p>301374</text:p>
          </table:table-cell>
          <table:table-cell office:value-type="string">
            <text:p>Comunidades Linha, Nove e Cingapura Madeirite (Pastoral de Rua Irm???os em Crist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Anace</text:p>
          </table:table-cell>
          <table:table-cell office:value-type="string">
            <text:p>301374</text:p>
          </table:table-cell>
          <table:table-cell office:value-type="string">
            <text:p>Favela do Rebou???as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Assis Ribeiro</text:p>
          </table:table-cell>
          <table:table-cell office:value-type="string">
            <text:p>301374</text:p>
          </table:table-cell>
          <table:table-cell office:value-type="string">
            <text:p>Comunidade do Piratininga - S???o Francisco (Institu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Souza Ramos, 150</text:p>
          </table:table-cell>
          <table:table-cell office:value-type="string">
            <text:p>301374</text:p>
          </table:table-cell>
          <table:table-cell office:value-type="string">
            <text:p>Comunidade Souza Ramos/Tiradentes (Institi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ntrada : Rua Antenor de Oliveira e Silva - 376</text:p>
          </table:table-cell>
          <table:table-cell office:value-type="string">
            <text:p>301374</text:p>
          </table:table-cell>
          <table:table-cell office:value-type="string">
            <text:p>Jardim dos Francos (Comunidade do Gato Preto)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strada do Iguatemi</text:p>
          </table:table-cell>
          <table:table-cell office:value-type="string">
            <text:p>301374</text:p>
          </table:table-cell>
          <table:table-cell office:value-type="string">
            <text:p>Comunidade Pedreira (Institu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Pra?a Dante Maron</text:p>
          </table:table-cell>
          <table:table-cell office:value-type="string">
            <text:p>301374</text:p>
          </table:table-cell>
          <table:table-cell office:value-type="string">
            <text:p>Esmaga Sap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da Independ?ncia</text:p>
          </table:table-cell>
          <table:table-cell office:value-type="string">
            <text:p>301374</text:p>
          </table:table-cell>
          <table:table-cell office:value-type="string">
            <text:p>Ocupa??????o Sete (SP Sem fom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Rolando Curti - Vila Clara, cep  04413-010</text:p>
          </table:table-cell>
          <table:table-cell office:value-type="string">
            <text:p>301374</text:p>
          </table:table-cell>
          <table:table-cell office:value-type="string">
            <text:p>Vila Clara (Jabaquara) (SDP Sem Fom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Vila da Paz, Alvarenga S/N</text:p>
          </table:table-cell>
          <table:table-cell office:value-type="string">
            <text:p>301374</text:p>
          </table:table-cell>
          <table:table-cell office:value-type="string">
            <text:p>Sitio Joaninh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t???nio Frederico 738</text:p>
          </table:table-cell>
          <table:table-cell office:value-type="string">
            <text:p>301374</text:p>
          </table:table-cell>
          <table:table-cell office:value-type="string">
            <text:p>Vila carioca (Projeto Abayom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perib??? - Parque Edu Chaves</text:p>
          </table:table-cell>
          <table:table-cell office:value-type="string">
            <text:p>301374</text:p>
          </table:table-cell>
          <table:table-cell office:value-type="string">
            <text:p>Comunidade Mimosa - Ja???ana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pucarana</text:p>
          </table:table-cell>
          <table:table-cell office:value-type="string">
            <text:p>301374</text:p>
          </table:table-cell>
          <table:table-cell office:value-type="string">
            <text:p>Comunidade do Vista Alegre (Institu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ch?ngelo Archina, 587 - Cidade S???o Mateus, S???o Paulo - SP, 03960-010</text:p>
          </table:table-cell>
          <table:table-cell office:value-type="string">
            <text:p>301374</text:p>
          </table:table-cell>
          <table:table-cell office:value-type="string">
            <text:p>Comunidade S???o Matheus ( Instituto Human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r???o de Jaguara, 13</text:p>
          </table:table-cell>
          <table:table-cell office:value-type="string">
            <text:p>301374</text:p>
          </table:table-cell>
          <table:table-cell office:value-type="string">
            <text:p>F?brica 5 (Associa??????o Laudato S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pit???o Jo???o Noranha, 208 Mandaqui</text:p>
          </table:table-cell>
          <table:table-cell office:value-type="string">
            <text:p>301374</text:p>
          </table:table-cell>
          <table:table-cell office:value-type="string">
            <text:p>Projeto de Incentivo ???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?nego Vicente Miguel Marino, 660</text:p>
          </table:table-cell>
          <table:table-cell office:value-type="string">
            <text:p>301374</text:p>
          </table:table-cell>
          <table:table-cell office:value-type="string">
            <text:p>Ocupa??????o (Associa??????o Beneficente Anjos da cidad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 boqueirao</text:p>
          </table:table-cell>
          <table:table-cell office:value-type="string">
            <text:p>301374</text:p>
          </table:table-cell>
          <table:table-cell office:value-type="string">
            <text:p>Comunidade do boqueirao (Projeto Dando Sopa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s Fonsecas, 111 - Vila Nova York</text:p>
          </table:table-cell>
          <table:table-cell office:value-type="string">
            <text:p>301374</text:p>
          </table:table-cell>
          <table:table-cell office:value-type="string">
            <text:p>Comunidade Vila Nova York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ernando Sanabria 87</text:p>
          </table:table-cell>
          <table:table-cell office:value-type="string">
            <text:p>301374</text:p>
          </table:table-cell>
          <table:table-cell office:value-type="string">
            <text:p>Viela do Jacar???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lor?ncio ferreira 77.</text:p>
          </table:table-cell>
          <table:table-cell office:value-type="string">
            <text:p>301374</text:p>
          </table:table-cell>
          <table:table-cell office:value-type="string">
            <text:p>Comunidade da tribo - Jd Vista Alegre - ZN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lorin???ia, 229 cep: 02334-050</text:p>
          </table:table-cell>
          <table:table-cell office:value-type="string">
            <text:p>301374</text:p>
          </table:table-cell>
          <table:table-cell office:value-type="string">
            <text:p>Jowa rur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erson Marques da Silva</text:p>
          </table:table-cell>
          <table:table-cell office:value-type="string">
            <text:p>301374</text:p>
          </table:table-cell>
          <table:table-cell office:value-type="string">
            <text:p>Vila Fund???o - Cap???o Redondo (Projeto Dando Sopa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erv?sio leite Rebelo altura 1382</text:p>
          </table:table-cell>
          <table:table-cell office:value-type="string">
            <text:p>301374</text:p>
          </table:table-cell>
          <table:table-cell office:value-type="string">
            <text:p>Jardim Peri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Hip?dromo, 1000</text:p>
          </table:table-cell>
          <table:table-cell office:value-type="string">
            <text:p>301374</text:p>
          </table:table-cell>
          <table:table-cell office:value-type="string">
            <text:p>Comunidade Cimento (Associa??????o Laudato S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?o Cordeiro, 1351 - Trav com a Rua Rio Verde</text:p>
          </table:table-cell>
          <table:table-cell office:value-type="string">
            <text:p>301374</text:p>
          </table:table-cell>
          <table:table-cell office:value-type="string">
            <text:p>Comunidade da Capad?cia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???o Guiller - Jardim das Rosas (Zona Leste I)</text:p>
          </table:table-cell>
          <table:table-cell office:value-type="string">
            <text:p>301374</text:p>
          </table:table-cell>
          <table:table-cell office:value-type="string">
            <text:p>Comunidade Terra Prometida (Cazaca Futebol Club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rge Pires Ramalho 34</text:p>
          </table:table-cell>
          <table:table-cell office:value-type="string">
            <text:p>301374</text:p>
          </table:table-cell>
          <table:table-cell office:value-type="string">
            <text:p>Vila isabel Brasilandia (Projeto Dando Sopa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?lio Pinheiro/Travessa no Jd.Elisa Maria.</text:p>
          </table:table-cell>
          <table:table-cell office:value-type="string">
            <text:p>301374</text:p>
          </table:table-cell>
          <table:table-cell office:value-type="string">
            <text:p>Comunidade J?lio Pinheiro.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Kotinda,1434-CEP 02365-010</text:p>
          </table:table-cell>
          <table:table-cell office:value-type="string">
            <text:p>301374</text:p>
          </table:table-cell>
          <table:table-cell office:value-type="string">
            <text:p>Comunidade Kotinda (Pastoral de Rua Irm???os em Crist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uiz Alves de Carvalho - Ponte do Socorro SP</text:p>
          </table:table-cell>
          <table:table-cell office:value-type="string">
            <text:p>301374</text:p>
          </table:table-cell>
          <table:table-cell office:value-type="string">
            <text:p>Ponto do Socorro - Ch?cara do So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uiz Macario de Castro, 286 Casa 3</text:p>
          </table:table-cell>
          <table:table-cell office:value-type="string">
            <text:p>301374</text:p>
          </table:table-cell>
          <table:table-cell office:value-type="string">
            <text:p>Comunidade Jardim Per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oel Aquilino dos Santos,? 1350</text:p>
          </table:table-cell>
          <table:table-cell office:value-type="string">
            <text:p>301374</text:p>
          </table:table-cell>
          <table:table-cell office:value-type="string">
            <text:p>Jardim Elisa Maria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garida Cristina Bauman, 481
Guaianases -  08245-490</text:p>
          </table:table-cell>
          <table:table-cell office:value-type="string">
            <text:p>301374</text:p>
          </table:table-cell>
          <table:table-cell office:value-type="string">
            <text:p>Comunidade Fazendinha Vila Progress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?rio Grazini 100</text:p>
          </table:table-cell>
          <table:table-cell office:value-type="string">
            <text:p>301374</text:p>
          </table:table-cell>
          <table:table-cell office:value-type="string">
            <text:p>Favela Monsenhor ( Ipiranga)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onforte de lemos ( Viela 3)</text:p>
          </table:table-cell>
          <table:table-cell office:value-type="string">
            <text:p>301374</text:p>
          </table:table-cell>
          <table:table-cell office:value-type="string">
            <text:p>Favela Monforte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04840-050</text:p>
          </table:table-cell>
          <table:table-cell office:value-type="string">
            <text:p>301374</text:p>
          </table:table-cell>
          <table:table-cell office:value-type="string">
            <text:p>Grajau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???o Jos??? de Serzedelo - Parque Edu Chaves - Posto P??? de Boi</text:p>
          </table:table-cell>
          <table:table-cell office:value-type="string">
            <text:p>301374</text:p>
          </table:table-cell>
          <table:table-cell office:value-type="string">
            <text:p>Comunidade Aquarela - Ja???ana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tephen Benet, 26</text:p>
          </table:table-cell>
          <table:table-cell office:value-type="string">
            <text:p>301374</text:p>
          </table:table-cell>
          <table:table-cell office:value-type="string">
            <text:p>Comunidade 29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aboas</text:p>
          </table:table-cell>
          <table:table-cell office:value-type="string">
            <text:p>301374</text:p>
          </table:table-cell>
          <table:table-cell office:value-type="string">
            <text:p>Olaria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: Caetano de Campos, 286</text:p>
          </table:table-cell>
          <table:table-cell office:value-type="string">
            <text:p>301374</text:p>
          </table:table-cell>
          <table:table-cell office:value-type="string">
            <text:p>Pau Queima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: Jos??? Milton Barbosa, 227</text:p>
          </table:table-cell>
          <table:table-cell office:value-type="string">
            <text:p>301374</text:p>
          </table:table-cell>
          <table:table-cell office:value-type="string">
            <text:p>Invas???o Vila Esperan??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da unifica??o, 05</text:p>
          </table:table-cell>
          <table:table-cell office:value-type="string">
            <text:p>301374</text:p>
          </table:table-cell>
          <table:table-cell office:value-type="string">
            <text:p>Coabh Adventista Cap???o Redondo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Manuel Cintra 10 Jaguara</text:p>
          </table:table-cell>
          <table:table-cell office:value-type="string">
            <text:p>301374</text:p>
          </table:table-cell>
          <table:table-cell office:value-type="string">
            <text:p>Comunidade Jaguara (Pastoral de Rua Irm???os em Crist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Sete de Setembro, 35</text:p>
          </table:table-cell>
          <table:table-cell office:value-type="string">
            <text:p>301374</text:p>
          </table:table-cell>
          <table:table-cell office:value-type="string">
            <text:p>Jardim Apura, Pedreira, Santa Am???lia, Dorot???ia, Marsilac e Favela da Fuma??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itirana,200 bairro ColA?nia Itaquera ZL,</text:p>
          </table:table-cell>
          <table:table-cell office:value-type="string">
            <text:p>30012</text:p>
          </table:table-cell>
          <table:table-cell office:value-type="string">
            <text:p>Associacao de moradores e comerciantes da Fazenda do Carm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bner Ribeiro Borges 463, Jardim Roseli</text:p>
          </table:table-cell>
          <table:table-cell office:value-type="string">
            <text:p>30013</text:p>
          </table:table-cell>
          <table:table-cell office:value-type="string">
            <text:p>Associacao Beneficente Porto Ilumina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iego Sande n� 321 - Jardim Camargo Novo - Cep 08121-540</text:p>
          </table:table-cell>
          <table:table-cell office:value-type="string">
            <text:p>30014</text:p>
          </table:table-cell>
          <table:table-cell office:value-type="string">
            <text:p>Associacao Beneficente Esportiva e Cultural Jardim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uel Dias n:22 B</text:p>
          </table:table-cell>
          <table:table-cell office:value-type="string">
            <text:p>30017</text:p>
          </table:table-cell>
          <table:table-cell office:value-type="string">
            <text:p>Associacao Caminho de BraA?os Abert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ajardo de Barros, 61 - Jd Campos - Itaim Paulista</text:p>
          </table:table-cell>
          <table:table-cell office:value-type="string">
            <text:p>30020</text:p>
          </table:table-cell>
          <table:table-cell office:value-type="string">
            <text:p>Associacao Social e AssistA?ncial Filantropica do Itaim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o Sammarco, 22, Jardim Nelia</text:p>
          </table:table-cell>
          <table:table-cell office:value-type="string">
            <text:p>30021</text:p>
          </table:table-cell>
          <table:table-cell office:value-type="string">
            <text:p>ASSOCIACAO BENEFICENTE FAZENDA ITAIM - 1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ela Vista de Minas, 6B - Igreja Sao Geraldo</text:p>
          </table:table-cell>
          <table:table-cell office:value-type="string">
            <text:p>30022</text:p>
          </table:table-cell>
          <table:table-cell office:value-type="string">
            <text:p>Associacao Sem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aivota, 68</text:p>
          </table:table-cell>
          <table:table-cell office:value-type="string">
            <text:p>30037</text:p>
          </table:table-cell>
          <table:table-cell office:value-type="string">
            <text:p>Instituto Alfa Om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Massao Watanabe, 79 - Jardim Santa Cruz</text:p>
          </table:table-cell>
          <table:table-cell office:value-type="string">
            <text:p>30038</text:p>
          </table:table-cell>
          <table:table-cell office:value-type="string">
            <text:p>Encantos Instituto Socio Cultural e Benefic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Humberto Serrutti, 151, Jd, Mabel</text:p>
          </table:table-cell>
          <table:table-cell office:value-type="string">
            <text:p>30041</text:p>
          </table:table-cell>
          <table:table-cell office:value-type="string">
            <text:p>Associacao NA?lia Mab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erra Escalvada, 249</text:p>
          </table:table-cell>
          <table:table-cell office:value-type="string">
            <text:p>30042</text:p>
          </table:table-cell>
          <table:table-cell office:value-type="string">
            <text:p>associacao uniao dos moradores do jardim sao carlos - 1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ebastiao Dias Fragoso, 33 A, Pq, Figueira Grande</text:p>
          </table:table-cell>
          <table:table-cell office:value-type="string">
            <text:p>30045</text:p>
          </table:table-cell>
          <table:table-cell office:value-type="string">
            <text:p>Associacao Beneficente CrianA?a EsperanA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oises Alves dos Santos,906</text:p>
          </table:table-cell>
          <table:table-cell office:value-type="string">
            <text:p>30057</text:p>
          </table:table-cell>
          <table:table-cell office:value-type="string">
            <text:p>Associacao comunitA?ria Santos do jardim das olivei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strada Dom Joao Nery, 4117 - Jardim Lourdes</text:p>
          </table:table-cell>
          <table:table-cell office:value-type="string">
            <text:p>30060</text:p>
          </table:table-cell>
          <table:table-cell office:value-type="string">
            <text:p>Associacao beneficente cultural educativa das associaA?A?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dre Virgilio Campelo, 150</text:p>
          </table:table-cell>
          <table:table-cell office:value-type="string">
            <text:p>30062</text:p>
          </table:table-cell>
          <table:table-cell office:value-type="string">
            <text:p>BRASIL SEM DIFERENC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Sapopemba, 11,558, loja 1 e 2</text:p>
          </table:table-cell>
          <table:table-cell office:value-type="string">
            <text:p>30091</text:p>
          </table:table-cell>
          <table:table-cell office:value-type="string">
            <text:p>Associacao Teotonio Vilela - 1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nta Sofia,250 Jardim Turquesa</text:p>
          </table:table-cell>
          <table:table-cell office:value-type="string">
            <text:p>30111</text:p>
          </table:table-cell>
          <table:table-cell office:value-type="string">
            <text:p>Movimento Habitacional e AA?ao Soci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SA? CARDOSO PIMENTEL N� 734 VILA ALABAMA CEP 08110-490</text:p>
          </table:table-cell>
          <table:table-cell office:value-type="string">
            <text:p>30123</text:p>
          </table:table-cell>
          <table:table-cell office:value-type="string">
            <text:p>ASSOCIACAO GRUPO DE MAES DEUS A? AMO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mingos Rinaldelli, 1709 - Jardim Castro Alves</text:p>
          </table:table-cell>
          <table:table-cell office:value-type="string">
            <text:p>30125</text:p>
          </table:table-cell>
          <table:table-cell office:value-type="string">
            <text:p>Associacao de jovens do Jd Castro Alv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strada Canal do cocaia 1481 Parque Residencial Cocaia</text:p>
          </table:table-cell>
          <table:table-cell office:value-type="string">
            <text:p>30127</text:p>
          </table:table-cell>
          <table:table-cell office:value-type="string">
            <text:p>M, D, S, A, Paroquia Nossa Senhora dos Migrantes,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everino de Freitas Prestes 331, jD, Rodolfo Pirani</text:p>
          </table:table-cell>
          <table:table-cell office:value-type="string">
            <text:p>30143</text:p>
          </table:table-cell>
          <table:table-cell office:value-type="string">
            <text:p>Associacao Social Casa das DA?bor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oel da Silveira, 16 - Jardim Vila Carrao</text:p>
          </table:table-cell>
          <table:table-cell office:value-type="string">
            <text:p>30148</text:p>
          </table:table-cell>
          <table:table-cell office:value-type="string">
            <text:p>Associacao da Comunidade Mulheres de Lut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aimundo de Paula Freitas, 461</text:p>
          </table:table-cell>
          <table:table-cell office:value-type="string">
            <text:p>30155</text:p>
          </table:table-cell>
          <table:table-cell office:value-type="string">
            <text:p>Associacao Clube de Maes Alieta Adj, Do Parque Paulista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amA?sio Pinto, 2101, Parada XV de Novembro</text:p>
          </table:table-cell>
          <table:table-cell office:value-type="string">
            <text:p>30157</text:p>
          </table:table-cell>
          <table:table-cell office:value-type="string">
            <text:p>ASSOCIACAO COMUNIDADE VIV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ulia Mameia, proximo ao n, 45 / referencia escola Estadual Dr Chrstiano</text:p>
          </table:table-cell>
          <table:table-cell office:value-type="string">
            <text:p>30161</text:p>
          </table:table-cell>
          <table:table-cell office:value-type="string">
            <text:p>Associacao SANTA FA? Hunter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orro das Pedras, 154, Final da rua, Jd Sao Francisco</text:p>
          </table:table-cell>
          <table:table-cell office:value-type="string">
            <text:p>30167</text:p>
          </table:table-cell>
          <table:table-cell office:value-type="string">
            <text:p>Associacao de Moradores Fenix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berto Evaristo Ginasterio, 36</text:p>
          </table:table-cell>
          <table:table-cell office:value-type="string">
            <text:p>30168</text:p>
          </table:table-cell>
          <table:table-cell office:value-type="string">
            <text:p>Associacao Mayla Luiza dos Moradores do condomA?n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sas Partidas, n� 35, Cidade A, E, Carvalho, CEP: 08223-410</text:p>
          </table:table-cell>
          <table:table-cell office:value-type="string">
            <text:p>30171</text:p>
          </table:table-cell>
          <table:table-cell office:value-type="string">
            <text:p>Associacao Beneficente Por Um Mundo Melhor e Solid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erezine, 113 Jardim Ideal</text:p>
          </table:table-cell>
          <table:table-cell office:value-type="string">
            <text:p>30207</text:p>
          </table:table-cell>
          <table:table-cell office:value-type="string">
            <text:p>Associacao ComunitA?ria JardiM Ide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choeira Utupiru 197 Vila Nova Itaim</text:p>
          </table:table-cell>
          <table:table-cell office:value-type="string">
            <text:p>30216</text:p>
          </table:table-cell>
          <table:table-cell office:value-type="string">
            <text:p>Associacao trabalho comunitA?rio de vila Itaim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ssiano dos Santos, 236, Jardim das Imbuias</text:p>
          </table:table-cell>
          <table:table-cell office:value-type="string">
            <text:p>30232</text:p>
          </table:table-cell>
          <table:table-cell office:value-type="string">
            <text:p>LACE - Nucleo de aA?A?es para cidadania na diversida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umarana, 26 - Jd, Eliane</text:p>
          </table:table-cell>
          <table:table-cell office:value-type="string">
            <text:p>30233</text:p>
          </table:table-cell>
          <table:table-cell office:value-type="string">
            <text:p>Centro de AA?ao Social EspaA?o Livr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o Felipe, 68, Vila Maria na associaA?, dos moradores - ClA?udia Soares</text:p>
          </table:table-cell>
          <table:table-cell office:value-type="string">
            <text:p>30242</text:p>
          </table:table-cell>
          <table:table-cell office:value-type="string">
            <text:p>Uniao de Moradores Vila Nova TietA? - Vila Maria - 1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73 s/n, Parque Boa EsperanA?a (Ref, continuaA?ao da Rua Diogo Munhoz - ref, AssociaA?ao)</text:p>
          </table:table-cell>
          <table:table-cell office:value-type="string">
            <text:p>30251</text:p>
          </table:table-cell>
          <table:table-cell office:value-type="string">
            <text:p>Associacao de Moradores da Comunidade CA?cero Ibiapi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na Avancini Prado, 101 - Jardim Lalo</text:p>
          </table:table-cell>
          <table:table-cell office:value-type="string">
            <text:p>30262</text:p>
          </table:table-cell>
          <table:table-cell office:value-type="string">
            <text:p>Associacao cultural Unidos do Orion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edro da Lomba, 139 - Pq, Sao Rafael</text:p>
          </table:table-cell>
          <table:table-cell office:value-type="string">
            <text:p>30272</text:p>
          </table:table-cell>
          <table:table-cell office:value-type="string">
            <text:p>ESPERANA?A SOCIEDADE DE EDUCAA?AO E INCLUSAO SOCIAL                 - 2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essandro Melani,156 Jardim Sao Joao - SP   08370-345</text:p>
          </table:table-cell>
          <table:table-cell office:value-type="string">
            <text:p>30276</text:p>
          </table:table-cell>
          <table:table-cell office:value-type="string">
            <text:p>ESPERANA?A SOCIEDADE DE EDUCAA?AO E INCLUSAO SOCIAL                           3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o Barroso, 211, Pedreira</text:p>
          </table:table-cell>
          <table:table-cell office:value-type="string">
            <text:p>30278</text:p>
          </table:table-cell>
          <table:table-cell office:value-type="string">
            <text:p>ASSOCIACAO BENEFICIENTE , JUVENTUDE EVANGELICA UNIDOS POR SA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urA?lio de Campos 204 CEP 03977570</text:p>
          </table:table-cell>
          <table:table-cell office:value-type="string">
            <text:p>30280</text:p>
          </table:table-cell>
          <table:table-cell office:value-type="string">
            <text:p>Associacao Social LA?rios do Val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Ragueb Chohfi, 5450, Jd, Iguatemi</text:p>
          </table:table-cell>
          <table:table-cell office:value-type="string">
            <text:p>30290</text:p>
          </table:table-cell>
          <table:table-cell office:value-type="string">
            <text:p>PAULISTANO, F,C JD IGUATEMI S, P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lor do Li?rio, s/n - Conjunto Habitacional Brasilandia B-2</text:p>
          </table:table-cell>
          <table:table-cell office:value-type="string">
            <text:p>30293</text:p>
          </table:table-cell>
          <table:table-cell office:value-type="string">
            <text:p>Instituto Brasileiro de Desenvolvimento Educacional, Cultural e Social INBRADEC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fredo Moreira Pinto, 56 - Vila CuruA?A? Velha</text:p>
          </table:table-cell>
          <table:table-cell office:value-type="string">
            <text:p>30299</text:p>
          </table:table-cell>
          <table:table-cell office:value-type="string">
            <text:p>Associacao dos EmpresA?rios do Itaim Paulista AEIP 1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damus de Dore 102</text:p>
          </table:table-cell>
          <table:table-cell office:value-type="string">
            <text:p>30309</text:p>
          </table:table-cell>
          <table:table-cell office:value-type="string">
            <text:p>Associacao dos Moradores do Jardim Virginia Itaju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tista Crespo 105, Vila Pirajussara</text:p>
          </table:table-cell>
          <table:table-cell office:value-type="string">
            <text:p>30313</text:p>
          </table:table-cell>
          <table:table-cell office:value-type="string">
            <text:p>Associacao AgA?ncia Solano Trinda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inturao Verde, 156 - Vila Santa InA?s</text:p>
          </table:table-cell>
          <table:table-cell office:value-type="string">
            <text:p>30321</text:p>
          </table:table-cell>
          <table:table-cell office:value-type="string">
            <text:p>Centro de EducaA?ao Popular da Comunidade Nossa Senhora da Aparec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agoa dourada, 1, Jardim Bartira</text:p>
          </table:table-cell>
          <table:table-cell office:value-type="string">
            <text:p>30329</text:p>
          </table:table-cell>
          <table:table-cell office:value-type="string">
            <text:p>Instituto Dias e Martin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Maria Coelho Aguiar, 1211, Jardim Sao Luiz</text:p>
          </table:table-cell>
          <table:table-cell office:value-type="string">
            <text:p>30331</text:p>
          </table:table-cell>
          <table:table-cell office:value-type="string">
            <text:p>MAC - Movimento Associativo ComunitA?r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ernao mendes Pinto,35 Ermelino matarazzo SP</text:p>
          </table:table-cell>
          <table:table-cell office:value-type="string">
            <text:p>30342</text:p>
          </table:table-cell>
          <table:table-cell office:value-type="string">
            <text:p>Associacao Unida de EducaA?ao e AssistA?nc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MANDANTE TAYLOR, 1331 - Ipiranga</text:p>
          </table:table-cell>
          <table:table-cell office:value-type="string">
            <text:p>30343</text:p>
          </table:table-cell>
          <table:table-cell office:value-type="string">
            <text:p>Associacao Heliopolis Esporte e Laz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MANDANTE TAYLOR, 1331 - Ipiranga</text:p>
          </table:table-cell>
          <table:table-cell office:value-type="string">
            <text:p>30348</text:p>
          </table:table-cell>
          <table:table-cell office:value-type="string">
            <text:p>IS Instituto Social Nova Sa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ajal, 1010, COHAB jardim sao bento</text:p>
          </table:table-cell>
          <table:table-cell office:value-type="string">
            <text:p>30352</text:p>
          </table:table-cell>
          <table:table-cell office:value-type="string">
            <text:p>Associacao Povo em AA?ao Vida SustentA?v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eonor Alvim, 282 - Interlagos</text:p>
          </table:table-cell>
          <table:table-cell office:value-type="string">
            <text:p>30353</text:p>
          </table:table-cell>
          <table:table-cell office:value-type="string">
            <text:p>Recanto de Interlag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, planalto, dos acantilados, 110 ,cep 03981/110</text:p>
          </table:table-cell>
          <table:table-cell office:value-type="string">
            <text:p>30368</text:p>
          </table:table-cell>
          <table:table-cell office:value-type="string">
            <text:p>Associacao assistencial Planu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Butarelo, n� 499,     CEP 03813-010</text:p>
          </table:table-cell>
          <table:table-cell office:value-type="string">
            <text:p>30378</text:p>
          </table:table-cell>
          <table:table-cell office:value-type="string">
            <text:p>APABE - ASSOCIACAO PAULISTA BENEFICIENTE -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asmim de Porcelana 784</text:p>
          </table:table-cell>
          <table:table-cell office:value-type="string">
            <text:p>30386</text:p>
          </table:table-cell>
          <table:table-cell office:value-type="string">
            <text:p>GRCBC Mocidade independente da zona les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aureliano da silva arruda 559</text:p>
          </table:table-cell>
          <table:table-cell office:value-type="string">
            <text:p>30387</text:p>
          </table:table-cell>
          <table:table-cell office:value-type="string">
            <text:p>IIS Futuro Brilhante?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 Carlos Benjamim dos Santos, 3025</text:p>
          </table:table-cell>
          <table:table-cell office:value-type="string">
            <text:p>30388</text:p>
          </table:table-cell>
          <table:table-cell office:value-type="string">
            <text:p>ACRIA ASSOCIACAO AMIGA DA CRIANA?A E ADOLESC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aureliano da silva arruda 559</text:p>
          </table:table-cell>
          <table:table-cell office:value-type="string">
            <text:p>30390</text:p>
          </table:table-cell>
          <table:table-cell office:value-type="string">
            <text:p>CDC Cidade Sao Mateus?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Carlos Barbosa dos Santos, 549/551</text:p>
          </table:table-cell>
          <table:table-cell office:value-type="string">
            <text:p>30391</text:p>
          </table:table-cell>
          <table:table-cell office:value-type="string">
            <text:p>ACRIA Associacao Amiga Da CrianA?a e Adolesc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eneral Bagnuolo 533, Vila Prudente</text:p>
          </table:table-cell>
          <table:table-cell office:value-type="string">
            <text:p>30393</text:p>
          </table:table-cell>
          <table:table-cell office:value-type="string">
            <text:p>ASSOCIACAO DOS AMIGOS DO CENTRO DE MEMA?RIA DO CIR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cialista,26, Jd, Prainha</text:p>
          </table:table-cell>
          <table:table-cell office:value-type="string">
            <text:p>30397</text:p>
          </table:table-cell>
          <table:table-cell office:value-type="string">
            <text:p>Associacao Comunit, de Desenvolvimento Social - 1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uel PlA?, 155, Pq, res, Cocaia</text:p>
          </table:table-cell>
          <table:table-cell office:value-type="string">
            <text:p>30405</text:p>
          </table:table-cell>
          <table:table-cell office:value-type="string">
            <text:p>Ong equilibrio universal - 2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lara Nunes, 01 - CEP 05282-040 - Bairro Residencial Sol Nascente (km 24 Anhanguera)</text:p>
          </table:table-cell>
          <table:table-cell office:value-type="string">
            <text:p>30406</text:p>
          </table:table-cell>
          <table:table-cell office:value-type="string">
            <text:p>Associacao Paulistanos de HabitaA?ao e Associad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oel Da Silveira, 26, Jardim Vila Carraozinho CEP 08340 270</text:p>
          </table:table-cell>
          <table:table-cell office:value-type="string">
            <text:p>30411</text:p>
          </table:table-cell>
          <table:table-cell office:value-type="string">
            <text:p>Associacao O MUNDO E UMA BO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airo de Almeida Machado 100 casa 108</text:p>
          </table:table-cell>
          <table:table-cell office:value-type="string">
            <text:p>30437</text:p>
          </table:table-cell>
          <table:table-cell office:value-type="string">
            <text:p>Instituto Grande Vito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o Progresso, 562, Jd, do Palanque</text:p>
          </table:table-cell>
          <table:table-cell office:value-type="string">
            <text:p>30447</text:p>
          </table:table-cell>
          <table:table-cell office:value-type="string">
            <text:p>Associacao Esporte Lazer, SaA?de e Cultura Premia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Dr,Guilherme de Abreu Sodre N" 1050</text:p>
          </table:table-cell>
          <table:table-cell office:value-type="string">
            <text:p>30449</text:p>
          </table:table-cell>
          <table:table-cell office:value-type="string">
            <text:p>Associacao E Missoes Gideoes do Carcer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rtolomeu Ferrari, 432 - Conjunto Residencial JosA? BonifA?cio</text:p>
          </table:table-cell>
          <table:table-cell office:value-type="string">
            <text:p>30452</text:p>
          </table:table-cell>
          <table:table-cell office:value-type="string">
            <text:p>Instituto Viver Melho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cio da Silva n� 86 Vila Guiomar SP</text:p>
          </table:table-cell>
          <table:table-cell office:value-type="string">
            <text:p>30460</text:p>
          </table:table-cell>
          <table:table-cell office:value-type="string">
            <text:p>Soc, Amigos de Vila Guiomar e Adjacenc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Alarico Bergamo 765</text:p>
          </table:table-cell>
          <table:table-cell office:value-type="string">
            <text:p>30465</text:p>
          </table:table-cell>
          <table:table-cell office:value-type="string">
            <text:p>Associacao Uniao dos Moradores de Vila Regi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dre JosA? de Anchieta, 235 - Santo Amaro</text:p>
          </table:table-cell>
          <table:table-cell office:value-type="string">
            <text:p>30468</text:p>
          </table:table-cell>
          <table:table-cell office:value-type="string">
            <text:p>ASSOCIACAO DE GESTAO EM HABITAA?AO DE INTERESSE SO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o Felix, 200, Jardim Nova Tereza</text:p>
          </table:table-cell>
          <table:table-cell office:value-type="string">
            <text:p>30473</text:p>
          </table:table-cell>
          <table:table-cell office:value-type="string">
            <text:p>Clube das senhoras unid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mingos Afonso Sertao, 671 - Parque Figueira Grande</text:p>
          </table:table-cell>
          <table:table-cell office:value-type="string">
            <text:p>30474</text:p>
          </table:table-cell>
          <table:table-cell office:value-type="string">
            <text:p>Associacao Esportiva Figueira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mpos do Jordao, 38, Recanto Alegre</text:p>
          </table:table-cell>
          <table:table-cell office:value-type="string">
            <text:p>30487</text:p>
          </table:table-cell>
          <table:table-cell office:value-type="string">
            <text:p>Associacao FamA?lia em Foco - IntegraA?ao Social e 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Rodolfo Pirani, 616</text:p>
          </table:table-cell>
          <table:table-cell office:value-type="string">
            <text:p>30494</text:p>
          </table:table-cell>
          <table:table-cell office:value-type="string">
            <text:p>Uniao Geral dos Trabalhadores Desempregados do Brasi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quim Gouveia Franco, 388 - sala 1</text:p>
          </table:table-cell>
          <table:table-cell office:value-type="string">
            <text:p>30498</text:p>
          </table:table-cell>
          <table:table-cell office:value-type="string">
            <text:p>Sociedade Amigos do Jardim Sapopemba e AdjacA?nc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Bento Guelfi, 2217 - Recanto Verde Sol</text:p>
          </table:table-cell>
          <table:table-cell office:value-type="string">
            <text:p>30511</text:p>
          </table:table-cell>
          <table:table-cell office:value-type="string">
            <text:p>Sociedade Amigos do Bairro de vila Leme e Jardim 2� Entrega ?4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ernao Tavares, 123, Tatuape?</text:p>
          </table:table-cell>
          <table:table-cell office:value-type="string">
            <text:p>30520</text:p>
          </table:table-cell>
          <table:table-cell office:value-type="string">
            <text:p>Instituto Sao Paulo de Acao VoluntA?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 Mariana Caligiori Ronchetti</text:p>
          </table:table-cell>
          <table:table-cell office:value-type="string">
            <text:p>30556</text:p>
          </table:table-cell>
          <table:table-cell office:value-type="string">
            <text:p>Associacao crianca equipe norte tuning do Jardim P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pela da Lagoa, 518</text:p>
          </table:table-cell>
          <table:table-cell office:value-type="string">
            <text:p>30563</text:p>
          </table:table-cell>
          <table:table-cell office:value-type="string">
            <text:p>Associacao Atletica SUB 20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TAJUIBE, 2245 - JARDIM NA?LIA</text:p>
          </table:table-cell>
          <table:table-cell office:value-type="string">
            <text:p>30578</text:p>
          </table:table-cell>
          <table:table-cell office:value-type="string">
            <text:p>IGREJA APOSTA?LICA TEMPLO DE ADORAA?AO A YAHWEH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599</text:p>
          </table:table-cell>
          <table:table-cell office:value-type="string">
            <text:p>Instituto dee Amparo Social Movimentos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nA?rios nA?mero 17 antigo 216</text:p>
          </table:table-cell>
          <table:table-cell office:value-type="string">
            <text:p>30600</text:p>
          </table:table-cell>
          <table:table-cell office:value-type="string">
            <text:p>Associacao cantinho do CA?u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07</text:p>
          </table:table-cell>
          <table:table-cell office:value-type="string">
            <text:p>Instituto social educacional Boaventura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11</text:p>
          </table:table-cell>
          <table:table-cell office:value-type="string">
            <text:p>Clube da comunidade Jardim cachoeira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12</text:p>
          </table:table-cell>
          <table:table-cell office:value-type="string">
            <text:p>Instituto MA?rio AmA?rico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13</text:p>
          </table:table-cell>
          <table:table-cell office:value-type="string">
            <text:p>Associacao de amigos do projeto lutando pelo futuro salve per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, Flor de Lis, 1652 ( Morro do Piolho da Vila Brasilandia)</text:p>
          </table:table-cell>
          <table:table-cell office:value-type="string">
            <text:p>30621</text:p>
          </table:table-cell>
          <table:table-cell office:value-type="string">
            <text:p>AMOFRAN- Associacao de Moradores Francisco Nun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o Roque de Minas, 398 - Jardim AntA?rtica</text:p>
          </table:table-cell>
          <table:table-cell office:value-type="string">
            <text:p>30625</text:p>
          </table:table-cell>
          <table:table-cell office:value-type="string">
            <text:p>Instituto Espaco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rusalia, 80 - Jardim Recor</text:p>
          </table:table-cell>
          <table:table-cell office:value-type="string">
            <text:p>30639</text:p>
          </table:table-cell>
          <table:table-cell office:value-type="string">
            <text:p>ASSOCIACAO COMUNITA?RIA DAS FAMA?LIAS DO BAIRRO JARDIM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tA?nio Lopes de Medeiros, 274 - Jardim Eliana</text:p>
          </table:table-cell>
          <table:table-cell office:value-type="string">
            <text:p>30641</text:p>
          </table:table-cell>
          <table:table-cell office:value-type="string">
            <text:p>Associacao ComunitA?ria Jardim Elia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dre Francisco Veloso, 300 - Itaim Paulista</text:p>
          </table:table-cell>
          <table:table-cell office:value-type="string">
            <text:p>30652</text:p>
          </table:table-cell>
          <table:table-cell office:value-type="string">
            <text:p>Associacao Beneficente Mulheres Voluntariosas de s
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uel Bueno da Fonseca, 503 A - Jardim Sao Luiz (ZL)</text:p>
          </table:table-cell>
          <table:table-cell office:value-type="string">
            <text:p>30667</text:p>
          </table:table-cell>
          <table:table-cell office:value-type="string">
            <text:p>cooperativa fA?nix A?gape cooperativa de produA?ao 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gentina, 41, Perus</text:p>
          </table:table-cell>
          <table:table-cell office:value-type="string">
            <text:p>30671</text:p>
          </table:table-cell>
          <table:table-cell office:value-type="string">
            <text:p>Associacao dos trabalhadores unidos de Per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Estrada da Barreira Grande , 3355</text:p>
          </table:table-cell>
          <table:table-cell office:value-type="string">
            <text:p>30672</text:p>
          </table:table-cell>
          <table:table-cell office:value-type="string">
            <text:p>Associacao de Amigos de Bairro Estado do Amazon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o Pires Monteiro 401</text:p>
          </table:table-cell>
          <table:table-cell office:value-type="string">
            <text:p>30675</text:p>
          </table:table-cell>
          <table:table-cell office:value-type="string">
            <text:p>IGREJA MINISTA?RIO SIQUA?M - 1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mirante Oliveira Pinto, 53, fundos</text:p>
          </table:table-cell>
          <table:table-cell office:value-type="string">
            <text:p>30676</text:p>
          </table:table-cell>
          <table:table-cell office:value-type="string">
            <text:p>Gremio Heliopolis - 1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ulio maciel 428, Vila Nova Perus</text:p>
          </table:table-cell>
          <table:table-cell office:value-type="string">
            <text:p>30677</text:p>
          </table:table-cell>
          <table:table-cell office:value-type="string">
            <text:p>INSTITUTO BENEFICENTE VIDA NOVA PER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Agua Vermelha, Particular 7, n 2 D, Jardim Robru, CEP, 08031-080 - Sao Paulo</text:p>
          </table:table-cell>
          <table:table-cell office:value-type="string">
            <text:p>30696</text:p>
          </table:table-cell>
          <table:table-cell office:value-type="string">
            <text:p>OrganizaA?, Nao Governam, DISTRIBUINDO SORRIS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AmA?lia Lopes de Azevedo, 4,180, Jd, Filhos da Terra - CEP 02318-000 SP</text:p>
          </table:table-cell>
          <table:table-cell office:value-type="string">
            <text:p>30699</text:p>
          </table:table-cell>
          <table:table-cell office:value-type="string">
            <text:p>Associacao ComunitA?ria Raio de Crist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berto buriti 39, Jd, CarumbA?</text:p>
          </table:table-cell>
          <table:table-cell office:value-type="string">
            <text:p>30701</text:p>
          </table:table-cell>
          <table:table-cell office:value-type="string">
            <text:p>Instituto Casa Alme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o Joaquim Alao, 04 - Vila Inacio</text:p>
          </table:table-cell>
          <table:table-cell office:value-type="string">
            <text:p>30724</text:p>
          </table:table-cell>
          <table:table-cell office:value-type="string">
            <text:p>INSTITUTO D,I,P,I,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alvao Bueno, 782</text:p>
          </table:table-cell>
          <table:table-cell office:value-type="string">
            <text:p>30755</text:p>
          </table:table-cell>
          <table:table-cell office:value-type="string">
            <text:p>Confederacao das Mulheres do Brasi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Tancredi, 540, Pq, Paulistano</text:p>
          </table:table-cell>
          <table:table-cell office:value-type="string">
            <text:p>30756</text:p>
          </table:table-cell>
          <table:table-cell office:value-type="string">
            <text:p>Oasis OrganizaA?ao de AssistA?ncia Social para Inclusao 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nego Antonio Manz 43</text:p>
          </table:table-cell>
          <table:table-cell office:value-type="string">
            <text:p>30757</text:p>
          </table:table-cell>
          <table:table-cell office:value-type="string">
            <text:p>Instituto Cristiane Camargo 1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Gustavo da Veiga n, 38</text:p>
          </table:table-cell>
          <table:table-cell office:value-type="string">
            <text:p>30762</text:p>
          </table:table-cell>
          <table:table-cell office:value-type="string">
            <text:p>G,R,E,Samba Unidos do Vale Encanta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enente Sotomano, 1209 - Jardim Brasil</text:p>
          </table:table-cell>
          <table:table-cell office:value-type="string">
            <text:p>30763</text:p>
          </table:table-cell>
          <table:table-cell office:value-type="string">
            <text:p>Bakissi Aueto Mona Cafung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aimir, 01 Jd Universal</text:p>
          </table:table-cell>
          <table:table-cell office:value-type="string">
            <text:p>30768</text:p>
          </table:table-cell>
          <table:table-cell office:value-type="string">
            <text:p>Associacao esportiva Grande Familia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, Domingos de Martins Pacheco, 51</text:p>
          </table:table-cell>
          <table:table-cell office:value-type="string">
            <text:p>30775</text:p>
          </table:table-cell>
          <table:table-cell office:value-type="string">
            <text:p>Associacao G, Vit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oel Rodrigues Santiago, 88</text:p>
          </table:table-cell>
          <table:table-cell office:value-type="string">
            <text:p>30799</text:p>
          </table:table-cell>
          <table:table-cell office:value-type="string">
            <text:p>Instituto de Olho da Saude de Orientacao e Prevencao ao Cancer e Outras Patolog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rtolomeo Belland, 2 - Burgo Paulista</text:p>
          </table:table-cell>
          <table:table-cell office:value-type="string">
            <text:p>30803</text:p>
          </table:table-cell>
          <table:table-cell office:value-type="string">
            <text:p>Associacao Esportiva Arsenal de Ponte Ra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acanguira, N 386 Jd, Vista Alegre, Sao Paulo</text:p>
          </table:table-cell>
          <table:table-cell office:value-type="string">
            <text:p>30836</text:p>
          </table:table-cell>
          <table:table-cell office:value-type="string">
            <text:p>Associacao morada feliz do Jd, Vista Alegr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tica, 577 - Jd, Brasil</text:p>
          </table:table-cell>
          <table:table-cell office:value-type="string">
            <text:p>30842</text:p>
          </table:table-cell>
          <table:table-cell office:value-type="string">
            <text:p>Associacao de Conselheiros e   Ex-Conselheiros do ComA?rc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24 de Maio esquina com R, Dom JosA? de Barros</text:p>
          </table:table-cell>
          <table:table-cell office:value-type="string">
            <text:p>30895</text:p>
          </table:table-cell>
          <table:table-cell office:value-type="string">
            <text:p>Associacao da Parada do Orgulho LGBT de Sa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Cel Sezefredo Fagundes, 2732</text:p>
          </table:table-cell>
          <table:table-cell office:value-type="string">
            <text:p>30900</text:p>
          </table:table-cell>
          <table:table-cell office:value-type="string">
            <text:p>InstituiA?ao EsperanA?a para Todos (INESP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rdilheira do Araripe, 381 - Jd Noemia</text:p>
          </table:table-cell>
          <table:table-cell office:value-type="string">
            <text:p>30928</text:p>
          </table:table-cell>
          <table:table-cell office:value-type="string">
            <text:p>Instituto Semea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V DOM BOSCO, N, 32 A - BAIRRO JARDIM MATARAZZO - CEP,: 03,810-045</text:p>
          </table:table-cell>
          <table:table-cell office:value-type="string">
            <text:p>30956</text:p>
          </table:table-cell>
          <table:table-cell office:value-type="string">
            <text:p>CLUBER DA COMUNIDADE DA DANUBIO JD MATARAZZ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gelo Antonelli,12- Jardim Auri Verde</text:p>
          </table:table-cell>
          <table:table-cell office:value-type="string">
            <text:p>301212</text:p>
          </table:table-cell>
          <table:table-cell office:value-type="string">
            <text:p>Associacao ComunitA?ria Auri Verde - 1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na Matilde, 455 - Vila Matilde 03,589-001</text:p>
          </table:table-cell>
          <table:table-cell office:value-type="string">
            <text:p>301257</text:p>
          </table:table-cell>
          <table:table-cell office:value-type="string">
            <text:p>ASSOCIACAO SAO PAULO DIFERENCIADO - ASPD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: Comendador JosA? Alves Dias, n, 62 - Vila Industrial - CEP 03250-000</text:p>
          </table:table-cell>
          <table:table-cell office:value-type="string">
            <text:p>301287</text:p>
          </table:table-cell>
          <table:table-cell office:value-type="string">
            <text:p>ASSOCIACAO MULHERES DE FA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aguaia, 207, CanindA?</text:p>
          </table:table-cell>
          <table:table-cell office:value-type="string">
            <text:p>301340</text:p>
          </table:table-cell>
          <table:table-cell office:value-type="string">
            <text:p>Associacao Vila Nova Cachoeirinha Cent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opes de Medeiros,85</text:p>
          </table:table-cell>
          <table:table-cell office:value-type="string">
            <text:p>301425</text:p>
          </table:table-cell>
          <table:table-cell office:value-type="string">
            <text:p>Associacao Amigos do Jardim Nossa Senhora do Carm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Engenheiro Feijo Bittencourt, 330 - Vila Primavera</text:p>
          </table:table-cell>
          <table:table-cell office:value-type="string">
            <text:p>301565</text:p>
          </table:table-cell>
          <table:table-cell office:value-type="string">
            <text:p>IGREJA MINISTERIO DE JESUS CRIST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rigadeiro Hardman, 117, Lajeado</text:p>
          </table:table-cell>
          <table:table-cell office:value-type="string">
            <text:p>301715</text:p>
          </table:table-cell>
          <table:table-cell office:value-type="string">
            <text:p>Associacao Resplandecer a Ordem e o direito de nascer a esperanA?a de igualda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Abel Tavares, 1564 - Ermelino Matarazzo</text:p>
          </table:table-cell>
          <table:table-cell office:value-type="string">
            <text:p>302133</text:p>
          </table:table-cell>
          <table:table-cell office:value-type="string">
            <text:p>ACDEM - Associacao da Casa dos Deficientes de Ermelino Matarazz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?rio Grazini, 100 � Vila Santo EstA?fano � Sao Paulo</text:p>
          </table:table-cell>
          <table:table-cell office:value-type="string">
            <text:p>302268</text:p>
          </table:table-cell>
          <table:table-cell office:value-type="string">
            <text:p>Novos Herdeiros HumanA?sticos - 2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tonio Araujo, 112 - Cidade Tiradentes -  08471-680</text:p>
          </table:table-cell>
          <table:table-cell office:value-type="string">
            <text:p>302269</text:p>
          </table:table-cell>
          <table:table-cell office:value-type="string">
            <text:p>Associacao Nacional em Defesa Civil - ANADE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guinaldo Bezerra dos Santos 20 A cep 08131-070</text:p>
          </table:table-cell>
          <table:table-cell office:value-type="string">
            <text:p>302272</text:p>
          </table:table-cell>
          <table:table-cell office:value-type="string">
            <text:p>Instituto Social Black Brasi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nA?cio Monteiro, 1863 - Jardim Sao Paulo (ZL)</text:p>
          </table:table-cell>
          <table:table-cell office:value-type="string">
            <text:p>302273</text:p>
          </table:table-cell>
          <table:table-cell office:value-type="string">
            <text:p>Associacao Dos Sem Terra da Cohab Jusceli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uza Lima, 295 - Barra Funda</text:p>
          </table:table-cell>
          <table:table-cell office:value-type="string">
            <text:p>302276</text:p>
          </table:table-cell>
          <table:table-cell office:value-type="string">
            <text:p>E,C, Classe A da Barra Fun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ilvio Esteves, 93 - Cidade Ademar</text:p>
          </table:table-cell>
          <table:table-cell office:value-type="string">
            <text:p>302280</text:p>
          </table:table-cell>
          <table:table-cell office:value-type="string">
            <text:p>Associacao Paulistinha da Vi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Carioca, 85 � Ipiranga � Cep 04225-000 � Sao Paulo � SP</text:p>
          </table:table-cell>
          <table:table-cell office:value-type="string">
            <text:p>302282</text:p>
          </table:table-cell>
          <table:table-cell office:value-type="string">
            <text:p>ASSOCIACAO BENEFICENTE, SOCIAL, CULTURAL E DESPORTIVA UNIDOS DA VILA CARIO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rofessor Sylas Baltazar de Araujo, 220 - Parque Fongaro</text:p>
          </table:table-cell>
          <table:table-cell office:value-type="string">
            <text:p>302304</text:p>
          </table:table-cell>
          <table:table-cell office:value-type="string">
            <text:p>GRA?MIO RECREATIVO FLOR DE SAO JOAO CLA?MA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rofessor Sylas Baltazar de Araujo, 220 - Parque Fongaro</text:p>
          </table:table-cell>
          <table:table-cell office:value-type="string">
            <text:p>302305</text:p>
          </table:table-cell>
          <table:table-cell office:value-type="string">
            <text:p>Clube Atletico Arapu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Lins de Vasconcelos, 804, Cambuci,</text:p>
          </table:table-cell>
          <table:table-cell office:value-type="string">
            <text:p>302310</text:p>
          </table:table-cell>
          <table:table-cell office:value-type="string">
            <text:p>Associacao dos Moradores das Ruas Silveira da Mota, Vicente De Carvalho, Ana Neri, Barao de Jaguara, Otto de Alencar, Stefano e Adj, Defesa da Moradia,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:Duas Barras 154, vl, california</text:p>
          </table:table-cell>
          <table:table-cell office:value-type="string">
            <text:p>302346</text:p>
          </table:table-cell>
          <table:table-cell office:value-type="string">
            <text:p>ASSOCIACAO BENEFICENTE SOCIAL DESPORTIVA CULTURAL Flor de Ma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aurindo Rabelo, 142 - Jardim da Gloria</text:p>
          </table:table-cell>
          <table:table-cell office:value-type="string">
            <text:p>302364</text:p>
          </table:table-cell>
          <table:table-cell office:value-type="string">
            <text:p>Associacao de PreservaA?ao do Cambuci e de Vila Deodo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Gustavo da Veiga,38</text:p>
          </table:table-cell>
          <table:table-cell office:value-type="string">
            <text:p>302389</text:p>
          </table:table-cell>
          <table:table-cell office:value-type="string">
            <text:p>ASSOCIACAO VISAO DO FUTU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ao, 113, Imirim - cep 02541-110</text:p>
          </table:table-cell>
          <table:table-cell office:value-type="string">
            <text:p>30509</text:p>
          </table:table-cell>
          <table:table-cell office:value-type="string">
            <text:p>Associacao Cultural bloco carnavalesco INAJAR de 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ao, 113, Imirim - cep 02541-110</text:p>
          </table:table-cell>
          <table:table-cell office:value-type="string">
            <text:p>30622</text:p>
          </table:table-cell>
          <table:table-cell office:value-type="string">
            <text:p>Associacao Corinthinha de Vila Nova Cachoeirinha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s Pedreiros, 74 - Cidade Tiradentes</text:p>
          </table:table-cell>
          <table:table-cell office:value-type="string">
            <text:p>301866</text:p>
          </table:table-cell>
          <table:table-cell office:value-type="string">
            <text:p>Associacao Comunitaria, Cultural, Esportiva Eli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de Almeida Leite, 76 Jd. Jaragua</text:p>
          </table:table-cell>
          <table:table-cell office:value-type="string">
            <text:p>301600</text:p>
          </table:table-cell>
          <table:table-cell office:value-type="string">
            <text:p>ASSOCIACAO SAO MARCOS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Sene do Reino 151 - capao redondo</text:p>
          </table:table-cell>
          <table:table-cell office:value-type="string">
            <text:p>30322</text:p>
          </table:table-cell>
          <table:table-cell office:value-type="string">
            <text:p>Associacao de Moradores Quintal de Ca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Talisma 38 - Jardim da Conquista</text:p>
          </table:table-cell>
          <table:table-cell office:value-type="string">
            <text:p>30335</text:p>
          </table:table-cell>
          <table:table-cell office:value-type="string">
            <text:p>Associacao Esportiva Cacha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o Domingos, 224 - Bela Vista</text:p>
          </table:table-cell>
          <table:table-cell office:value-type="string">
            <text:p>301393</text:p>
          </table:table-cell>
          <table:table-cell office:value-type="string">
            <text:p>Cooperativa de Teat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Vercinio Pereira de Souza, 1202</text:p>
          </table:table-cell>
          <table:table-cell office:value-type="string">
            <text:p>30450</text:p>
          </table:table-cell>
          <table:table-cell office:value-type="string">
            <text:p>A. A. Portuguesa do Jardim Vila Carra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lameda Nothmann, 485 - Campos Eli?seos</text:p>
          </table:table-cell>
          <table:table-cell office:value-type="string">
            <text:p>12108</text:p>
          </table:table-cell>
          <table:table-cell office:value-type="string">
            <text:p>CAMI                   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 - Cerqueira Cesar, Ed. Jorge Azem, 4o andar, CEP 01419-002</text:p>
          </table:table-cell>
          <table:table-cell office:value-type="string">
            <text:p>12143</text:p>
          </table:table-cell>
          <table:table-cell office:value-type="string">
            <text:p>Consulado-Geral do Equador em Sa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ssociacao de Moradores - ANESF
Rua Morro das Pedras, 206 - Sao Mateus</text:p>
          </table:table-cell>
          <table:table-cell office:value-type="string">
            <text:p>11033</text:p>
          </table:table-cell>
          <table:table-cell office:value-type="string">
            <text:p>Rodolfo Pirani - 2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Augustin Luberti, 1053</text:p>
          </table:table-cell>
          <table:table-cell office:value-type="string">
            <text:p>27212</text:p>
          </table:table-cell>
          <table:table-cell office:value-type="string">
            <text:p>Fazenda da Juta - 2a par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Bras da Rocha Cardoso - estai?ao CPTM DO ITAIM PAULISTA</text:p>
          </table:table-cell>
          <table:table-cell office:value-type="string">
            <text:p>12119</text:p>
          </table:table-cell>
          <table:table-cell office:value-type="string">
            <text:p>Populacao Cigana do Itaim Paulsta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Cantidio Sampaio, 4547 (referi?ncia: atras da consiga</text:p>
          </table:table-cell>
          <table:table-cell office:value-type="string">
            <text:p>11192</text:p>
          </table:table-cell>
          <table:table-cell office:value-type="string">
            <text:p>CapadA�A?�c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Celso  Garcia  1558</text:p>
          </table:table-cell>
          <table:table-cell office:value-type="string">
            <text:p>27604</text:p>
          </table:table-cell>
          <table:table-cell office:value-type="string">
            <text:p>Avenida Celso  Garcia  155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celso garcia 1015</text:p>
          </table:table-cell>
          <table:table-cell office:value-type="string">
            <text:p>27611</text:p>
          </table:table-cell>
          <table:table-cell office:value-type="string">
            <text:p>avenida celso garcia 101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celso garcia 1348</text:p>
          </table:table-cell>
          <table:table-cell office:value-type="string">
            <text:p>27602</text:p>
          </table:table-cell>
          <table:table-cell office:value-type="string">
            <text:p>avenida celso garcia 134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celso garcia 404</text:p>
          </table:table-cell>
          <table:table-cell office:value-type="string">
            <text:p>27603</text:p>
          </table:table-cell>
          <table:table-cell office:value-type="string">
            <text:p>avenida celso garcia 404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Coronel  Jose  Gladiador  895 Morro Doce</text:p>
          </table:table-cell>
          <table:table-cell office:value-type="string">
            <text:p>23430</text:p>
          </table:table-cell>
          <table:table-cell office:value-type="string">
            <text:p>Morro Doce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Avenida Doutor Decio de Toledo Leite, 143 - Jardim Das Oliveiras</text:p>
          </table:table-cell>
          <table:table-cell office:value-type="string">
            <text:p>14179</text:p>
          </table:table-cell>
          <table:table-cell office:value-type="string">
            <text:p>ILPI Itaim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Escola Politecnica, 4600</text:p>
          </table:table-cell>
          <table:table-cell office:value-type="string">
            <text:p>27613</text:p>
          </table:table-cell>
          <table:table-cell office:value-type="string">
            <text:p>Ponta da Pra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Fagundes Filho, 596 apto 113 -Vila Monte Alegre  04304-000</text:p>
          </table:table-cell>
          <table:table-cell office:value-type="string">
            <text:p>14183</text:p>
          </table:table-cell>
          <table:table-cell office:value-type="string">
            <text:p>Associacao Paradesportiva JR-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Gabriela Mistral, 635 A?�� Penha, Sao Paulo A?�� SP A?�� 03701-010</text:p>
          </table:table-cell>
          <table:table-cell office:value-type="string">
            <text:p>14173</text:p>
          </table:table-cell>
          <table:table-cell office:value-type="string">
            <text:p>Associacao Batista da Penh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Avenida General Olimpio da Silveira, 427 - Santa Ceci?lia</text:p>
          </table:table-cell>
          <table:table-cell office:value-type="string">
            <text:p>12107</text:p>
          </table:table-cell>
          <table:table-cell office:value-type="string">
            <text:p>Associacao Social, Educacional e Cultural Novos Rumos      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9509</text:p>
          </table:table-cell>
          <table:table-cell office:value-type="string">
            <text:p>Leonidas Moreir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Jardim Japao, 1029 - Jd Brasil</text:p>
          </table:table-cell>
          <table:table-cell office:value-type="string">
            <text:p>14169</text:p>
          </table:table-cell>
          <table:table-cell office:value-type="string">
            <text:p>Projeto Abraca Edu Chav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Jerimanduba 1302</text:p>
          </table:table-cell>
          <table:table-cell office:value-type="string">
            <text:p>27550</text:p>
          </table:table-cell>
          <table:table-cell office:value-type="string">
            <text:p>Favela Chica Luiza.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Jerimanduba 1302</text:p>
          </table:table-cell>
          <table:table-cell office:value-type="string">
            <text:p>27550</text:p>
          </table:table-cell>
          <table:table-cell office:value-type="string">
            <text:p>Favela Chica Luiza 2a Entrega-5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Joao Maria de Almeida, 265 - Vila Campestre</text:p>
          </table:table-cell>
          <table:table-cell office:value-type="string">
            <text:p>11069</text:p>
          </table:table-cell>
          <table:table-cell office:value-type="string">
            <text:p>Porto Segu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Leonardo da Vinci, 2650 - Vila Guarani</text:p>
          </table:table-cell>
          <table:table-cell office:value-type="string">
            <text:p>14188</text:p>
          </table:table-cell>
          <table:table-cell office:value-type="string">
            <text:p>Instituto Akhan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iz Cartlos Gentille De Laet, 1736</text:p>
          </table:table-cell>
          <table:table-cell office:value-type="string">
            <text:p>14167</text:p>
          </table:table-cell>
          <table:table-cell office:value-type="string">
            <text:p>NAIS - RECANTO NOSSA SENHORA DE LOUR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anoel Velho Moreira 1079</text:p>
          </table:table-cell>
          <table:table-cell office:value-type="string">
            <text:p>24479</text:p>
          </table:table-cell>
          <table:table-cell office:value-type="string">
            <text:p>Colonial-3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Maria Cursi, 900 - Com Sao Judas</text:p>
          </table:table-cell>
          <table:table-cell office:value-type="string">
            <text:p>27243</text:p>
          </table:table-cell>
          <table:table-cell office:value-type="string">
            <text:p>Maria Cursi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Morvan Dias de Figueiredo, 2801 - Vila Guilherme</text:p>
          </table:table-cell>
          <table:table-cell office:value-type="string">
            <text:p>14164</text:p>
          </table:table-cell>
          <table:table-cell office:value-type="string">
            <text:p>ABAD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Nordestina, 496 - Sao Miguel</text:p>
          </table:table-cell>
          <table:table-cell office:value-type="string">
            <text:p>12122</text:p>
          </table:table-cell>
          <table:table-cell office:value-type="string">
            <text:p>Acesd - Sao Miguel -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Olga Bernardes Jardim chacara do conde n.4 CEP 04859395 Grajau</text:p>
          </table:table-cell>
          <table:table-cell office:value-type="string">
            <text:p>12118</text:p>
          </table:table-cell>
          <table:table-cell office:value-type="string">
            <text:p>Populacao Cigana da Zona Sul 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aulo Guilguer Reimberg, 7003, Chacara Santo Amaro, 04858-570</text:p>
          </table:table-cell>
          <table:table-cell office:value-type="string">
            <text:p>12138</text:p>
          </table:table-cell>
          <table:table-cell office:value-type="string">
            <text:p>Associacao Beneficente Guilhermina Maria de Jesus - 1AA?�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rimavera de Caiena, 338 - Parque Santa Madalena - Sapopemba</text:p>
          </table:table-cell>
          <table:table-cell office:value-type="string">
            <text:p>14175</text:p>
          </table:table-cell>
          <table:table-cell office:value-type="string">
            <text:p>Cantinho da EsperanA�A?�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Raquel Alves Moreira , 823</text:p>
          </table:table-cell>
          <table:table-cell office:value-type="string">
            <text:p>24514</text:p>
          </table:table-cell>
          <table:table-cell office:value-type="string">
            <text:p>Sao Luiz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Roland Garros, 1065 A - Sala 2 - Vila Medeiros	</text:p>
          </table:table-cell>
          <table:table-cell office:value-type="string">
            <text:p>12125</text:p>
          </table:table-cell>
          <table:table-cell office:value-type="string">
            <text:p>UBM - Uniao Brasileira das Mulheres -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Rudge Ramos / Viaduto Rudge Ramos</text:p>
          </table:table-cell>
          <table:table-cell office:value-type="string">
            <text:p>11169</text:p>
          </table:table-cell>
          <table:table-cell office:value-type="string">
            <text:p>Viaduto Rudge Ramo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Salim Farah Maluf, 179 - Tatuape</text:p>
          </table:table-cell>
          <table:table-cell office:value-type="string">
            <text:p>15106</text:p>
          </table:table-cell>
          <table:table-cell office:value-type="string">
            <text:p>Cooperativa CENTRAL TIETA�A?� - 1A ENTREG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Francisco Jose da Costa, 110,  Parque Doroteia</text:p>
          </table:table-cell>
          <table:table-cell office:value-type="string">
            <text:p>11193</text:p>
          </table:table-cell>
          <table:table-cell office:value-type="string">
            <text:p>DorotA�A?�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Conde de Sao Joaquim , 318</text:p>
          </table:table-cell>
          <table:table-cell office:value-type="string">
            <text:p>27581</text:p>
          </table:table-cell>
          <table:table-cell office:value-type="string">
            <text:p>Conde de Sao Joaquim , 31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 , 326</text:p>
          </table:table-cell>
          <table:table-cell office:value-type="string">
            <text:p>27582</text:p>
          </table:table-cell>
          <table:table-cell office:value-type="string">
            <text:p>Conde de Sao Joaquim , 32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100</text:p>
          </table:table-cell>
          <table:table-cell office:value-type="string">
            <text:p>27583</text:p>
          </table:table-cell>
          <table:table-cell office:value-type="string">
            <text:p>Conde de Sao Joaquim, 10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118</text:p>
          </table:table-cell>
          <table:table-cell office:value-type="string">
            <text:p>27584</text:p>
          </table:table-cell>
          <table:table-cell office:value-type="string">
            <text:p>Conde de Sao Joaquim, 11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139</text:p>
          </table:table-cell>
          <table:table-cell office:value-type="string">
            <text:p>27585</text:p>
          </table:table-cell>
          <table:table-cell office:value-type="string">
            <text:p>Conde de Sao Joaquim, 139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196</text:p>
          </table:table-cell>
          <table:table-cell office:value-type="string">
            <text:p>27586</text:p>
          </table:table-cell>
          <table:table-cell office:value-type="string">
            <text:p>Conde de Sao Joaquim, 19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210</text:p>
          </table:table-cell>
          <table:table-cell office:value-type="string">
            <text:p>27589</text:p>
          </table:table-cell>
          <table:table-cell office:value-type="string">
            <text:p>Conde de Sao Joaquim,21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315</text:p>
          </table:table-cell>
          <table:table-cell office:value-type="string">
            <text:p>27587</text:p>
          </table:table-cell>
          <table:table-cell office:value-type="string">
            <text:p>Conde de Sao Joaquim, 31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317</text:p>
          </table:table-cell>
          <table:table-cell office:value-type="string">
            <text:p>27588</text:p>
          </table:table-cell>
          <table:table-cell office:value-type="string">
            <text:p>Conde de Sao Joaquim, 31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i?nego Jose Maria Fernandes, 356</text:p>
          </table:table-cell>
          <table:table-cell office:value-type="string">
            <text:p>23425</text:p>
          </table:table-cell>
          <table:table-cell office:value-type="string">
            <text:p>comunidade Vila Flavi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doutor Joao alves de lima 336</text:p>
          </table:table-cell>
          <table:table-cell office:value-type="string">
            <text:p>27595</text:p>
          </table:table-cell>
          <table:table-cell office:value-type="string">
            <text:p>doutor  Joao  alves de lima  33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rraial de Santa Barbara, 971 - Sao Miguel</text:p>
          </table:table-cell>
          <table:table-cell office:value-type="string">
            <text:p>11190</text:p>
          </table:table-cell>
          <table:table-cell office:value-type="string">
            <text:p>Residencial Garagem (05 Condomi?nios) - 2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Canal do Cocaia, 5000 F - Chacara Gaivotas</text:p>
          </table:table-cell>
          <table:table-cell office:value-type="string">
            <text:p>11088</text:p>
          </table:table-cell>
          <table:table-cell office:value-type="string">
            <text:p>Erundina-2A ENTREG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da Colonia 110</text:p>
          </table:table-cell>
          <table:table-cell office:value-type="string">
            <text:p>11175</text:p>
          </table:table-cell>
          <table:table-cell office:value-type="string">
            <text:p>Tabo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DE ITAPECIRICA, 8400 - DOM JOSE II</text:p>
          </table:table-cell>
          <table:table-cell office:value-type="string">
            <text:p>27556</text:p>
          </table:table-cell>
          <table:table-cell office:value-type="string">
            <text:p>JD. COMERCIAL/DOM JOSE 2   2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Estrada do Barragem, 100. VIELA 2 - Coli?nia, CEP 04895-020</text:p>
          </table:table-cell>
          <table:table-cell office:value-type="string">
            <text:p>12139</text:p>
          </table:table-cell>
          <table:table-cell office:value-type="string">
            <text:p>Associacao ComunitA�A?�ria Marlene Moreira de OrientaA�A?�ao -       1AA?�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do Lageado Velho 276 - Guaianzes</text:p>
          </table:table-cell>
          <table:table-cell office:value-type="string">
            <text:p>14152</text:p>
          </table:table-cell>
          <table:table-cell office:value-type="string">
            <text:p>Movimento Sao Paulo Inclui</text:p>
          </table:table-cell>
          <table:table-cell office:value-type="string">
            <text:p>SMPED / CMPD</text:p>
          </table:table-cell>
        </table:table-row>
        <table:table-row>
          <table:table-cell office:value-type="string">
            <text:p>Estrada do M Boi Mirim, 120/130</text:p>
          </table:table-cell>
          <table:table-cell office:value-type="string">
            <text:p>11079</text:p>
          </table:table-cell>
          <table:table-cell office:value-type="string">
            <text:p>Condominio Ponte Baixa 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Nezilio Banqueri, 15 - Chac. Sta. Maria</text:p>
          </table:table-cell>
          <table:table-cell office:value-type="string">
            <text:p>28556</text:p>
          </table:table-cell>
          <table:table-cell office:value-type="string">
            <text:p>Chac Sta. Mari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Prai?a Augusto Rademaker Grunewald, 37</text:p>
          </table:table-cell>
          <table:table-cell office:value-type="string">
            <text:p>11073</text:p>
          </table:table-cell>
          <table:table-cell office:value-type="string">
            <text:p>Colise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rai?a Centenario, 43 - Casa Verde</text:p>
          </table:table-cell>
          <table:table-cell office:value-type="string">
            <text:p>12141</text:p>
          </table:table-cell>
          <table:table-cell office:value-type="string">
            <text:p>Acesd Casa Verde -              2a ent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  Cezario Alvim  288</text:p>
          </table:table-cell>
          <table:table-cell office:value-type="string">
            <text:p>27596</text:p>
          </table:table-cell>
          <table:table-cell office:value-type="string">
            <text:p>Rua   Cezario Alvim  28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 Sao Domingos 211</text:p>
          </table:table-cell>
          <table:table-cell office:value-type="string">
            <text:p>22495</text:p>
          </table:table-cell>
          <table:table-cell office:value-type="string">
            <text:p>Rua  Sao Domingos 211 e outros prA�A?�ximos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21 de abril 352</text:p>
          </table:table-cell>
          <table:table-cell office:value-type="string">
            <text:p>27590</text:p>
          </table:table-cell>
          <table:table-cell office:value-type="string">
            <text:p>Rua 21 de abril 35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ba 23 A</text:p>
          </table:table-cell>
          <table:table-cell office:value-type="string">
            <text:p>23426</text:p>
          </table:table-cell>
          <table:table-cell office:value-type="string">
            <text:p>Favela Jd. Moren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ANDD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delino Jose da Silva, 38</text:p>
          </table:table-cell>
          <table:table-cell office:value-type="string">
            <text:p>27577</text:p>
          </table:table-cell>
          <table:table-cell office:value-type="string">
            <text:p>PRAIA PAULISTINH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fonso Porto 42 - Artur Alvim - CEP 03567-030</text:p>
          </table:table-cell>
          <table:table-cell office:value-type="string">
            <text:p>14176</text:p>
          </table:table-cell>
          <table:table-cell office:value-type="string">
            <text:p>Associacao Messagesou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187</text:p>
          </table:table-cell>
          <table:table-cell office:value-type="string">
            <text:p>Associacao Lider Sao Sebastiao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Alberina de Medeiros, 1287-A</text:p>
          </table:table-cell>
          <table:table-cell office:value-type="string">
            <text:p>26485</text:p>
          </table:table-cell>
          <table:table-cell office:value-type="string">
            <text:p>Vila Progress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lmeida lima 933</text:p>
          </table:table-cell>
          <table:table-cell office:value-type="string">
            <text:p>27600</text:p>
          </table:table-cell>
          <table:table-cell office:value-type="string">
            <text:p>rua almeida lima 93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lmirante Marques de Leao, NA?� 227</text:p>
          </table:table-cell>
          <table:table-cell office:value-type="string">
            <text:p>23432</text:p>
          </table:table-cell>
          <table:table-cell office:value-type="string">
            <text:p>Rua Almirante Marques de Leao, NAA?� 227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na Aslan, 999 Parque do engenho</text:p>
          </table:table-cell>
          <table:table-cell office:value-type="string">
            <text:p>23424</text:p>
          </table:table-cell>
          <table:table-cell office:value-type="string">
            <text:p>Rua Ana Aslan 9999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ntonio Dionizio de Souza, 45, Jd. Angela</text:p>
          </table:table-cell>
          <table:table-cell office:value-type="string">
            <text:p>29510</text:p>
          </table:table-cell>
          <table:table-cell office:value-type="string">
            <text:p>Copacaban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Aquianes, 118 - Vila Butanta</text:p>
          </table:table-cell>
          <table:table-cell office:value-type="string">
            <text:p>26128</text:p>
          </table:table-cell>
          <table:table-cell office:value-type="string">
            <text:p>Jardim Sao Remo (2a entrega)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rraial de Santa Barbara, 971 - Sao Miguel</text:p>
          </table:table-cell>
          <table:table-cell office:value-type="string">
            <text:p>11190</text:p>
          </table:table-cell>
          <table:table-cell office:value-type="string">
            <text:p>Residencial Garagem (05 Condomi?nios) - 1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65</text:p>
          </table:table-cell>
          <table:table-cell office:value-type="string">
            <text:p>Chacara Bandeirant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8 - Vera Cruz</text:p>
          </table:table-cell>
          <table:table-cell office:value-type="string">
            <text:p>14181</text:p>
          </table:table-cell>
          <table:table-cell office:value-type="string">
            <text:p>Associacao Projeto Batutinhas e AdjacA�A?�nc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Associacao Senegalesa Sao Paulo                      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venida 9 de julho, NA?� 1163</text:p>
          </table:table-cell>
          <table:table-cell office:value-type="string">
            <text:p>23429</text:p>
          </table:table-cell>
          <table:table-cell office:value-type="string">
            <text:p>Cortic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Associacao de Amigos dos Excepcionais do Brooklin</text:p>
          </table:table-cell>
          <table:table-cell office:value-type="string">
            <text:p>SMPED / CMPD</text:p>
          </table:table-cell>
        </table:table-row>
        <table:table-row>
          <table:table-cell office:value-type="string">
            <text:p>Rua Barao de Itapetininga, 255 - Republica</text:p>
          </table:table-cell>
          <table:table-cell office:value-type="string">
            <text:p>12133</text:p>
          </table:table-cell>
          <table:table-cell office:value-type="string">
            <text:p>Associacao dos Angolanos em Sao Paulo Palanca Negra                          1AA?� 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ra da Areia, 60, Jd. Brasil, 02223-120</text:p>
          </table:table-cell>
          <table:table-cell office:value-type="string">
            <text:p>28561</text:p>
          </table:table-cell>
          <table:table-cell office:value-type="string">
            <text:p>Sallus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Favela Barra do Jacar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Sirinhaen, 289, Jardim Guarani</text:p>
          </table:table-cell>
          <table:table-cell office:value-type="string">
            <text:p>12114</text:p>
          </table:table-cell>
          <table:table-cell office:value-type="string">
            <text:p>Grupo Melhor Idade Razao e EmoA�A?�ao (2a Entrega)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elo horizonte  96</text:p>
          </table:table-cell>
          <table:table-cell office:value-type="string">
            <text:p>27592</text:p>
          </table:table-cell>
          <table:table-cell office:value-type="string">
            <text:p>rua belo horizonte  9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elo horizonte 107</text:p>
          </table:table-cell>
          <table:table-cell office:value-type="string">
            <text:p>27593</text:p>
          </table:table-cell>
          <table:table-cell office:value-type="string">
            <text:p>rua belo horizonte 10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elo horizonte 117</text:p>
          </table:table-cell>
          <table:table-cell office:value-type="string">
            <text:p>27594</text:p>
          </table:table-cell>
          <table:table-cell office:value-type="string">
            <text:p>rua belo horizonte 11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enedito Damasio dos Santos, 71 - Bairro Riviera Paulista</text:p>
          </table:table-cell>
          <table:table-cell office:value-type="string">
            <text:p>14168</text:p>
          </table:table-cell>
          <table:table-cell office:value-type="string">
            <text:p>Associacao Brasileira de Epileps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rnardo Antunes Rolim,  12</text:p>
          </table:table-cell>
          <table:table-cell office:value-type="string">
            <text:p>27237</text:p>
          </table:table-cell>
          <table:table-cell office:value-type="string">
            <text:p>Jd. Laranjeir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resser 601, conjunto 28, Bras</text:p>
          </table:table-cell>
          <table:table-cell office:value-type="string">
            <text:p>12101</text:p>
          </table:table-cell>
          <table:table-cell office:value-type="string">
            <text:p>A?frica do Coracao  -  2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resser, 2701 - Mooca (nucleo)</text:p>
          </table:table-cell>
          <table:table-cell office:value-type="string">
            <text:p>14165</text:p>
          </table:table-cell>
          <table:table-cell office:value-type="string">
            <text:p>LAR NOVA 4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rigadeiro machado 288</text:p>
          </table:table-cell>
          <table:table-cell office:value-type="string">
            <text:p>27598</text:p>
          </table:table-cell>
          <table:table-cell office:value-type="string">
            <text:p>rua brigadeiro   machado   28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rigadeiro machado 393</text:p>
          </table:table-cell>
          <table:table-cell office:value-type="string">
            <text:p>27609</text:p>
          </table:table-cell>
          <table:table-cell office:value-type="string">
            <text:p>rua brigadeiro   machado   39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rigadeiro machado 95</text:p>
          </table:table-cell>
          <table:table-cell office:value-type="string">
            <text:p>27610</text:p>
          </table:table-cell>
          <table:table-cell office:value-type="string">
            <text:p>rua brigadeiro machado 9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beceira de Basto, 90</text:p>
          </table:table-cell>
          <table:table-cell office:value-type="string">
            <text:p>24513</text:p>
          </table:table-cell>
          <table:table-cell office:value-type="string">
            <text:p>Nossa Senhora Aparecid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ampante nA?� 100, Vila Independi?ncia - Balneario Princesa Isabel</text:p>
          </table:table-cell>
          <table:table-cell office:value-type="string">
            <text:p>14136</text:p>
          </table:table-cell>
          <table:table-cell office:value-type="string">
            <text:p>Super Maes Especia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INSTITUTO CANTO DE LU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elso garcia 1448</text:p>
          </table:table-cell>
          <table:table-cell office:value-type="string">
            <text:p>27601</text:p>
          </table:table-cell>
          <table:table-cell office:value-type="string">
            <text:p>rua celso garcia 144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harles Coloumb,120 Brooklin Novo- Cidade Moni?i?es</text:p>
          </table:table-cell>
          <table:table-cell office:value-type="string">
            <text:p>11133</text:p>
          </table:table-cell>
          <table:table-cell office:value-type="string">
            <text:p>Jardim Edite I  / D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Canal do Cocaia, 5000 F - Chacara Gaivotas</text:p>
          </table:table-cell>
          <table:table-cell office:value-type="string">
            <text:p>11088</text:p>
          </table:table-cell>
          <table:table-cell office:value-type="string">
            <text:p>Erundi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audio ghirelli 559 pq Sao Lui?s.</text:p>
          </table:table-cell>
          <table:table-cell office:value-type="string">
            <text:p>27552</text:p>
          </table:table-cell>
          <table:table-cell office:value-type="string">
            <text:p>Favela do PA�A?� 2a par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de de Iraja, 184 - Vila Mariana</text:p>
          </table:table-cell>
          <table:table-cell office:value-type="string">
            <text:p>14166</text:p>
          </table:table-cell>
          <table:table-cell office:value-type="string">
            <text:p>ABSW - Associacao Brasileira de Si?ndrome de William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tau, 673 - Santo Amaro</text:p>
          </table:table-cell>
          <table:table-cell office:value-type="string">
            <text:p>12137</text:p>
          </table:table-cell>
          <table:table-cell office:value-type="string">
            <text:p>Unas - 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Sao Joaquim, 179 - Liberdade
 Sao Paulo</text:p>
          </table:table-cell>
          <table:table-cell office:value-type="string">
            <text:p>12113</text:p>
          </table:table-cell>
          <table:table-cell office:value-type="string">
            <text:p>CEMIR  2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ssa de Sao Joaquim, 182- Bela Vista</text:p>
          </table:table-cell>
          <table:table-cell office:value-type="string">
            <text:p>23431</text:p>
          </table:table-cell>
          <table:table-cell office:value-type="string">
            <text:p>Rua Condessa de Sao Joaquim, 182- Bela V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. Brotero, 338 - Barra Funda</text:p>
          </table:table-cell>
          <table:table-cell office:value-type="string">
            <text:p>14108</text:p>
          </table:table-cell>
          <table:table-cell office:value-type="string">
            <text:p>LARAMA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reolanoA?�Durant, 30A?�(proximo a Rua Cidade de Bagda)</text:p>
          </table:table-cell>
          <table:table-cell office:value-type="string">
            <text:p>12103</text:p>
          </table:table-cell>
          <table:table-cell office:value-type="string">
            <text:p>Associacao Conquistando Um EspaA�A?�o 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neio Zelaia, Jardim Sao Luis</text:p>
          </table:table-cell>
          <table:table-cell office:value-type="string">
            <text:p>29512</text:p>
          </table:table-cell>
          <table:table-cell office:value-type="string">
            <text:p>Pro Morar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Cornelio Doppler, 870, Pq. Novo Grajau</text:p>
          </table:table-cell>
          <table:table-cell office:value-type="string">
            <text:p>29505</text:p>
          </table:table-cell>
          <table:table-cell office:value-type="string">
            <text:p>Papai Noel / Novo Grajau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Desiderio Ferreira, 1531</text:p>
          </table:table-cell>
          <table:table-cell office:value-type="string">
            <text:p>11171</text:p>
          </table:table-cell>
          <table:table-cell office:value-type="string">
            <text:p>CA�A?�rrego ItararA�A?�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ianopolis, 4100 (Travessa da Rua Pacheco Chaves)</text:p>
          </table:table-cell>
          <table:table-cell office:value-type="string">
            <text:p>11162</text:p>
          </table:table-cell>
          <table:table-cell office:value-type="string">
            <text:p>Vila Pruden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ias Vieira, 800, Espai?o Cultural</text:p>
          </table:table-cell>
          <table:table-cell office:value-type="string">
            <text:p>11167</text:p>
          </table:table-cell>
          <table:table-cell office:value-type="string">
            <text:p>Labirint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iogo Garcia 254 - Parque Boa Esperani?a</text:p>
          </table:table-cell>
          <table:table-cell office:value-type="string">
            <text:p>14143</text:p>
          </table:table-cell>
          <table:table-cell office:value-type="string">
            <text:p>Comunidade Cantinho da Paz II</text:p>
          </table:table-cell>
          <table:table-cell office:value-type="string">
            <text:p>SMPED / CMPD</text:p>
          </table:table-cell>
        </table:table-row>
        <table:table-row>
          <table:table-cell office:value-type="string">
            <text:p>Rua do Glicerio, 225</text:p>
          </table:table-cell>
          <table:table-cell office:value-type="string">
            <text:p>12117</text:p>
          </table:table-cell>
          <table:table-cell office:value-type="string">
            <text:p>Missao Paz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hipodromo  521</text:p>
          </table:table-cell>
          <table:table-cell office:value-type="string">
            <text:p>27605</text:p>
          </table:table-cell>
          <table:table-cell office:value-type="string">
            <text:p>rua do hipodromo  52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o Parque, 134, Sacoma</text:p>
          </table:table-cell>
          <table:table-cell office:value-type="string">
            <text:p>12132</text:p>
          </table:table-cell>
          <table:table-cell office:value-type="string">
            <text:p>GARMIC - Grupo de ArticulaA�A?�ao para a Conquista da Moradia do Idoso da Capital                 1AA?�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mingos Simi?es, 90 - Vila Suzano</text:p>
          </table:table-cell>
          <table:table-cell office:value-type="string">
            <text:p>14185</text:p>
          </table:table-cell>
          <table:table-cell office:value-type="string">
            <text:p>Instituto Contemplo - Educacao, Saude e Longevidad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opios, 338 - Mirandopolis</text:p>
          </table:table-cell>
          <table:table-cell office:value-type="string">
            <text:p>14140</text:p>
          </table:table-cell>
          <table:table-cell office:value-type="string">
            <text:p>CADEVI - CLUBE DE APOIO AO DEFICIENTE VISU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Irmaos Leme, 95, 04943070, Jd. Sao Loureni?o</text:p>
          </table:table-cell>
          <table:table-cell office:value-type="string">
            <text:p>28559</text:p>
          </table:table-cell>
          <table:table-cell office:value-type="string">
            <text:p>Papai Noel / Grajau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os Pioneiros,56 -Vila Nova Cachoeirinha</text:p>
          </table:table-cell>
          <table:table-cell office:value-type="string">
            <text:p>11178</text:p>
          </table:table-cell>
          <table:table-cell office:value-type="string">
            <text:p>Conjunto Morro da Esperanca e Ocupacao Cemiterio Cachoeirinh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27</text:p>
          </table:table-cell>
          <table:table-cell office:value-type="string">
            <text:p>ACILESP -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r Clementino 576</text:p>
          </table:table-cell>
          <table:table-cell office:value-type="string">
            <text:p>27606</text:p>
          </table:table-cell>
          <table:table-cell office:value-type="string">
            <text:p>rua Dr Clementino 57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R. AMANCIO DOMINGUES BUENO, 18 A</text:p>
          </table:table-cell>
          <table:table-cell office:value-type="string">
            <text:p>27567</text:p>
          </table:table-cell>
          <table:table-cell office:value-type="string">
            <text:p>VILA RUBI -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r. Mario de Campos 191 (proximo a Rua Cidade de Bagda)A?�A?�</text:p>
          </table:table-cell>
          <table:table-cell office:value-type="string">
            <text:p>12116</text:p>
          </table:table-cell>
          <table:table-cell office:value-type="string">
            <text:p>ParA�A?�quia Sao Bento - 2a enter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nelio Doppler, 870, Pq. Novo Grajau</text:p>
          </table:table-cell>
          <table:table-cell office:value-type="string">
            <text:p>29505</text:p>
          </table:table-cell>
          <table:table-cell office:value-type="string">
            <text:p>Novo Grajau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Ernest  Renan, 364</text:p>
          </table:table-cell>
          <table:table-cell office:value-type="string">
            <text:p>11164</text:p>
          </table:table-cell>
          <table:table-cell office:value-type="string">
            <text:p>Porto Segu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sti?vao Montebello, 556 - Freguesia do A�</text:p>
          </table:table-cell>
          <table:table-cell office:value-type="string">
            <text:p>14170</text:p>
          </table:table-cell>
          <table:table-cell office:value-type="string">
            <text:p>APAJE - Associacao de Pais Diretos e Indiretos do Tribunal de JustiA�A?�a do Estado de Sao Paul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strada da Coli?nia NA?� 110</text:p>
          </table:table-cell>
          <table:table-cell office:value-type="string">
            <text:p>11174</text:p>
          </table:table-cell>
          <table:table-cell office:value-type="string">
            <text:p>Sao GonA�A?�al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ugenio Darodes - 32 - Itaim Paulista - CEP 08121-620</text:p>
          </table:table-cell>
          <table:table-cell office:value-type="string">
            <text:p>14172</text:p>
          </table:table-cell>
          <table:table-cell office:value-type="string">
            <text:p>Associacao Nego NagA�A?�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Felice Tosi, 6
CEP 03928-180
Conjunto Habitacional Teoti?nio Vilela</text:p>
          </table:table-cell>
          <table:table-cell office:value-type="string">
            <text:p>11182</text:p>
          </table:table-cell>
          <table:table-cell office:value-type="string">
            <text:p>Teotonio Vilel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Bueno, 384</text:p>
          </table:table-cell>
          <table:table-cell office:value-type="string">
            <text:p>14177</text:p>
          </table:table-cell>
          <table:table-cell office:value-type="string">
            <text:p>CENH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Jose Alves, 194 - Cidade Tiradentes</text:p>
          </table:table-cell>
          <table:table-cell office:value-type="string">
            <text:p>27326</text:p>
          </table:table-cell>
          <table:table-cell office:value-type="string">
            <text:p>Vila Paulist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cisco Jose da Costa 110 Parque Doroteia</text:p>
          </table:table-cell>
          <table:table-cell office:value-type="string">
            <text:p>11196</text:p>
          </table:table-cell>
          <table:table-cell office:value-type="string">
            <text:p>Jardim Joaniz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Prisco, 100, Bloco 08, Apto. 03</text:p>
          </table:table-cell>
          <table:table-cell office:value-type="string">
            <text:p>29508</text:p>
          </table:table-cell>
          <table:table-cell office:value-type="string">
            <text:p>Capao Redondo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Francisco Sacco, 32, Jd. Herculano, 04920-020</text:p>
          </table:table-cell>
          <table:table-cell office:value-type="string">
            <text:p>28558</text:p>
          </table:table-cell>
          <table:table-cell office:value-type="string">
            <text:p>Nakamu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Frei Anti?nio Faggiano, 720 - 08255-140</text:p>
          </table:table-cell>
          <table:table-cell office:value-type="string">
            <text:p>11183</text:p>
          </table:table-cell>
          <table:table-cell office:value-type="string">
            <text:p>Sao Sebastia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ei Inoci?ncio 121 B - Jardim Sao Gabriel</text:p>
          </table:table-cell>
          <table:table-cell office:value-type="string">
            <text:p>11189</text:p>
          </table:table-cell>
          <table:table-cell office:value-type="string">
            <text:p>Jd. Elb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Gervasio  leite  Rebelo,  1299, jd Pery  alto,  cep  02675 050</text:p>
          </table:table-cell>
          <table:table-cell office:value-type="string">
            <text:p>27214</text:p>
          </table:table-cell>
          <table:table-cell office:value-type="string">
            <text:p>Futuro Melhor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ilda Dispa, Marsilac, 04893-058</text:p>
          </table:table-cell>
          <table:table-cell office:value-type="string">
            <text:p>28560</text:p>
          </table:table-cell>
          <table:table-cell office:value-type="string">
            <text:p>Papai Noel/ Marsilac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Giovanni pisano 98</text:p>
          </table:table-cell>
          <table:table-cell office:value-type="string">
            <text:p>24489</text:p>
          </table:table-cell>
          <table:table-cell office:value-type="string">
            <text:p>Favelinha do Leme-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GRUTA DAS PRINCESAS, 115</text:p>
          </table:table-cell>
          <table:table-cell office:value-type="string">
            <text:p>27569</text:p>
          </table:table-cell>
          <table:table-cell office:value-type="string">
            <text:p>JARDIM ROMANO/ V. ITAIM 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uaipa, 87 - Vila Leopoldina CEP 05089-001 (Perto do Extra do Anhanguera)</text:p>
          </table:table-cell>
          <table:table-cell office:value-type="string">
            <text:p>14180</text:p>
          </table:table-cell>
          <table:table-cell office:value-type="string">
            <text:p>Gente Feli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puava  346</text:p>
          </table:table-cell>
          <table:table-cell office:value-type="string">
            <text:p>27597</text:p>
          </table:table-cell>
          <table:table-cell office:value-type="string">
            <text:p>rua guarapuava  34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uararapes, 864 -Brooklin - CEP 04561-001</text:p>
          </table:table-cell>
          <table:table-cell office:value-type="string">
            <text:p>14171</text:p>
          </table:table-cell>
          <table:table-cell office:value-type="string">
            <text:p>ADID - Associacao para o Desenvolvimento integral do Down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Gutemberg, S/N - Campo Belo</text:p>
          </table:table-cell>
          <table:table-cell office:value-type="string">
            <text:p>11170</text:p>
          </table:table-cell>
          <table:table-cell office:value-type="string">
            <text:p>SA�A?�nia Ribeiro (Favela do Piolho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Higino Angles, 86 - Jardim Vazani - Vila Si?nia</text:p>
          </table:table-cell>
          <table:table-cell office:value-type="string">
            <text:p>27314</text:p>
          </table:table-cell>
          <table:table-cell office:value-type="string">
            <text:p>VIELA DA PAZ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Ilha da Queimada n-4A</text:p>
          </table:table-cell>
          <table:table-cell office:value-type="string">
            <text:p>27170</text:p>
          </table:table-cell>
          <table:table-cell office:value-type="string">
            <text:p>Parque Boa EsperanA�A?�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Inacio de Araujo 53</text:p>
          </table:table-cell>
          <table:table-cell office:value-type="string">
            <text:p>27607</text:p>
          </table:table-cell>
          <table:table-cell office:value-type="string">
            <text:p>rua Inacio de Araujo 5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Independi?ncia 14 A 
(Proximo a Rua da Mina e Estrada das Lagrimas)</text:p>
          </table:table-cell>
          <table:table-cell office:value-type="string">
            <text:p>11184</text:p>
          </table:table-cell>
          <table:table-cell office:value-type="string">
            <text:p>Copa Rio e Piloto (Heliopolis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Itaqui , 513 A?�� Caninde</text:p>
          </table:table-cell>
          <table:table-cell office:value-type="string">
            <text:p>12104</text:p>
          </table:table-cell>
          <table:table-cell office:value-type="string">
            <text:p>ADRB  -   2a enter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Ivinhema, 152, Belenzinho, 03020-010</text:p>
          </table:table-cell>
          <table:table-cell office:value-type="string">
            <text:p>29511</text:p>
          </table:table-cell>
          <table:table-cell office:value-type="string">
            <text:p>Belenzinho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Jean Albert,  251 - Vila  Praia</text:p>
          </table:table-cell>
          <table:table-cell office:value-type="string">
            <text:p>27574</text:p>
          </table:table-cell>
          <table:table-cell office:value-type="string">
            <text:p>FAVELA VILA PRA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eri?nimo de Albuquerque 49</text:p>
          </table:table-cell>
          <table:table-cell office:value-type="string">
            <text:p>23427</text:p>
          </table:table-cell>
          <table:table-cell office:value-type="string">
            <text:p>Cortic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Joao Teodoro, 1052, Bras</text:p>
          </table:table-cell>
          <table:table-cell office:value-type="string">
            <text:p>12135</text:p>
          </table:table-cell>
          <table:table-cell office:value-type="string">
            <text:p>FLACSO - 1AA?�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ao Tobias, 271, Belenzinho 03163-060</text:p>
          </table:table-cell>
          <table:table-cell office:value-type="string">
            <text:p>12129</text:p>
          </table:table-cell>
          <table:table-cell office:value-type="string">
            <text:p>Associacao Beneficente e Promocional BelA�A?�m -                    1AA?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quina paiva 41</text:p>
          </table:table-cell>
          <table:table-cell office:value-type="string">
            <text:p>27612</text:p>
          </table:table-cell>
          <table:table-cell office:value-type="string">
            <text:p>rua joaquina paiva 4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Manoel Velho Moreira 1079</text:p>
          </table:table-cell>
          <table:table-cell office:value-type="string">
            <text:p>24479</text:p>
          </table:table-cell>
          <table:table-cell office:value-type="string">
            <text:p>Colonia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nas Eudoque dos Santos, 202</text:p>
          </table:table-cell>
          <table:table-cell office:value-type="string">
            <text:p>24512</text:p>
          </table:table-cell>
          <table:table-cell office:value-type="string">
            <text:p>Santo Elia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nas Eudoque dos Santos, 202</text:p>
          </table:table-cell>
          <table:table-cell office:value-type="string">
            <text:p>24512</text:p>
          </table:table-cell>
          <table:table-cell office:value-type="string">
            <text:p>Santo Elias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se de Queiroz Matos, 216 - Jd. Grimaldi</text:p>
          </table:table-cell>
          <table:table-cell office:value-type="string">
            <text:p>12134</text:p>
          </table:table-cell>
          <table:table-cell office:value-type="string">
            <text:p>Associacao dos Idosos de Sapopemba  - 1AA?�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e Dias da Costa, 703</text:p>
          </table:table-cell>
          <table:table-cell office:value-type="string">
            <text:p>11163</text:p>
          </table:table-cell>
          <table:table-cell office:value-type="string">
            <text:p>Pinheira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e Francisco Chaves, Viela 4, n. 4, Jardim Paulistano,  02812-020</text:p>
          </table:table-cell>
          <table:table-cell office:value-type="string">
            <text:p>12115</text:p>
          </table:table-cell>
          <table:table-cell office:value-type="string">
            <text:p>EsperanA�A?�a Garcia - EducaA�A?�ao, Arte e Cultura -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e Gaspar, 52 - Americanopolis</text:p>
          </table:table-cell>
          <table:table-cell office:value-type="string">
            <text:p>28554</text:p>
          </table:table-cell>
          <table:table-cell office:value-type="string">
            <text:p>Antonio Agostin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Jose Gomes de Gouveia, 91</text:p>
          </table:table-cell>
          <table:table-cell office:value-type="string">
            <text:p>11185</text:p>
          </table:table-cell>
          <table:table-cell office:value-type="string">
            <text:p>Jova Rura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e Gomes de Gouveia, 91</text:p>
          </table:table-cell>
          <table:table-cell office:value-type="string">
            <text:p>11186</text:p>
          </table:table-cell>
          <table:table-cell office:value-type="string">
            <text:p>Filhos da Terr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e Pereira Cruz 81 Parque Bristol</text:p>
          </table:table-cell>
          <table:table-cell office:value-type="string">
            <text:p>27259</text:p>
          </table:table-cell>
          <table:table-cell office:value-type="string">
            <text:p>Passagem 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Gabriela Mistral, 635 A?�� Penha, Sao Paulo A?�� SP A?�� 03701-010</text:p>
          </table:table-cell>
          <table:table-cell office:value-type="string">
            <text:p>14173</text:p>
          </table:table-cell>
          <table:table-cell office:value-type="string">
            <text:p>Associacao Paulista de Autism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anganes 78. Jd Vale das virtudes</text:p>
          </table:table-cell>
          <table:table-cell office:value-type="string">
            <text:p>24510</text:p>
          </table:table-cell>
          <table:table-cell office:value-type="string">
            <text:p>Vale das Virtude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s Augusto Paschoal, 22</text:p>
          </table:table-cell>
          <table:table-cell office:value-type="string">
            <text:p>12112</text:p>
          </table:table-cell>
          <table:table-cell office:value-type="string">
            <text:p>Centro ComunitA�A?�rio e Social do Jardim Lourdes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uiz Geraldo da Silva, 220 - Vila Reg. Feijo, Sao Paulo - SP, CEP 03345-060</text:p>
          </table:table-cell>
          <table:table-cell office:value-type="string">
            <text:p>14144</text:p>
          </table:table-cell>
          <table:table-cell office:value-type="string">
            <text:p>Lar Shek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z Parisotto, 37, PQ. Bancario, 03923-010</text:p>
          </table:table-cell>
          <table:table-cell office:value-type="string">
            <text:p>28562</text:p>
          </table:table-cell>
          <table:table-cell office:value-type="string">
            <text:p>Etelvin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Lupercio de Souza Cortez NA?�59A
(liderani?a:  Joao Soares de Melo)</text:p>
          </table:table-cell>
          <table:table-cell office:value-type="string">
            <text:p>11176</text:p>
          </table:table-cell>
          <table:table-cell office:value-type="string">
            <text:p>Lupercio de Souza Cort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Lupercio de Souza Cortez, 59A</text:p>
          </table:table-cell>
          <table:table-cell office:value-type="string">
            <text:p>11177</text:p>
          </table:table-cell>
          <table:table-cell office:value-type="string">
            <text:p>Piscinao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jor Sertorio, 292 - Republica</text:p>
          </table:table-cell>
          <table:table-cell office:value-type="string">
            <text:p>12131</text:p>
          </table:table-cell>
          <table:table-cell office:value-type="string">
            <text:p>Pela Vida    1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orio, 292 - Republica</text:p>
          </table:table-cell>
          <table:table-cell office:value-type="string">
            <text:p>12131</text:p>
          </table:table-cell>
          <table:table-cell office:value-type="string">
            <text:p>Pela Vida  1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nhufe, 94 - Vila Tolstoi</text:p>
          </table:table-cell>
          <table:table-cell office:value-type="string">
            <text:p>27309</text:p>
          </table:table-cell>
          <table:table-cell office:value-type="string">
            <text:p>Tolstoi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 numero 36 Jd Sao Saverio</text:p>
          </table:table-cell>
          <table:table-cell office:value-type="string">
            <text:p>27224</text:p>
          </table:table-cell>
          <table:table-cell office:value-type="string">
            <text:p>Jardim Celes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ardim Sao Saverio</text:p>
          </table:table-cell>
          <table:table-cell office:value-type="string">
            <text:p>27207</text:p>
          </table:table-cell>
          <table:table-cell office:value-type="string">
            <text:p>Jose do Patroci?n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, Jd Sao Saverio</text:p>
          </table:table-cell>
          <table:table-cell office:value-type="string">
            <text:p>27300</text:p>
          </table:table-cell>
          <table:table-cell office:value-type="string">
            <text:p>Sao pedro-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ia Benedita Rodrigues, 295</text:p>
          </table:table-cell>
          <table:table-cell office:value-type="string">
            <text:p>11194</text:p>
          </table:table-cell>
          <table:table-cell office:value-type="string">
            <text:p>Jardim Campo de Fora / Santo Antoni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ria Jose, NA?� 410- Bela Vista</text:p>
          </table:table-cell>
          <table:table-cell office:value-type="string">
            <text:p>23433</text:p>
          </table:table-cell>
          <table:table-cell office:value-type="string">
            <text:p>Rua Maria Jose, NAA?� 410- Bela V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Maria Rosa Falcao, 39 - Vila Chuca</text:p>
          </table:table-cell>
          <table:table-cell office:value-type="string">
            <text:p>24487</text:p>
          </table:table-cell>
          <table:table-cell office:value-type="string">
            <text:p>Vila Chuca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Maria Tereza de Andrade, 2a travessa a direita, no.14, Si?tio Represa</text:p>
          </table:table-cell>
          <table:table-cell office:value-type="string">
            <text:p>12136</text:p>
          </table:table-cell>
          <table:table-cell office:value-type="string">
            <text:p>Associacao Beneficente Cantinho da Terceira Idade  - 1AA?�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iguel Ribas, 249 - Jardim Ipanema</text:p>
          </table:table-cell>
          <table:table-cell office:value-type="string">
            <text:p>11195</text:p>
          </table:table-cell>
          <table:table-cell office:value-type="string">
            <text:p>Jardim Ipanem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irante do Paranapanema, 196, Vila Bancaria Munhoz, Cep 02758-040</text:p>
          </table:table-cell>
          <table:table-cell office:value-type="string">
            <text:p>12140</text:p>
          </table:table-cell>
          <table:table-cell office:value-type="string">
            <text:p>AGO LONA ASSOCIACAO   1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oreira de Godoi, 456 - Ipiranga- CEP 04266-060</text:p>
          </table:table-cell>
          <table:table-cell office:value-type="string">
            <text:p>14184</text:p>
          </table:table-cell>
          <table:table-cell office:value-type="string">
            <text:p>Instituto de Cegos Padre Chic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ssociacao de Moradores - ANESF
Rua Morro das Pedras, 206 - Sao Mateus</text:p>
          </table:table-cell>
          <table:table-cell office:value-type="string">
            <text:p>11033</text:p>
          </table:table-cell>
          <table:table-cell office:value-type="string">
            <text:p>Rodolfo Pirani - 1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Narcisa Amalia, 73, Limao, Cep 02558-020</text:p>
          </table:table-cell>
          <table:table-cell office:value-type="string">
            <text:p>12109</text:p>
          </table:table-cell>
          <table:table-cell office:value-type="string">
            <text:p>Casarao Brasil i?A?��A?��Associacao LGBTI  -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arciso Castelo Branco, 13 A - Jardim Rincao</text:p>
          </table:table-cell>
          <table:table-cell office:value-type="string">
            <text:p>24516</text:p>
          </table:table-cell>
          <table:table-cell office:value-type="string">
            <text:p>Jardim DonA�A?�r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Nogueira do cravo, 500 - Jardim Guaruja</text:p>
          </table:table-cell>
          <table:table-cell office:value-type="string">
            <text:p>26537</text:p>
          </table:table-cell>
          <table:table-cell office:value-type="string">
            <text:p>Jardim GaurujA�A?�/ Jardim Sao Bento-3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Novo Oriente do Piaui?, 160, Vila Silvia, Cangai?ba</text:p>
          </table:table-cell>
          <table:table-cell office:value-type="string">
            <text:p>12124</text:p>
          </table:table-cell>
          <table:table-cell office:value-type="string">
            <text:p>Grupo da Melhor Idade do Jardim Popular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ODILON DANTAS CORTEZ 249,  02324-050</text:p>
          </table:table-cell>
          <table:table-cell office:value-type="string">
            <text:p>27253</text:p>
          </table:table-cell>
          <table:table-cell office:value-type="string">
            <text:p>NOVA PARI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Osvaldo de Souza Pinto nA?�211 A - Morro Doce - Jd Anhanguera 
CEP 05267220 (Igreja Nossa Senhora das Grai?as)</text:p>
          </table:table-cell>
          <table:table-cell office:value-type="string">
            <text:p>14104</text:p>
          </table:table-cell>
          <table:table-cell office:value-type="string">
            <text:p>IPDA - Instituto de Pessoas com DeficiA�A?�ncia do Anhangue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Raquel Alves Moreira , 823</text:p>
          </table:table-cell>
          <table:table-cell office:value-type="string">
            <text:p>24514</text:p>
          </table:table-cell>
          <table:table-cell office:value-type="string">
            <text:p>CanindA�A?�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alacio Monroe, 34 - Taipas</text:p>
          </table:table-cell>
          <table:table-cell office:value-type="string">
            <text:p>24493</text:p>
          </table:table-cell>
          <table:table-cell office:value-type="string">
            <text:p>Parque Taipas 3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aulo argentino 900</text:p>
          </table:table-cell>
          <table:table-cell office:value-type="string">
            <text:p>27579</text:p>
          </table:table-cell>
          <table:table-cell office:value-type="string">
            <text:p>City Jaragua - Nucle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edro de Madeiros, 521</text:p>
          </table:table-cell>
          <table:table-cell office:value-type="string">
            <text:p>26540</text:p>
          </table:table-cell>
          <table:table-cell office:value-type="string">
            <text:p>Vila Bela-3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</text:p>
          </table:table-cell>
          <table:table-cell office:value-type="string">
            <text:p>26540</text:p>
          </table:table-cell>
          <table:table-cell office:value-type="string">
            <text:p>VILA BEL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</text:p>
          </table:table-cell>
          <table:table-cell office:value-type="string">
            <text:p>26540</text:p>
          </table:table-cell>
          <table:table-cell office:value-type="string">
            <text:p>Vila Bela-6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Benedito Damasio dos Santos, 71 - Bairro Riviera Paulista</text:p>
          </table:table-cell>
          <table:table-cell office:value-type="string">
            <text:p>14168</text:p>
          </table:table-cell>
          <table:table-cell office:value-type="string">
            <text:p>Associacao Brasileira de Epilepsi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cao Piscinao Bento Guelfi -3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cao Piscinao Bento Guelfi -4a Etap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cao Piscinao Bento Guelfi-6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lagia Starbulov,320- Pq Grajau</text:p>
          </table:table-cell>
          <table:table-cell office:value-type="string">
            <text:p>11082</text:p>
          </table:table-cell>
          <table:table-cell office:value-type="string">
            <text:p>Alto da Alegr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onta Pora 844, Vila Ipojuca</text:p>
          </table:table-cell>
          <table:table-cell office:value-type="string">
            <text:p>14163</text:p>
          </table:table-cell>
          <table:table-cell office:value-type="string">
            <text:p>Futebol dos Amputados - Bola pra Frente</text:p>
          </table:table-cell>
          <table:table-cell office:value-type="string">
            <text:p>SMPED / CMPD</text:p>
          </table:table-cell>
        </table:table-row>
        <table:table-row>
          <table:table-cell office:value-type="string">
            <text:p>Rua Ponta Pora 844, Vila Ipojuca</text:p>
          </table:table-cell>
          <table:table-cell office:value-type="string">
            <text:p>14163</text:p>
          </table:table-cell>
          <table:table-cell office:value-type="string">
            <text:p>Futebol dos Amputados - Bola pra Frente -                 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or do Sol, 20 - Viela M. Jd. Bandeirantes</text:p>
          </table:table-cell>
          <table:table-cell office:value-type="string">
            <text:p>27167</text:p>
          </table:table-cell>
          <table:table-cell office:value-type="string">
            <text:p>Bandeirante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rates, 1101 - Bom Retiro, Sao Paulo</text:p>
          </table:table-cell>
          <table:table-cell office:value-type="string">
            <text:p>12142</text:p>
          </table:table-cell>
          <table:table-cell office:value-type="string">
            <text:p>Pop. Trans de centros de acolhimento (So kit higiene) 1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Professor Sylas Baltazar de Araujo, 220, Vila Arapua</text:p>
          </table:table-cell>
          <table:table-cell office:value-type="string">
            <text:p>21123</text:p>
          </table:table-cell>
          <table:table-cell office:value-type="string">
            <text:p>CDC Parque Fongar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Rubens Porta Nova s/n com Rua Quirinino dos Santos -Barra Funda</text:p>
          </table:table-cell>
          <table:table-cell office:value-type="string">
            <text:p>11166</text:p>
          </table:table-cell>
          <table:table-cell office:value-type="string">
            <text:p>Rubens Porta Nova (Favela do Quirino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ui Barbosa, NA?� 453</text:p>
          </table:table-cell>
          <table:table-cell office:value-type="string">
            <text:p>23428</text:p>
          </table:table-cell>
          <table:table-cell office:value-type="string">
            <text:p>Cortic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Rui Barbosa, NA?� 543 - Bela vista</text:p>
          </table:table-cell>
          <table:table-cell office:value-type="string">
            <text:p>23434</text:p>
          </table:table-cell>
          <table:table-cell office:value-type="string">
            <text:p>Rua Rui Barbosa, NAA?� 543 - Bela v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Mirante do Paranapanema, 196, Vila Bancaria Munhoz, Cep 02758-040</text:p>
          </table:table-cell>
          <table:table-cell office:value-type="string">
            <text:p>12140</text:p>
          </table:table-cell>
          <table:table-cell office:value-type="string">
            <text:p>AGO LONA ASSOCIACAO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anta Davina - Jardim Helena</text:p>
          </table:table-cell>
          <table:table-cell office:value-type="string">
            <text:p>28555</text:p>
          </table:table-cell>
          <table:table-cell office:value-type="string">
            <text:p>Santa Davin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Santo Dias, 12 - CEP 02814-200. Em frente ao ponto final da Lotai?ao 1025 Jardim Carumbe/Petri?nio Portela.</text:p>
          </table:table-cell>
          <table:table-cell office:value-type="string">
            <text:p>23423</text:p>
          </table:table-cell>
          <table:table-cell office:value-type="string">
            <text:p>Ocupacao na Area Verde 07 e Lote 12, Brasilandia B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Sao Gabriel de Souza Lopes, 195  -             02282-055</text:p>
          </table:table-cell>
          <table:table-cell office:value-type="string">
            <text:p>27557</text:p>
          </table:table-cell>
          <table:table-cell office:value-type="string">
            <text:p>Favela dos Doz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ao Jose do Divino NA?� 65
(liderani?a: Andressa dos Santos/ Marcelo Junior Menezes do Nascimento )</text:p>
          </table:table-cell>
          <table:table-cell office:value-type="string">
            <text:p>11180</text:p>
          </table:table-cell>
          <table:table-cell office:value-type="string">
            <text:p>Tanque  Ita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ao Jose do Divino NA?� 65
(liderani?a: Andressa dos Santos/ Marcelo Junior Menezes do Nascimento)</text:p>
          </table:table-cell>
          <table:table-cell office:value-type="string">
            <text:p>11181</text:p>
          </table:table-cell>
          <table:table-cell office:value-type="string">
            <text:p>Favela ItA�A?�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ao Miguel dos milagres 01 A jd paulistano</text:p>
          </table:table-cell>
          <table:table-cell office:value-type="string">
            <text:p>27608</text:p>
          </table:table-cell>
          <table:table-cell office:value-type="string">
            <text:p>Jardim das Pedr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ebastiao Sarmento Mena, 58</text:p>
          </table:table-cell>
          <table:table-cell office:value-type="string">
            <text:p>27576</text:p>
          </table:table-cell>
          <table:table-cell office:value-type="string">
            <text:p>Maristel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erra de Capivarui?u, 274 -</text:p>
          </table:table-cell>
          <table:table-cell office:value-type="string">
            <text:p>26487</text:p>
          </table:table-cell>
          <table:table-cell office:value-type="string">
            <text:p>Jardim Elba-3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Silva Pinto, 423 - Bom retiro</text:p>
          </table:table-cell>
          <table:table-cell office:value-type="string">
            <text:p>12130</text:p>
          </table:table-cell>
          <table:table-cell office:value-type="string">
            <text:p>Associacao Feira Kantuta                          1AA?� 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io Cassiano, 171</text:p>
          </table:table-cell>
          <table:table-cell office:value-type="string">
            <text:p>24492</text:p>
          </table:table-cell>
          <table:table-cell office:value-type="string">
            <text:p>Vista Alegre-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sol, 125 cid satelite/jd santa barbara</text:p>
          </table:table-cell>
          <table:table-cell office:value-type="string">
            <text:p>24511</text:p>
          </table:table-cell>
          <table:table-cell office:value-type="string">
            <text:p>Jardim Vila Carra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Tenente Miguel Delia, 96 - Vila Rosaria</text:p>
          </table:table-cell>
          <table:table-cell office:value-type="string">
            <text:p>14178</text:p>
          </table:table-cell>
          <table:table-cell office:value-type="string">
            <text:p>ILPI Sao Migue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erezine, 113, Jardim Ideal, GRAJAU      04846-680  -</text:p>
          </table:table-cell>
          <table:table-cell office:value-type="string">
            <text:p>27575</text:p>
          </table:table-cell>
          <table:table-cell office:value-type="string">
            <text:p>JARDIM IDEAL -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Terra Brasileira, 265 - Cidade Antonio Estevao de Carvalho</text:p>
          </table:table-cell>
          <table:table-cell office:value-type="string">
            <text:p>12105</text:p>
          </table:table-cell>
          <table:table-cell office:value-type="string">
            <text:p>Associacao Beneficente Esporte, Cultura e Lazer Nosso Sonho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Associacao Nova Projeto EducaA�A?�ao e Trabalho para Pessoa Espe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omas Nabucco, 66, Jd Paulistano</text:p>
          </table:table-cell>
          <table:table-cell office:value-type="string">
            <text:p>24506</text:p>
          </table:table-cell>
          <table:table-cell office:value-type="string">
            <text:p>Paulistano-3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Tomas Nabucco, 66, Jd Paulistano</text:p>
          </table:table-cell>
          <table:table-cell office:value-type="string">
            <text:p>24506</text:p>
          </table:table-cell>
          <table:table-cell office:value-type="string">
            <text:p>Paulistano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Travesa da Carnal da Cruz, 01-A- Jardim Limoeiro</text:p>
          </table:table-cell>
          <table:table-cell office:value-type="string">
            <text:p>26484</text:p>
          </table:table-cell>
          <table:table-cell office:value-type="string">
            <text:p>Jardim Limoeir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Travesa da Carnal da Cruz, 01-A- Jardim Limoeiro</text:p>
          </table:table-cell>
          <table:table-cell office:value-type="string">
            <text:p>26484</text:p>
          </table:table-cell>
          <table:table-cell office:value-type="string">
            <text:p>Jardim Limoeir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Uruguaiana 109</text:p>
          </table:table-cell>
          <table:table-cell office:value-type="string">
            <text:p>27599</text:p>
          </table:table-cell>
          <table:table-cell office:value-type="string">
            <text:p>rua Uruguaiana 109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demar Doria 210</text:p>
          </table:table-cell>
          <table:table-cell office:value-type="string">
            <text:p>27528</text:p>
          </table:table-cell>
          <table:table-cell office:value-type="string">
            <text:p>Rua Valdemar Doria 210
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 26 A.</text:p>
          </table:table-cell>
          <table:table-cell office:value-type="string">
            <text:p>27549</text:p>
          </table:table-cell>
          <table:table-cell office:value-type="string">
            <text:p>Favela CDHU BrasilA�A?�nd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 26 A.</text:p>
          </table:table-cell>
          <table:table-cell office:value-type="string">
            <text:p>27549</text:p>
          </table:table-cell>
          <table:table-cell office:value-type="string">
            <text:p>Favela CDHU BrasilA�A?�ndia-6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 26 A.</text:p>
          </table:table-cell>
          <table:table-cell office:value-type="string">
            <text:p>27549</text:p>
          </table:table-cell>
          <table:table-cell office:value-type="string">
            <text:p>Favela CDHU BrasilA�A?�ndia-5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nte um de abril 448</text:p>
          </table:table-cell>
          <table:table-cell office:value-type="string">
            <text:p>27591</text:p>
          </table:table-cell>
          <table:table-cell office:value-type="string">
            <text:p>rua vinte um de abril 44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sc. de Parnai?ba, 1316 - Mooca,</text:p>
          </table:table-cell>
          <table:table-cell office:value-type="string">
            <text:p>12123</text:p>
          </table:table-cell>
          <table:table-cell office:value-type="string">
            <text:p>Presenca da America Latina-PAL - 2a Enter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yoshimara minamoto 656</text:p>
          </table:table-cell>
          <table:table-cell office:value-type="string">
            <text:p>27580</text:p>
          </table:table-cell>
          <table:table-cell office:value-type="string">
            <text:p>PRO MORAR SAO LUI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. Cardomomo da Terra, 208</text:p>
          </table:table-cell>
          <table:table-cell office:value-type="string">
            <text:p>11191</text:p>
          </table:table-cell>
          <table:table-cell office:value-type="string">
            <text:p>ChA�A?�cara do Mei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Travenida cachoeira de Paulo Afonso, 25, Cidade Tiradentes, 08473 240</text:p>
          </table:table-cell>
          <table:table-cell office:value-type="string">
            <text:p>29507</text:p>
          </table:table-cell>
          <table:table-cell office:value-type="string">
            <text:p>Amazonas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Travessa Flami?nio Bellini Carri, 348 - Recanto Verde do Sol</text:p>
          </table:table-cell>
          <table:table-cell office:value-type="string">
            <text:p>24502</text:p>
          </table:table-cell>
          <table:table-cell office:value-type="string">
            <text:p>Recanto Verde do Sol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Travessa pascoal Rossi, 5</text:p>
          </table:table-cell>
          <table:table-cell office:value-type="string">
            <text:p>24515</text:p>
          </table:table-cell>
          <table:table-cell office:value-type="string">
            <text:p>Barro Branc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Viela Lui?s Figueira s/n. Final da rua Joao Aires, Jd Bandeirantes</text:p>
          </table:table-cell>
          <table:table-cell office:value-type="string">
            <text:p>27578</text:p>
          </table:table-cell>
          <table:table-cell office:value-type="string">
            <text:p>Conquista - Estrel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Joao Maria de Almeida, 265 - Vl. Campestre</text:p>
          </table:table-cell>
          <table:table-cell office:value-type="string">
            <text:p>11070</text:p>
          </table:table-cell>
          <table:table-cell office:value-type="string">
            <text:p>Rene Fernand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Guarapiranga, 3658,  04911-005</text:p>
          </table:table-cell>
          <table:table-cell office:value-type="string">
            <text:p>28557</text:p>
          </table:table-cell>
          <table:table-cell office:value-type="string">
            <text:p>Alto do Rivie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8563</text:p>
          </table:table-cell>
          <table:table-cell office:value-type="string">
            <text:p>Leonidas Morei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Leonardo da Vinci, 2650 Vila Guarani - CEP 4313-002</text:p>
          </table:table-cell>
          <table:table-cell office:value-type="string">
            <text:p>14138</text:p>
          </table:table-cell>
          <table:table-cell office:value-type="string">
            <text:p>ASSOCIACAO DE SURDOS DO ESTADO DE SP - VEM SONH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lberina de Medeiros, 1287-A</text:p>
          </table:table-cell>
          <table:table-cell office:value-type="string">
            <text:p>26485</text:p>
          </table:table-cell>
          <table:table-cell office:value-type="string">
            <text:p>Vila Progress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lberina de Medeiros, 1287-A</text:p>
          </table:table-cell>
          <table:table-cell office:value-type="string">
            <text:p>26485</text:p>
          </table:table-cell>
          <table:table-cell office:value-type="string">
            <text:p>Vila Progresso 5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68</text:p>
          </table:table-cell>
          <table:table-cell office:value-type="string">
            <text:p>Parque Cavalo Branc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72</text:p>
          </table:table-cell>
          <table:table-cell office:value-type="string">
            <text:p>Jardim Cal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73</text:p>
          </table:table-cell>
          <table:table-cell office:value-type="string">
            <text:p>Buraco do Sap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Favela Barra do Jacare 6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Favela Barra do Jacare 2a 5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os Pioneiros,56 -Vila Nova Cachoeirinha</text:p>
          </table:table-cell>
          <table:table-cell office:value-type="string">
            <text:p>11179</text:p>
          </table:table-cell>
          <table:table-cell office:value-type="string">
            <text:p>Casas da Cohab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Jose da Costa 110 Parque Doroteia</text:p>
          </table:table-cell>
          <table:table-cell office:value-type="string">
            <text:p>11187</text:p>
          </table:table-cell>
          <table:table-cell office:value-type="string">
            <text:p>Pantana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Jose da Costa 110 Parque Doroteia</text:p>
          </table:table-cell>
          <table:table-cell office:value-type="string">
            <text:p>11188</text:p>
          </table:table-cell>
          <table:table-cell office:value-type="string">
            <text:p>Jardim Zair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Wilson Kawanami, 77</text:p>
          </table:table-cell>
          <table:table-cell office:value-type="string">
            <text:p>11125</text:p>
          </table:table-cell>
          <table:table-cell office:value-type="string">
            <text:p>Residencial OrquA?de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utor Alcides De Campos, 115</text:p>
          </table:table-cell>
          <table:table-cell office:value-type="string">
            <text:p>11126</text:p>
          </table:table-cell>
          <table:table-cell office:value-type="string">
            <text:p>Cond. PA?rola Byington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rojetada I, 454</text:p>
          </table:table-cell>
          <table:table-cell office:value-type="string">
            <text:p>11119</text:p>
          </table:table-cell>
          <table:table-cell office:value-type="string">
            <text:p>Lea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alvador Dali, 55</text:p>
          </table:table-cell>
          <table:table-cell office:value-type="string">
            <text:p>11120</text:p>
          </table:table-cell>
          <table:table-cell office:value-type="string">
            <text:p>Avil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vid Perez, 581</text:p>
          </table:table-cell>
          <table:table-cell office:value-type="string">
            <text:p>11121</text:p>
          </table:table-cell>
          <table:table-cell office:value-type="string">
            <text:p>Barcelo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rojetada I, 557</text:p>
          </table:table-cell>
          <table:table-cell office:value-type="string">
            <text:p>11122</text:p>
          </table:table-cell>
          <table:table-cell office:value-type="string">
            <text:p>Madrid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niel Cerri, 1078</text:p>
          </table:table-cell>
          <table:table-cell office:value-type="string">
            <text:p>11123</text:p>
          </table:table-cell>
          <table:table-cell office:value-type="string">
            <text:p>Jardim ParanA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99</text:p>
          </table:table-cell>
          <table:table-cell office:value-type="string">
            <text:p>Jardim Guanabar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lvorada Do Porto, 54</text:p>
          </table:table-cell>
          <table:table-cell office:value-type="string">
            <text:p>24498</text:p>
          </table:table-cell>
          <table:table-cell office:value-type="string">
            <text:p>Jardim Noronha Porto Velh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64</text:p>
          </table:table-cell>
          <table:table-cell office:value-type="string">
            <text:p>24497</text:p>
          </table:table-cell>
          <table:table-cell office:value-type="string">
            <text:p>Jardim Helian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Barao De Suassuna, 65</text:p>
          </table:table-cell>
          <table:table-cell office:value-type="string">
            <text:p>24496</text:p>
          </table:table-cell>
          <table:table-cell office:value-type="string">
            <text:p>Jardim Sidney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95</text:p>
          </table:table-cell>
          <table:table-cell office:value-type="string">
            <text:p>Capao Redond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Das Jangadas, 125</text:p>
          </table:table-cell>
          <table:table-cell office:value-type="string">
            <text:p>27511</text:p>
          </table:table-cell>
          <table:table-cell office:value-type="string">
            <text:p>Rua Jangad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resser, 601</text:p>
          </table:table-cell>
          <table:table-cell office:value-type="string">
            <text:p>12101</text:p>
          </table:table-cell>
          <table:table-cell office:value-type="string">
            <text:p>A?frica do Coraca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Flores De Nilo, 07</text:p>
          </table:table-cell>
          <table:table-cell office:value-type="string">
            <text:p>11124</text:p>
          </table:table-cell>
          <table:table-cell office:value-type="string">
            <text:p>Vila Nil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Nioac, 55</text:p>
          </table:table-cell>
          <table:table-cell office:value-type="string">
            <text:p>27508</text:p>
          </table:table-cell>
          <table:table-cell office:value-type="string">
            <text:p>Rua Nioac e Adjaceni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Rio Madeira, 167</text:p>
          </table:table-cell>
          <table:table-cell office:value-type="string">
            <text:p>26489</text:p>
          </table:table-cell>
          <table:table-cell office:value-type="string">
            <text:p>Ass.mor. Vila Da Paz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Travessa Noz Da Sorte, 212
</text:p>
          </table:table-cell>
          <table:table-cell office:value-type="string">
            <text:p>27509</text:p>
          </table:table-cell>
          <table:table-cell office:value-type="string">
            <text:p>JaA?anA?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Praca Centenario, 43</text:p>
          </table:table-cell>
          <table:table-cell office:value-type="string">
            <text:p>12120</text:p>
          </table:table-cell>
          <table:table-cell office:value-type="string">
            <text:p>Populacao Lgbti  Centro Lgbt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Professor Carlos Decort, 220</text:p>
          </table:table-cell>
          <table:table-cell office:value-type="string">
            <text:p>12126</text:p>
          </table:table-cell>
          <table:table-cell office:value-type="string">
            <text:p>Associacao ComunitA?ria Do Jardim Sao Jorg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Pedro Piassi, 173</text:p>
          </table:table-cell>
          <table:table-cell office:value-type="string">
            <text:p>25507</text:p>
          </table:table-cell>
          <table:table-cell office:value-type="string">
            <text:p>Ocupacao Piscinao Bento Guelfi - Rua  Diogo A?lvares, S/n - Jd - Iguatemi - Sp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MaxinA?, 284</text:p>
          </table:table-cell>
          <table:table-cell office:value-type="string">
            <text:p>14112</text:p>
          </table:table-cell>
          <table:table-cell office:value-type="string">
            <text:p>Ame - Associacao Amigos Excepciona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A?bero Badaro, 318</text:p>
          </table:table-cell>
          <table:table-cell office:value-type="string">
            <text:p>14114</text:p>
          </table:table-cell>
          <table:table-cell office:value-type="string">
            <text:p>Apabb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essor Hassegawa, 1198</text:p>
          </table:table-cell>
          <table:table-cell office:value-type="string">
            <text:p>14116</text:p>
          </table:table-cell>
          <table:table-cell office:value-type="string">
            <text:p>Associacao Pro-excepcionais Kodomo No So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acanga, 300</text:p>
          </table:table-cell>
          <table:table-cell office:value-type="string">
            <text:p>14118</text:p>
          </table:table-cell>
          <table:table-cell office:value-type="string">
            <text:p>Casa Da CrianA?a Betinh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erra De JairA?, 1433</text:p>
          </table:table-cell>
          <table:table-cell office:value-type="string">
            <text:p>14119</text:p>
          </table:table-cell>
          <table:table-cell office:value-type="string">
            <text:p>Casa Vida I - Centro Social Nossa Senhora Do Bom Part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dilon Chaves, 39</text:p>
          </table:table-cell>
          <table:table-cell office:value-type="string">
            <text:p>14120</text:p>
          </table:table-cell>
          <table:table-cell office:value-type="string">
            <text:p>Instituto �severino Fabriani� Para CrianA?as Surd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vA?dio Lopes, 253</text:p>
          </table:table-cell>
          <table:table-cell office:value-type="string">
            <text:p>30459</text:p>
          </table:table-cell>
          <table:table-cell office:value-type="string">
            <text:p>Centro De PromoA?ao Humana Lar Vicentino Ermelino Matarazzo</text:p>
          </table:table-cell>
          <table:table-cell office:value-type="string">
            <text:p>Gabi</text:p>
          </table:table-cell>
        </table:table-row>
        <table:table-row>
          <table:table-cell office:value-type="string">
            <text:p>Rua Haddock Lobo, 1307</text:p>
          </table:table-cell>
          <table:table-cell office:value-type="string">
            <text:p>14126</text:p>
          </table:table-cell>
          <table:table-cell office:value-type="string">
            <text:p>Instituto Olga K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A?a Heitor Levi, 07</text:p>
          </table:table-cell>
          <table:table-cell office:value-type="string">
            <text:p>14127</text:p>
          </table:table-cell>
          <table:table-cell office:value-type="string">
            <text:p>Lar Da Crianca Ninho De Pa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ssandoca, 535</text:p>
          </table:table-cell>
          <table:table-cell office:value-type="string">
            <text:p>14128</text:p>
          </table:table-cell>
          <table:table-cell office:value-type="string">
            <text:p>Lar Da Redenca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Zicardi, 420</text:p>
          </table:table-cell>
          <table:table-cell office:value-type="string">
            <text:p>14129</text:p>
          </table:table-cell>
          <table:table-cell office:value-type="string">
            <text:p>Lar Mae Do Divino Amor (lemd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a Mooca, 4090</text:p>
          </table:table-cell>
          <table:table-cell office:value-type="string">
            <text:p>14131</text:p>
          </table:table-cell>
          <table:table-cell office:value-type="string">
            <text:p>ResidA?ncia Inclusiva Smads - Nova 4e- Mooca - 1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ibeirao Branco, 319</text:p>
          </table:table-cell>
          <table:table-cell office:value-type="string">
            <text:p>14132</text:p>
          </table:table-cell>
          <table:table-cell office:value-type="string">
            <text:p>ResidA?ncia Inclusiva Smads - Nova 4e- Mooca - 2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Prestes Maia, 241</text:p>
          </table:table-cell>
          <table:table-cell office:value-type="string">
            <text:p>14133</text:p>
          </table:table-cell>
          <table:table-cell office:value-type="string">
            <text:p>Unadef - Uniao Nacional De Deficientes FA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edro De Toledo, 1620</text:p>
          </table:table-cell>
          <table:table-cell office:value-type="string">
            <text:p>14110</text:p>
          </table:table-cell>
          <table:table-cell office:value-type="string">
            <text:p>Aac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incesa Isabel, 548</text:p>
          </table:table-cell>
          <table:table-cell office:value-type="string">
            <text:p>14111</text:p>
          </table:table-cell>
          <table:table-cell office:value-type="string">
            <text:p>Abrac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bigail Maia, 27</text:p>
          </table:table-cell>
          <table:table-cell office:value-type="string">
            <text:p>14113</text:p>
          </table:table-cell>
          <table:table-cell office:value-type="string">
            <text:p>Andd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Dos TupinA?s, 611</text:p>
          </table:table-cell>
          <table:table-cell office:value-type="string">
            <text:p>14115</text:p>
          </table:table-cell>
          <table:table-cell office:value-type="string">
            <text:p>Associacao Lume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utor Armando Da Silva Prado, 191</text:p>
          </table:table-cell>
          <table:table-cell office:value-type="string">
            <text:p>14117</text:p>
          </table:table-cell>
          <table:table-cell office:value-type="string">
            <text:p>Brascr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ca Florence Nightingale, 56</text:p>
          </table:table-cell>
          <table:table-cell office:value-type="string">
            <text:p>14121</text:p>
          </table:table-cell>
          <table:table-cell office:value-type="string">
            <text:p>Instituto Benficente Nosso L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Mauad, 269</text:p>
          </table:table-cell>
          <table:table-cell office:value-type="string">
            <text:p>14122</text:p>
          </table:table-cell>
          <table:table-cell office:value-type="string">
            <text:p>Instituto Canto De Luz 
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0</text:p>
          </table:table-cell>
          <table:table-cell office:value-type="string">
            <text:p>Morro Do Pel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1</text:p>
          </table:table-cell>
          <table:table-cell office:value-type="string">
            <text:p>Haiti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2</text:p>
          </table:table-cell>
          <table:table-cell office:value-type="string">
            <text:p>Presidente Wilson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3</text:p>
          </table:table-cell>
          <table:table-cell office:value-type="string">
            <text:p>Ilha Das Cobras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4</text:p>
          </table:table-cell>
          <table:table-cell office:value-type="string">
            <text:p>Viela Santa Terezinha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5</text:p>
          </table:table-cell>
          <table:table-cell office:value-type="string">
            <text:p>Rua Porto Seguro 6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6</text:p>
          </table:table-cell>
          <table:table-cell office:value-type="string">
            <text:p>Avenida Lins De Vasconcelos N� 269.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7</text:p>
          </table:table-cell>
          <table:table-cell office:value-type="string">
            <text:p>Rua Francisco JosA? De Azevedo NA?mero 5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8</text:p>
          </table:table-cell>
          <table:table-cell office:value-type="string">
            <text:p>Largo Nossa Senhora Da Conceicao 3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9</text:p>
          </table:table-cell>
          <table:table-cell office:value-type="string">
            <text:p>Rua Jose Kauer 13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0</text:p>
          </table:table-cell>
          <table:table-cell office:value-type="string">
            <text:p>Rua Do Hipodrom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1</text:p>
          </table:table-cell>
          <table:table-cell office:value-type="string">
            <text:p>Rua Brigadeiro Machado 41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2</text:p>
          </table:table-cell>
          <table:table-cell office:value-type="string">
            <text:p>Rua Vinte De Abril 83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3</text:p>
          </table:table-cell>
          <table:table-cell office:value-type="string">
            <text:p>Rua Coimbra 41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4</text:p>
          </table:table-cell>
          <table:table-cell office:value-type="string">
            <text:p>Rua Marques De Abrantes 5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5</text:p>
          </table:table-cell>
          <table:table-cell office:value-type="string">
            <text:p>Rua Sao Leopoldo 49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6</text:p>
          </table:table-cell>
          <table:table-cell office:value-type="string">
            <text:p>Avenida Celso Garcia 111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7</text:p>
          </table:table-cell>
          <table:table-cell office:value-type="string">
            <text:p>Rua Catumbi 10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8</text:p>
          </table:table-cell>
          <table:table-cell office:value-type="string">
            <text:p>Rua Arnaldo Cintra 21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9</text:p>
          </table:table-cell>
          <table:table-cell office:value-type="string">
            <text:p>Av Celso Garcia 151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80</text:p>
          </table:table-cell>
          <table:table-cell office:value-type="string">
            <text:p>Rua Valdemar Doria 21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81</text:p>
          </table:table-cell>
          <table:table-cell office:value-type="string">
            <text:p>Rua Nelso Cruz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echal Marques Porto, 76</text:p>
          </table:table-cell>
          <table:table-cell office:value-type="string">
            <text:p>27482</text:p>
          </table:table-cell>
          <table:table-cell office:value-type="string">
            <text:p>Rua Marechal Marques Porto 7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edro De Medeiros, 521</text:p>
          </table:table-cell>
          <table:table-cell office:value-type="string">
            <text:p>26483</text:p>
          </table:table-cell>
          <table:table-cell office:value-type="string">
            <text:p>Bila Bel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Georgina Mongruel, 49</text:p>
          </table:table-cell>
          <table:table-cell office:value-type="string">
            <text:p>26484</text:p>
          </table:table-cell>
          <table:table-cell office:value-type="string">
            <text:p>Vila Sao Joa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Travessa Canal Da Cruz, 01 A - Jardim Limoeiro</text:p>
          </table:table-cell>
          <table:table-cell office:value-type="string">
            <text:p>26485</text:p>
          </table:table-cell>
          <table:table-cell office:value-type="string">
            <text:p>Jd Limoeir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lbertina De Medeiros, 1287</text:p>
          </table:table-cell>
          <table:table-cell office:value-type="string">
            <text:p>26486</text:p>
          </table:table-cell>
          <table:table-cell office:value-type="string">
            <text:p>Vila Progress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Leonardo De Oliveira, 159</text:p>
          </table:table-cell>
          <table:table-cell office:value-type="string">
            <text:p>26487</text:p>
          </table:table-cell>
          <table:table-cell office:value-type="string">
            <text:p>Jardim Sapopemb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Serra De CapivaraA?u, 274</text:p>
          </table:table-cell>
          <table:table-cell office:value-type="string">
            <text:p>26488</text:p>
          </table:table-cell>
          <table:table-cell office:value-type="string">
            <text:p>Jardim Elb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lbertino Rasconi, 69</text:p>
          </table:table-cell>
          <table:table-cell office:value-type="string">
            <text:p>26489</text:p>
          </table:table-cell>
          <table:table-cell office:value-type="string">
            <text:p>Conjunto Jose BonifA?ci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90</text:p>
          </table:table-cell>
          <table:table-cell office:value-type="string">
            <text:p>Rua Dr Benedito Estavam 7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91</text:p>
          </table:table-cell>
          <table:table-cell office:value-type="string">
            <text:p>Rua VigA?rio Joao Alvares 7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alacete Das A?guias, 753</text:p>
          </table:table-cell>
          <table:table-cell office:value-type="string">
            <text:p>14491</text:p>
          </table:table-cell>
          <table:table-cell office:value-type="string">
            <text:p>Instituto Gab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, 286</text:p>
          </table:table-cell>
          <table:table-cell office:value-type="string">
            <text:p>14124</text:p>
          </table:table-cell>
          <table:table-cell office:value-type="string">
            <text:p>Instituto JA? Clem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tto Barros, 445</text:p>
          </table:table-cell>
          <table:table-cell office:value-type="string">
            <text:p>14125</text:p>
          </table:table-cell>
          <table:table-cell office:value-type="string">
            <text:p>Instituto Mara Gabrill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onte Nova, 23</text:p>
          </table:table-cell>
          <table:table-cell office:value-type="string">
            <text:p>14130</text:p>
          </table:table-cell>
          <table:table-cell office:value-type="string">
            <text:p>Larzinho Das IrmA?s - Lar Da Divina Misericord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Do Estado, 300</text:p>
          </table:table-cell>
          <table:table-cell office:value-type="string">
            <text:p>15100</text:p>
          </table:table-cell>
          <table:table-cell office:value-type="string">
            <text:p>Coopere Centr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Joao Paulo Da Silva, 48</text:p>
          </table:table-cell>
          <table:table-cell office:value-type="string">
            <text:p>15101</text:p>
          </table:table-cell>
          <table:table-cell office:value-type="string">
            <text:p>Coopercaps - Capela Do Socorr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IraparA?, 151</text:p>
          </table:table-cell>
          <table:table-cell office:value-type="string">
            <text:p>15102</text:p>
          </table:table-cell>
          <table:table-cell office:value-type="string">
            <text:p>Coopercaps - Paraisopolis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apichaua, 596</text:p>
          </table:table-cell>
          <table:table-cell office:value-type="string">
            <text:p>15103</text:p>
          </table:table-cell>
          <table:table-cell office:value-type="string">
            <text:p>Rainha Da Reciclagem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Marina Ciufuli Zanfelice, 289</text:p>
          </table:table-cell>
          <table:table-cell office:value-type="string">
            <text:p>15104</text:p>
          </table:table-cell>
          <table:table-cell office:value-type="string">
            <text:p>Crescer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Capitao Pacheco e Chaves, 108</text:p>
          </table:table-cell>
          <table:table-cell office:value-type="string">
            <text:p>15105</text:p>
          </table:table-cell>
          <table:table-cell office:value-type="string">
            <text:p>Recifavel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Manoel Guilherme Dos Reis, 483</text:p>
          </table:table-cell>
          <table:table-cell office:value-type="string">
            <text:p>21107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Avenida Paranagua, 1633</text:p>
          </table:table-cell>
          <table:table-cell office:value-type="string">
            <text:p>21100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Manoel De Souza Azevedo, 48</text:p>
          </table:table-cell>
          <table:table-cell office:value-type="string">
            <text:p>21103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Baldomero Carqueja, 214</text:p>
          </table:table-cell>
          <table:table-cell office:value-type="string">
            <text:p>21106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Bento Barroso Pererira, 2</text:p>
          </table:table-cell>
          <table:table-cell office:value-type="string">
            <text:p>21105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Periguari, 31</text:p>
          </table:table-cell>
          <table:table-cell office:value-type="string">
            <text:p>21102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Travessa Cambaratiba, 5</text:p>
          </table:table-cell>
          <table:table-cell office:value-type="string">
            <text:p>21104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Vicente Franco Toletino, 45</text:p>
          </table:table-cell>
          <table:table-cell office:value-type="string">
            <text:p>21101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Do Triunfo, 301</text:p>
          </table:table-cell>
          <table:table-cell office:value-type="string">
            <text:p>21108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Amaro Alves Rosario 3313</text:p>
          </table:table-cell>
          <table:table-cell office:value-type="string">
            <text:p>2810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uzambinho 221</text:p>
          </table:table-cell>
          <table:table-cell office:value-type="string">
            <text:p>2810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Andreas Clamear 38</text:p>
          </table:table-cell>
          <table:table-cell office:value-type="string">
            <text:p>2810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Pires Do Rio 3185</text:p>
          </table:table-cell>
          <table:table-cell office:value-type="string">
            <text:p>2810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Rodriges Montemor</text:p>
          </table:table-cell>
          <table:table-cell office:value-type="string">
            <text:p>2810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Inacio Monteiro 2131</text:p>
          </table:table-cell>
          <table:table-cell office:value-type="string">
            <text:p>2811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Guarapiranga 3658</text:p>
          </table:table-cell>
          <table:table-cell office:value-type="string">
            <text:p>2811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noel Guilherme Reis 491</text:p>
          </table:table-cell>
          <table:table-cell office:value-type="string">
            <text:p>2612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Condessa De Sao Joaquim</text:p>
          </table:table-cell>
          <table:table-cell office:value-type="string">
            <text:p>2612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Conde De Sao Joaquim 100</text:p>
          </table:table-cell>
          <table:table-cell office:value-type="string">
            <text:p>2612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Nova Delhi, 333</text:p>
          </table:table-cell>
          <table:table-cell office:value-type="string">
            <text:p>2612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quianes 109</text:p>
          </table:table-cell>
          <table:table-cell office:value-type="string">
            <text:p>2612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 Sezefredo Fagundes 6775</text:p>
          </table:table-cell>
          <table:table-cell office:value-type="string">
            <text:p>2613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aulo Bourroul 120</text:p>
          </table:table-cell>
          <table:table-cell office:value-type="string">
            <text:p>2613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 Sezefredo Fagundes 7440</text:p>
          </table:table-cell>
          <table:table-cell office:value-type="string">
            <text:p>2613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tor Urban 52</text:p>
          </table:table-cell>
          <table:table-cell office:value-type="string">
            <text:p>2613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 Dos Limas, 08</text:p>
          </table:table-cell>
          <table:table-cell office:value-type="string">
            <text:p>2613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Dr Dante Costa</text:p>
          </table:table-cell>
          <table:table-cell office:value-type="string">
            <text:p>2613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Nossa Sra De Nazare 51</text:p>
          </table:table-cell>
          <table:table-cell office:value-type="string">
            <text:p>2614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ao Ferreira De Freitas 55</text:p>
          </table:table-cell>
          <table:table-cell office:value-type="string">
            <text:p>2614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Rio Dos Touros, Sn, Cohab Raposo Tavares</text:p>
          </table:table-cell>
          <table:table-cell office:value-type="string">
            <text:p>2614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Conde De Sao Joaquim 80</text:p>
          </table:table-cell>
          <table:table-cell office:value-type="string">
            <text:p>2614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Nova Paulista 900</text:p>
          </table:table-cell>
          <table:table-cell office:value-type="string">
            <text:p>2614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tinda 1434</text:p>
          </table:table-cell>
          <table:table-cell office:value-type="string">
            <text:p>2615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nercy Rocha 1502</text:p>
          </table:table-cell>
          <table:table-cell office:value-type="string">
            <text:p>2615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ena Forte Mendes 30</text:p>
          </table:table-cell>
          <table:table-cell office:value-type="string">
            <text:p>2615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Ilha Da Vitoria 88 Jardim Da Paz</text:p>
          </table:table-cell>
          <table:table-cell office:value-type="string">
            <text:p>2615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lameda Eduardo Prado 276</text:p>
          </table:table-cell>
          <table:table-cell office:value-type="string">
            <text:p>2715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se Castro Lima Filho</text:p>
          </table:table-cell>
          <table:table-cell office:value-type="string">
            <text:p>2716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erreira Viana 1b</text:p>
          </table:table-cell>
          <table:table-cell office:value-type="string">
            <text:p>2721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Capmor Pero De Gois 28</text:p>
          </table:table-cell>
          <table:table-cell office:value-type="string">
            <text:p>2716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Penha</text:p>
          </table:table-cell>
          <table:table-cell office:value-type="string">
            <text:p>2717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Das Tres Marias 16</text:p>
          </table:table-cell>
          <table:table-cell office:value-type="string">
            <text:p>2717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ida Carlos De Campos 233</text:p>
          </table:table-cell>
          <table:table-cell office:value-type="string">
            <text:p>2717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aulo Arentino 900</text:p>
          </table:table-cell>
          <table:table-cell office:value-type="string">
            <text:p>2718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melia Cordelli Cardenuto 40</text:p>
          </table:table-cell>
          <table:table-cell office:value-type="string">
            <text:p>2718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ria Pinto Zili, Sao Paulo</text:p>
          </table:table-cell>
          <table:table-cell office:value-type="string">
            <text:p>2718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rada Canal Do Cocaia 4400</text:p>
          </table:table-cell>
          <table:table-cell office:value-type="string">
            <text:p>2718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Jardim Das Taboas Palmas Sao Paulo</text:p>
          </table:table-cell>
          <table:table-cell office:value-type="string">
            <text:p>2718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Parque Residencial Cocaia</text:p>
          </table:table-cell>
          <table:table-cell office:value-type="string">
            <text:p>2718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Engenheiro Armando Arruda Pereira 5275</text:p>
          </table:table-cell>
          <table:table-cell office:value-type="string">
            <text:p>2719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rofessora Nicia De Paula</text:p>
          </table:table-cell>
          <table:table-cell office:value-type="string">
            <text:p>2720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aulo Roberto Trivelli</text:p>
          </table:table-cell>
          <table:table-cell office:value-type="string">
            <text:p>2720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Augustin Luberti 1053</text:p>
          </table:table-cell>
          <table:table-cell office:value-type="string">
            <text:p>2721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erminopolis</text:p>
          </table:table-cell>
          <table:table-cell office:value-type="string">
            <text:p>2721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Taquaracu De Minas</text:p>
          </table:table-cell>
          <table:table-cell office:value-type="string">
            <text:p>2721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orte De Sao Bartolomeu</text:p>
          </table:table-cell>
          <table:table-cell office:value-type="string">
            <text:p>2721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Do Oratorio 6556</text:p>
          </table:table-cell>
          <table:table-cell office:value-type="string">
            <text:p>2721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emorial De Aires</text:p>
          </table:table-cell>
          <table:table-cell office:value-type="string">
            <text:p>2722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Prof Hermogenes De Freitas Leitao Filho 3213</text:p>
          </table:table-cell>
          <table:table-cell office:value-type="string">
            <text:p>2722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Jovina 11</text:p>
          </table:table-cell>
          <table:table-cell office:value-type="string">
            <text:p>2722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delina Linhares</text:p>
          </table:table-cell>
          <table:table-cell office:value-type="string">
            <text:p>2723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dalto Fernandes</text:p>
          </table:table-cell>
          <table:table-cell office:value-type="string">
            <text:p>2723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rrastao</text:p>
          </table:table-cell>
          <table:table-cell office:value-type="string">
            <text:p>2723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el Euclides Machado</text:p>
          </table:table-cell>
          <table:table-cell office:value-type="string">
            <text:p>2724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ao Antunes Maciel 301</text:p>
          </table:table-cell>
          <table:table-cell office:value-type="string">
            <text:p>2726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7 De Abril 176</text:p>
          </table:table-cell>
          <table:table-cell office:value-type="string">
            <text:p>2726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lexandre Gusmao, 572</text:p>
          </table:table-cell>
          <table:table-cell office:value-type="string">
            <text:p>2726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mendador Nestor Pereira 169</text:p>
          </table:table-cell>
          <table:table-cell office:value-type="string">
            <text:p>2726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Rubens Luccats 240</text:p>
          </table:table-cell>
          <table:table-cell office:value-type="string">
            <text:p>2727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rcos Arruda, 203</text:p>
          </table:table-cell>
          <table:table-cell office:value-type="string">
            <text:p>2727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arretos 153</text:p>
          </table:table-cell>
          <table:table-cell office:value-type="string">
            <text:p>2727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elizario De Souza 39</text:p>
          </table:table-cell>
          <table:table-cell office:value-type="string">
            <text:p>2727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elisario De Souza 29</text:p>
          </table:table-cell>
          <table:table-cell office:value-type="string">
            <text:p>2727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Dr Ubaldino 145</text:p>
          </table:table-cell>
          <table:table-cell office:value-type="string">
            <text:p>2727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resser 1602</text:p>
          </table:table-cell>
          <table:table-cell office:value-type="string">
            <text:p>2727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jor Marcelino 344</text:p>
          </table:table-cell>
          <table:table-cell office:value-type="string">
            <text:p>2727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ueno De Andrade 208</text:p>
          </table:table-cell>
          <table:table-cell office:value-type="string">
            <text:p>2728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Tiradentes 1346</text:p>
          </table:table-cell>
          <table:table-cell office:value-type="string">
            <text:p>2728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Itariri 29</text:p>
          </table:table-cell>
          <table:table-cell office:value-type="string">
            <text:p>2728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tor Airosa 184</text:p>
          </table:table-cell>
          <table:table-cell office:value-type="string">
            <text:p>2728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Dr Rodrigo De Barros 339</text:p>
          </table:table-cell>
          <table:table-cell office:value-type="string">
            <text:p>2728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Glicerio 533</text:p>
          </table:table-cell>
          <table:table-cell office:value-type="string">
            <text:p>2728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inimbu 13</text:p>
          </table:table-cell>
          <table:table-cell office:value-type="string">
            <text:p>2728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Teixeira Leite 467</text:p>
          </table:table-cell>
          <table:table-cell office:value-type="string">
            <text:p>2728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Lavapes 781</text:p>
          </table:table-cell>
          <table:table-cell office:value-type="string">
            <text:p>2729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Paulo</text:p>
          </table:table-cell>
          <table:table-cell office:value-type="string">
            <text:p>2729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Lavapes 382</text:p>
          </table:table-cell>
          <table:table-cell office:value-type="string">
            <text:p>2729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oluntarios Da Patria 349</text:p>
          </table:table-cell>
          <table:table-cell office:value-type="string">
            <text:p>2729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Quatinga 41</text:p>
          </table:table-cell>
          <table:table-cell office:value-type="string">
            <text:p>2729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enino Do Engenho 269</text:p>
          </table:table-cell>
          <table:table-cell office:value-type="string">
            <text:p>2730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rada De Itaquaquecetuba 7142</text:p>
          </table:table-cell>
          <table:table-cell office:value-type="string">
            <text:p>2730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Custodia De Sa e Faria</text:p>
          </table:table-cell>
          <table:table-cell office:value-type="string">
            <text:p>2730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ao Henrique Da Silva 550</text:p>
          </table:table-cell>
          <table:table-cell office:value-type="string">
            <text:p>2731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Geovanni Da Conegliano</text:p>
          </table:table-cell>
          <table:table-cell office:value-type="string">
            <text:p>2732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Vila Ema</text:p>
          </table:table-cell>
          <table:table-cell office:value-type="string">
            <text:p>2732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Brigadeiro Luiz Antonio 1625</text:p>
          </table:table-cell>
          <table:table-cell office:value-type="string">
            <text:p>2333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nselheiro Carrao 396</text:p>
          </table:table-cell>
          <table:table-cell office:value-type="string">
            <text:p>2334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nselheiro Carrao 611605</text:p>
          </table:table-cell>
          <table:table-cell office:value-type="string">
            <text:p>2334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ente 52</text:p>
          </table:table-cell>
          <table:table-cell office:value-type="string">
            <text:p>2335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Inacio Monteiro 6100</text:p>
          </table:table-cell>
          <table:table-cell office:value-type="string">
            <text:p>2435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lamecy</text:p>
          </table:table-cell>
          <table:table-cell office:value-type="string">
            <text:p>2436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mendador Jose De Matos 386</text:p>
          </table:table-cell>
          <table:table-cell office:value-type="string">
            <text:p>2436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lvaro De Carvalho 427</text:p>
          </table:table-cell>
          <table:table-cell office:value-type="string">
            <text:p>2436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Rio Branco 47</text:p>
          </table:table-cell>
          <table:table-cell office:value-type="string">
            <text:p>2236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se Bonifacio 137</text:p>
          </table:table-cell>
          <table:table-cell office:value-type="string">
            <text:p>2236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Voluntarios Da Patria 663</text:p>
          </table:table-cell>
          <table:table-cell office:value-type="string">
            <text:p>2436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enjamim Constant</text:p>
          </table:table-cell>
          <table:table-cell office:value-type="string">
            <text:p>2237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zzini 11</text:p>
          </table:table-cell>
          <table:table-cell office:value-type="string">
            <text:p>2437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ras Melo 20</text:p>
          </table:table-cell>
          <table:table-cell office:value-type="string">
            <text:p>2437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ranklin Magalhaes 10</text:p>
          </table:table-cell>
          <table:table-cell office:value-type="string">
            <text:p>2237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Vicente 181182</text:p>
          </table:table-cell>
          <table:table-cell office:value-type="string">
            <text:p>2437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Treze De Maio 342</text:p>
          </table:table-cell>
          <table:table-cell office:value-type="string">
            <text:p>2437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Domingos 247</text:p>
          </table:table-cell>
          <table:table-cell office:value-type="string">
            <text:p>2437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Vicente 386</text:p>
          </table:table-cell>
          <table:table-cell office:value-type="string">
            <text:p>2437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Treze De Maio 131</text:p>
          </table:table-cell>
          <table:table-cell office:value-type="string">
            <text:p>2437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ntos Dias 12</text:p>
          </table:table-cell>
          <table:table-cell office:value-type="string">
            <text:p>2339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Gregorio Pomar 213</text:p>
          </table:table-cell>
          <table:table-cell office:value-type="string">
            <text:p>2339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ria Jose, 311</text:p>
          </table:table-cell>
          <table:table-cell office:value-type="string">
            <text:p>2438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Luis Do Couto, 132</text:p>
          </table:table-cell>
          <table:table-cell office:value-type="string">
            <text:p>2538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ente Aprigio Da Silva, 59</text:p>
          </table:table-cell>
          <table:table-cell office:value-type="string">
            <text:p>2338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George Bekesy 07</text:p>
          </table:table-cell>
          <table:table-cell office:value-type="string">
            <text:p>2339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Ana Felicia  01</text:p>
          </table:table-cell>
          <table:table-cell office:value-type="string">
            <text:p>2339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mor De Indio  102</text:p>
          </table:table-cell>
          <table:table-cell office:value-type="string">
            <text:p>2438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Um - Jardim Sao Luis</text:p>
          </table:table-cell>
          <table:table-cell office:value-type="string">
            <text:p>2811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ente Amato Sobrinho 828</text:p>
          </table:table-cell>
          <table:table-cell office:value-type="string">
            <text:p>2720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rancisco Nunes Rodrigues 152</text:p>
          </table:table-cell>
          <table:table-cell office:value-type="string">
            <text:p>2436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Francisco 81</text:p>
          </table:table-cell>
          <table:table-cell office:value-type="string">
            <text:p>2728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nselheiro Ramalho 365</text:p>
          </table:table-cell>
          <table:table-cell office:value-type="string">
            <text:p>2728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Fernando Figueiredo Lins, 1600</text:p>
          </table:table-cell>
          <table:table-cell office:value-type="string">
            <text:p>2538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nselheiro Ramalho 576</text:p>
          </table:table-cell>
          <table:table-cell office:value-type="string">
            <text:p>2334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Vivan I</text:p>
          </table:table-cell>
          <table:table-cell office:value-type="string">
            <text:p>2726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Sebastiao Afonso</text:p>
          </table:table-cell>
          <table:table-cell office:value-type="string">
            <text:p>2727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Passagem Ii</text:p>
          </table:table-cell>
          <table:table-cell office:value-type="string">
            <text:p>2725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ebastiao Sarmento Mena, 58, Jd. Maristela</text:p>
          </table:table-cell>
          <table:table-cell office:value-type="string">
            <text:p>2811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orte Da Trindade 41 Casa 6</text:p>
          </table:table-cell>
          <table:table-cell office:value-type="string">
            <text:p>2236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ente Franco Tolentino,45</text:p>
          </table:table-cell>
          <table:table-cell office:value-type="string">
            <text:p>2339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rada De Itaquaquecetuba, 7142</text:p>
          </table:table-cell>
          <table:table-cell office:value-type="string">
            <text:p>2339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rada Saturnino Pereira,2200 - Conj. Hab.santa Hetelvina I</text:p>
          </table:table-cell>
          <table:table-cell office:value-type="string">
            <text:p>2339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 Atlantico Meridional,82</text:p>
          </table:table-cell>
          <table:table-cell office:value-type="string">
            <text:p>2339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 Aurelio Neves, 01</text:p>
          </table:table-cell>
          <table:table-cell office:value-type="string">
            <text:p>2339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 Elza Guimaraes, 276</text:p>
          </table:table-cell>
          <table:table-cell office:value-type="string">
            <text:p>2340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 Joao Da Paia, 88</text:p>
          </table:table-cell>
          <table:table-cell office:value-type="string">
            <text:p>2340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abaxi, 618</text:p>
          </table:table-cell>
          <table:table-cell office:value-type="string">
            <text:p>2340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Edmundo Abreu,359</text:p>
          </table:table-cell>
          <table:table-cell office:value-type="string">
            <text:p>2340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Henrique Farias,524</text:p>
          </table:table-cell>
          <table:table-cell office:value-type="string">
            <text:p>2340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oreira Neto, 456a</text:p>
          </table:table-cell>
          <table:table-cell office:value-type="string">
            <text:p>2340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orubixaba</text:p>
          </table:table-cell>
          <table:table-cell office:value-type="string">
            <text:p>2340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rofhassegawa, 2020</text:p>
          </table:table-cell>
          <table:table-cell office:value-type="string">
            <text:p>2340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Suburbano Coracao, 53</text:p>
          </table:table-cell>
          <table:table-cell office:value-type="string">
            <text:p>2340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Abares,59</text:p>
          </table:table-cell>
          <table:table-cell office:value-type="string">
            <text:p>2340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Angelandia,16</text:p>
          </table:table-cell>
          <table:table-cell office:value-type="string">
            <text:p>2341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. Parada Pinto,1770</text:p>
          </table:table-cell>
          <table:table-cell office:value-type="string">
            <text:p>2339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Guaicuri I</text:p>
          </table:table-cell>
          <table:table-cell office:value-type="string">
            <text:p>11092</text:p>
          </table:table-cell>
          <table:table-cell office:value-type="string">
            <text:p>Guaicuri 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Santa Amelia</text:p>
          </table:table-cell>
          <table:table-cell office:value-type="string">
            <text:p>11098</text:p>
          </table:table-cell>
          <table:table-cell office:value-type="string">
            <text:p>Santa Amel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lto Da Alegria</text:p>
          </table:table-cell>
          <table:table-cell office:value-type="string">
            <text:p>11082</text:p>
          </table:table-cell>
          <table:table-cell office:value-type="string">
            <text:p>Alto Da Alegr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gua Podre</text:p>
          </table:table-cell>
          <table:table-cell office:value-type="string">
            <text:p>11102</text:p>
          </table:table-cell>
          <table:table-cell office:value-type="string">
            <text:p>Agua Podr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arque Do Gato</text:p>
          </table:table-cell>
          <table:table-cell office:value-type="string">
            <text:p>11005</text:p>
          </table:table-cell>
          <table:table-cell office:value-type="string">
            <text:p>Parque Do Gat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eal Parque</text:p>
          </table:table-cell>
          <table:table-cell office:value-type="string">
            <text:p>11081</text:p>
          </table:table-cell>
          <table:table-cell office:value-type="string">
            <text:p>Real Parqu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Boulevard Da Paz</text:p>
          </table:table-cell>
          <table:table-cell office:value-type="string">
            <text:p>11084</text:p>
          </table:table-cell>
          <table:table-cell office:value-type="string">
            <text:p>Boulevard Da Pa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Zaki Narchi</text:p>
          </table:table-cell>
          <table:table-cell office:value-type="string">
            <text:p>11027</text:p>
          </table:table-cell>
          <table:table-cell office:value-type="string">
            <text:p>Zaki Narch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cademia Terreno A</text:p>
          </table:table-cell>
          <table:table-cell office:value-type="string">
            <text:p>11028</text:p>
          </table:table-cell>
          <table:table-cell office:value-type="string">
            <text:p>Academia Terreno 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Souza Dantas</text:p>
          </table:table-cell>
          <table:table-cell office:value-type="string">
            <text:p>11057</text:p>
          </table:table-cell>
          <table:table-cell office:value-type="string">
            <text:p>Souza Dant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Taquaritiba</text:p>
          </table:table-cell>
          <table:table-cell office:value-type="string">
            <text:p>11058</text:p>
          </table:table-cell>
          <table:table-cell office:value-type="string">
            <text:p>Taquaritib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Henrique Mindlin</text:p>
          </table:table-cell>
          <table:table-cell office:value-type="string">
            <text:p>11051</text:p>
          </table:table-cell>
          <table:table-cell office:value-type="string">
            <text:p>Henrique Mindlin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Guian Corruiras</text:p>
          </table:table-cell>
          <table:table-cell office:value-type="string">
            <text:p>11050</text:p>
          </table:table-cell>
          <table:table-cell office:value-type="string">
            <text:p>Guian Corruir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Imigrantes</text:p>
          </table:table-cell>
          <table:table-cell office:value-type="string">
            <text:p>11052</text:p>
          </table:table-cell>
          <table:table-cell office:value-type="string">
            <text:p>Imigrant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araguai</text:p>
          </table:table-cell>
          <table:table-cell office:value-type="string">
            <text:p>11054</text:p>
          </table:table-cell>
          <table:table-cell office:value-type="string">
            <text:p>Paragua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onte Da Fonte Sao Bento</text:p>
          </table:table-cell>
          <table:table-cell office:value-type="string">
            <text:p>11055</text:p>
          </table:table-cell>
          <table:table-cell office:value-type="string">
            <text:p>Ponte Da Fonte Sao Bent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Babilonia</text:p>
          </table:table-cell>
          <table:table-cell office:value-type="string">
            <text:p>11048</text:p>
          </table:table-cell>
          <table:table-cell office:value-type="string">
            <text:p>Babilon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lba</text:p>
          </table:table-cell>
          <table:table-cell office:value-type="string">
            <text:p>11045</text:p>
          </table:table-cell>
          <table:table-cell office:value-type="string">
            <text:p>Alb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Beira Rio</text:p>
          </table:table-cell>
          <table:table-cell office:value-type="string">
            <text:p>11049</text:p>
          </table:table-cell>
          <table:table-cell office:value-type="string">
            <text:p>Beira Ri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Beira Rio</text:p>
          </table:table-cell>
          <table:table-cell office:value-type="string">
            <text:p>11049</text:p>
          </table:table-cell>
          <table:table-cell office:value-type="string">
            <text:p>Beira Ri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Safira Iv</text:p>
          </table:table-cell>
          <table:table-cell office:value-type="string">
            <text:p>11040</text:p>
          </table:table-cell>
          <table:table-cell office:value-type="string">
            <text:p>Safira Iv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rco Verde</text:p>
          </table:table-cell>
          <table:table-cell office:value-type="string">
            <text:p>11047</text:p>
          </table:table-cell>
          <table:table-cell office:value-type="string">
            <text:p>Arco Verd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City Jaragua</text:p>
          </table:table-cell>
          <table:table-cell office:value-type="string">
            <text:p>11011</text:p>
          </table:table-cell>
          <table:table-cell office:value-type="string">
            <text:p>City Jaragu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Viela Da Paz</text:p>
          </table:table-cell>
          <table:table-cell office:value-type="string">
            <text:p>11104</text:p>
          </table:table-cell>
          <table:table-cell office:value-type="string">
            <text:p>Viela Da Pa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Sape</text:p>
          </table:table-cell>
          <table:table-cell office:value-type="string">
            <text:p>11103</text:p>
          </table:table-cell>
          <table:table-cell office:value-type="string">
            <text:p>Sap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Lidiane</text:p>
          </table:table-cell>
          <table:table-cell office:value-type="string">
            <text:p>11017</text:p>
          </table:table-cell>
          <table:table-cell office:value-type="string">
            <text:p>Lidian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Vietna</text:p>
          </table:table-cell>
          <table:table-cell office:value-type="string">
            <text:p>11059</text:p>
          </table:table-cell>
          <table:table-cell office:value-type="string">
            <text:p>Viet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ocinha Paulistana</text:p>
          </table:table-cell>
          <table:table-cell office:value-type="string">
            <text:p>11056</text:p>
          </table:table-cell>
          <table:table-cell office:value-type="string">
            <text:p>Rocinha Paulista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Muzambinho</text:p>
          </table:table-cell>
          <table:table-cell office:value-type="string">
            <text:p>11053</text:p>
          </table:table-cell>
          <table:table-cell office:value-type="string">
            <text:p>Muzambinh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mericanopolis</text:p>
          </table:table-cell>
          <table:table-cell office:value-type="string">
            <text:p>11046</text:p>
          </table:table-cell>
          <table:table-cell office:value-type="string">
            <text:p>Americano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iloes Apura</text:p>
          </table:table-cell>
          <table:table-cell office:value-type="string">
            <text:p>11097</text:p>
          </table:table-cell>
          <table:table-cell office:value-type="string">
            <text:p>Piloes Apur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lvarenga Ii</text:p>
          </table:table-cell>
          <table:table-cell office:value-type="string">
            <text:p>11090</text:p>
          </table:table-cell>
          <table:table-cell office:value-type="string">
            <text:p>Alvarenga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Vila Nova Galvao Ii</text:p>
          </table:table-cell>
          <table:table-cell office:value-type="string">
            <text:p>11008</text:p>
          </table:table-cell>
          <table:table-cell office:value-type="string">
            <text:p>Vila Nova Galvao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uiva, 90</text:p>
          </table:table-cell>
          <table:table-cell office:value-type="string">
            <text:p>12102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Coriolano Durant, 30</text:p>
          </table:table-cell>
          <table:table-cell office:value-type="string">
            <text:p>12103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Itaqui, 513</text:p>
          </table:table-cell>
          <table:table-cell office:value-type="string">
            <text:p>12104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Terra Brasileira, 265</text:p>
          </table:table-cell>
          <table:table-cell office:value-type="string">
            <text:p>12105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Gen. Olimpio Da Silveira, 427</text:p>
          </table:table-cell>
          <table:table-cell office:value-type="string">
            <text:p>12107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lameda Nothmann, 485</text:p>
          </table:table-cell>
          <table:table-cell office:value-type="string">
            <text:p>12108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Mendonca e Vasconcelos, 690</text:p>
          </table:table-cell>
          <table:table-cell office:value-type="string">
            <text:p>12109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Farajala Namur, 54</text:p>
          </table:table-cell>
          <table:table-cell office:value-type="string">
            <text:p>12110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Jose Dias Da Costa</text:p>
          </table:table-cell>
          <table:table-cell office:value-type="string">
            <text:p>12111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Luis Augusto Paschoal, 22</text:p>
          </table:table-cell>
          <table:table-cell office:value-type="string">
            <text:p>12112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Conde De Sao Joaquim, 179</text:p>
          </table:table-cell>
          <table:table-cell office:value-type="string">
            <text:p>12113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Barra Do Sirinhaen, 289</text:p>
          </table:table-cell>
          <table:table-cell office:value-type="string">
            <text:p>12114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Travessa Aurelio Linhares, 113</text:p>
          </table:table-cell>
          <table:table-cell office:value-type="string">
            <text:p>12115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Dr. Mario De Campos, 191</text:p>
          </table:table-cell>
          <table:table-cell office:value-type="string">
            <text:p>12116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Do Glicerio, 225</text:p>
          </table:table-cell>
          <table:table-cell office:value-type="string">
            <text:p>12117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Olga Bernardes</text:p>
          </table:table-cell>
          <table:table-cell office:value-type="string">
            <text:p>12118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Bras Da Rocha Cardoso</text:p>
          </table:table-cell>
          <table:table-cell office:value-type="string">
            <text:p>12119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Conde De Itu, 673</text:p>
          </table:table-cell>
          <table:table-cell office:value-type="string">
            <text:p>12121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Nordestina, 496</text:p>
          </table:table-cell>
          <table:table-cell office:value-type="string">
            <text:p>12122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Visc. De Parnaiba, 1316</text:p>
          </table:table-cell>
          <table:table-cell office:value-type="string">
            <text:p>12123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Novo Oriente Do Piaui, 160</text:p>
          </table:table-cell>
          <table:table-cell office:value-type="string">
            <text:p>12124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Roland Garros, 1065</text:p>
          </table:table-cell>
          <table:table-cell office:value-type="string">
            <text:p>12125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. Sao Constancio, 457</text:p>
          </table:table-cell>
          <table:table-cell/>
          <table:table-cell office:value-type="string">
            <text:p>Cras - Aricanduv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Paranagua, 1492-ermelino Matarazzo</text:p>
          </table:table-cell>
          <table:table-cell/>
          <table:table-cell office:value-type="string">
            <text:p>Cras - Ermelino Matarazz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ranaiba, 22</text:p>
          </table:table-cell>
          <table:table-cell/>
          <table:table-cell office:value-type="string">
            <text:p>Cras - Guaianas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Cruz Do Espirito Santo, 1142 C</text:p>
          </table:table-cell>
          <table:table-cell/>
          <table:table-cell office:value-type="string">
            <text:p>Cras - Lajea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. Joao Nery, 58 - Itaim Paulista</text:p>
          </table:table-cell>
          <table:table-cell/>
          <table:table-cell office:value-type="string">
            <text:p>Cras - Itaim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Coca, 341</text:p>
          </table:table-cell>
          <table:table-cell/>
          <table:table-cell office:value-type="string">
            <text:p>Cras - Vila Curu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aniel Miller, 347</text:p>
          </table:table-cell>
          <table:table-cell/>
          <table:table-cell office:value-type="string">
            <text:p>Cras - Itaim Paulist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Nascer Do Sol, 529</text:p>
          </table:table-cell>
          <table:table-cell/>
          <table:table-cell office:value-type="string">
            <text:p>Cras - Cidade Tiradent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maria Luiza Americano, 2681</text:p>
          </table:table-cell>
          <table:table-cell/>
          <table:table-cell office:value-type="string">
            <text:p>Cras - Cidade Lide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ontoura Xavier, 695</text:p>
          </table:table-cell>
          <table:table-cell/>
          <table:table-cell office:value-type="string">
            <text:p>Cras - Itaq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Henrique Sertorio, 175, Tatuape</text:p>
          </table:table-cell>
          <table:table-cell/>
          <table:table-cell office:value-type="string">
            <text:p>Cras -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Henrique Jacobs, 788 - Vila Santa Tereza</text:p>
          </table:table-cell>
          <table:table-cell/>
          <table:table-cell office:value-type="string">
            <text:p>Cras - Artur Alv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Rodovalho Jr, 676, Penha</text:p>
          </table:table-cell>
          <table:table-cell/>
          <table:table-cell office:value-type="string">
            <text:p>Cras - Pe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Jorge Barros, 88/92. Jd. Roseli</text:p>
          </table:table-cell>
          <table:table-cell/>
          <table:table-cell office:value-type="string">
            <text:p>Cras - Iguatem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lisio Ferreira, 519</text:p>
          </table:table-cell>
          <table:table-cell/>
          <table:table-cell office:value-type="string">
            <text:p>Cras - Sao Mateu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r. Jose Guilherme Eiras, 182, Sao Miguel Pta.</text:p>
          </table:table-cell>
          <table:table-cell/>
          <table:table-cell office:value-type="string">
            <text:p>Cras - Sao Migu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padre Damiao, 102</text:p>
          </table:table-cell>
          <table:table-cell/>
          <table:table-cell office:value-type="string">
            <text:p>Cras - Vila Prudente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Benedito Jacinto Mendes, 54, Jd. Grimaldi.</text:p>
          </table:table-cell>
          <table:table-cell/>
          <table:table-cell office:value-type="string">
            <text:p>Cras - Vila Prudente /sapopem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Batista Crespo, 321, Jd. Pirajussara.</text:p>
          </table:table-cell>
          <table:table-cell/>
          <table:table-cell office:value-type="string">
            <text:p>Cras - Campo Limp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oberto Sampaio Ferreira, 233</text:p>
          </table:table-cell>
          <table:table-cell/>
          <table:table-cell office:value-type="string">
            <text:p>Cras - Capao Redon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eneral Joao P. De Oliveira, 26, Jardim Morumbi</text:p>
          </table:table-cell>
          <table:table-cell/>
          <table:table-cell office:value-type="string">
            <text:p>Cras - Vila Andra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Interlagos, 5.980 - Interlagos</text:p>
          </table:table-cell>
          <table:table-cell/>
          <table:table-cell office:value-type="string">
            <text:p>Cras - Capela Do Socor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zequiel Lopes Cardoso, 333</text:p>
          </table:table-cell>
          <table:table-cell/>
          <table:table-cell office:value-type="string">
            <text:p>Cras - Grajau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Cupece, 2278</text:p>
          </table:table-cell>
          <table:table-cell/>
          <table:table-cell office:value-type="string">
            <text:p>Cras -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Estrada Do Alvarenga, 3657</text:p>
          </table:table-cell>
          <table:table-cell/>
          <table:table-cell office:value-type="string">
            <text:p>Cras - Pedrei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Cupece, 5699</text:p>
          </table:table-cell>
          <table:table-cell/>
          <table:table-cell office:value-type="string">
            <text:p>Cras - Cidade Ademar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aquarichim, 290 - Vila Vera</text:p>
          </table:table-cell>
          <table:table-cell/>
          <table:table-cell office:value-type="string">
            <text:p>Cras - Ipirang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os Jornalistas, 48, Cidade Vargas</text:p>
          </table:table-cell>
          <table:table-cell/>
          <table:table-cell office:value-type="string">
            <text:p>Cras - Jabaqua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Manuel Vieira Sarmento, 26</text:p>
          </table:table-cell>
          <table:table-cell/>
          <table:table-cell office:value-type="string">
            <text:p>Cras - M'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uiz Baldinato, n 150</text:p>
          </table:table-cell>
          <table:table-cell/>
          <table:table-cell office:value-type="string">
            <text:p>Cras - Jardim Ange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e Manoel Camisa Nova, 100</text:p>
          </table:table-cell>
          <table:table-cell/>
          <table:table-cell office:value-type="string">
            <text:p>Cras - Jardim Sao Lu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edro Klein Do Nascimento, 100 - Parelheiros</text:p>
          </table:table-cell>
          <table:table-cell/>
          <table:table-cell office:value-type="string">
            <text:p>Cras - Parel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ilva, 68</text:p>
          </table:table-cell>
          <table:table-cell/>
          <table:table-cell office:value-type="string">
            <text:p>Cras-marsilac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Mourato Coelho,106, Pinheiros</text:p>
          </table:table-cell>
          <table:table-cell/>
          <table:table-cell office:value-type="string">
            <text:p>Cras -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e De Anchieta, 802</text:p>
          </table:table-cell>
          <table:table-cell/>
          <table:table-cell office:value-type="string">
            <text:p>Cras -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 - Cep 04027-000 - Vila Cle</text:p>
          </table:table-cell>
          <table:table-cell/>
          <table:table-cell office:value-type="string">
            <text:p>Cras - Vila Mari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Imirim, 4328, V. Nova Cachoeirinha.</text:p>
          </table:table-cell>
          <table:table-cell/>
          <table:table-cell office:value-type="string">
            <text:p>Cras - Cachoeir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Eng. Caetano Alvares, 3054, Casa Verde</text:p>
          </table:table-cell>
          <table:table-cell/>
          <table:table-cell office:value-type="string">
            <text:p>Cras - Casa Ver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Guapira, 2145, Jacana</text:p>
          </table:table-cell>
          <table:table-cell/>
          <table:table-cell office:value-type="string">
            <text:p>Cras - Jac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Mario Pernambuco, 43, Vila Mazzei</text:p>
          </table:table-cell>
          <table:table-cell/>
          <table:table-cell office:value-type="string">
            <text:p>Cras - Trememb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Caio Gracco, 421</text:p>
          </table:table-cell>
          <table:table-cell/>
          <table:table-cell office:value-type="string">
            <text:p>Cras - Lap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 Voluntarios Da Patria, 4649, Mandaqui.</text:p>
          </table:table-cell>
          <table:table-cell/>
          <table:table-cell office:value-type="string">
            <text:p>Cras - Sant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 - Cep 04027-000 - Vila Cle</text:p>
          </table:table-cell>
          <table:table-cell/>
          <table:table-cell office:value-type="string">
            <text:p>Cras - Vila Mar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Gustavo Adolfo, n 2202-vila Medeiros</text:p>
          </table:table-cell>
          <table:table-cell/>
          <table:table-cell office:value-type="string">
            <text:p>Cras - Vila Med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Junta Mizumoto, 591</text:p>
          </table:table-cell>
          <table:table-cell/>
          <table:table-cell office:value-type="string">
            <text:p>Cras - Butan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ao De Santo Angelo, 147</text:p>
          </table:table-cell>
          <table:table-cell/>
          <table:table-cell office:value-type="string">
            <text:p>Cras - Brasilandia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Itaberaba, 3666, J. Elisa Maria</text:p>
          </table:table-cell>
          <table:table-cell/>
          <table:table-cell office:value-type="string">
            <text:p>Cras - Brasilandi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Ibiraiaras, 372, Jd. Vista Alegre.</text:p>
          </table:table-cell>
          <table:table-cell/>
          <table:table-cell office:value-type="string">
            <text:p>Cras - Brasilandia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Itaberaba, 924, Freguesia Do O</text:p>
          </table:table-cell>
          <table:table-cell/>
          <table:table-cell office:value-type="string">
            <text:p>Cras - Freguesia Do 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Sao Constancio, 457</text:p>
          </table:table-cell>
          <table:table-cell/>
          <table:table-cell office:value-type="string">
            <text:p>Cras - Anhang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Padre Manuel Campello, 40, Perus.</text:p>
          </table:table-cell>
          <table:table-cell/>
          <table:table-cell office:value-type="string">
            <text:p>Cras - Peru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Barra Da Forquilha, 300, Pq. Panamericano</text:p>
          </table:table-cell>
          <table:table-cell/>
          <table:table-cell office:value-type="string">
            <text:p>Cras - Jaragu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Guerino Giovani Leardini, 290</text:p>
          </table:table-cell>
          <table:table-cell/>
          <table:table-cell office:value-type="string">
            <text:p>Cras - Piritu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Tiradentes, 749, Bom Retiro.</text:p>
          </table:table-cell>
          <table:table-cell/>
          <table:table-cell office:value-type="string">
            <text:p>Cras - S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Eng. Caetano Alvares, 3054</text:p>
          </table:table-cell>
          <table:table-cell/>
          <table:table-cell office:value-type="string">
            <text:p>Cras Casa Ver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ristina Tomas, 160</text:p>
          </table:table-cell>
          <table:table-cell/>
          <table:table-cell office:value-type="string">
            <text:p>Sasf Bom Reti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erra Das Araras, 410</text:p>
          </table:table-cell>
          <table:table-cell/>
          <table:table-cell office:value-type="string">
            <text:p>Sasf Lajeado / Avib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lanque, 40 - Vila Curuca Velha</text:p>
          </table:table-cell>
          <table:table-cell/>
          <table:table-cell office:value-type="string">
            <text:p>Sasf Curu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Voluntarios Da Patria, 4649</text:p>
          </table:table-cell>
          <table:table-cell/>
          <table:table-cell office:value-type="string">
            <text:p>Cras Sant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Voluntarios Da Patria, 4649</text:p>
          </table:table-cell>
          <table:table-cell/>
          <table:table-cell office:value-type="string">
            <text:p>Creas Sant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uaicurus, 1000</text:p>
          </table:table-cell>
          <table:table-cell/>
          <table:table-cell office:value-type="string">
            <text:p>Subprefeitura Lap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reze De Maio, 361</text:p>
          </table:table-cell>
          <table:table-cell/>
          <table:table-cell office:value-type="string">
            <text:p>Sasf Bela V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a Independencia, 564 - Paraisopolis</text:p>
          </table:table-cell>
          <table:table-cell/>
          <table:table-cell office:value-type="string">
            <text:p>Sasf Vila Andra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Eng. Heitor Antonio Eiras Garcia, 5985 - Cep 05568-0</text:p>
          </table:table-cell>
          <table:table-cell/>
          <table:table-cell office:value-type="string">
            <text:p>Sasf Rapos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Grande Do Norte, 315</text:p>
          </table:table-cell>
          <table:table-cell/>
          <table:table-cell office:value-type="string">
            <text:p>Sasf Iii -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ziro Pinheiro Magalhaes, 578 - Pque Sao Miguel</text:p>
          </table:table-cell>
          <table:table-cell/>
          <table:table-cell office:value-type="string">
            <text:p>Sasf Grajau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Luis Carlos Berrine, 1877 - Brooklin</text:p>
          </table:table-cell>
          <table:table-cell/>
          <table:table-cell office:value-type="string">
            <text:p>Conj. Res. Jardim Edit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outor Almiro Leal Da Costa, 22 - Jd. Das Oliveiras</text:p>
          </table:table-cell>
          <table:table-cell/>
          <table:table-cell office:value-type="string">
            <text:p>Sasf Ii - Itaim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rribenhos, 38 - Jardim Varginha</text:p>
          </table:table-cell>
          <table:table-cell/>
          <table:table-cell office:value-type="string">
            <text:p>Sasf Grajau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e De Anchieta, 802</text:p>
          </table:table-cell>
          <table:table-cell/>
          <table:table-cell office:value-type="string">
            <text:p>Cras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e De Anchieta, 802</text:p>
          </table:table-cell>
          <table:table-cell/>
          <table:table-cell office:value-type="string">
            <text:p>Creas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ugusto Avancini, 248 - Jd. S. Jorge Cep 05568-050</text:p>
          </table:table-cell>
          <table:table-cell/>
          <table:table-cell office:value-type="string">
            <text:p>Cca Nosso L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Nascer Do Sol, 529</text:p>
          </table:table-cell>
          <table:table-cell/>
          <table:table-cell office:value-type="string">
            <text:p>Cras Cidade Tiradent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motor Gabriel Nettuzzi Peres, 81</text:p>
          </table:table-cell>
          <table:table-cell/>
          <table:table-cell office:value-type="string">
            <text:p>Centro Pop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Direitos Humanos, 701</text:p>
          </table:table-cell>
          <table:table-cell/>
          <table:table-cell office:value-type="string">
            <text:p>Sasf Santana/tucuruv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Corifeu De Azevedo Marques, 3596 - Cep: 05340-000</text:p>
          </table:table-cell>
          <table:table-cell/>
          <table:table-cell office:value-type="string">
            <text:p>Supervisao De Saude Do Butan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Marechal Tito, 3012</text:p>
          </table:table-cell>
          <table:table-cell/>
          <table:table-cell office:value-type="string">
            <text:p>Subprefeitura Itaim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Otacilio Tomanik, 155 - Rio Pequeno</text:p>
          </table:table-cell>
          <table:table-cell/>
          <table:table-cell office:value-type="string">
            <text:p>Nci Sao Patri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Taquandava 17 Cidade Ipava</text:p>
          </table:table-cell>
          <table:table-cell/>
          <table:table-cell office:value-type="string">
            <text:p>Sasf Ii - M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Yervant Kissajikian,</text:p>
          </table:table-cell>
          <table:table-cell/>
          <table:table-cell office:value-type="string">
            <text:p>Subprefeitura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Comendador Santana, 1932 Jardim Sao Jose</text:p>
          </table:table-cell>
          <table:table-cell/>
          <table:table-cell office:value-type="string">
            <text:p>Sasf Iv - M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Do Oratorio, 172 - Vila Prudente</text:p>
          </table:table-cell>
          <table:table-cell/>
          <table:table-cell office:value-type="string">
            <text:p>Subprefeitura Vila Prudent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Francisco Tranchesi, 483 Pq Do Carmo</text:p>
          </table:table-cell>
          <table:table-cell/>
          <table:table-cell office:value-type="string">
            <text:p>Sasf Parque Do Carm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Paes De Barros, 3345</text:p>
          </table:table-cell>
          <table:table-cell/>
          <table:table-cell office:value-type="string">
            <text:p>Creas Vila Prudent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Estrada De Poa, 1740</text:p>
          </table:table-cell>
          <table:table-cell/>
          <table:table-cell office:value-type="string">
            <text:p>Sasf Guaianases / Proje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Ministro Laudo Ferreira De Camargo, 230</text:p>
          </table:table-cell>
          <table:table-cell/>
          <table:table-cell office:value-type="string">
            <text:p>Creas Butan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Praca Floriano Peixoto, 54</text:p>
          </table:table-cell>
          <table:table-cell/>
          <table:table-cell office:value-type="string">
            <text:p>Subprefeitura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erilo Da Fonseca Neves, 87</text:p>
          </table:table-cell>
          <table:table-cell/>
          <table:table-cell office:value-type="string">
            <text:p>Sasf Ubuntu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inira Polonio,371 /conjunto Promorar Rio Claro - Sao Ma</text:p>
          </table:table-cell>
          <table:table-cell/>
          <table:table-cell office:value-type="string">
            <text:p>Sasf Sao Rafa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lenio Wanderley, 160 - Fazenda Da Juta</text:p>
          </table:table-cell>
          <table:table-cell/>
          <table:table-cell office:value-type="string">
            <text:p>Sasf Sapopemba Iii (juta)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nesto Gould, 406</text:p>
          </table:table-cell>
          <table:table-cell/>
          <table:table-cell office:value-type="string">
            <text:p>Sasf Autonom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eneral Porfirio Da Paz, 1616 - Jd. Sinha</text:p>
          </table:table-cell>
          <table:table-cell/>
          <table:table-cell office:value-type="string">
            <text:p>Sasf Sapopemba Ii (jd Sinha)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aquari, 549</text:p>
          </table:table-cell>
          <table:table-cell/>
          <table:table-cell office:value-type="string">
            <text:p>Subprefeitura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ayde De Souza Costa, 276 Cj Jose Bonifacio</text:p>
          </table:table-cell>
          <table:table-cell/>
          <table:table-cell office:value-type="string">
            <text:p>Sasf Jose Bonifa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drea Appiani, 182 - Parque Regina</text:p>
          </table:table-cell>
          <table:table-cell/>
          <table:table-cell office:value-type="string">
            <text:p>Sasf Campo Limp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isio Da Silveira Machado, 441 - Jd. Robru</text:p>
          </table:table-cell>
          <table:table-cell/>
          <table:table-cell office:value-type="string">
            <text:p>Sasf Casa Da Famil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onio Febraio Filho, 53 - Pque Das Arvores</text:p>
          </table:table-cell>
          <table:table-cell/>
          <table:table-cell office:value-type="string">
            <text:p>Sasf Cidade Dutra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quilino Goncalves Da Silva, 196 X</text:p>
          </table:table-cell>
          <table:table-cell/>
          <table:table-cell office:value-type="string">
            <text:p>Sasf Cidade Dutr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rdisia, 01 - Vila Progresso</text:p>
          </table:table-cell>
          <table:table-cell/>
          <table:table-cell office:value-type="string">
            <text:p>Cca Vila Progress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scenso Fernandes, 976 - Parque Paulistno</text:p>
          </table:table-cell>
          <table:table-cell/>
          <table:table-cell office:value-type="string">
            <text:p>Sasf Jardim Helen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nco Das Palmas, 361</text:p>
          </table:table-cell>
          <table:table-cell/>
          <table:table-cell office:value-type="string">
            <text:p>Centro Pop Santana/tucuruv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ao De Calera, 8-a - Vila Santa Ines</text:p>
          </table:table-cell>
          <table:table-cell/>
          <table:table-cell office:value-type="string">
            <text:p>Sasf Jacui I - Neuza Aveli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enedito Brandao, 06 C Uniao De Vila Nova</text:p>
          </table:table-cell>
          <table:table-cell/>
          <table:table-cell office:value-type="string">
            <text:p>Cca Nova Unia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rasiluso Lopes, 25- Jardim Peri</text:p>
          </table:table-cell>
          <table:table-cell/>
          <table:table-cell office:value-type="string">
            <text:p>Sasf Cachoeir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nhoneira Iguatemi, 20</text:p>
          </table:table-cell>
          <table:table-cell/>
          <table:table-cell office:value-type="string">
            <text:p>Sasf Maria Pao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tarina Lopes, 345 Itaquera</text:p>
          </table:table-cell>
          <table:table-cell/>
          <table:table-cell office:value-type="string">
            <text:p>Sasf Itaq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onde Monterone, 269</text:p>
          </table:table-cell>
          <table:table-cell/>
          <table:table-cell office:value-type="string">
            <text:p>Sasf Piritu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urval Guerra De Azevedo, 531, Parque Santo Antonio</text:p>
          </table:table-cell>
          <table:table-cell/>
          <table:table-cell office:value-type="string">
            <text:p>Sasf Sao Luis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dalberto Dos Santos, 30 Vila Piracicaba</text:p>
          </table:table-cell>
          <table:table-cell/>
          <table:table-cell office:value-type="string">
            <text:p>Nci Legiao Unida Da Sabedor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anfula, 195</text:p>
          </table:table-cell>
          <table:table-cell/>
          <table:table-cell office:value-type="string">
            <text:p>Sasf I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Justino De Azevedo, 79</text:p>
          </table:table-cell>
          <table:table-cell/>
          <table:table-cell office:value-type="string">
            <text:p>Sasf Cambuc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Montesuma, 95 - Pque Residencial Cocaia</text:p>
          </table:table-cell>
          <table:table-cell/>
          <table:table-cell office:value-type="string">
            <text:p>Sasf Grajau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acaranda Preto, 233 - Jd. Panorama</text:p>
          </table:table-cell>
          <table:table-cell/>
          <table:table-cell office:value-type="string">
            <text:p>Sasf Sao Luca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ao Amos Comenius, 1109 - Jd. Sao Bernardo</text:p>
          </table:table-cell>
          <table:table-cell/>
          <table:table-cell office:value-type="string">
            <text:p>Sasf Grajau Iv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e Maria Homem De Montes, 26</text:p>
          </table:table-cell>
          <table:table-cell/>
          <table:table-cell office:value-type="string">
            <text:p>Sasf Ii  -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e Pereira Cardoso, 183 - Sao Miguel</text:p>
          </table:table-cell>
          <table:table-cell/>
          <table:table-cell office:value-type="string">
            <text:p>Npj Sao Migu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andolfo De Andrade, 200 - Parque Maria Helena</text:p>
          </table:table-cell>
          <table:table-cell/>
          <table:table-cell office:value-type="string">
            <text:p>Creas Campo Limp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ino Coutinho, 444</text:p>
          </table:table-cell>
          <table:table-cell/>
          <table:table-cell office:value-type="string">
            <text:p>Subprefeitura Ipirang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uis Carneiro, 193</text:p>
          </table:table-cell>
          <table:table-cell/>
          <table:table-cell office:value-type="string">
            <text:p>Subprefeitura Pirituba/jaragu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arcelino Coelho, N 284 Jardim Angela</text:p>
          </table:table-cell>
          <table:table-cell/>
          <table:table-cell office:value-type="string">
            <text:p>Sasf Iii - M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Nicolau Borboni 215 - Jardim Vera Cruz</text:p>
          </table:table-cell>
          <table:table-cell/>
          <table:table-cell office:value-type="string">
            <text:p>Sasf I - M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Nossa Senhora Do Bom Conselho, 59</text:p>
          </table:table-cell>
          <table:table-cell/>
          <table:table-cell office:value-type="string">
            <text:p>Subprefeitura Campo Limp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ntonio De Franco, 22</text:p>
          </table:table-cell>
          <table:table-cell/>
          <table:table-cell office:value-type="string">
            <text:p>Sasf Sao Luis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linas De Mossoro, 197 Vila Itaim</text:p>
          </table:table-cell>
          <table:table-cell/>
          <table:table-cell office:value-type="string">
            <text:p>Cca Vila Ita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o Francisco Do Humaita, 107 - Pque Tiete</text:p>
          </table:table-cell>
          <table:table-cell/>
          <table:table-cell office:value-type="string">
            <text:p>Sasf Jardim Elisa Mar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apuirana, 63 - Jardim Sao Luis</text:p>
          </table:table-cell>
          <table:table-cell/>
          <table:table-cell office:value-type="string">
            <text:p>Sasf 2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ujumirim, 29 Jardim Helena</text:p>
          </table:table-cell>
          <table:table-cell/>
          <table:table-cell office:value-type="string">
            <text:p>Sasf Jardim Hele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turnino Lopes De Morais, 13, Jd. Zilda</text:p>
          </table:table-cell>
          <table:table-cell/>
          <table:table-cell office:value-type="string">
            <text:p>Sasf Grajau V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Junta Mizumoto, 591 - Jardim Peri-peri</text:p>
          </table:table-cell>
          <table:table-cell/>
          <table:table-cell office:value-type="string">
            <text:p>Cras Butan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Imirim, 4328 - Imirim</text:p>
          </table:table-cell>
          <table:table-cell/>
          <table:table-cell office:value-type="string">
            <text:p>Cras Cachoeir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urato Coelho, 104 - Pinheiros</text:p>
          </table:table-cell>
          <table:table-cell/>
          <table:table-cell office:value-type="string">
            <text:p>Cras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ertorio, 175</text:p>
          </table:table-cell>
          <table:table-cell/>
          <table:table-cell office:value-type="string">
            <text:p>Cras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Praca Padre Damiao, 102 - Vila Prudente</text:p>
          </table:table-cell>
          <table:table-cell/>
          <table:table-cell office:value-type="string">
            <text:p>Cras Vila Prudent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a Eunice Bechara De Oliveira 860 - Vila Fazzeon</text:p>
          </table:table-cell>
          <table:table-cell/>
          <table:table-cell office:value-type="string">
            <text:p>Sasf Capao Redondo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omingos Elias De Almeida 161 - Pq. Residencial Bandeira</text:p>
          </table:table-cell>
          <table:table-cell/>
          <table:table-cell office:value-type="string">
            <text:p>Sasf Capao Redondo</text:p>
          </table:table-cell>
          <table:table-cell office:value-type="string">
            <text:p>Smads</text:p>
          </table:table-cell>
        </table:table-row>
        <table:table-row>
          <table:table-cell/>
          <table:table-cell office:value-type="string">
            <text:p>11143</text:p>
          </table:table-cell>
          <table:table-cell office:value-type="string">
            <text:p>ESPANHA - PARQUE DOS BUFALOS - COND AVILA (LOTE 1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5</text:p>
          </table:table-cell>
          <table:table-cell office:value-type="string">
            <text:p>ESPANHA - PARQUE DOS BUFALOS - COND IBIZA (LOTE 5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6</text:p>
          </table:table-cell>
          <table:table-cell office:value-type="string">
            <text:p>ESPANHA - PARQUE DOS BUFALOS - COND SALAMANCA (LOTE 13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1</text:p>
          </table:table-cell>
          <table:table-cell office:value-type="string">
            <text:p>ESPANHA - PARQUE DOS BUFALOS - COND VALENCIA (LOTE 11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28</text:p>
          </table:table-cell>
          <table:table-cell office:value-type="string">
            <text:p>ESPANHA - PARQUE DOS BUFALOS - COND VALVERDE (LOTE 10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0</text:p>
          </table:table-cell>
          <table:table-cell office:value-type="string">
            <text:p>ESPANHA - PARQUE DOS BUFALOS - COND CEUTA (LOTE 4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42</text:p>
          </table:table-cell>
          <table:table-cell office:value-type="string">
            <text:p>ESPANHA - PARQUE DOS BUFALOS - COND LEAO (LOTE 6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27</text:p>
          </table:table-cell>
          <table:table-cell office:value-type="string">
            <text:p>ESPANHA - PARQUE DOS BUFALOS - COND MELILLA (LOTE 8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8</text:p>
          </table:table-cell>
          <table:table-cell office:value-type="string">
            <text:p>ESPANHA - PARQUE DOS BUFALOS - COND PAMPLONA (LOTE 14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9</text:p>
          </table:table-cell>
          <table:table-cell office:value-type="string">
            <text:p>ESPANHA - PARQUE DOS BUFALOS - COND TERUEL (LOTE 9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22</text:p>
          </table:table-cell>
          <table:table-cell office:value-type="string">
            <text:p>PEDRO BRASIL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02</text:p>
          </table:table-cell>
          <table:table-cell office:value-type="string">
            <text:p>Asdrubal do Nascimento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34</text:p>
          </table:table-cell>
          <table:table-cell office:value-type="string">
            <text:p>LAJEADO A B C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44</text:p>
          </table:table-cell>
          <table:table-cell office:value-type="string">
            <text:p>HELIOPOLIS - SABESP 1 - GAIVOTAS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3</text:p>
          </table:table-cell>
          <table:table-cell office:value-type="string">
            <text:p>Jardim Edite I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4</text:p>
          </table:table-cell>
          <table:table-cell office:value-type="string">
            <text:p>Jardim Edite II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45</text:p>
          </table:table-cell>
          <table:table-cell office:value-type="string">
            <text:p>Corruiras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86</text:p>
          </table:table-cell>
          <table:table-cell office:value-type="string">
            <text:p>CHi?CARA DO CONDE GLEBA 01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12</text:p>
          </table:table-cell>
          <table:table-cell office:value-type="string">
            <text:p>Jardim Japao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29</text:p>
          </table:table-cell>
          <table:table-cell office:value-type="string">
            <text:p>Boqueirao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2</text:p>
          </table:table-cell>
          <table:table-cell office:value-type="string">
            <text:p>Camarazal I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7</text:p>
          </table:table-cell>
          <table:table-cell office:value-type="string">
            <text:p>Nova Esperanca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40</text:p>
          </table:table-cell>
          <table:table-cell office:value-type="string">
            <text:p>Eucaliptos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43</text:p>
          </table:table-cell>
          <table:table-cell office:value-type="string">
            <text:p>Helio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os Estados, 300 - CanindA?</text:p>
          </table:table-cell>
          <table:table-cell office:value-type="string">
            <text:p>15100</text:p>
          </table:table-cell>
          <table:table-cell office:value-type="string">
            <text:p>COOPERE CENTR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. Joao Paulo da Silva, 48 - Vila da Paz</text:p>
          </table:table-cell>
          <table:table-cell office:value-type="string">
            <text:p>15101</text:p>
          </table:table-cell>
          <table:table-cell office:value-type="string">
            <text:p>COOPERCAPS - CAPELA DO SOCORR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IraparA?, 151 - Vila Andrade</text:p>
          </table:table-cell>
          <table:table-cell office:value-type="string">
            <text:p>15102</text:p>
          </table:table-cell>
          <table:table-cell office:value-type="string">
            <text:p>COOPERCAPS - PARAIS??POLIS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RAINHA DA RECICLAGEM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Marina Ciufuli Zanfelice, 289 - Lapa</text:p>
          </table:table-cell>
          <table:table-cell office:value-type="string">
            <text:p>15104</text:p>
          </table:table-cell>
          <table:table-cell office:value-type="string">
            <text:p>CRESCER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Capitao Pacheco e Chaves, 108 - Vila Prudente</text:p>
          </table:table-cell>
          <table:table-cell office:value-type="string">
            <text:p>15105</text:p>
          </table:table-cell>
          <table:table-cell office:value-type="string">
            <text:p>RECIFAVEL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Rio Madeira, 167 - Vila da Paz ??? Intelargos</text:p>
          </table:table-cell>
          <table:table-cell office:value-type="string">
            <text:p>26489</text:p>
          </table:table-cell>
          <table:table-cell office:value-type="string">
            <text:p>ASS.MOR. VILA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Medeiros</text:p>
          </table:table-cell>
          <table:table-cell office:value-type="string">
            <text:p>26482</text:p>
          </table:table-cell>
          <table:table-cell office:value-type="string">
            <text:p>Bila B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orgina Mongruel, 49 - Jardim Iaguatemir - Saao Mateus</text:p>
          </table:table-cell>
          <table:table-cell office:value-type="string">
            <text:p>26483</text:p>
          </table:table-cell>
          <table:table-cell office:value-type="string">
            <text:p>Vila Sao Jo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bertina de Medeiros, 1287-A</text:p>
          </table:table-cell>
          <table:table-cell office:value-type="string">
            <text:p>26485</text:p>
          </table:table-cell>
          <table:table-cell office:value-type="string">
            <text:p>Vila Progress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eonardo de Oliveira, 159 - Jardim Sapopemba</text:p>
          </table:table-cell>
          <table:table-cell office:value-type="string">
            <text:p>26486</text:p>
          </table:table-cell>
          <table:table-cell office:value-type="string">
            <text:p>Jardim Sapopem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ra de CapivaraA?u, 274 - Jardim Elba - Sapopemba</text:p>
          </table:table-cell>
          <table:table-cell office:value-type="string">
            <text:p>26487</text:p>
          </table:table-cell>
          <table:table-cell office:value-type="string">
            <text:p>Jardim El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bertino Rasconi, 69 - Conj. JosA? BonifA?cio - Itaquera</text:p>
          </table:table-cell>
          <table:table-cell office:value-type="string">
            <text:p>26488</text:p>
          </table:table-cell>
          <table:table-cell office:value-type="string">
            <text:p>Conjunto Jose BonifA?c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turo Vital, 78</text:p>
          </table:table-cell>
          <table:table-cell office:value-type="string">
            <text:p>26535</text:p>
          </table:table-cell>
          <table:table-cell office:value-type="string">
            <text:p>Cohab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aA?u, 622 - Jardim Acarati</text:p>
          </table:table-cell>
          <table:table-cell office:value-type="string">
            <text:p>26536</text:p>
          </table:table-cell>
          <table:table-cell office:value-type="string">
            <text:p>GuaA?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ogueira do Cravo, 500 - Jardim GuarujA?</text:p>
          </table:table-cell>
          <table:table-cell office:value-type="string">
            <text:p>26537</text:p>
          </table:table-cell>
          <table:table-cell office:value-type="string">
            <text:p>Jardim GuarujA?/Jardim Sao B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ao Salomao, 55 - PaissandA?</text:p>
          </table:table-cell>
          <table:table-cell office:value-type="string">
            <text:p>26538</text:p>
          </table:table-cell>
          <table:table-cell office:value-type="string">
            <text:p>Capitao salom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s Farias 390, Jd. Raposo Tavares.SP</text:p>
          </table:table-cell>
          <table:table-cell office:value-type="string">
            <text:p>26539</text:p>
          </table:table-cell>
          <table:table-cell office:value-type="string">
            <text:p>ButantA? ll. Jd Raposo Tavares.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de Medeiros, 521 - Vila Bela</text:p>
          </table:table-cell>
          <table:table-cell office:value-type="string">
            <text:p>26540</text:p>
          </table:table-cell>
          <table:table-cell office:value-type="string">
            <text:p>Vila B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ar do Sertao, 07, Valo Velho- Capao Redondo</text:p>
          </table:table-cell>
          <table:table-cell office:value-type="string">
            <text:p>29548</text:p>
          </table:table-cell>
          <table:table-cell office:value-type="string">
            <text:p>Paroquia Sao Francisco de Ass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ua, 340</text:p>
          </table:table-cell>
          <table:table-cell office:value-type="string">
            <text:p>23339</text:p>
          </table:table-cell>
          <table:table-cell office:value-type="string">
            <text:p>FL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ntos Dias, 12</text:p>
          </table:table-cell>
          <table:table-cell office:value-type="string">
            <text:p>23392</text:p>
          </table:table-cell>
          <table:table-cell office:value-type="string">
            <text:p>BrasilA?ndia B7 e B8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nselheiro Moreira de Barros, 3161- Lauzane Paulista</text:p>
          </table:table-cell>
          <table:table-cell office:value-type="string">
            <text:p>23412</text:p>
          </table:table-cell>
          <table:table-cell office:value-type="string">
            <text:p>Direitos Human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rquiteto Vila Nova Artigas 366</text:p>
          </table:table-cell>
          <table:table-cell office:value-type="string">
            <text:p>23414</text:p>
          </table:table-cell>
          <table:table-cell office:value-type="string">
            <text:p>Promorar Teotonio / Sapopem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A? Ramiro Sobrinho, 11 - Jardim Imperador</text:p>
          </table:table-cell>
          <table:table-cell office:value-type="string">
            <text:p>23415</text:p>
          </table:table-cell>
          <table:table-cell office:value-type="string">
            <text:p>Assoc.Estado do Amazonas Inhu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tanhomi, 657- Vila Formosa</text:p>
          </table:table-cell>
          <table:table-cell office:value-type="string">
            <text:p>23417</text:p>
          </table:table-cell>
          <table:table-cell office:value-type="string">
            <text:p>Santo Eduar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de Padua Dias</text:p>
          </table:table-cell>
          <table:table-cell office:value-type="string">
            <text:p>23418</text:p>
          </table:table-cell>
          <table:table-cell office:value-type="string">
            <text:p>OCUPACAO DA TOR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ubei Takahashi 650</text:p>
          </table:table-cell>
          <table:table-cell office:value-type="string">
            <text:p>23419</text:p>
          </table:table-cell>
          <table:table-cell office:value-type="string">
            <text:p>COMUNIDADE ITAQUE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vA?dio Lopes, 253 ??? Ermelino Matarazzo</text:p>
          </table:table-cell>
          <table:table-cell office:value-type="string">
            <text:p>3010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arra da areia 60, Jd Brasil</text:p>
          </table:table-cell>
          <table:table-cell office:value-type="string">
            <text:p>28541</text:p>
          </table:table-cell>
          <table:table-cell office:value-type="string">
            <text:p>Borace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ltasar Abadal, 33 - Vila Santista,</text:p>
          </table:table-cell>
          <table:table-cell office:value-type="string">
            <text:p>28542</text:p>
          </table:table-cell>
          <table:table-cell office:value-type="string">
            <text:p>Ceu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. Ten. Sotomano, 1209 - Jardim Brasil,</text:p>
          </table:table-cell>
          <table:table-cell office:value-type="string">
            <text:p>28543</text:p>
          </table:table-cell>
          <table:table-cell office:value-type="string">
            <text:p>Vila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strela Azul, 75-B,�08180-200</text:p>
          </table:table-cell>
          <table:table-cell office:value-type="string">
            <text:p>28544</text:p>
          </table:table-cell>
          <table:table-cell office:value-type="string">
            <text:p>Estrela Az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Rodrigues Santiago,�Jardim Laura,�08142-235</text:p>
          </table:table-cell>
          <table:table-cell office:value-type="string">
            <text:p>28545</text:p>
          </table:table-cell>
          <table:table-cell office:value-type="string">
            <text:p>Vila Lau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Camacho, 287, Sao Miguel Paulista</text:p>
          </table:table-cell>
          <table:table-cell office:value-type="string">
            <text:p>28546</text:p>
          </table:table-cell>
          <table:table-cell office:value-type="string">
            <text:p>Vila Progress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elipe Cassiano, 151, Jd. Senice, 08150-540</text:p>
          </table:table-cell>
          <table:table-cell office:value-type="string">
            <text:p>28547</text:p>
          </table:table-cell>
          <table:table-cell office:value-type="string">
            <text:p>Jd. Das Olivei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BASTI??O SARMENTO MENA, 58, JD. MARISTELA</text:p>
          </table:table-cell>
          <table:table-cell office:value-type="string">
            <text:p>28114</text:p>
          </table:table-cell>
          <table:table-cell office:value-type="string">
            <text:p>MARIST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1</text:p>
          </table:table-cell>
          <table:table-cell office:value-type="string">
            <text:p>Morro do P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2</text:p>
          </table:table-cell>
          <table:table-cell office:value-type="string">
            <text:p>Hait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3</text:p>
          </table:table-cell>
          <table:table-cell office:value-type="string">
            <text:p>Presidente Wils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3</text:p>
          </table:table-cell>
          <table:table-cell office:value-type="string">
            <text:p>Viela Santa Terez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4</text:p>
          </table:table-cell>
          <table:table-cell office:value-type="string">
            <text:p>Ilha das Cob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ao de Suassuna, 65 - Jd Sidney</text:p>
          </table:table-cell>
          <table:table-cell office:value-type="string">
            <text:p>24418</text:p>
          </table:table-cell>
          <table:table-cell office:value-type="string">
            <text:p>Vila Mira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lha da vitoria 88, Perus</text:p>
          </table:table-cell>
          <table:table-cell office:value-type="string">
            <text:p>24419</text:p>
          </table:table-cell>
          <table:table-cell office:value-type="string">
            <text:p>Associacao comunitA?ria habitacional guerreiros da vila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A?nio da Silva GuimarA?es,259, Jardim Cidade Pirituba</text:p>
          </table:table-cell>
          <table:table-cell office:value-type="string">
            <text:p>24420</text:p>
          </table:table-cell>
          <table:table-cell office:value-type="string">
            <text:p>Jardim Vivi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ba 23A, Jd Moreno</text:p>
          </table:table-cell>
          <table:table-cell office:value-type="string">
            <text:p>24421</text:p>
          </table:table-cell>
          <table:table-cell office:value-type="string">
            <text:p>Jd More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2</text:p>
          </table:table-cell>
          <table:table-cell office:value-type="string">
            <text:p>Cidade de Abr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3</text:p>
          </table:table-cell>
          <table:table-cell office:value-type="string">
            <text:p>Jardim Shangr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4</text:p>
          </table:table-cell>
          <table:table-cell office:value-type="string">
            <text:p>Jardim Carumb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5</text:p>
          </table:table-cell>
          <table:table-cell office:value-type="string">
            <text:p>Jardim LA?d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6</text:p>
          </table:table-cell>
          <table:table-cell office:value-type="string">
            <text:p>Bom reti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7</text:p>
          </table:table-cell>
          <table:table-cell office:value-type="string">
            <text:p>Vila Nossa Senhora do Reti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8</text:p>
          </table:table-cell>
          <table:table-cell office:value-type="string">
            <text:p>Vila Jaragu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maica, 42, Chacara Tres Meninas</text:p>
          </table:table-cell>
          <table:table-cell office:value-type="string">
            <text:p>24429</text:p>
          </table:table-cell>
          <table:table-cell office:value-type="string">
            <text:p>Jd Conqu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A?nio da Silva GuimarA?es,259, Jardim Cidade Pirituba</text:p>
          </table:table-cell>
          <table:table-cell office:value-type="string">
            <text:p>24420</text:p>
          </table:table-cell>
          <table:table-cell office:value-type="string">
            <text:p>Jardim Vivi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Final da Rua Milton Jansen de Faria</text:p>
          </table:table-cell>
          <table:table-cell office:value-type="string">
            <text:p>24430</text:p>
          </table:table-cell>
          <table:table-cell office:value-type="string">
            <text:p>Nova Uni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exandre benning, 19</text:p>
          </table:table-cell>
          <table:table-cell office:value-type="string">
            <text:p>24431</text:p>
          </table:table-cell>
          <table:table-cell office:value-type="string">
            <text:p>Morro da Lu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Soares, 688</text:p>
          </table:table-cell>
          <table:table-cell office:value-type="string">
            <text:p>24432</text:p>
          </table:table-cell>
          <table:table-cell office:value-type="string">
            <text:p>Jardim Ing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lisA?rio Ferreira Lima,12, Jardim Bela Vista</text:p>
          </table:table-cell>
          <table:table-cell office:value-type="string">
            <text:p>24433</text:p>
          </table:table-cell>
          <table:table-cell office:value-type="string">
            <text:p>Iporang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orrea Vasques, 38, Jardim Sao Rafael</text:p>
          </table:table-cell>
          <table:table-cell office:value-type="string">
            <text:p>24434</text:p>
          </table:table-cell>
          <table:table-cell office:value-type="string">
            <text:p>Jd Sao Rafa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5</text:p>
          </table:table-cell>
          <table:table-cell office:value-type="string">
            <text:p>Dom Jos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ba 23A, Jd Moreno</text:p>
          </table:table-cell>
          <table:table-cell office:value-type="string">
            <text:p>24421</text:p>
          </table:table-cell>
          <table:table-cell office:value-type="string">
            <text:p>Jd More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49</text:p>
          </table:table-cell>
          <table:table-cell office:value-type="string">
            <text:p>Presidente Jordanol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ia Serra das Lages 151 jardim Amalia</text:p>
          </table:table-cell>
          <table:table-cell office:value-type="string">
            <text:p>24455</text:p>
          </table:table-cell>
          <table:table-cell office:value-type="string">
            <text:p>Jd Ama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risteza do Jeca, 108, Jardim Conquista</text:p>
          </table:table-cell>
          <table:table-cell office:value-type="string">
            <text:p>24456</text:p>
          </table:table-cell>
          <table:table-cell office:value-type="string">
            <text:p>Jd Conqu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ercy Rocha, altura do 1500</text:p>
          </table:table-cell>
          <table:table-cell office:value-type="string">
            <text:p>24457</text:p>
          </table:table-cell>
          <table:table-cell office:value-type="string">
            <text:p>Vi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Bastos, 15, Sao Joao</text:p>
          </table:table-cell>
          <table:table-cell office:value-type="string">
            <text:p>24458</text:p>
          </table:table-cell>
          <table:table-cell office:value-type="string">
            <text:p>Sao Jo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ho yoshioka, 104, Jardim da Gloria</text:p>
          </table:table-cell>
          <table:table-cell office:value-type="string">
            <text:p>24459</text:p>
          </table:table-cell>
          <table:table-cell office:value-type="string">
            <text:p>Jardim Novo Horizonte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0</text:p>
          </table:table-cell>
          <table:table-cell office:value-type="string">
            <text:p>LOTEAMENTO PROFILURB P??SSEGO/CARM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ao de Suassuna, 65 ??? Jd. Sidney</text:p>
          </table:table-cell>
          <table:table-cell office:value-type="string">
            <text:p>24496</text:p>
          </table:table-cell>
          <table:table-cell office:value-type="string">
            <text:p>Jardim Sidney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97</text:p>
          </table:table-cell>
          <table:table-cell office:value-type="string">
            <text:p>Jardim Heli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 ??? Jd. Guanabara</text:p>
          </table:table-cell>
          <table:table-cell office:value-type="string">
            <text:p>24499</text:p>
          </table:table-cell>
          <table:table-cell office:value-type="string">
            <text:p>Jardim Guanaba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Soares, 688 - Parque Regina</text:p>
          </table:table-cell>
          <table:table-cell office:value-type="string">
            <text:p>24481</text:p>
          </table:table-cell>
          <table:table-cell office:value-type="string">
            <text:p>Favela do Por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exandre Archipenko 251</text:p>
          </table:table-cell>
          <table:table-cell office:value-type="string">
            <text:p>24482</text:p>
          </table:table-cell>
          <table:table-cell office:value-type="string">
            <text:p>Parque Rebouc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83</text:p>
          </table:table-cell>
          <table:table-cell office:value-type="string">
            <text:p>Panamericano/ Pq Nacoes Unid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 Safra, Cohab Adventista</text:p>
          </table:table-cell>
          <table:table-cell office:value-type="string">
            <text:p>29500</text:p>
          </table:table-cell>
          <table:table-cell office:value-type="string">
            <text:p>Saf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delar, Cohab Adventista</text:p>
          </table:table-cell>
          <table:table-cell office:value-type="string">
            <text:p>29501</text:p>
          </table:table-cell>
          <table:table-cell office:value-type="string">
            <text:p>Cohab Advent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gard, Jd. Sao Bento</text:p>
          </table:table-cell>
          <table:table-cell office:value-type="string">
            <text:p>29502</text:p>
          </table:table-cell>
          <table:table-cell office:value-type="string">
            <text:p>Comer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oaina de Minas, 407, Jd. Tupi</text:p>
          </table:table-cell>
          <table:table-cell office:value-type="string">
            <text:p>29503</text:p>
          </table:table-cell>
          <table:table-cell office:value-type="string">
            <text:p>Tup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nelio Zelaia, Jd. Sao Luis</text:p>
          </table:table-cell>
          <table:table-cell office:value-type="string">
            <text:p>29504</text:p>
          </table:table-cell>
          <table:table-cell office:value-type="string">
            <text:p>Ibirapue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nelio Doppler, 870, Novo Grajau</text:p>
          </table:table-cell>
          <table:table-cell office:value-type="string">
            <text:p>29505</text:p>
          </table:table-cell>
          <table:table-cell office:value-type="string">
            <text:p>Novo Graja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nto Freitas, 35, Republica</text:p>
          </table:table-cell>
          <table:table-cell office:value-type="string">
            <text:p>29506</text:p>
          </table:table-cell>
          <table:table-cell office:value-type="string">
            <text:p>Republi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mpre Viva, n� 01 - Parque das Flores</text:p>
          </table:table-cell>
          <table:table-cell office:value-type="string">
            <text:p>11036</text:p>
          </table:table-cell>
          <table:table-cell office:value-type="string">
            <text:p>Parque das Flores/ Jardim Continenta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orro das Pedras, 206</text:p>
          </table:table-cell>
          <table:table-cell office:value-type="string">
            <text:p>11041</text:p>
          </table:table-cell>
          <table:table-cell office:value-type="string">
            <text:p>Sao Francisc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lexandre Kipnnis, 18A</text:p>
          </table:table-cell>
          <table:table-cell office:value-type="string">
            <text:p>11095</text:p>
          </table:table-cell>
          <table:table-cell office:value-type="string">
            <text:p>MATA VIRGEM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nguari, 250 - Parque Novo Mundo</text:p>
          </table:table-cell>
          <table:table-cell office:value-type="string">
            <text:p>11105</text:p>
          </table:table-cell>
          <table:table-cell office:value-type="string">
            <text:p>DOUGLAS RODRIGU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6</text:p>
          </table:table-cell>
          <table:table-cell office:value-type="string">
            <text:p>JARDIM ARIZO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7</text:p>
          </table:table-cell>
          <table:table-cell office:value-type="string">
            <text:p>JARDIM TANCRED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8</text:p>
          </table:table-cell>
          <table:table-cell office:value-type="string">
            <text:p>VERA CRU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9</text:p>
          </table:table-cell>
          <table:table-cell office:value-type="string">
            <text:p>TERRA PROMETID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noel Fialho, 83</text:p>
          </table:table-cell>
          <table:table-cell office:value-type="string">
            <text:p>11110</text:p>
          </table:table-cell>
          <table:table-cell office:value-type="string">
            <text:p>CAP??O REDOND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mpo das Pitangueiras, 440 - Jardim Sao Nicolau</text:p>
          </table:table-cell>
          <table:table-cell office:value-type="string">
            <text:p>11111</text:p>
          </table:table-cell>
          <table:table-cell office:value-type="string">
            <text:p>EMPREENDIMENTO CAMPO DAS PITANGUEIR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 Osvado Valle Cordeiro, 1294- Cidade LA?der</text:p>
          </table:table-cell>
          <table:table-cell office:value-type="string">
            <text:p>11112</text:p>
          </table:table-cell>
          <table:table-cell office:value-type="string">
            <text:p>EMPREENDIMENTO SAFIRA 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 Osvado Valle Cordeiro, 1320 - Cidade LA?der</text:p>
          </table:table-cell>
          <table:table-cell office:value-type="string">
            <text:p>11113</text:p>
          </table:table-cell>
          <table:table-cell office:value-type="string">
            <text:p>EMPREENDIMENTO SAFIRA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 Osvado Valle Cordeiro, 1340- Cidade LA?der</text:p>
          </table:table-cell>
          <table:table-cell office:value-type="string">
            <text:p>11114</text:p>
          </table:table-cell>
          <table:table-cell office:value-type="string">
            <text:p>EMPREENDIMENTO SAFIRA I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rilindo Betio, 242 - Jardim Keralux</text:p>
          </table:table-cell>
          <table:table-cell office:value-type="string">
            <text:p>11115</text:p>
          </table:table-cell>
          <table:table-cell office:value-type="string">
            <text:p>JARDIM KERALUX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ispo e Martins, 17</text:p>
          </table:table-cell>
          <table:table-cell office:value-type="string">
            <text:p>11116</text:p>
          </table:table-cell>
          <table:table-cell office:value-type="string">
            <text:p>JARDIM KERALUX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niel Cerri, N� 1078</text:p>
          </table:table-cell>
          <table:table-cell office:value-type="string">
            <text:p>11117</text:p>
          </table:table-cell>
          <table:table-cell office:value-type="string">
            <text:p>JARDIM PARANA?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niel Cerri, N� 1078</text:p>
          </table:table-cell>
          <table:table-cell office:value-type="string">
            <text:p>11118</text:p>
          </table:table-cell>
          <table:table-cell office:value-type="string">
            <text:p>JARDIM PARANA? (PAI 5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vid Perez, 581</text:p>
          </table:table-cell>
          <table:table-cell office:value-type="string">
            <text:p>11121</text:p>
          </table:table-cell>
          <table:table-cell office:value-type="string">
            <text:p>RESIDENCIAL ESPANHA - BARCELO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rojetada I, 557</text:p>
          </table:table-cell>
          <table:table-cell office:value-type="string">
            <text:p>11122</text:p>
          </table:table-cell>
          <table:table-cell office:value-type="string">
            <text:p>RESIDENCIAL ESPANHA - MADRID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niel Cerri, N� 1078</text:p>
          </table:table-cell>
          <table:table-cell office:value-type="string">
            <text:p>11123</text:p>
          </table:table-cell>
          <table:table-cell office:value-type="string">
            <text:p>JARDIM PARANA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lores de Nilo, N� 07</text:p>
          </table:table-cell>
          <table:table-cell office:value-type="string">
            <text:p>11124</text:p>
          </table:table-cell>
          <table:table-cell office:value-type="string">
            <text:p>VILA NIL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Wilson Kawanami, 77</text:p>
          </table:table-cell>
          <table:table-cell office:value-type="string">
            <text:p>11125</text:p>
          </table:table-cell>
          <table:table-cell office:value-type="string">
            <text:p>RESIDENCIAL ORQUIDE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r. Alcides de Campos, 115</text:p>
          </table:table-cell>
          <table:table-cell office:value-type="string">
            <text:p>11126</text:p>
          </table:table-cell>
          <table:table-cell office:value-type="string">
            <text:p>CONDOMA?NIO P??ROLA BYINGTON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resser 601</text:p>
          </table:table-cell>
          <table:table-cell office:value-type="string">
            <text:p>12127</text:p>
          </table:table-cell>
          <table:table-cell office:value-type="string">
            <text:p>A?frica do Coracao</text:p>
          </table:table-cell>
          <table:table-cell office:value-type="string">
            <text:p>Smdhc</text:p>
          </table:table-cell>
        </table:table-row>
        <table:table-row>
          <table:table-cell/>
          <table:table-cell office:value-type="string">
            <text:p>12126</text:p>
          </table:table-cell>
          <table:table-cell office:value-type="string">
            <text:p>ACDEM - Associacao da casa dos Deficientes de Ermelino Matarazz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ome Afonso de Moura, 345 - Vila Amelia</text:p>
          </table:table-cell>
          <table:table-cell office:value-type="string">
            <text:p>14101</text:p>
          </table:table-cell>
          <table:table-cell office:value-type="string">
            <text:p>ARCA DO BRASI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odovia Fernao Dias, Km 82</text:p>
          </table:table-cell>
          <table:table-cell office:value-type="string">
            <text:p>14102</text:p>
          </table:table-cell>
          <table:table-cell office:value-type="string">
            <text:p>CASA DE DAVID ??? GUARULH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taguaA?aba, 216</text:p>
          </table:table-cell>
          <table:table-cell office:value-type="string">
            <text:p>14103</text:p>
          </table:table-cell>
          <table:table-cell office:value-type="string">
            <text:p>COTIC I E I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essora Jacira de Carvalho, 70</text:p>
          </table:table-cell>
          <table:table-cell office:value-type="string">
            <text:p>14105</text:p>
          </table:table-cell>
          <table:table-cell office:value-type="string">
            <text:p>JA??AN?? PROMOV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 Bosque, n� 855 - Barra Funda</text:p>
          </table:table-cell>
          <table:table-cell office:value-type="string">
            <text:p>14106</text:p>
          </table:table-cell>
          <table:table-cell office:value-type="string">
            <text:p>FIC- CASA ABRIGO FRATERNIDADE IRM?? CLA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nA?cio Cervantes, 630 ??? Raposo Tavares Km 19 - Parque IpA?</text:p>
          </table:table-cell>
          <table:table-cell office:value-type="string">
            <text:p>14107</text:p>
          </table:table-cell>
          <table:table-cell office:value-type="string">
            <text:p>LAR TERNU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. Brotero, 338 (Barra Funda)</text:p>
          </table:table-cell>
          <table:table-cell office:value-type="string">
            <text:p>14108</text:p>
          </table:table-cell>
          <table:table-cell office:value-type="string">
            <text:p>LARAMARA - PROCEJ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larico Franco Caiubi 1051, JaraguA?</text:p>
          </table:table-cell>
          <table:table-cell office:value-type="string">
            <text:p>14109</text:p>
          </table:table-cell>
          <table:table-cell office:value-type="string">
            <text:p>Projeto CrianA?a Feli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edro de Toledo 1.620, Vila Clementino</text:p>
          </table:table-cell>
          <table:table-cell office:value-type="string">
            <text:p>14110</text:p>
          </table:table-cell>
          <table:table-cell office:value-type="string">
            <text:p>AAC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incesa Isabel, 548 Brooklin</text:p>
          </table:table-cell>
          <table:table-cell office:value-type="string">
            <text:p>14111</text:p>
          </table:table-cell>
          <table:table-cell office:value-type="string">
            <text:p>ABRAC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xinA?, 284 - Vila RA?</text:p>
          </table:table-cell>
          <table:table-cell office:value-type="string">
            <text:p>14112</text:p>
          </table:table-cell>
          <table:table-cell office:value-type="string">
            <text:p>AME - ASSOCIACAO AMIGOS EXCEPCIONA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ANDD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A?bero Badaro  318 - 7�andar - Centro</text:p>
          </table:table-cell>
          <table:table-cell office:value-type="string">
            <text:p>14114</text:p>
          </table:table-cell>
          <table:table-cell office:value-type="string">
            <text:p>APABB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dos TupinA?s, 611</text:p>
          </table:table-cell>
          <table:table-cell office:value-type="string">
            <text:p>14115</text:p>
          </table:table-cell>
          <table:table-cell office:value-type="string">
            <text:p>ASSOCIACAO LUME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Hassegawa, 1198</text:p>
          </table:table-cell>
          <table:table-cell office:value-type="string">
            <text:p>14116</text:p>
          </table:table-cell>
          <table:table-cell office:value-type="string">
            <text:p>ASSOCIACAO PR??-EXCEPCIONAIS KODOMO NO SO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. Armando da Silva Prado, 191</text:p>
          </table:table-cell>
          <table:table-cell office:value-type="string">
            <text:p>14117</text:p>
          </table:table-cell>
          <table:table-cell office:value-type="string">
            <text:p>BRASCR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. Vacanga, 300 - Vila Carrao, Sao Paulo - SP, 03433-020</text:p>
          </table:table-cell>
          <table:table-cell office:value-type="string">
            <text:p>14118</text:p>
          </table:table-cell>
          <table:table-cell office:value-type="string">
            <text:p>CASA DA CRIAN??A BETINH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erra de JairA?, 1433</text:p>
          </table:table-cell>
          <table:table-cell office:value-type="string">
            <text:p>14119</text:p>
          </table:table-cell>
          <table:table-cell office:value-type="string">
            <text:p>CASA VIDA I - Centro Social Nossa Senhora do bom Part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dilon Chaves, 39 ??? Jd. NazarA?</text:p>
          </table:table-cell>
          <table:table-cell office:value-type="string">
            <text:p>14120</text:p>
          </table:table-cell>
          <table:table-cell office:value-type="string">
            <text:p>INSTITUTO ???SEVERINO FABRIANI??? PARA CRIAN??AS SURD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ca Florence Nightingale, 56</text:p>
          </table:table-cell>
          <table:table-cell office:value-type="string">
            <text:p>14121</text:p>
          </table:table-cell>
          <table:table-cell office:value-type="string">
            <text:p>INSTITUTO BENFICENTE NOSSO L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INSTITUTO CANTO DE LU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, 286 Ipiranga</text:p>
          </table:table-cell>
          <table:table-cell office:value-type="string">
            <text:p>14124</text:p>
          </table:table-cell>
          <table:table-cell office:value-type="string">
            <text:p>INSTITUTO J?? CLEM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tto Barros, 445, VI Santo Stefano,</text:p>
          </table:table-cell>
          <table:table-cell office:value-type="string">
            <text:p>14125</text:p>
          </table:table-cell>
          <table:table-cell office:value-type="string">
            <text:p>Instituto Mara Gabrill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Haddock Lobo, 1.307</text:p>
          </table:table-cell>
          <table:table-cell office:value-type="string">
            <text:p>14126</text:p>
          </table:table-cell>
          <table:table-cell office:value-type="string">
            <text:p>INSTITUTO OLGA K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A?a Heitor Levi, 07  TatuapA?</text:p>
          </table:table-cell>
          <table:table-cell office:value-type="string">
            <text:p>14127</text:p>
          </table:table-cell>
          <table:table-cell office:value-type="string">
            <text:p>LAR DA CRIANCA NINHO DE PA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ssandoca, 535 - Mooca</text:p>
          </table:table-cell>
          <table:table-cell office:value-type="string">
            <text:p>14128</text:p>
          </table:table-cell>
          <table:table-cell office:value-type="string">
            <text:p>LAR DA REDENCA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Zicardi, 420</text:p>
          </table:table-cell>
          <table:table-cell office:value-type="string">
            <text:p>14129</text:p>
          </table:table-cell>
          <table:table-cell office:value-type="string">
            <text:p>Lar Mae do Divino Amor (LEMD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onte Nova, 23 (Parelhereiros)</text:p>
          </table:table-cell>
          <table:table-cell office:value-type="string">
            <text:p>14130</text:p>
          </table:table-cell>
          <table:table-cell office:value-type="string">
            <text:p>LARZINHO DAS IRMAS - LAR DA DIVINA MISERIC??RD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a Mooca, 4090 - Mooca</text:p>
          </table:table-cell>
          <table:table-cell office:value-type="string">
            <text:p>14131</text:p>
          </table:table-cell>
          <table:table-cell office:value-type="string">
            <text:p>ResidA?ncia Inclusiva SMADS - NOVA 4E- Mooca - 1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ibeirao Branco, 319 - Mooca</text:p>
          </table:table-cell>
          <table:table-cell office:value-type="string">
            <text:p>14132</text:p>
          </table:table-cell>
          <table:table-cell office:value-type="string">
            <text:p>ResidA?ncia Inclusiva SMADS - NOVA 4E- Mooca - 2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Prestes Maia, 241 - RepA?blica,</text:p>
          </table:table-cell>
          <table:table-cell office:value-type="string">
            <text:p>14133</text:p>
          </table:table-cell>
          <table:table-cell office:value-type="string">
            <text:p>UNADEF - Uniao Nacional de Deficientes FA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lacete das A?guias, 753, Vila Mascote</text:p>
          </table:table-cell>
          <table:table-cell office:value-type="string">
            <text:p>14491</text:p>
          </table:table-cell>
          <table:table-cell office:value-type="string">
            <text:p>Instituto Gab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cao Piscinao Bento Guelfi - Rua  Diogo A?lvares, S/N - Jd - Iguatemi - 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eira martins  2 ??? Bresser</text:p>
          </table:table-cell>
          <table:table-cell office:value-type="string">
            <text:p>27179</text:p>
          </table:table-cell>
          <table:table-cell office:value-type="string">
            <text:p>Celso gar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uno zabala 67</text:p>
          </table:table-cell>
          <table:table-cell office:value-type="string">
            <text:p>27158</text:p>
          </table:table-cell>
          <table:table-cell office:value-type="string">
            <text:p>Cabo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eira martins  2 ??? Bresser</text:p>
          </table:table-cell>
          <table:table-cell office:value-type="string">
            <text:p>27194</text:p>
          </table:table-cell>
          <table:table-cell office:value-type="string">
            <text:p>Vila California / vila Alpi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Dias da Silva,15 jardim santa EmA?lia /sp</text:p>
          </table:table-cell>
          <table:table-cell office:value-type="string">
            <text:p>27203</text:p>
          </table:table-cell>
          <table:table-cell office:value-type="string">
            <text:p>favela da Ze do Bon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A? Pereira Cruz 81 Parque Bristol</text:p>
          </table:table-cell>
          <table:table-cell office:value-type="string">
            <text:p>27262</text:p>
          </table:table-cell>
          <table:table-cell office:value-type="string">
            <text:p>Pq Brist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Sao Paulo, 700</text:p>
          </table:table-cell>
          <table:table-cell office:value-type="string">
            <text:p>27411</text:p>
          </table:table-cell>
          <table:table-cell office:value-type="string">
            <text:p>Jardim Gaivotas 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ioac, 55</text:p>
          </table:table-cell>
          <table:table-cell office:value-type="string">
            <text:p>27508</text:p>
          </table:table-cell>
          <table:table-cell office:value-type="string">
            <text:p>Rua Nioac e adjacenia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27509</text:p>
          </table:table-cell>
          <table:table-cell office:value-type="string">
            <text:p>JaA?an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orto Seguro 63</text:p>
          </table:table-cell>
          <table:table-cell office:value-type="string">
            <text:p>27511</text:p>
          </table:table-cell>
          <table:table-cell office:value-type="string">
            <text:p>Rua porto Seguro 6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ngadas</text:p>
          </table:table-cell>
          <table:table-cell office:value-type="string">
            <text:p>27511</text:p>
          </table:table-cell>
          <table:table-cell office:value-type="string">
            <text:p>Rua Jangad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r benedito estavam 72</text:p>
          </table:table-cell>
          <table:table-cell office:value-type="string">
            <text:p>27512</text:p>
          </table:table-cell>
          <table:table-cell office:value-type="string">
            <text:p>Rua Dr benedito estavam 7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echal Marques porto 76</text:p>
          </table:table-cell>
          <table:table-cell office:value-type="string">
            <text:p>27530</text:p>
          </table:table-cell>
          <table:table-cell office:value-type="string">
            <text:p>Rua Marechal Marques porto 76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eira martins  2 ??? Bresser</text:p>
          </table:table-cell>
          <table:table-cell office:value-type="string">
            <text:p>27480</text:p>
          </table:table-cell>
          <table:table-cell office:value-type="string">
            <text:p>ULCM_ rua vieira de martins 2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ua, 340</text:p>
          </table:table-cell>
          <table:table-cell office:value-type="string">
            <text:p>23358</text:p>
          </table:table-cell>
          <table:table-cell office:value-type="string">
            <text:p>FL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6</text:p>
          </table:table-cell>
          <table:table-cell office:value-type="string">
            <text:p>Jardim Sao B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7</text:p>
          </table:table-cell>
          <table:table-cell office:value-type="string">
            <text:p>Parque Fernanda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8</text:p>
          </table:table-cell>
          <table:table-cell office:value-type="string">
            <text:p>Jardim Comercial 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9</text:p>
          </table:table-cell>
          <table:table-cell office:value-type="string">
            <text:p>Conjunto habitacional Jd Sao B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0</text:p>
          </table:table-cell>
          <table:table-cell office:value-type="string">
            <text:p>Jardim Piracuama !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1</text:p>
          </table:table-cell>
          <table:table-cell office:value-type="string">
            <text:p>Ip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2</text:p>
          </table:table-cell>
          <table:table-cell office:value-type="string">
            <text:p>Jd Umuara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3</text:p>
          </table:table-cell>
          <table:table-cell office:value-type="string">
            <text:p>Jd Catanduv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4</text:p>
          </table:table-cell>
          <table:table-cell office:value-type="string">
            <text:p>Jd Par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5</text:p>
          </table:table-cell>
          <table:table-cell office:value-type="string">
            <text:p>Vila Andr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6</text:p>
          </table:table-cell>
          <table:table-cell office:value-type="string">
            <text:p>Jd Olin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7</text:p>
          </table:table-cell>
          <table:table-cell office:value-type="string">
            <text:p>Jd Faria Li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8</text:p>
          </table:table-cell>
          <table:table-cell office:value-type="string">
            <text:p>Jd Maria Virgi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0</text:p>
          </table:table-cell>
          <table:table-cell office:value-type="string">
            <text:p>Jardim Presid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1</text:p>
          </table:table-cell>
          <table:table-cell office:value-type="string">
            <text:p>Jardim dos ManacA?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2</text:p>
          </table:table-cell>
          <table:table-cell office:value-type="string">
            <text:p>Parque Graja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3</text:p>
          </table:table-cell>
          <table:table-cell office:value-type="string">
            <text:p>Jardim Asano 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4</text:p>
          </table:table-cell>
          <table:table-cell office:value-type="string">
            <text:p>BalneA?rio Novo Sao Jos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1</text:p>
          </table:table-cell>
          <table:table-cell office:value-type="string">
            <text:p>JARDIM MARAB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2</text:p>
          </table:table-cell>
          <table:table-cell office:value-type="string">
            <text:p>FRANCISCO MUNHOZ FIL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3</text:p>
          </table:table-cell>
          <table:table-cell office:value-type="string">
            <text:p>VILA NOVA YORK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4</text:p>
          </table:table-cell>
          <table:table-cell office:value-type="string">
            <text:p>JARDIM DAS CAMELIAS / VILA TIR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5</text:p>
          </table:table-cell>
          <table:table-cell office:value-type="string">
            <text:p>CIDADE A. E. CARVALHO - GLEBAS 1,2,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6</text:p>
          </table:table-cell>
          <table:table-cell office:value-type="string">
            <text:p>CIDADE SATELITE SANTA BARBA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7</text:p>
          </table:table-cell>
          <table:table-cell office:value-type="string">
            <text:p>VILMA FL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8</text:p>
          </table:table-cell>
          <table:table-cell office:value-type="string">
            <text:p>VILA COSMOPOL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9</text:p>
          </table:table-cell>
          <table:table-cell office:value-type="string">
            <text:p>JARDIM FERNAND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0</text:p>
          </table:table-cell>
          <table:table-cell office:value-type="string">
            <text:p>JARDIM ALTO ALEGRE/SITO 2 CORREG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1</text:p>
          </table:table-cell>
          <table:table-cell office:value-type="string">
            <text:p>PARQUE BOA ESPE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2</text:p>
          </table:table-cell>
          <table:table-cell office:value-type="string">
            <text:p>MORADA DO VER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3</text:p>
          </table:table-cell>
          <table:table-cell office:value-type="string">
            <text:p>LOTEAMENTO V. CARMOSINA-SE????O COLONIAL LOTES 401/40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4</text:p>
          </table:table-cell>
          <table:table-cell office:value-type="string">
            <text:p>JARDIM NOVA HARMONIA-INVASAO/VILA B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5</text:p>
          </table:table-cell>
          <table:table-cell office:value-type="string">
            <text:p>JARDIM NOVA VI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6</text:p>
          </table:table-cell>
          <table:table-cell office:value-type="string">
            <text:p>LUPERCIO DE SOUZA COR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7</text:p>
          </table:table-cell>
          <table:table-cell office:value-type="string">
            <text:p>VILA IRACEMA-SEC.COLONIAL-LOTE 41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8</text:p>
          </table:table-cell>
          <table:table-cell office:value-type="string">
            <text:p>PARQUE BOA ESPE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9</text:p>
          </table:table-cell>
          <table:table-cell office:value-type="string">
            <text:p>JARDIM COLON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84</text:p>
          </table:table-cell>
          <table:table-cell office:value-type="string">
            <text:p>Arabia/ Conjunto Habitacional Palma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gA?rio joao alvares 77</text:p>
          </table:table-cell>
          <table:table-cell office:value-type="string">
            <text:p>27513</text:p>
          </table:table-cell>
          <table:table-cell office:value-type="string">
            <text:p>rua vigA?rio joao alvares 7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Lins de Vasconcelos n269.</text:p>
          </table:table-cell>
          <table:table-cell office:value-type="string">
            <text:p>27514</text:p>
          </table:table-cell>
          <table:table-cell office:value-type="string">
            <text:p>Avenida Lins de Vasconcelos n269.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Largo Nossa Senhora da ConceiA?ao  37</text:p>
          </table:table-cell>
          <table:table-cell office:value-type="string">
            <text:p>27516</text:p>
          </table:table-cell>
          <table:table-cell office:value-type="string">
            <text:p>Largo Nossa Senhora da Conceicao  3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e kauer 138</text:p>
          </table:table-cell>
          <table:table-cell office:value-type="string">
            <text:p>27517</text:p>
          </table:table-cell>
          <table:table-cell office:value-type="string">
            <text:p>Rua jose kauer 138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hipodromo</text:p>
          </table:table-cell>
          <table:table-cell office:value-type="string">
            <text:p>27518</text:p>
          </table:table-cell>
          <table:table-cell office:value-type="string">
            <text:p>Rua do hipodrom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igadeiro machado 416</text:p>
          </table:table-cell>
          <table:table-cell office:value-type="string">
            <text:p>27519</text:p>
          </table:table-cell>
          <table:table-cell office:value-type="string">
            <text:p>Rua Brigadeiro machado 416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nte de abril 837</text:p>
          </table:table-cell>
          <table:table-cell office:value-type="string">
            <text:p>27520</text:p>
          </table:table-cell>
          <table:table-cell office:value-type="string">
            <text:p>rua vinte de abril 83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imbra 413</text:p>
          </table:table-cell>
          <table:table-cell office:value-type="string">
            <text:p>27521</text:p>
          </table:table-cell>
          <table:table-cell office:value-type="string">
            <text:p>rua Coimbra 41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ques de abrantes 58</text:p>
          </table:table-cell>
          <table:table-cell office:value-type="string">
            <text:p>27522</text:p>
          </table:table-cell>
          <table:table-cell office:value-type="string">
            <text:p>rua marques de abrantes 58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o Leopoldo 490</text:p>
          </table:table-cell>
          <table:table-cell office:value-type="string">
            <text:p>27523</text:p>
          </table:table-cell>
          <table:table-cell office:value-type="string">
            <text:p>Rua sao Leopoldo 49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elso Garcia 1113</text:p>
          </table:table-cell>
          <table:table-cell office:value-type="string">
            <text:p>27523</text:p>
          </table:table-cell>
          <table:table-cell office:value-type="string">
            <text:p>Avenida Celso Garcia 111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tumbi 107</text:p>
          </table:table-cell>
          <table:table-cell office:value-type="string">
            <text:p>27525</text:p>
          </table:table-cell>
          <table:table-cell office:value-type="string">
            <text:p>Rua Catumbi 10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naldo cintra 217</text:p>
          </table:table-cell>
          <table:table-cell office:value-type="string">
            <text:p>27526</text:p>
          </table:table-cell>
          <table:table-cell office:value-type="string">
            <text:p>rua arnaldo cintra 21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celso Garcia 1510</text:p>
          </table:table-cell>
          <table:table-cell office:value-type="string">
            <text:p>27527</text:p>
          </table:table-cell>
          <table:table-cell office:value-type="string">
            <text:p>AV celso Garcia 151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aldemar doria 210</text:p>
          </table:table-cell>
          <table:table-cell office:value-type="string">
            <text:p>27528</text:p>
          </table:table-cell>
          <table:table-cell office:value-type="string">
            <text:p>rua valdemar doria 21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elso Cruz</text:p>
          </table:table-cell>
          <table:table-cell office:value-type="string">
            <text:p>27529</text:p>
          </table:table-cell>
          <table:table-cell office:value-type="string">
            <text:p>Rua nelso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s Augusto Pasqual 22</text:p>
          </table:table-cell>
          <table:table-cell office:value-type="string">
            <text:p>11065</text:p>
          </table:table-cell>
          <table:table-cell office:value-type="string">
            <text:p>OUCAE AREA INDIRETA - Imprensa Colono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Nilopolis, 72 - casa 02 - Jabaquara</text:p>
          </table:table-cell>
          <table:table-cell office:value-type="string">
            <text:p>11066</text:p>
          </table:table-cell>
          <table:table-cell office:value-type="string">
            <text:p>OUCAE AREA INDIRETA -  Imprensa Nilo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io Graco, 421/423</text:p>
          </table:table-cell>
          <table:table-cell office:value-type="string">
            <text:p>13201</text:p>
          </table:table-cell>
          <table:table-cell office:value-type="string">
            <text:p>CRAS LAP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ertorio, 175, Tatuape</text:p>
          </table:table-cell>
          <table:table-cell office:value-type="string">
            <text:p>13202</text:p>
          </table:table-cell>
          <table:table-cell office:value-type="string">
            <text:p>CRAS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iero Tricca, 27, Jardim Santa Fe</text:p>
          </table:table-cell>
          <table:table-cell office:value-type="string">
            <text:p>13203</text:p>
          </table:table-cell>
          <table:table-cell office:value-type="string">
            <text:p>CRAS ANHANG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Manuel Campello, 40, Perus</text:p>
          </table:table-cell>
          <table:table-cell office:value-type="string">
            <text:p>13204</text:p>
          </table:table-cell>
          <table:table-cell office:value-type="string">
            <text:p>CRAS PERU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urato Coelho,106, Pinheiros</text:p>
          </table:table-cell>
          <table:table-cell office:value-type="string">
            <text:p>13205</text:p>
          </table:table-cell>
          <table:table-cell office:value-type="string">
            <text:p>CRAS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e de Anchieta, 802, Santo Amaro</text:p>
          </table:table-cell>
          <table:table-cell office:value-type="string">
            <text:p>13206</text:p>
          </table:table-cell>
          <table:table-cell office:value-type="string">
            <text:p>CRAS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, Vila Clementino</text:p>
          </table:table-cell>
          <table:table-cell office:value-type="string">
            <text:p>13207</text:p>
          </table:table-cell>
          <table:table-cell office:value-type="string">
            <text:p>CRAS VILA MARI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ilac, 471</text:p>
          </table:table-cell>
          <table:table-cell office:value-type="string">
            <text:p>27164</text:p>
          </table:table-cell>
          <table:table-cell office:value-type="string">
            <text:p>Associai?ao de Moradores Anchieta Grajau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497</text:p>
          </table:table-cell>
          <table:table-cell office:value-type="string">
            <text:p>Alto Rivier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Dr. Mario de Campos, 405 - Americanopolis</text:p>
          </table:table-cell>
          <table:table-cell office:value-type="string">
            <text:p>11061</text:p>
          </table:table-cell>
          <table:table-cell office:value-type="string">
            <text:p>OUCAE AREA INDIRETA -  Cidade de Santo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ndido Rodrigues, 21 - Jardim Vila Formosa</text:p>
          </table:table-cell>
          <table:table-cell office:value-type="string">
            <text:p>11146</text:p>
          </table:table-cell>
          <table:table-cell office:value-type="string">
            <text:p>FLUORITA 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ndido Rodrigues, 45 - Jardim Vila Fomosa</text:p>
          </table:table-cell>
          <table:table-cell office:value-type="string">
            <text:p>11147</text:p>
          </table:table-cell>
          <table:table-cell office:value-type="string">
            <text:p>FLUORITA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ras Machado Lima, 50 - Jd. Piqueroby</text:p>
          </table:table-cell>
          <table:table-cell office:value-type="string">
            <text:p>13104</text:p>
          </table:table-cell>
          <table:table-cell office:value-type="string">
            <text:p>SASF ARICANDUVA - ESPAA?O DA COMUNIDADE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Eulalia, 278 - Vila Fachinni</text:p>
          </table:table-cell>
          <table:table-cell office:value-type="string">
            <text:p>13132</text:p>
          </table:table-cell>
          <table:table-cell office:value-type="string">
            <text:p>SASF AM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nesto Bottoni 15 B perus.</text:p>
          </table:table-cell>
          <table:table-cell office:value-type="string">
            <text:p>27260</text:p>
          </table:table-cell>
          <table:table-cell office:value-type="string">
            <text:p>Peru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EMbitiba, Sao Paulo</text:p>
          </table:table-cell>
          <table:table-cell office:value-type="string">
            <text:p>27307</text:p>
          </table:table-cell>
          <table:table-cell office:value-type="string">
            <text:p>tABOR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ruta das Princesas, 115</text:p>
          </table:table-cell>
          <table:table-cell office:value-type="string">
            <text:p>27569</text:p>
          </table:table-cell>
          <table:table-cell office:value-type="string">
            <text:p>Jardim Romano/ Vila Itaim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essa Pietro Torri, 125 - Conj. Promorar Rio ClaroSao Paulo - SP, 08395-100</text:p>
          </table:table-cell>
          <table:table-cell office:value-type="string">
            <text:p>27570</text:p>
          </table:table-cell>
          <table:table-cell office:value-type="string">
            <text:p>Pro Morar Rio Cla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essa Cambaratiba, 05 (ref. De fretne i? Estai?ao da CPTM) Perus</text:p>
          </table:table-cell>
          <table:table-cell office:value-type="string">
            <text:p>21104</text:p>
          </table:table-cell>
          <table:table-cell office:value-type="string">
            <text:p>Associai?ao Cultural Quilombaque /  Cursinho Uneafr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Vitorio, 77, Vila Prel</text:p>
          </table:table-cell>
          <table:table-cell office:value-type="string">
            <text:p>21106</text:p>
          </table:table-cell>
          <table:table-cell office:value-type="string">
            <text:p>Sarau do Binho / Cia Brava de Teatr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do Triunfo, 301</text:p>
          </table:table-cell>
          <table:table-cell office:value-type="string">
            <text:p>21108</text:p>
          </table:table-cell>
          <table:table-cell office:value-type="string">
            <text:p>Teatro do Pessoal do faroeste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Archi?ngelo Archina, 587 - Cidade Sao Mateus</text:p>
          </table:table-cell>
          <table:table-cell office:value-type="string">
            <text:p>21109</text:p>
          </table:table-cell>
          <table:table-cell office:value-type="string">
            <text:p>Sao Mateus em Moviment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Sao Cirilo de Alexandria , 37 Jardim Fontalis</text:p>
          </table:table-cell>
          <table:table-cell office:value-type="string">
            <text:p>21110</text:p>
          </table:table-cell>
          <table:table-cell office:value-type="string">
            <text:p>Rede Geracao Solidari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Barra da Areia 60 - Jardim Brasil</text:p>
          </table:table-cell>
          <table:table-cell office:value-type="string">
            <text:p>21111</text:p>
          </table:table-cell>
          <table:table-cell office:value-type="string">
            <text:p>Associai?ao Estrela da Manh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Mendes da Rocha, 1742</text:p>
          </table:table-cell>
          <table:table-cell office:value-type="string">
            <text:p>21112</text:p>
          </table:table-cell>
          <table:table-cell office:value-type="string">
            <text:p>Casa do Meio do Mund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Avenida Maria Amalia Lopes de Azevedo, 4180</text:p>
          </table:table-cell>
          <table:table-cell office:value-type="string">
            <text:p>21113</text:p>
          </table:table-cell>
          <table:table-cell office:value-type="string">
            <text:p>Casa Cultural Hip Hop Jai?an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Palmeiropolis s/n ( ao lado da EMEF Jd. Monte Belo)</text:p>
          </table:table-cell>
          <table:table-cell office:value-type="string">
            <text:p>21114</text:p>
          </table:table-cell>
          <table:table-cell office:value-type="string">
            <text:p>IPJ - Instituto Paulista de Juventude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Bento Barroso Pereira, 2 - Jd Ibirapuera/ Jd Sao Luiz</text:p>
          </table:table-cell>
          <table:table-cell office:value-type="string">
            <text:p>21115</text:p>
          </table:table-cell>
          <table:table-cell office:value-type="string">
            <text:p>Sarau da Coopperifa/Bloco do Beco 2A?� etap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Avenida Taquandava, 827, Cidade Ipava</text:p>
          </table:table-cell>
          <table:table-cell office:value-type="string">
            <text:p>21116</text:p>
          </table:table-cell>
          <table:table-cell office:value-type="string">
            <text:p>Ubuntu - Rede de cursinhos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Ricardo Macedo, 208 - Parque Sao Miguel - Grajau</text:p>
          </table:table-cell>
          <table:table-cell office:value-type="string">
            <text:p>21117</text:p>
          </table:table-cell>
          <table:table-cell office:value-type="string">
            <text:p>Girassol SBA/ Rede Paulista de Futebol de Ru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mari Balades Correia, 08 - Jd Miriam</text:p>
          </table:table-cell>
          <table:table-cell office:value-type="string">
            <text:p>21118</text:p>
          </table:table-cell>
          <table:table-cell office:value-type="string">
            <text:p>JAMAC- Jardim Miriam Arte Clube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Sarah Kubitschek, 165-A</text:p>
          </table:table-cell>
          <table:table-cell office:value-type="string">
            <text:p>21119</text:p>
          </table:table-cell>
          <table:table-cell office:value-type="string">
            <text:p>Colmeia Tiradentes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Xavier dos Passaros, 39, Jd Rincao, CEP 02991-100</text:p>
          </table:table-cell>
          <table:table-cell office:value-type="string">
            <text:p>24498</text:p>
          </table:table-cell>
          <table:table-cell office:value-type="string">
            <text:p>Jardim Alvin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Bernardo Rolim de Moura 270, Vila Mirante</text:p>
          </table:table-cell>
          <table:table-cell office:value-type="string">
            <text:p>24499</text:p>
          </table:table-cell>
          <table:table-cell office:value-type="string">
            <text:p>Mirante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Narciso Castelo Branco 13 A</text:p>
          </table:table-cell>
          <table:table-cell office:value-type="string">
            <text:p>24500</text:p>
          </table:table-cell>
          <table:table-cell office:value-type="string">
            <text:p>Jardim Rinca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Antonio Carlos Benjamin, 2764</text:p>
          </table:table-cell>
          <table:table-cell office:value-type="string">
            <text:p>24501</text:p>
          </table:table-cell>
          <table:table-cell office:value-type="string">
            <text:p>Comunidade Vila Unia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Travessa Flami?nio Bellini Carri, 348 - Recanto Verde do Sol</text:p>
          </table:table-cell>
          <table:table-cell office:value-type="string">
            <text:p>24502</text:p>
          </table:table-cell>
          <table:table-cell office:value-type="string">
            <text:p>Recanto Verde do So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Esmeralda Monteiro, 79, Vila Campestre CEP 04332-120</text:p>
          </table:table-cell>
          <table:table-cell office:value-type="string">
            <text:p>11064</text:p>
          </table:table-cell>
          <table:table-cell office:value-type="string">
            <text:p>OUCAE AREA INDIRETA -  Esmeralda Montei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anoel Bandeira 145, sao paulo</text:p>
          </table:table-cell>
          <table:table-cell office:value-type="string">
            <text:p>11148</text:p>
          </table:table-cell>
          <table:table-cell office:value-type="string">
            <text:p>OCUPACAO MADEIRIT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anoel Bandeira 145, sao paulo</text:p>
          </table:table-cell>
          <table:table-cell office:value-type="string">
            <text:p>11149</text:p>
          </table:table-cell>
          <table:table-cell office:value-type="string">
            <text:p>Favela Japiai?u/ Favela do Nov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Manoel Bandeira 145, sao paulo</text:p>
          </table:table-cell>
          <table:table-cell office:value-type="string">
            <text:p>11150</text:p>
          </table:table-cell>
          <table:table-cell office:value-type="string">
            <text:p>Favela da Linh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ibal Augusto Sardinha, 88, Jai?ana</text:p>
          </table:table-cell>
          <table:table-cell office:value-type="string">
            <text:p>13133</text:p>
          </table:table-cell>
          <table:table-cell office:value-type="string">
            <text:p>SASF JAA?ANA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ntenegro, 18 - Jd. Felicidade, Tremembe</text:p>
          </table:table-cell>
          <table:table-cell office:value-type="string">
            <text:p>13134</text:p>
          </table:table-cell>
          <table:table-cell office:value-type="string">
            <text:p>SASF TREMEMBA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avapes, 1123 - Cambuci - 01519-000</text:p>
          </table:table-cell>
          <table:table-cell office:value-type="string">
            <text:p>14147</text:p>
          </table:table-cell>
          <table:table-cell office:value-type="string">
            <text:p>Instituto AMA - Amigos do Aut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a. Neide Aparecida solito, 435 - Vila Clementino</text:p>
          </table:table-cell>
          <table:table-cell office:value-type="string">
            <text:p>14148</text:p>
          </table:table-cell>
          <table:table-cell office:value-type="string">
            <text:p>DERDIC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elheiro Belizario, 412- Loja reactor - Bras</text:p>
          </table:table-cell>
          <table:table-cell office:value-type="string">
            <text:p>14149</text:p>
          </table:table-cell>
          <table:table-cell office:value-type="string">
            <text:p>Casa Hunte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?s Elson, 248 B , Anhanguera CEP 05267-160</text:p>
          </table:table-cell>
          <table:table-cell office:value-type="string">
            <text:p>14150</text:p>
          </table:table-cell>
          <table:table-cell office:value-type="string">
            <text:p>Nucleo de Apoio i? Inclusao Social para Pessoas com Deficii?ncia II e III- Criando Asas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dos Anapurus, 1787 - Moema</text:p>
          </table:table-cell>
          <table:table-cell office:value-type="string">
            <text:p>14151</text:p>
          </table:table-cell>
          <table:table-cell office:value-type="string">
            <text:p>Instituto Simbora G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Estrada do Lageado Velho 276 - Guaianzes</text:p>
          </table:table-cell>
          <table:table-cell office:value-type="string">
            <text:p>14152</text:p>
          </table:table-cell>
          <table:table-cell office:value-type="string">
            <text:p>Movimento Sao Paulo Inclu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Associai?ao de amigos dos Excepcionais do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ilveira Martins, 131,</text:p>
          </table:table-cell>
          <table:table-cell office:value-type="string">
            <text:p>11155</text:p>
          </table:table-cell>
          <table:table-cell office:value-type="string">
            <text:p>CORTIACOS - OPERACAO URBANA CENT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iguel Rachid, 611 - Vila Paranagua</text:p>
          </table:table-cell>
          <table:table-cell office:value-type="string">
            <text:p>21120</text:p>
          </table:table-cell>
          <table:table-cell office:value-type="string">
            <text:p>CASA POA?TICA</text:p>
          </table:table-cell>
          <table:table-cell office:value-type="string">
            <text:p>ACAO</text:p>
          </table:table-cell>
        </table:table-row>
        <table:table-row>
          <table:table-cell office:value-type="string">
            <text:p>Rua Jose Pereira Crus, 81 - Parque Bristol</text:p>
          </table:table-cell>
          <table:table-cell office:value-type="string">
            <text:p>21121</text:p>
          </table:table-cell>
          <table:table-cell office:value-type="string">
            <text:p>PERIFATIVIDADE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Moe, 438 - Vila Re</text:p>
          </table:table-cell>
          <table:table-cell office:value-type="string">
            <text:p>21122</text:p>
          </table:table-cell>
          <table:table-cell office:value-type="string">
            <text:p>SLAM DA GUILHERMINA / COLETIVO ACAA?A AXA? OD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Treze de Maio, 53, Bela Vista</text:p>
          </table:table-cell>
          <table:table-cell office:value-type="string">
            <text:p>13154</text:p>
          </table:table-cell>
          <table:table-cell office:value-type="string">
            <text:p>SASF BELA V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ristina Tomas, 160, Bom Retiro</text:p>
          </table:table-cell>
          <table:table-cell office:value-type="string">
            <text:p>13155</text:p>
          </table:table-cell>
          <table:table-cell office:value-type="string">
            <text:p>SASF BOM RETI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Justino Azevedo, 79, Cambuci</text:p>
          </table:table-cell>
          <table:table-cell office:value-type="string">
            <text:p>13156</text:p>
          </table:table-cell>
          <table:table-cell office:value-type="string">
            <text:p>SASF (SAS SA? / CAMBUCI)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pitao Salomao, 27</text:p>
          </table:table-cell>
          <table:table-cell office:value-type="string">
            <text:p>14133</text:p>
          </table:table-cell>
          <table:table-cell office:value-type="string">
            <text:p>UNADEF - Uniao Nacional de Deficientes Fi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ulio Cesar Moreira, 274 - Jd. Rodolfo Pirani</text:p>
          </table:table-cell>
          <table:table-cell office:value-type="string">
            <text:p>14154</text:p>
          </table:table-cell>
          <table:table-cell office:value-type="string">
            <text:p>Comunidade Cantinho da Paz II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Pedro Augusto Do Amaral, 103 Cidade Kemel CEP 08130 380</text:p>
          </table:table-cell>
          <table:table-cell office:value-type="string">
            <text:p>14156</text:p>
          </table:table-cell>
          <table:table-cell office:value-type="string">
            <text:p>ASSOCIACAO COMUNITARIA DOS MORADORES DA CIDADE KEMEL ITAIM PAULISTA E ADJACENC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a, 131</text:p>
          </table:table-cell>
          <table:table-cell office:value-type="string">
            <text:p>14157</text:p>
          </table:table-cell>
          <table:table-cell office:value-type="string">
            <text:p>Instituto Escu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 286</text:p>
          </table:table-cell>
          <table:table-cell office:value-type="string">
            <text:p>14158</text:p>
          </table:table-cell>
          <table:table-cell office:value-type="string">
            <text:p>ADEFAV- Centro de Referi?ncia nas areas da Surdocegueira, Deficii?ncia Multipla e Deficii?ncia Visu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Satelite, 298/308</text:p>
          </table:table-cell>
          <table:table-cell office:value-type="string">
            <text:p>14159</text:p>
          </table:table-cell>
          <table:table-cell office:value-type="string">
            <text:p>ILPI - Instituii?ao de Longa Permanencia para Idosos Sa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ni?ncio Aires, 793, casa 3, Vila Pompeia, CEP 05024-030</text:p>
          </table:table-cell>
          <table:table-cell office:value-type="string">
            <text:p>14160</text:p>
          </table:table-cell>
          <table:table-cell office:value-type="string">
            <text:p>INSTITUTO DE ARTES E EDUCAA?A?O DE RODAS PARA O 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ieira de Martins, 2a</text:p>
          </table:table-cell>
          <table:table-cell office:value-type="string">
            <text:p>27244</text:p>
          </table:table-cell>
          <table:table-cell office:value-type="string">
            <text:p>Mariza Letic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08370-530</text:p>
          </table:table-cell>
          <table:table-cell office:value-type="string">
            <text:p>27296</text:p>
          </table:table-cell>
          <table:table-cell office:value-type="string">
            <text:p>SA?O JOA?O / ORIEN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, 26 A</text:p>
          </table:table-cell>
          <table:table-cell office:value-type="string">
            <text:p>27549</text:p>
          </table:table-cell>
          <table:table-cell office:value-type="string">
            <text:p>Favela CDHU Brasili?nd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Jerimanduba, 1302</text:p>
          </table:table-cell>
          <table:table-cell office:value-type="string">
            <text:p>27550</text:p>
          </table:table-cell>
          <table:table-cell office:value-type="string">
            <text:p>Favela Chica Luiz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Favela Barra do Jacar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laudio Ghirelli, 559 pq Sao Lui?s.</text:p>
          </table:table-cell>
          <table:table-cell office:value-type="string">
            <text:p>27552</text:p>
          </table:table-cell>
          <table:table-cell office:value-type="string">
            <text:p>Favela do P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Deputado Canti?dio Sampaio n, 4595</text:p>
          </table:table-cell>
          <table:table-cell office:value-type="string">
            <text:p>27553</text:p>
          </table:table-cell>
          <table:table-cell office:value-type="string">
            <text:p>Favela da Capadoc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03</text:p>
          </table:table-cell>
          <table:table-cell office:value-type="string">
            <text:p>Aracati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04</text:p>
          </table:table-cell>
          <table:table-cell office:value-type="string">
            <text:p>Parque do Lag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nalia Irma de Oliveira, 60  CEP 04890-500</text:p>
          </table:table-cell>
          <table:table-cell office:value-type="string">
            <text:p>24505</text:p>
          </table:table-cell>
          <table:table-cell office:value-type="string">
            <text:p>Chacara Eldorad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se Honorio da Silva, 3</text:p>
          </table:table-cell>
          <table:table-cell office:value-type="string">
            <text:p>24506</text:p>
          </table:table-cell>
          <table:table-cell office:value-type="string">
            <text:p>Paulistan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r Elias Chaves, 49  - Campos Eli?seos</text:p>
          </table:table-cell>
          <table:table-cell office:value-type="string">
            <text:p>11156</text:p>
          </table:table-cell>
          <table:table-cell office:value-type="string">
            <text:p>FAVELA DO MOINH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aquim Faustino 96  Pq Vila Maria</text:p>
          </table:table-cell>
          <table:table-cell office:value-type="string">
            <text:p>11157</text:p>
          </table:table-cell>
          <table:table-cell office:value-type="string">
            <text:p>VILA MAR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i?nio Wanderley, 160 - Fazenda da Juta</text:p>
          </table:table-cell>
          <table:table-cell office:value-type="string">
            <text:p>13152</text:p>
          </table:table-cell>
          <table:table-cell office:value-type="string">
            <text:p>SASF SAPOPEMBA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aniel Cerri, 560</text:p>
          </table:table-cell>
          <table:table-cell office:value-type="string">
            <text:p>24507</text:p>
          </table:table-cell>
          <table:table-cell office:value-type="string">
            <text:p>DAMASCEN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pitao Teixeira Nogueira, 383 Vila Leopoldina</text:p>
          </table:table-cell>
          <table:table-cell office:value-type="string">
            <text:p>11099</text:p>
          </table:table-cell>
          <table:table-cell office:value-type="string">
            <text:p>i?gua Branca - Prov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 Fortuna, 102 CEP 04960-210</text:p>
          </table:table-cell>
          <table:table-cell office:value-type="string">
            <text:p>27571</text:p>
          </table:table-cell>
          <table:table-cell office:value-type="string">
            <text:p>JARDIM CAPEL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z Vonach, 122,  CEP 02280-060</text:p>
          </table:table-cell>
          <table:table-cell office:value-type="string">
            <text:p>27572</text:p>
          </table:table-cell>
          <table:table-cell office:value-type="string">
            <text:p>VILA NOVA GALVA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ao Francisco, 81, Sao Paulo</text:p>
          </table:table-cell>
          <table:table-cell office:value-type="string">
            <text:p>22367</text:p>
          </table:table-cell>
          <table:table-cell office:value-type="string">
            <text:p>Sao Francisco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Avenida Nove de Julho, 398 - Bela Vista</text:p>
          </table:table-cell>
          <table:table-cell office:value-type="string">
            <text:p>22371</text:p>
          </table:table-cell>
          <table:table-cell office:value-type="string">
            <text:p>Av Nove de Julho,396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Sao Domingos, 211 - Bela Vista.</text:p>
          </table:table-cell>
          <table:table-cell office:value-type="string">
            <text:p>22380</text:p>
          </table:table-cell>
          <table:table-cell office:value-type="string">
            <text:p>Demanda Cambridge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Sao Domingos, 211 - Bela Vista.</text:p>
          </table:table-cell>
          <table:table-cell office:value-type="string">
            <text:p>22381</text:p>
          </table:table-cell>
          <table:table-cell office:value-type="string">
            <text:p>Demanda Maria Felipa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Fonte da Saudade, 219, jardim sao carlos, sao paulo</text:p>
          </table:table-cell>
          <table:table-cell office:value-type="string">
            <text:p>24508</text:p>
          </table:table-cell>
          <table:table-cell office:value-type="string">
            <text:p>A. E. CARVALH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Imperio Delamare, 3.250 Heliopolis 04230-000</text:p>
          </table:table-cell>
          <table:table-cell office:value-type="string">
            <text:p>11158</text:p>
          </table:table-cell>
          <table:table-cell office:value-type="string">
            <text:p>SABESP II - NASCER DO SO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Imperio Delamare, 3.250 Heliopolis 04230-000</text:p>
          </table:table-cell>
          <table:table-cell office:value-type="string">
            <text:p>11159</text:p>
          </table:table-cell>
          <table:table-cell office:value-type="string">
            <text:p>SABESP II - IMPERIO DELAMAR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Imperio Delamare, 3.250 Heliopolis 04230-000</text:p>
          </table:table-cell>
          <table:table-cell office:value-type="string">
            <text:p>11160</text:p>
          </table:table-cell>
          <table:table-cell office:value-type="string">
            <text:p>SABESP II - RESIDENCIAL GIRASSO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iguel Garcia, 134 - Cangai?ba</text:p>
          </table:table-cell>
          <table:table-cell office:value-type="string">
            <text:p>13149</text:p>
          </table:table-cell>
          <table:table-cell office:value-type="string">
            <text:p>SASF CANGAI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inira Poli?nio, 371 - Conjunto Promorar Rio Claro, Sao Rafael</text:p>
          </table:table-cell>
          <table:table-cell office:value-type="string">
            <text:p>13157</text:p>
          </table:table-cell>
          <table:table-cell office:value-type="string">
            <text:p>SASF SA?O RAFA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Serafim Goni?alves Pereira, 177 - Pq Novo Mundo</text:p>
          </table:table-cell>
          <table:table-cell office:value-type="string">
            <text:p>13318</text:p>
          </table:table-cell>
          <table:table-cell office:value-type="string">
            <text:p>SAS MG - VILA MARIA / VILA GUILHERME</text:p>
          </table:table-cell>
          <table:table-cell office:value-type="string">
            <text:p>SMADS</text:p>
          </table:table-cell>
        </table:table-row>
        <table:table-row>
          <table:table-cell/>
          <table:table-cell office:value-type="string">
            <text:p>16101</text:p>
          </table:table-cell>
          <table:table-cell office:value-type="string">
            <text:p>Largo do Rosario</text:p>
          </table:table-cell>
          <table:table-cell office:value-type="string">
            <text:p>SMC</text:p>
          </table:table-cell>
        </table:table-row>
        <table:table-row>
          <table:table-cell office:value-type="string">
            <text:p>Rua Gervasio Leite Rebelo, 1299, Jd Pery Alto,  CEP 02675 050</text:p>
          </table:table-cell>
          <table:table-cell office:value-type="string">
            <text:p>27214</text:p>
          </table:table-cell>
          <table:table-cell office:value-type="string">
            <text:p>Futuro Melhor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ulio de Moura Lacerda, 05, Jd Guarani</text:p>
          </table:table-cell>
          <table:table-cell office:value-type="string">
            <text:p>27573</text:p>
          </table:table-cell>
          <table:table-cell office:value-type="string">
            <text:p>JARDIM GUARANI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avao, 105</text:p>
          </table:table-cell>
          <table:table-cell office:value-type="string">
            <text:p>23420</text:p>
          </table:table-cell>
          <table:table-cell office:value-type="string">
            <text:p>RECANTO PARAi?S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Professor Jose Ozi, 100 Heliopolis CEP 04230-044</text:p>
          </table:table-cell>
          <table:table-cell office:value-type="string">
            <text:p>11161</text:p>
          </table:table-cell>
          <table:table-cell office:value-type="string">
            <text:p>L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ireitos Humanos, 701 - Lauzane Paulista, Mandaqui</text:p>
          </table:table-cell>
          <table:table-cell office:value-type="string">
            <text:p>13158</text:p>
          </table:table-cell>
          <table:table-cell office:value-type="string">
            <text:p>SASF DOM Mi?RIO GURG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acaranda Preto, 233 - Jd. Panorama, Sao Lucas</text:p>
          </table:table-cell>
          <table:table-cell office:value-type="string">
            <text:p>13159</text:p>
          </table:table-cell>
          <table:table-cell office:value-type="string">
            <text:p>SASF SA?O LUCA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ao Tobias, 271, Belenzinho Cep 03163-060</text:p>
          </table:table-cell>
          <table:table-cell office:value-type="string">
            <text:p>12129</text:p>
          </table:table-cell>
          <table:table-cell office:value-type="string">
            <text:p>Associai?ao Beneficente e Promocional Belem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vares Penteado, 49</text:p>
          </table:table-cell>
          <table:table-cell office:value-type="string">
            <text:p>17101</text:p>
          </table:table-cell>
          <table:table-cell office:value-type="string">
            <text:p>PRACA DA SE - GRUPO VULNERi?VEL</text:p>
          </table:table-cell>
          <table:table-cell office:value-type="string">
            <text:p>SUBPREFEITURA S�?</text:p>
          </table:table-cell>
        </table:table-row>
        <table:table-row>
          <table:table-cell office:value-type="string">
            <text:p>Rua Quinta da Magnolia, 347, Jardim Ipanema</text:p>
          </table:table-cell>
          <table:table-cell office:value-type="string">
            <text:p>23421</text:p>
          </table:table-cell>
          <table:table-cell office:value-type="string">
            <text:p>FAVELA LINHA?O DA ELETROPAUL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Giovani Nasco, 500</text:p>
          </table:table-cell>
          <table:table-cell office:value-type="string">
            <text:p>23422</text:p>
          </table:table-cell>
          <table:table-cell office:value-type="string">
            <text:p>COMUNIDADE SANTO ROSi?RI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vicente Lazzari,A?� Sao Paulo</text:p>
          </table:table-cell>
          <table:table-cell office:value-type="string">
            <text:p>24509</text:p>
          </table:table-cell>
          <table:table-cell office:value-type="string">
            <text:p>JARDIM PRINCES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ao dos Reis 19 - Vila Princesa Isabel</text:p>
          </table:table-cell>
          <table:table-cell office:value-type="string">
            <text:p>14155</text:p>
          </table:table-cell>
          <table:table-cell office:value-type="string">
            <text:p>Comunidade Cantinho da Paz IV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ao Lanhoso, Jardim Patente, Vila Heliopolis, SacomA?, Sao Paulo, Southeast Region, 04240-110, Brazil</text:p>
          </table:table-cell>
          <table:table-cell office:value-type="string">
            <text:p>11152</text:p>
          </table:table-cell>
          <table:table-cell office:value-type="string">
            <text:p>Sabesp I - Condominio 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Gal. Porfirio da Paz, 1616, Vila Cunha Bueno, Sapopemba, Sao Paulo, Southeast Region, 03988-000, Brazil</text:p>
          </table:table-cell>
          <table:table-cell office:value-type="string">
            <text:p>13153</text:p>
          </table:table-cell>
          <table:table-cell office:value-type="string">
            <text:p>SASF JARDIM S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ico Verissimo, Sao Paulo</text:p>
          </table:table-cell>
          <table:table-cell office:value-type="string">
            <text:p>27198</text:p>
          </table:table-cell>
          <table:table-cell office:value-type="string">
            <text:p>Erico Verissimo - Mot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Lanhoso, Jardim Patente, Vila Heliopolis, SacomA?, Sao Paulo, Southeast Region, 04240-110, Brazil</text:p>
          </table:table-cell>
          <table:table-cell office:value-type="string">
            <text:p>11151</text:p>
          </table:table-cell>
          <table:table-cell office:value-type="string">
            <text:p>Sabesp I - Condominio 1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ao Lanhoso, Jardim Patente, Vila Heliopolis, SacomA?, Sao Paulo, Southeast Region, 04240-110, Brazil</text:p>
          </table:table-cell>
          <table:table-cell office:value-type="string">
            <text:p>11153</text:p>
          </table:table-cell>
          <table:table-cell office:value-type="string">
            <text:p>Sabesp I - Condominio 3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ao Lanhoso, Jardim Patente, Vila Heliopolis, SacomA?, Sao Paulo, Southeast Region, 04240-110, Brazil</text:p>
          </table:table-cell>
          <table:table-cell office:value-type="string">
            <text:p>11154</text:p>
          </table:table-cell>
          <table:table-cell office:value-type="string">
            <text:p>Viela das Gaivot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AQUIM GOVEIA FRANCO 388</text:p>
          </table:table-cell>
          <table:table-cell office:value-type="string">
            <text:p>300198</text:p>
          </table:table-cell>
          <table:table-cell office:value-type="string">
            <text:p>Comunidade   jardim Tiet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BILIO CESAR 570</text:p>
          </table:table-cell>
          <table:table-cell office:value-type="string">
            <text:p>300479</text:p>
          </table:table-cell>
          <table:table-cell office:value-type="string">
            <text:p>Comunidades do Jardim Jangadeiro, Jardim Paranap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O GOTTZFRITZ FILHO 18 JD REGIS SAO PAULO SP</text:p>
          </table:table-cell>
          <table:table-cell office:value-type="string">
            <text:p>300778</text:p>
          </table:table-cell>
          <table:table-cell office:value-type="string">
            <text:p>Morro da Mandioca, Ocupa??o Anchieta, Vila Cheba.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REGORIO DE TORRES 540 SALA 1</text:p>
          </table:table-cell>
          <table:table-cell office:value-type="string">
            <text:p>300292</text:p>
          </table:table-cell>
          <table:table-cell office:value-type="string">
            <text:p>Comunidade Jdm Iporanga...e arredo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O ROSA 57</text:p>
          </table:table-cell>
          <table:table-cell office:value-type="string">
            <text:p>300586</text:p>
          </table:table-cell>
          <table:table-cell office:value-type="string">
            <text:p>extremo da zona leste ( jd limoeiro, 3? divis?o, 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CAMPINHO 39 BAIRRO ENGENHEIRO GOULART CEP 03726 055</text:p>
          </table:table-cell>
          <table:table-cell office:value-type="string">
            <text:p>300558</text:p>
          </table:table-cell>
          <table:table-cell office:value-type="string">
            <text:p>Sede de Atividades da Miss?o Pescadores de Al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EAN NOVERRE 82 PARQUE DOS BANCARIOS</text:p>
          </table:table-cell>
          <table:table-cell office:value-type="string">
            <text:p>300225</text:p>
          </table:table-cell>
          <table:table-cell office:value-type="string">
            <text:p>Comunidade do Parque Banc?rio  e Jardim Sinh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O POMPEU 57 BAIRRO JARDIM JAPAO CEP 02 135 020</text:p>
          </table:table-cell>
          <table:table-cell office:value-type="string">
            <text:p>300423</text:p>
          </table:table-cell>
          <table:table-cell office:value-type="string">
            <text:p>Comunidades do Parque Vila Maria, Parque Novo Mun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APIRAI 236 VILA ISOLINA MAZZEI SAO PAULO SP 02083 070</text:p>
          </table:table-cell>
          <table:table-cell office:value-type="string">
            <text:p>300418</text:p>
          </table:table-cell>
          <table:table-cell office:value-type="string">
            <text:p>Comunidades do Jardim Brasil, Vila medeiros, V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JOR DANTAS CORTEZ 1510 VILA GUSTAVO CEP 02206 000</text:p>
          </table:table-cell>
          <table:table-cell office:value-type="string">
            <text:p>300435</text:p>
          </table:table-cell>
          <table:table-cell office:value-type="string">
            <text:p>Comunidades da Vila Gustavo, Vila Guilherme, Jard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LOBO 10</text:p>
          </table:table-cell>
          <table:table-cell office:value-type="string">
            <text:p>300490</text:p>
          </table:table-cell>
          <table:table-cell office:value-type="string">
            <text:p>Parque Sao Rafa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JOSE DA CONCEICAO NUMERO 700 VILA ANDRADE</text:p>
          </table:table-cell>
          <table:table-cell office:value-type="string">
            <text:p>300126</text:p>
          </table:table-cell>
          <table:table-cell office:value-type="string">
            <text:p>sociedade amigos de vila andr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EOFILANDIA 98 JARDIM INADIA ITAIM PAULISTA CEP 08141 135</text:p>
          </table:table-cell>
          <table:table-cell office:value-type="string">
            <text:p>300266</text:p>
          </table:table-cell>
          <table:table-cell office:value-type="string">
            <text:p>Para atender as fam?lias cadastradas que s?o 250 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CEDEMIA DE SAO PAULO 715 SAO DA ASSOCIA?AO</text:p>
          </table:table-cell>
          <table:table-cell office:value-type="string">
            <text:p>300019</text:p>
          </table:table-cell>
          <table:table-cell office:value-type="string">
            <text:p>Jardim Elza, Jardim Mabel, Jardim N?lia, Jardim 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ITAJUIBE CORREGO ITAIM PAULISTA</text:p>
          </table:table-cell>
          <table:table-cell office:value-type="string">
            <text:p>300336</text:p>
          </table:table-cell>
          <table:table-cell office:value-type="string">
            <text:p>Pessoas que moram area  de extrema vulnerabili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VIRGILIO CAMPELO 279</text:p>
          </table:table-cell>
          <table:table-cell office:value-type="string">
            <text:p>300026</text:p>
          </table:table-cell>
          <table:table-cell office:value-type="string">
            <text:p>Itaim Paul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GOT FONTEYN 25 CEP 08121 710</text:p>
          </table:table-cell>
          <table:table-cell office:value-type="string">
            <text:p>300024</text:p>
          </table:table-cell>
          <table:table-cell office:value-type="string">
            <text:p>Conjunto Encosta Norte - Itaim Paul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OEL DA MAIA 131</text:p>
          </table:table-cell>
          <table:table-cell office:value-type="string">
            <text:p>300249</text:p>
          </table:table-cell>
          <table:table-cell office:value-type="string">
            <text:p>Bairros do distrito do Graja?: Jardim Castro Al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ELSO GARCIA 2117 BRAS 03015 000 SAO PAULO SP</text:p>
          </table:table-cell>
          <table:table-cell office:value-type="string">
            <text:p>300099</text:p>
          </table:table-cell>
          <table:table-cell office:value-type="string">
            <text:p>OCUPACAO NELSON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TIMPERERE 18 JD VISTA ALEGRE</text:p>
          </table:table-cell>
          <table:table-cell office:value-type="string">
            <text:p>300792</text:p>
          </table:table-cell>
          <table:table-cell office:value-type="string">
            <text:p>JD VISTA ALEGRE, JD PAULISTANO,JD CARUMBE,JD DA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JASMINS 46</text:p>
          </table:table-cell>
          <table:table-cell office:value-type="string">
            <text:p>300439</text:p>
          </table:table-cell>
          <table:table-cell office:value-type="string">
            <text:p>Parque das Flo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JARDIM JAPAO 1587</text:p>
          </table:table-cell>
          <table:table-cell office:value-type="string">
            <text:p>300980</text:p>
          </table:table-cell>
          <table:table-cell office:value-type="string">
            <text:p>SAVI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NFLUENCIA DA FORQUILHA 1103 BAIRRO VILA ITAIM CEP 08190 400</text:p>
          </table:table-cell>
          <table:table-cell office:value-type="string">
            <text:p>300891</text:p>
          </table:table-cell>
          <table:table-cell office:value-type="string">
            <text:p>rubbensfilho23@Vila Itaim, JardimFav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JORGE DA SILVA N? 777 CIDADE LIDER ITAQUERA SP</text:p>
          </table:table-cell>
          <table:table-cell office:value-type="string">
            <text:p>300969</text:p>
          </table:table-cell>
          <table:table-cell office:value-type="string">
            <text:p>OSC PROJETO POVO DA PERIFE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PARAMARIBO 63 A CEP 04843 470 SAO PAULO/ SP</text:p>
          </table:table-cell>
          <table:table-cell office:value-type="string">
            <text:p>301218</text:p>
          </table:table-cell>
          <table:table-cell office:value-type="string">
            <text:p>Graja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DILHEIRA DO ARARIPE 142 JD NOEMIA SAO PAULO/ SP CEP 08180 120</text:p>
          </table:table-cell>
          <table:table-cell office:value-type="string">
            <text:p>301210</text:p>
          </table:table-cell>
          <table:table-cell office:value-type="string">
            <text:p>Jd. Helena e regiao</text:p>
          </table:table-cell>
          <table:table-cell office:value-type="string">
            <text:p>Entidad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